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/>
    <style:style style:name="ce13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1"/>
        <table:table-column table:style-name="co2" table:number-columns-repeated="82" table:default-cell-style-name="ce12"/>
        <table:table-column table:style-name="co3" table:default-cell-style-name="ce12"/>
        <table:table-column table:style-name="co2" table:number-columns-repeated="25" table:default-cell-style-name="ce12"/>
        <table:table-column table:style-name="co2" table:number-columns-repeated="11" table:default-cell-style-name="ce1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7-01T00:00:00" table:style-name="ce6">
            <text:p>2025/7/1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13833" table:style-name="ce7">
            <text:p>13,833<text:s/></text:p>
          </table:table-cell>
          <table:table-cell office:value-type="float" office:value="47352" table:style-name="ce7">
            <text:p>47,352<text:s/></text:p>
          </table:table-cell>
          <table:table-cell office:value-type="float" office:value="44207" table:style-name="ce7">
            <text:p>44,207<text:s/></text:p>
          </table:table-cell>
          <table:table-cell office:value-type="float" office:value="24703" table:style-name="ce7">
            <text:p>24,703<text:s/></text:p>
          </table:table-cell>
          <table:table-cell office:value-type="float" office:value="13919" table:style-name="ce7">
            <text:p>13,919<text:s/></text:p>
          </table:table-cell>
          <table:table-cell office:value-type="float" office:value="10817" table:style-name="ce7">
            <text:p>10,817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2190" table:style-name="ce7">
            <text:p>2,190<text:s/></text:p>
          </table:table-cell>
          <table:table-cell office:value-type="float" office:value="4121" table:style-name="ce7">
            <text:p>4,121<text:s/>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7884" table:style-name="ce7">
            <text:p>7,884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18196" table:style-name="ce7">
            <text:p>18,196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32252" table:style-name="ce7">
            <text:p>32,252<text:s/></text:p>
          </table:table-cell>
          <table:table-cell office:value-type="float" office:value="3522" table:style-name="ce7">
            <text:p>3,522<text:s/></text:p>
          </table:table-cell>
          <table:table-cell office:value-type="float" office:value="10597" table:style-name="ce7">
            <text:p>10,597<text:s/></text:p>
          </table:table-cell>
          <table:table-cell office:value-type="float" office:value="13481" table:style-name="ce7">
            <text:p>13,481<text:s/></text:p>
          </table:table-cell>
          <table:table-cell office:value-type="float" office:value="15744" table:style-name="ce7">
            <text:p>15,744<text:s/></text:p>
          </table:table-cell>
          <table:table-cell office:value-type="float" office:value="20126" table:style-name="ce8">
            <text:p>20,126<text:s/></text:p>
          </table:table-cell>
          <table:table-cell office:value-type="float" office:value="15051" table:style-name="ce7">
            <text:p>15,051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24836" table:style-name="ce7">
            <text:p>24,836<text:s/></text:p>
          </table:table-cell>
          <table:table-cell office:value-type="float" office:value="15516" table:style-name="ce7">
            <text:p>15,516<text:s/></text:p>
          </table:table-cell>
          <table:table-cell office:value-type="float" office:value="32829" table:style-name="ce7">
            <text:p>32,829<text:s/></text:p>
          </table:table-cell>
          <table:table-cell office:value-type="float" office:value="29547" table:style-name="ce7">
            <text:p>29,547<text:s/></text:p>
          </table:table-cell>
          <table:table-cell office:value-type="float" office:value="10196" table:style-name="ce7">
            <text:p>10,196<text:s/></text:p>
          </table:table-cell>
          <table:table-cell office:value-type="float" office:value="34547" table:style-name="ce7">
            <text:p>34,547<text:s/></text:p>
          </table:table-cell>
          <table:table-cell office:value-type="float" office:value="25720" table:style-name="ce7">
            <text:p>25,720<text:s/></text:p>
          </table:table-cell>
          <table:table-cell office:value-type="float" office:value="21749" table:style-name="ce8">
            <text:p>21,749<text:s/></text:p>
          </table:table-cell>
          <table:table-cell office:value-type="float" office:value="20092" table:style-name="ce7">
            <text:p>20,092<text:s/></text:p>
          </table:table-cell>
          <table:table-cell office:value-type="float" office:value="26138" table:style-name="ce7">
            <text:p>26,138<text:s/></text:p>
          </table:table-cell>
          <table:table-cell office:value-type="float" office:value="140696" table:style-name="ce7">
            <text:p>140,696<text:s/></text:p>
          </table:table-cell>
          <table:table-cell office:value-type="float" office:value="49589" table:style-name="ce7">
            <text:p>49,589<text:s/></text:p>
          </table:table-cell>
          <table:table-cell office:value-type="float" office:value="23445" table:style-name="ce7">
            <text:p>23,445<text:s/></text:p>
          </table:table-cell>
          <table:table-cell office:value-type="float" office:value="23314" table:style-name="ce7">
            <text:p>23,314<text:s/></text:p>
          </table:table-cell>
          <table:table-cell office:value-type="float" office:value="25455" table:style-name="ce7">
            <text:p>25,455<text:s/></text:p>
          </table:table-cell>
          <table:table-cell office:value-type="float" office:value="24154" table:style-name="ce7">
            <text:p>24,154<text:s/></text:p>
          </table:table-cell>
          <table:table-cell office:value-type="float" office:value="25729" table:style-name="ce7">
            <text:p>25,729<text:s/></text:p>
          </table:table-cell>
          <table:table-cell office:value-type="float" office:value="22569" table:style-name="ce7">
            <text:p>22,569<text:s/></text:p>
          </table:table-cell>
          <table:table-cell office:value-type="float" office:value="12150" table:style-name="ce7">
            <text:p>12,150<text:s/></text:p>
          </table:table-cell>
          <table:table-cell office:value-type="float" office:value="29085" table:style-name="ce7">
            <text:p>29,085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8297" table:style-name="ce7">
            <text:p>8,297<text:s/></text:p>
          </table:table-cell>
          <table:table-cell office:value-type="float" office:value="16902" table:style-name="ce7">
            <text:p>16,902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3859" table:style-name="ce7">
            <text:p>3,859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14826" table:style-name="ce7">
            <text:p>14,826<text:s/></text:p>
          </table:table-cell>
          <table:table-cell office:value-type="float" office:value="27240" table:style-name="ce7">
            <text:p>27,240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3936" table:style-name="ce7">
            <text:p>13,936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23378" table:style-name="ce7">
            <text:p>23,378<text:s/></text:p>
          </table:table-cell>
          <table:table-cell office:value-type="float" office:value="24926" table:style-name="ce7">
            <text:p>24,926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42561" table:style-name="ce7">
            <text:p>42,561<text:s/></text:p>
          </table:table-cell>
          <table:table-cell office:value-type="float" office:value="38388" table:style-name="ce7">
            <text:p>38,388<text:s/></text:p>
          </table:table-cell>
          <table:table-cell office:value-type="float" office:value="29778" table:style-name="ce7">
            <text:p>29,778<text:s/></text:p>
          </table:table-cell>
          <table:table-cell office:value-type="float" office:value="26618" table:style-name="ce7">
            <text:p>26,618<text:s/></text:p>
          </table:table-cell>
          <table:table-cell office:value-type="float" office:value="62768" table:style-name="ce7">
            <text:p>62,768<text:s/></text:p>
          </table:table-cell>
          <table:table-cell office:value-type="float" office:value="22034" table:style-name="ce7">
            <text:p>22,034<text:s/></text:p>
          </table:table-cell>
          <table:table-cell office:value-type="float" office:value="34132" table:style-name="ce7">
            <text:p>34,132<text:s/></text:p>
          </table:table-cell>
          <table:table-cell office:value-type="float" office:value="33648" table:style-name="ce7">
            <text:p>33,648<text:s/></text:p>
          </table:table-cell>
          <table:table-cell office:value-type="float" office:value="24506" table:style-name="ce7">
            <text:p>24,506<text:s/></text:p>
          </table:table-cell>
          <table:table-cell office:value-type="float" office:value="62816" table:style-name="ce7">
            <text:p>62,816<text:s/></text:p>
          </table:table-cell>
          <table:table-cell office:value-type="float" office:value="19602" table:style-name="ce7">
            <text:p>19,602<text:s/></text:p>
          </table:table-cell>
          <table:table-cell office:value-type="float" office:value="16702" table:style-name="ce7">
            <text:p>16,702<text:s/></text:p>
          </table:table-cell>
          <table:table-cell office:value-type="float" office:value="15406" table:style-name="ce7">
            <text:p>15,406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3649" table:style-name="ce7">
            <text:p>13,649<text:s/></text:p>
          </table:table-cell>
          <table:table-cell office:value-type="float" office:value="32113" table:style-name="ce7">
            <text:p>32,113<text:s/></text:p>
          </table:table-cell>
          <table:table-cell office:value-type="float" office:value="20544" table:style-name="ce7">
            <text:p>20,544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7236" table:style-name="ce7">
            <text:p>17,236<text:s/></text:p>
          </table:table-cell>
          <table:table-cell office:value-type="float" office:value="43144" table:style-name="ce7">
            <text:p>43,144<text:s/></text:p>
          </table:table-cell>
          <table:table-cell office:value-type="float" office:value="23284" table:style-name="ce7">
            <text:p>23,284<text:s/></text:p>
          </table:table-cell>
          <table:table-cell office:value-type="float" office:value="25404" table:style-name="ce7">
            <text:p>25,404<text:s/></text:p>
          </table:table-cell>
          <table:table-cell office:value-type="float" office:value="27028" table:style-name="ce7">
            <text:p>27,028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5024" table:style-name="ce8">
            <text:p>5,024<text:s/></text:p>
          </table:table-cell>
          <table:table-cell office:value-type="float" office:value="5740" table:style-name="ce7">
            <text:p>5,740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0535" table:style-name="ce7">
            <text:p>10,535<text:s/></text:p>
          </table:table-cell>
          <table:table-cell office:value-type="float" office:value="11847" table:style-name="ce7">
            <text:p>11,847<text:s/></text:p>
          </table:table-cell>
          <table:table-cell office:value-type="float" office:value="17216" table:style-name="ce7">
            <text:p>17,216<text:s/></text:p>
          </table:table-cell>
          <table:table-cell office:value-type="float" office:value="28585" table:style-name="ce7">
            <text:p>28,585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14255" table:style-name="ce7">
            <text:p>14,255<text:s/></text:p>
          </table:table-cell>
          <table:table-cell office:value-type="float" office:value="11903" table:style-name="ce7">
            <text:p>11,903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9124" table:style-name="ce7">
            <text:p>9,12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2T00:00:00" table:style-name="ce6">
            <text:p>2025/7/2</text:p>
          </table:table-cell>
          <table:table-cell office:value-type="float" office:value="5546" table:style-name="ce7">
            <text:p>5,546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47915" table:style-name="ce7">
            <text:p>47,915<text:s/></text:p>
          </table:table-cell>
          <table:table-cell office:value-type="float" office:value="44454" table:style-name="ce7">
            <text:p>44,454<text:s/></text:p>
          </table:table-cell>
          <table:table-cell office:value-type="float" office:value="24308" table:style-name="ce7">
            <text:p>24,308<text:s/></text:p>
          </table:table-cell>
          <table:table-cell office:value-type="float" office:value="13643" table:style-name="ce7">
            <text:p>13,643<text:s/></text:p>
          </table:table-cell>
          <table:table-cell office:value-type="float" office:value="11030" table:style-name="ce7">
            <text:p>11,030<text:s/></text:p>
          </table:table-cell>
          <table:table-cell office:value-type="float" office:value="4117" table:style-name="ce7">
            <text:p>4,117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2207" table:style-name="ce7">
            <text:p>2,207<text:s/></text:p>
          </table:table-cell>
          <table:table-cell office:value-type="float" office:value="4177" table:style-name="ce7">
            <text:p>4,177<text:s/></text:p>
          </table:table-cell>
          <table:table-cell office:value-type="float" office:value="5428" table:style-name="ce7">
            <text:p>5,428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17925" table:style-name="ce7">
            <text:p>17,925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10307" table:style-name="ce7">
            <text:p>10,307<text:s/></text:p>
          </table:table-cell>
          <table:table-cell office:value-type="float" office:value="3340" table:style-name="ce7">
            <text:p>3,340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8403" table:style-name="ce7">
            <text:p>8,403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33812" table:style-name="ce7">
            <text:p>33,812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10655" table:style-name="ce7">
            <text:p>10,655<text:s/></text:p>
          </table:table-cell>
          <table:table-cell office:value-type="float" office:value="13516" table:style-name="ce7">
            <text:p>13,516<text:s/></text:p>
          </table:table-cell>
          <table:table-cell office:value-type="float" office:value="15944" table:style-name="ce7">
            <text:p>15,944<text:s/></text:p>
          </table:table-cell>
          <table:table-cell office:value-type="float" office:value="20129" table:style-name="ce8">
            <text:p>20,129<text:s/></text:p>
          </table:table-cell>
          <table:table-cell office:value-type="float" office:value="15532" table:style-name="ce7">
            <text:p>15,532<text:s/></text:p>
          </table:table-cell>
          <table:table-cell office:value-type="float" office:value="10198" table:style-name="ce7">
            <text:p>10,198<text:s/></text:p>
          </table:table-cell>
          <table:table-cell office:value-type="float" office:value="25009" table:style-name="ce7">
            <text:p>25,009<text:s/></text:p>
          </table:table-cell>
          <table:table-cell office:value-type="float" office:value="15800" table:style-name="ce7">
            <text:p>15,800<text:s/></text:p>
          </table:table-cell>
          <table:table-cell office:value-type="float" office:value="33531" table:style-name="ce7">
            <text:p>33,531<text:s/></text:p>
          </table:table-cell>
          <table:table-cell office:value-type="float" office:value="29480" table:style-name="ce7">
            <text:p>29,480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34089" table:style-name="ce7">
            <text:p>34,089<text:s/></text:p>
          </table:table-cell>
          <table:table-cell office:value-type="float" office:value="25744" table:style-name="ce7">
            <text:p>25,744<text:s/></text:p>
          </table:table-cell>
          <table:table-cell office:value-type="float" office:value="21738" table:style-name="ce8">
            <text:p>21,738<text:s/></text:p>
          </table:table-cell>
          <table:table-cell office:value-type="float" office:value="19957" table:style-name="ce7">
            <text:p>19,957<text:s/></text:p>
          </table:table-cell>
          <table:table-cell office:value-type="float" office:value="26072" table:style-name="ce7">
            <text:p>26,072<text:s/></text:p>
          </table:table-cell>
          <table:table-cell office:value-type="float" office:value="141045" table:style-name="ce7">
            <text:p>141,045<text:s/></text:p>
          </table:table-cell>
          <table:table-cell office:value-type="float" office:value="49798" table:style-name="ce7">
            <text:p>49,798<text:s/></text:p>
          </table:table-cell>
          <table:table-cell office:value-type="float" office:value="23464" table:style-name="ce7">
            <text:p>23,464<text:s/></text:p>
          </table:table-cell>
          <table:table-cell office:value-type="float" office:value="23422" table:style-name="ce7">
            <text:p>23,422<text:s/></text:p>
          </table:table-cell>
          <table:table-cell office:value-type="float" office:value="25640" table:style-name="ce7">
            <text:p>25,640<text:s/></text:p>
          </table:table-cell>
          <table:table-cell office:value-type="float" office:value="24050" table:style-name="ce7">
            <text:p>24,050<text:s/></text:p>
          </table:table-cell>
          <table:table-cell office:value-type="float" office:value="25568" table:style-name="ce7">
            <text:p>25,568<text:s/></text:p>
          </table:table-cell>
          <table:table-cell office:value-type="float" office:value="23168" table:style-name="ce7">
            <text:p>23,168<text:s/></text:p>
          </table:table-cell>
          <table:table-cell office:value-type="float" office:value="12598" table:style-name="ce7">
            <text:p>12,598<text:s/></text:p>
          </table:table-cell>
          <table:table-cell office:value-type="float" office:value="29413" table:style-name="ce7">
            <text:p>29,413<text:s/></text:p>
          </table:table-cell>
          <table:table-cell office:value-type="float" office:value="6829" table:style-name="ce7">
            <text:p>6,829<text:s/></text:p>
          </table:table-cell>
          <table:table-cell office:value-type="float" office:value="8124" table:style-name="ce7">
            <text:p>8,124<text:s/></text:p>
          </table:table-cell>
          <table:table-cell office:value-type="float" office:value="17234" table:style-name="ce7">
            <text:p>17,234<text:s/></text:p>
          </table:table-cell>
          <table:table-cell office:value-type="float" office:value="4311" table:style-name="ce7">
            <text:p>4,311<text:s/></text:p>
          </table:table-cell>
          <table:table-cell office:value-type="float" office:value="3932" table:style-name="ce7">
            <text:p>3,932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9035" table:style-name="ce7">
            <text:p>9,035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24863" table:style-name="ce7">
            <text:p>24,863<text:s/></text:p>
          </table:table-cell>
          <table:table-cell office:value-type="float" office:value="26985" table:style-name="ce7">
            <text:p>26,985<text:s/></text:p>
          </table:table-cell>
          <table:table-cell office:value-type="float" office:value="43234" table:style-name="ce7">
            <text:p>43,234<text:s/></text:p>
          </table:table-cell>
          <table:table-cell office:value-type="float" office:value="37945" table:style-name="ce7">
            <text:p>37,945<text:s/></text:p>
          </table:table-cell>
          <table:table-cell office:value-type="float" office:value="30002" table:style-name="ce7">
            <text:p>30,002<text:s/></text:p>
          </table:table-cell>
          <table:table-cell office:value-type="float" office:value="26634" table:style-name="ce7">
            <text:p>26,634<text:s/></text:p>
          </table:table-cell>
          <table:table-cell office:value-type="float" office:value="62985" table:style-name="ce7">
            <text:p>62,985<text:s/></text:p>
          </table:table-cell>
          <table:table-cell office:value-type="float" office:value="22255" table:style-name="ce7">
            <text:p>22,255<text:s/></text:p>
          </table:table-cell>
          <table:table-cell office:value-type="float" office:value="33908" table:style-name="ce7">
            <text:p>33,908<text:s/></text:p>
          </table:table-cell>
          <table:table-cell office:value-type="float" office:value="33888" table:style-name="ce7">
            <text:p>33,888<text:s/></text:p>
          </table:table-cell>
          <table:table-cell office:value-type="float" office:value="25355" table:style-name="ce7">
            <text:p>25,355<text:s/></text:p>
          </table:table-cell>
          <table:table-cell office:value-type="float" office:value="62939" table:style-name="ce7">
            <text:p>62,939<text:s/></text:p>
          </table:table-cell>
          <table:table-cell office:value-type="float" office:value="19707" table:style-name="ce7">
            <text:p>19,707<text:s/></text:p>
          </table:table-cell>
          <table:table-cell office:value-type="float" office:value="16688" table:style-name="ce7">
            <text:p>16,688<text:s/></text:p>
          </table:table-cell>
          <table:table-cell office:value-type="float" office:value="15141" table:style-name="ce7">
            <text:p>15,141<text:s/></text:p>
          </table:table-cell>
          <table:table-cell office:value-type="float" office:value="24748" table:style-name="ce7">
            <text:p>24,748<text:s/></text:p>
          </table:table-cell>
          <table:table-cell office:value-type="float" office:value="13743" table:style-name="ce7">
            <text:p>13,743<text:s/></text:p>
          </table:table-cell>
          <table:table-cell office:value-type="float" office:value="32774" table:style-name="ce7">
            <text:p>32,774<text:s/></text:p>
          </table:table-cell>
          <table:table-cell office:value-type="float" office:value="20687" table:style-name="ce7">
            <text:p>20,687<text:s/></text:p>
          </table:table-cell>
          <table:table-cell office:value-type="float" office:value="7733" table:style-name="ce7">
            <text:p>7,733<text:s/></text:p>
          </table:table-cell>
          <table:table-cell office:value-type="float" office:value="16976" table:style-name="ce7">
            <text:p>16,976<text:s/></text:p>
          </table:table-cell>
          <table:table-cell office:value-type="float" office:value="42896" table:style-name="ce7">
            <text:p>42,896<text:s/></text:p>
          </table:table-cell>
          <table:table-cell office:value-type="float" office:value="24416" table:style-name="ce7">
            <text:p>24,416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26679" table:style-name="ce7">
            <text:p>26,679<text:s/></text:p>
          </table:table-cell>
          <table:table-cell office:value-type="float" office:value="8559" table:style-name="ce7">
            <text:p>8,559<text:s/></text:p>
          </table:table-cell>
          <table:table-cell office:value-type="float" office:value="10447" table:style-name="ce7">
            <text:p>10,447<text:s/></text:p>
          </table:table-cell>
          <table:table-cell office:value-type="float" office:value="4834" table:style-name="ce8">
            <text:p>4,834<text:s/></text:p>
          </table:table-cell>
          <table:table-cell office:value-type="float" office:value="5791" table:style-name="ce7">
            <text:p>5,791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7407" table:style-name="ce7">
            <text:p>17,407<text:s/></text:p>
          </table:table-cell>
          <table:table-cell office:value-type="float" office:value="29289" table:style-name="ce7">
            <text:p>29,289<text:s/></text:p>
          </table:table-cell>
          <table:table-cell office:value-type="float" office:value="25869" table:style-name="ce7">
            <text:p>25,869<text:s/></text:p>
          </table:table-cell>
          <table:table-cell office:value-type="float" office:value="14006" table:style-name="ce7">
            <text:p>14,006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2614" table:style-name="ce7">
            <text:p>12,614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12358" table:style-name="ce7">
            <text:p>12,358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9148" table:style-name="ce7">
            <text:p>9,14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3T00:00:00" table:style-name="ce6">
            <text:p>2025/7/3</text:p>
          </table:table-cell>
          <table:table-cell office:value-type="float" office:value="5686" table:style-name="ce7">
            <text:p>5,686<text:s/></text:p>
          </table:table-cell>
          <table:table-cell office:value-type="float" office:value="13941" table:style-name="ce7">
            <text:p>13,941<text:s/></text:p>
          </table:table-cell>
          <table:table-cell office:value-type="float" office:value="48263" table:style-name="ce7">
            <text:p>48,263<text:s/></text:p>
          </table:table-cell>
          <table:table-cell office:value-type="float" office:value="44295" table:style-name="ce7">
            <text:p>44,295<text:s/></text:p>
          </table:table-cell>
          <table:table-cell office:value-type="float" office:value="24528" table:style-name="ce7">
            <text:p>24,528<text:s/></text:p>
          </table:table-cell>
          <table:table-cell office:value-type="float" office:value="13674" table:style-name="ce7">
            <text:p>13,674<text:s/></text:p>
          </table:table-cell>
          <table:table-cell office:value-type="float" office:value="11049" table:style-name="ce7">
            <text:p>11,049<text:s/></text:p>
          </table:table-cell>
          <table:table-cell office:value-type="float" office:value="4131" table:style-name="ce7">
            <text:p>4,131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2069" table:style-name="ce7">
            <text:p>2,069<text:s/></text:p>
          </table:table-cell>
          <table:table-cell office:value-type="float" office:value="4101" table:style-name="ce7">
            <text:p>4,101<text:s/></text:p>
          </table:table-cell>
          <table:table-cell office:value-type="float" office:value="5297" table:style-name="ce7">
            <text:p>5,297<text:s/></text:p>
          </table:table-cell>
          <table:table-cell office:value-type="float" office:value="7677" table:style-name="ce7">
            <text:p>7,677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5554" table:style-name="ce7">
            <text:p>15,554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10383" table:style-name="ce7">
            <text:p>10,383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8212" table:style-name="ce7">
            <text:p>8,212<text:s/></text:p>
          </table:table-cell>
          <table:table-cell office:value-type="float" office:value="9216" table:style-name="ce7">
            <text:p>9,216<text:s/></text:p>
          </table:table-cell>
          <table:table-cell office:value-type="float" office:value="33492" table:style-name="ce7">
            <text:p>33,492<text:s/></text:p>
          </table:table-cell>
          <table:table-cell office:value-type="float" office:value="3628" table:style-name="ce7">
            <text:p>3,628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13108" table:style-name="ce7">
            <text:p>13,108<text:s/></text:p>
          </table:table-cell>
          <table:table-cell office:value-type="float" office:value="15931" table:style-name="ce7">
            <text:p>15,931<text:s/></text:p>
          </table:table-cell>
          <table:table-cell office:value-type="float" office:value="20554" table:style-name="ce8">
            <text:p>20,554<text:s/></text:p>
          </table:table-cell>
          <table:table-cell office:value-type="float" office:value="15119" table:style-name="ce7">
            <text:p>15,119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25158" table:style-name="ce7">
            <text:p>25,158<text:s/></text:p>
          </table:table-cell>
          <table:table-cell office:value-type="float" office:value="16034" table:style-name="ce7">
            <text:p>16,034<text:s/></text:p>
          </table:table-cell>
          <table:table-cell office:value-type="float" office:value="32987" table:style-name="ce7">
            <text:p>32,987<text:s/></text:p>
          </table:table-cell>
          <table:table-cell office:value-type="float" office:value="29696" table:style-name="ce7">
            <text:p>29,696<text:s/></text:p>
          </table:table-cell>
          <table:table-cell office:value-type="float" office:value="10058" table:style-name="ce7">
            <text:p>10,058<text:s/></text:p>
          </table:table-cell>
          <table:table-cell office:value-type="float" office:value="34037" table:style-name="ce7">
            <text:p>34,037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21425" table:style-name="ce8">
            <text:p>21,425<text:s/></text:p>
          </table:table-cell>
          <table:table-cell office:value-type="float" office:value="20258" table:style-name="ce7">
            <text:p>20,258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143757" table:style-name="ce7">
            <text:p>143,757<text:s/></text:p>
          </table:table-cell>
          <table:table-cell office:value-type="float" office:value="50626" table:style-name="ce7">
            <text:p>50,626<text:s/></text:p>
          </table:table-cell>
          <table:table-cell office:value-type="float" office:value="23240" table:style-name="ce7">
            <text:p>23,240<text:s/></text:p>
          </table:table-cell>
          <table:table-cell office:value-type="float" office:value="23853" table:style-name="ce7">
            <text:p>23,853<text:s/></text:p>
          </table:table-cell>
          <table:table-cell office:value-type="float" office:value="25338" table:style-name="ce7">
            <text:p>25,338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25677" table:style-name="ce7">
            <text:p>25,677<text:s/></text:p>
          </table:table-cell>
          <table:table-cell office:value-type="float" office:value="23205" table:style-name="ce7">
            <text:p>23,205<text:s/></text:p>
          </table:table-cell>
          <table:table-cell office:value-type="float" office:value="12146" table:style-name="ce7">
            <text:p>12,146<text:s/></text:p>
          </table:table-cell>
          <table:table-cell office:value-type="float" office:value="29311" table:style-name="ce7">
            <text:p>29,311<text:s/></text:p>
          </table:table-cell>
          <table:table-cell office:value-type="float" office:value="6659" table:style-name="ce7">
            <text:p>6,659<text:s/></text:p>
          </table:table-cell>
          <table:table-cell office:value-type="float" office:value="8231" table:style-name="ce7">
            <text:p>8,231<text:s/></text:p>
          </table:table-cell>
          <table:table-cell office:value-type="float" office:value="17139" table:style-name="ce7">
            <text:p>17,139<text:s/></text:p>
          </table:table-cell>
          <table:table-cell office:value-type="float" office:value="4292" table:style-name="ce7">
            <text:p>4,292<text:s/></text:p>
          </table:table-cell>
          <table:table-cell office:value-type="float" office:value="3860" table:style-name="ce7">
            <text:p>3,860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2363" table:style-name="ce7">
            <text:p>12,363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27775" table:style-name="ce7">
            <text:p>27,775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3806" table:style-name="ce7">
            <text:p>13,806<text:s/></text:p>
          </table:table-cell>
          <table:table-cell office:value-type="float" office:value="8832" table:style-name="ce7">
            <text:p>8,832<text:s/></text:p>
          </table:table-cell>
          <table:table-cell office:value-type="float" office:value="23512" table:style-name="ce7">
            <text:p>23,512<text:s/></text:p>
          </table:table-cell>
          <table:table-cell office:value-type="float" office:value="24176" table:style-name="ce7">
            <text:p>24,176<text:s/></text:p>
          </table:table-cell>
          <table:table-cell office:value-type="float" office:value="26777" table:style-name="ce7">
            <text:p>26,777<text:s/></text:p>
          </table:table-cell>
          <table:table-cell office:value-type="float" office:value="42659" table:style-name="ce7">
            <text:p>42,659<text:s/></text:p>
          </table:table-cell>
          <table:table-cell office:value-type="float" office:value="37711" table:style-name="ce7">
            <text:p>37,711<text:s/></text:p>
          </table:table-cell>
          <table:table-cell office:value-type="float" office:value="29812" table:style-name="ce7">
            <text:p>29,812<text:s/></text:p>
          </table:table-cell>
          <table:table-cell office:value-type="float" office:value="26631" table:style-name="ce7">
            <text:p>26,631<text:s/></text:p>
          </table:table-cell>
          <table:table-cell office:value-type="float" office:value="62918" table:style-name="ce7">
            <text:p>62,918<text:s/></text:p>
          </table:table-cell>
          <table:table-cell office:value-type="float" office:value="22150" table:style-name="ce7">
            <text:p>22,150<text:s/></text:p>
          </table:table-cell>
          <table:table-cell office:value-type="float" office:value="34204" table:style-name="ce7">
            <text:p>34,204<text:s/></text:p>
          </table:table-cell>
          <table:table-cell office:value-type="float" office:value="34247" table:style-name="ce7">
            <text:p>34,247<text:s/></text:p>
          </table:table-cell>
          <table:table-cell office:value-type="float" office:value="25386" table:style-name="ce7">
            <text:p>25,386<text:s/></text:p>
          </table:table-cell>
          <table:table-cell office:value-type="float" office:value="63231" table:style-name="ce7">
            <text:p>63,231<text:s/></text:p>
          </table:table-cell>
          <table:table-cell office:value-type="float" office:value="19815" table:style-name="ce7">
            <text:p>19,815<text:s/></text:p>
          </table:table-cell>
          <table:table-cell office:value-type="float" office:value="16659" table:style-name="ce7">
            <text:p>16,659<text:s/></text:p>
          </table:table-cell>
          <table:table-cell office:value-type="float" office:value="15541" table:style-name="ce7">
            <text:p>15,541<text:s/></text:p>
          </table:table-cell>
          <table:table-cell office:value-type="float" office:value="24899" table:style-name="ce7">
            <text:p>24,899<text:s/></text:p>
          </table:table-cell>
          <table:table-cell office:value-type="float" office:value="13765" table:style-name="ce7">
            <text:p>13,765<text:s/></text:p>
          </table:table-cell>
          <table:table-cell office:value-type="float" office:value="33284" table:style-name="ce7">
            <text:p>33,284<text:s/></text:p>
          </table:table-cell>
          <table:table-cell office:value-type="float" office:value="20698" table:style-name="ce7">
            <text:p>20,698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17491" table:style-name="ce7">
            <text:p>17,491<text:s/></text:p>
          </table:table-cell>
          <table:table-cell office:value-type="float" office:value="43545" table:style-name="ce7">
            <text:p>43,545<text:s/></text:p>
          </table:table-cell>
          <table:table-cell office:value-type="float" office:value="23472" table:style-name="ce7">
            <text:p>23,472<text:s/></text:p>
          </table:table-cell>
          <table:table-cell office:value-type="float" office:value="25611" table:style-name="ce7">
            <text:p>25,611<text:s/></text:p>
          </table:table-cell>
          <table:table-cell office:value-type="float" office:value="27201" table:style-name="ce7">
            <text:p>27,201<text:s/></text:p>
          </table:table-cell>
          <table:table-cell office:value-type="float" office:value="8538" table:style-name="ce7">
            <text:p>8,538<text:s/></text:p>
          </table:table-cell>
          <table:table-cell office:value-type="float" office:value="10592" table:style-name="ce7">
            <text:p>10,592<text:s/></text:p>
          </table:table-cell>
          <table:table-cell office:value-type="float" office:value="4859" table:style-name="ce8">
            <text:p>4,859<text:s/></text:p>
          </table:table-cell>
          <table:table-cell office:value-type="float" office:value="5694" table:style-name="ce7">
            <text:p>5,694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10200" table:style-name="ce7">
            <text:p>10,200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11951" table:style-name="ce7">
            <text:p>11,951<text:s/></text:p>
          </table:table-cell>
          <table:table-cell office:value-type="float" office:value="17418" table:style-name="ce7">
            <text:p>17,418<text:s/></text:p>
          </table:table-cell>
          <table:table-cell office:value-type="float" office:value="28956" table:style-name="ce7">
            <text:p>28,956<text:s/></text:p>
          </table:table-cell>
          <table:table-cell office:value-type="float" office:value="25717" table:style-name="ce7">
            <text:p>25,717<text:s/></text:p>
          </table:table-cell>
          <table:table-cell office:value-type="float" office:value="14080" table:style-name="ce7">
            <text:p>14,080<text:s/></text:p>
          </table:table-cell>
          <table:table-cell office:value-type="float" office:value="11827" table:style-name="ce7">
            <text:p>11,827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2352" table:style-name="ce7">
            <text:p>12,352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9169" table:style-name="ce7">
            <text:p>9,16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4T00:00:00" table:style-name="ce6">
            <text:p>2025/7/4</text:p>
          </table:table-cell>
          <table:table-cell office:value-type="float" office:value="6047" table:style-name="ce7">
            <text:p>6,047<text:s/></text:p>
          </table:table-cell>
          <table:table-cell office:value-type="float" office:value="14119" table:style-name="ce7">
            <text:p>14,119<text:s/></text:p>
          </table:table-cell>
          <table:table-cell office:value-type="float" office:value="49671" table:style-name="ce7">
            <text:p>49,671<text:s/></text:p>
          </table:table-cell>
          <table:table-cell office:value-type="float" office:value="50334" table:style-name="ce7">
            <text:p>50,334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13763" table:style-name="ce7">
            <text:p>13,763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4134" table:style-name="ce7">
            <text:p>4,134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2162" table:style-name="ce7">
            <text:p>2,162<text:s/></text:p>
          </table:table-cell>
          <table:table-cell office:value-type="float" office:value="4066" table:style-name="ce7">
            <text:p>4,066<text:s/></text:p>
          </table:table-cell>
          <table:table-cell office:value-type="float" office:value="5256" table:style-name="ce7">
            <text:p>5,256<text:s/></text:p>
          </table:table-cell>
          <table:table-cell office:value-type="float" office:value="7749" table:style-name="ce7">
            <text:p>7,749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5138" table:style-name="ce7">
            <text:p>15,138<text:s/></text:p>
          </table:table-cell>
          <table:table-cell office:value-type="float" office:value="17562" table:style-name="ce7">
            <text:p>17,562<text:s/></text:p>
          </table:table-cell>
          <table:table-cell office:value-type="float" office:value="5051" table:style-name="ce7">
            <text:p>5,051<text:s/></text:p>
          </table:table-cell>
          <table:table-cell office:value-type="float" office:value="10505" table:style-name="ce7">
            <text:p>10,505<text:s/></text:p>
          </table:table-cell>
          <table:table-cell office:value-type="float" office:value="3451" table:style-name="ce7">
            <text:p>3,451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45859" table:style-name="ce7">
            <text:p>45,859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10898" table:style-name="ce7">
            <text:p>10,898<text:s/></text:p>
          </table:table-cell>
          <table:table-cell office:value-type="float" office:value="13581" table:style-name="ce7">
            <text:p>13,581<text:s/></text:p>
          </table:table-cell>
          <table:table-cell office:value-type="float" office:value="15950" table:style-name="ce7">
            <text:p>15,950<text:s/></text:p>
          </table:table-cell>
          <table:table-cell office:value-type="float" office:value="20972" table:style-name="ce8">
            <text:p>20,972<text:s/></text:p>
          </table:table-cell>
          <table:table-cell office:value-type="float" office:value="15933" table:style-name="ce7">
            <text:p>15,933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26313" table:style-name="ce7">
            <text:p>26,313<text:s/></text:p>
          </table:table-cell>
          <table:table-cell office:value-type="float" office:value="16397" table:style-name="ce7">
            <text:p>16,397<text:s/></text:p>
          </table:table-cell>
          <table:table-cell office:value-type="float" office:value="33747" table:style-name="ce7">
            <text:p>33,747<text:s/></text:p>
          </table:table-cell>
          <table:table-cell office:value-type="float" office:value="31598" table:style-name="ce7">
            <text:p>31,598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35070" table:style-name="ce7">
            <text:p>35,070<text:s/></text:p>
          </table:table-cell>
          <table:table-cell office:value-type="float" office:value="25954" table:style-name="ce7">
            <text:p>25,954<text:s/></text:p>
          </table:table-cell>
          <table:table-cell office:value-type="float" office:value="22127" table:style-name="ce8">
            <text:p>22,127<text:s/></text:p>
          </table:table-cell>
          <table:table-cell office:value-type="float" office:value="20340" table:style-name="ce7">
            <text:p>20,340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172135" table:style-name="ce7">
            <text:p>172,135<text:s/></text:p>
          </table:table-cell>
          <table:table-cell office:value-type="float" office:value="58077" table:style-name="ce7">
            <text:p>58,077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24315" table:style-name="ce7">
            <text:p>24,315<text:s/></text:p>
          </table:table-cell>
          <table:table-cell office:value-type="float" office:value="27406" table:style-name="ce7">
            <text:p>27,406<text:s/></text:p>
          </table:table-cell>
          <table:table-cell office:value-type="float" office:value="25357" table:style-name="ce7">
            <text:p>25,357<text:s/></text:p>
          </table:table-cell>
          <table:table-cell office:value-type="float" office:value="26567" table:style-name="ce7">
            <text:p>26,567<text:s/></text:p>
          </table:table-cell>
          <table:table-cell office:value-type="float" office:value="25544" table:style-name="ce7">
            <text:p>25,544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29143" table:style-name="ce7">
            <text:p>29,143<text:s/></text:p>
          </table:table-cell>
          <table:table-cell office:value-type="float" office:value="6735" table:style-name="ce7">
            <text:p>6,735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17658" table:style-name="ce7">
            <text:p>17,658<text:s/></text:p>
          </table:table-cell>
          <table:table-cell office:value-type="float" office:value="4430" table:style-name="ce7">
            <text:p>4,430<text:s/></text:p>
          </table:table-cell>
          <table:table-cell office:value-type="float" office:value="3896" table:style-name="ce7">
            <text:p>3,896<text:s/></text:p>
          </table:table-cell>
          <table:table-cell office:value-type="float" office:value="3246" table:style-name="ce7">
            <text:p>3,246<text:s/></text:p>
          </table:table-cell>
          <table:table-cell office:value-type="float" office:value="12348" table:style-name="ce7">
            <text:p>12,348<text:s/></text:p>
          </table:table-cell>
          <table:table-cell office:value-type="float" office:value="9779" table:style-name="ce7">
            <text:p>9,779<text:s/></text:p>
          </table:table-cell>
          <table:table-cell office:value-type="float" office:value="14972" table:style-name="ce7">
            <text:p>14,972<text:s/></text:p>
          </table:table-cell>
          <table:table-cell office:value-type="float" office:value="28693" table:style-name="ce7">
            <text:p>28,693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5125" table:style-name="ce7">
            <text:p>15,125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24281" table:style-name="ce7">
            <text:p>24,281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9157" table:style-name="ce7">
            <text:p>29,157<text:s/></text:p>
          </table:table-cell>
          <table:table-cell office:value-type="float" office:value="47704" table:style-name="ce7">
            <text:p>47,704<text:s/></text:p>
          </table:table-cell>
          <table:table-cell office:value-type="float" office:value="39247" table:style-name="ce7">
            <text:p>39,247<text:s/></text:p>
          </table:table-cell>
          <table:table-cell office:value-type="float" office:value="30825" table:style-name="ce7">
            <text:p>30,825<text:s/></text:p>
          </table:table-cell>
          <table:table-cell office:value-type="float" office:value="28554" table:style-name="ce7">
            <text:p>28,554<text:s/></text:p>
          </table:table-cell>
          <table:table-cell office:value-type="float" office:value="73896" table:style-name="ce7">
            <text:p>73,896<text:s/></text:p>
          </table:table-cell>
          <table:table-cell office:value-type="float" office:value="22880" table:style-name="ce7">
            <text:p>22,880<text:s/></text:p>
          </table:table-cell>
          <table:table-cell office:value-type="float" office:value="37430" table:style-name="ce7">
            <text:p>37,430<text:s/></text:p>
          </table:table-cell>
          <table:table-cell office:value-type="float" office:value="39525" table:style-name="ce7">
            <text:p>39,525<text:s/></text:p>
          </table:table-cell>
          <table:table-cell office:value-type="float" office:value="48691" table:style-name="ce7">
            <text:p>48,691<text:s/></text:p>
          </table:table-cell>
          <table:table-cell office:value-type="float" office:value="73933" table:style-name="ce7">
            <text:p>73,933<text:s/></text:p>
          </table:table-cell>
          <table:table-cell office:value-type="float" office:value="21019" table:style-name="ce7">
            <text:p>21,019<text:s/></text:p>
          </table:table-cell>
          <table:table-cell office:value-type="float" office:value="17821" table:style-name="ce7">
            <text:p>17,821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33395" table:style-name="ce7">
            <text:p>33,395<text:s/></text:p>
          </table:table-cell>
          <table:table-cell office:value-type="float" office:value="14106" table:style-name="ce7">
            <text:p>14,106<text:s/></text:p>
          </table:table-cell>
          <table:table-cell office:value-type="float" office:value="45262" table:style-name="ce7">
            <text:p>45,262<text:s/></text:p>
          </table:table-cell>
          <table:table-cell office:value-type="float" office:value="22015" table:style-name="ce7">
            <text:p>22,015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17952" table:style-name="ce7">
            <text:p>17,952<text:s/></text:p>
          </table:table-cell>
          <table:table-cell office:value-type="float" office:value="44899" table:style-name="ce7">
            <text:p>44,899<text:s/></text:p>
          </table:table-cell>
          <table:table-cell office:value-type="float" office:value="24116" table:style-name="ce7">
            <text:p>24,116<text:s/></text:p>
          </table:table-cell>
          <table:table-cell office:value-type="float" office:value="26011" table:style-name="ce7">
            <text:p>26,011<text:s/></text:p>
          </table:table-cell>
          <table:table-cell office:value-type="float" office:value="28086" table:style-name="ce7">
            <text:p>28,086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10952" table:style-name="ce7">
            <text:p>10,952<text:s/></text:p>
          </table:table-cell>
          <table:table-cell office:value-type="float" office:value="5095" table:style-name="ce8">
            <text:p>5,095<text:s/></text:p>
          </table:table-cell>
          <table:table-cell office:value-type="float" office:value="5777" table:style-name="ce7">
            <text:p>5,777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10266" table:style-name="ce7">
            <text:p>10,266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18781" table:style-name="ce7">
            <text:p>18,781<text:s/></text:p>
          </table:table-cell>
          <table:table-cell office:value-type="float" office:value="29896" table:style-name="ce7">
            <text:p>29,896<text:s/></text:p>
          </table:table-cell>
          <table:table-cell office:value-type="float" office:value="28227" table:style-name="ce7">
            <text:p>28,227<text:s/></text:p>
          </table:table-cell>
          <table:table-cell office:value-type="float" office:value="14356" table:style-name="ce7">
            <text:p>14,356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12845" table:style-name="ce7">
            <text:p>12,845<text:s/></text:p>
          </table:table-cell>
          <table:table-cell office:value-type="float" office:value="12623" table:style-name="ce7">
            <text:p>12,623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9402" table:style-name="ce7">
            <text:p>9,40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5T00:00:00" table:style-name="ce6">
            <text:p>2025/7/5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8583" table:style-name="ce7">
            <text:p>8,583<text:s/></text:p>
          </table:table-cell>
          <table:table-cell office:value-type="float" office:value="26336" table:style-name="ce7">
            <text:p>26,336<text:s/></text:p>
          </table:table-cell>
          <table:table-cell office:value-type="float" office:value="45451" table:style-name="ce7">
            <text:p>45,451<text:s/></text:p>
          </table:table-cell>
          <table:table-cell office:value-type="float" office:value="16258" table:style-name="ce7">
            <text:p>16,258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7699" table:style-name="ce7">
            <text:p>7,699<text:s/></text:p>
          </table:table-cell>
          <table:table-cell office:value-type="float" office:value="1586" table:style-name="ce7">
            <text:p>1,586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6542" table:style-name="ce7">
            <text:p>6,542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4054" table:style-name="ce7">
            <text:p>4,054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2965" table:style-name="ce7">
            <text:p>2,965<text:s/></text:p>
          </table:table-cell>
          <table:table-cell office:value-type="float" office:value="5831" table:style-name="ce7">
            <text:p>5,831<text:s/></text:p>
          </table:table-cell>
          <table:table-cell office:value-type="float" office:value="7013" table:style-name="ce7">
            <text:p>7,013<text:s/></text:p>
          </table:table-cell>
          <table:table-cell office:value-type="float" office:value="6270" table:style-name="ce7">
            <text:p>6,270<text:s/></text:p>
          </table:table-cell>
          <table:table-cell office:value-type="float" office:value="48255" table:style-name="ce7">
            <text:p>48,255<text:s/></text:p>
          </table:table-cell>
          <table:table-cell office:value-type="float" office:value="3700" table:style-name="ce7">
            <text:p>3,700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14747" table:style-name="ce8">
            <text:p>14,747<text:s/></text:p>
          </table:table-cell>
          <table:table-cell office:value-type="float" office:value="13706" table:style-name="ce7">
            <text:p>13,706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22993" table:style-name="ce7">
            <text:p>22,993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24840" table:style-name="ce7">
            <text:p>24,840<text:s/></text:p>
          </table:table-cell>
          <table:table-cell office:value-type="float" office:value="33865" table:style-name="ce7">
            <text:p>33,865<text:s/></text:p>
          </table:table-cell>
          <table:table-cell office:value-type="float" office:value="4976" table:style-name="ce7">
            <text:p>4,976<text:s/></text:p>
          </table:table-cell>
          <table:table-cell office:value-type="float" office:value="28135" table:style-name="ce7">
            <text:p>28,135<text:s/></text:p>
          </table:table-cell>
          <table:table-cell office:value-type="float" office:value="19598" table:style-name="ce7">
            <text:p>19,598<text:s/></text:p>
          </table:table-cell>
          <table:table-cell office:value-type="float" office:value="16293" table:style-name="ce8">
            <text:p>16,293<text:s/></text:p>
          </table:table-cell>
          <table:table-cell office:value-type="float" office:value="16469" table:style-name="ce7">
            <text:p>16,469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59768" table:style-name="ce7">
            <text:p>159,768<text:s/></text:p>
          </table:table-cell>
          <table:table-cell office:value-type="float" office:value="59156" table:style-name="ce7">
            <text:p>59,156<text:s/></text:p>
          </table:table-cell>
          <table:table-cell office:value-type="float" office:value="18962" table:style-name="ce7">
            <text:p>18,962<text:s/></text:p>
          </table:table-cell>
          <table:table-cell office:value-type="float" office:value="17490" table:style-name="ce7">
            <text:p>17,490<text:s/></text:p>
          </table:table-cell>
          <table:table-cell office:value-type="float" office:value="27321" table:style-name="ce7">
            <text:p>27,321<text:s/></text:p>
          </table:table-cell>
          <table:table-cell office:value-type="float" office:value="24661" table:style-name="ce7">
            <text:p>24,661<text:s/></text:p>
          </table:table-cell>
          <table:table-cell office:value-type="float" office:value="24615" table:style-name="ce7">
            <text:p>24,615<text:s/></text:p>
          </table:table-cell>
          <table:table-cell office:value-type="float" office:value="20025" table:style-name="ce7">
            <text:p>20,025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20538" table:style-name="ce7">
            <text:p>20,538<text:s/></text:p>
          </table:table-cell>
          <table:table-cell office:value-type="float" office:value="5780" table:style-name="ce7">
            <text:p>5,780<text:s/></text:p>
          </table:table-cell>
          <table:table-cell office:value-type="float" office:value="5652" table:style-name="ce7">
            <text:p>5,652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4949" table:style-name="ce7">
            <text:p>4,949<text:s/></text:p>
          </table:table-cell>
          <table:table-cell office:value-type="float" office:value="3071" table:style-name="ce7">
            <text:p>3,071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28452" table:style-name="ce7">
            <text:p>28,452<text:s/></text:p>
          </table:table-cell>
          <table:table-cell office:value-type="float" office:value="6661" table:style-name="ce7">
            <text:p>6,661<text:s/></text:p>
          </table:table-cell>
          <table:table-cell office:value-type="float" office:value="11561" table:style-name="ce7">
            <text:p>11,561<text:s/></text:p>
          </table:table-cell>
          <table:table-cell office:value-type="float" office:value="6843" table:style-name="ce7">
            <text:p>6,843<text:s/></text:p>
          </table:table-cell>
          <table:table-cell office:value-type="float" office:value="17985" table:style-name="ce7">
            <text:p>17,985<text:s/></text:p>
          </table:table-cell>
          <table:table-cell office:value-type="float" office:value="16471" table:style-name="ce7">
            <text:p>16,471<text:s/></text:p>
          </table:table-cell>
          <table:table-cell office:value-type="float" office:value="25574" table:style-name="ce7">
            <text:p>25,574<text:s/></text:p>
          </table:table-cell>
          <table:table-cell office:value-type="float" office:value="41097" table:style-name="ce7">
            <text:p>41,097<text:s/></text:p>
          </table:table-cell>
          <table:table-cell office:value-type="float" office:value="30276" table:style-name="ce7">
            <text:p>30,276<text:s/></text:p>
          </table:table-cell>
          <table:table-cell office:value-type="float" office:value="23683" table:style-name="ce7">
            <text:p>23,683<text:s/></text:p>
          </table:table-cell>
          <table:table-cell office:value-type="float" office:value="27123" table:style-name="ce7">
            <text:p>27,123<text:s/></text:p>
          </table:table-cell>
          <table:table-cell office:value-type="float" office:value="78113" table:style-name="ce7">
            <text:p>78,113<text:s/></text:p>
          </table:table-cell>
          <table:table-cell office:value-type="float" office:value="15908" table:style-name="ce7">
            <text:p>15,908<text:s/></text:p>
          </table:table-cell>
          <table:table-cell office:value-type="float" office:value="36305" table:style-name="ce7">
            <text:p>36,305<text:s/></text:p>
          </table:table-cell>
          <table:table-cell office:value-type="float" office:value="31992" table:style-name="ce7">
            <text:p>31,992<text:s/></text:p>
          </table:table-cell>
          <table:table-cell office:value-type="float" office:value="45934" table:style-name="ce7">
            <text:p>45,934<text:s/></text:p>
          </table:table-cell>
          <table:table-cell office:value-type="float" office:value="60646" table:style-name="ce7">
            <text:p>60,646<text:s/></text:p>
          </table:table-cell>
          <table:table-cell office:value-type="float" office:value="16242" table:style-name="ce7">
            <text:p>16,242<text:s/></text:p>
          </table:table-cell>
          <table:table-cell office:value-type="float" office:value="14332" table:style-name="ce7">
            <text:p>14,332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28730" table:style-name="ce7">
            <text:p>28,730<text:s/></text:p>
          </table:table-cell>
          <table:table-cell office:value-type="float" office:value="9913" table:style-name="ce7">
            <text:p>9,913<text:s/></text:p>
          </table:table-cell>
          <table:table-cell office:value-type="float" office:value="48825" table:style-name="ce7">
            <text:p>48,825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10819" table:style-name="ce7">
            <text:p>10,819<text:s/></text:p>
          </table:table-cell>
          <table:table-cell office:value-type="float" office:value="14678" table:style-name="ce7">
            <text:p>14,678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15339" table:style-name="ce7">
            <text:p>15,339<text:s/></text:p>
          </table:table-cell>
          <table:table-cell office:value-type="float" office:value="14631" table:style-name="ce7">
            <text:p>14,631<text:s/></text:p>
          </table:table-cell>
          <table:table-cell office:value-type="float" office:value="19477" table:style-name="ce7">
            <text:p>19,477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3638" table:style-name="ce8">
            <text:p>3,638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7363" table:style-name="ce7">
            <text:p>7,363<text:s/></text:p>
          </table:table-cell>
          <table:table-cell office:value-type="float" office:value="8443" table:style-name="ce7">
            <text:p>8,443<text:s/></text:p>
          </table:table-cell>
          <table:table-cell office:value-type="float" office:value="10032" table:style-name="ce7">
            <text:p>10,032<text:s/></text:p>
          </table:table-cell>
          <table:table-cell office:value-type="float" office:value="10952" table:style-name="ce7">
            <text:p>10,952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23655" table:style-name="ce7">
            <text:p>23,655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8278" table:style-name="ce7">
            <text:p>8,278<text:s/></text:p>
          </table:table-cell>
          <table:table-cell office:value-type="float" office:value="7187" table:style-name="ce7">
            <text:p>7,18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6T00:00:00" table:style-name="ce6">
            <text:p>2025/7/6</text:p>
          </table:table-cell>
          <table:table-cell office:value-type="float" office:value="2724" table:style-name="ce7">
            <text:p>2,724<text:s/></text:p>
          </table:table-cell>
          <table:table-cell office:value-type="float" office:value="7060" table:style-name="ce7">
            <text:p>7,060<text:s/></text:p>
          </table:table-cell>
          <table:table-cell office:value-type="float" office:value="19577" table:style-name="ce7">
            <text:p>19,577<text:s/></text:p>
          </table:table-cell>
          <table:table-cell office:value-type="float" office:value="33786" table:style-name="ce7">
            <text:p>33,786<text:s/></text:p>
          </table:table-cell>
          <table:table-cell office:value-type="float" office:value="11710" table:style-name="ce7">
            <text:p>11,710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5859" table:style-name="ce7">
            <text:p>5,859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2056" table:style-name="ce7">
            <text:p>2,056<text:s/></text:p>
          </table:table-cell>
          <table:table-cell office:value-type="float" office:value="5497" table:style-name="ce7">
            <text:p>5,497<text:s/></text:p>
          </table:table-cell>
          <table:table-cell office:value-type="float" office:value="1212" table:style-name="ce7">
            <text:p>1,212<text:s/></text:p>
          </table:table-cell>
          <table:table-cell office:value-type="float" office:value="2490" table:style-name="ce7">
            <text:p>2,490<text:s/>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3943" table:style-name="ce7">
            <text:p>3,943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7166" table:style-name="ce7">
            <text:p>7,166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4668" table:style-name="ce7">
            <text:p>4,668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5163" table:style-name="ce7">
            <text:p>5,163<text:s/></text:p>
          </table:table-cell>
          <table:table-cell office:value-type="float" office:value="38934" table:style-name="ce7">
            <text:p>38,934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11367" table:style-name="ce8">
            <text:p>11,367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7392" table:style-name="ce7">
            <text:p>7,392<text:s/></text:p>
          </table:table-cell>
          <table:table-cell office:value-type="float" office:value="22518" table:style-name="ce7">
            <text:p>22,518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19890" table:style-name="ce7">
            <text:p>19,890<text:s/></text:p>
          </table:table-cell>
          <table:table-cell office:value-type="float" office:value="24701" table:style-name="ce7">
            <text:p>24,701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22862" table:style-name="ce7">
            <text:p>22,862<text:s/></text:p>
          </table:table-cell>
          <table:table-cell office:value-type="float" office:value="16077" table:style-name="ce7">
            <text:p>16,077<text:s/></text:p>
          </table:table-cell>
          <table:table-cell office:value-type="float" office:value="12755" table:style-name="ce8">
            <text:p>12,755<text:s/></text:p>
          </table:table-cell>
          <table:table-cell office:value-type="float" office:value="13748" table:style-name="ce7">
            <text:p>13,748<text:s/></text:p>
          </table:table-cell>
          <table:table-cell office:value-type="float" office:value="8290" table:style-name="ce7">
            <text:p>8,290<text:s/></text:p>
          </table:table-cell>
          <table:table-cell office:value-type="float" office:value="133336" table:style-name="ce7">
            <text:p>133,336<text:s/></text:p>
          </table:table-cell>
          <table:table-cell office:value-type="float" office:value="44064" table:style-name="ce7">
            <text:p>44,064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4476" table:style-name="ce7">
            <text:p>14,476<text:s/></text:p>
          </table:table-cell>
          <table:table-cell office:value-type="float" office:value="20444" table:style-name="ce7">
            <text:p>20,444<text:s/></text:p>
          </table:table-cell>
          <table:table-cell office:value-type="float" office:value="18168" table:style-name="ce7">
            <text:p>18,168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16486" table:style-name="ce7">
            <text:p>16,486<text:s/></text:p>
          </table:table-cell>
          <table:table-cell office:value-type="float" office:value="7023" table:style-name="ce7">
            <text:p>7,023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2432" table:style-name="ce7">
            <text:p>2,432<text:s/></text:p>
          </table:table-cell>
          <table:table-cell office:value-type="float" office:value="1313" table:style-name="ce7">
            <text:p>1,313<text:s/></text:p>
          </table:table-cell>
          <table:table-cell office:value-type="float" office:value="6119" table:style-name="ce7">
            <text:p>6,119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9280" table:style-name="ce7">
            <text:p>9,280<text:s/></text:p>
          </table:table-cell>
          <table:table-cell office:value-type="float" office:value="22514" table:style-name="ce7">
            <text:p>22,514<text:s/></text:p>
          </table:table-cell>
          <table:table-cell office:value-type="float" office:value="5577" table:style-name="ce7">
            <text:p>5,577<text:s/></text:p>
          </table:table-cell>
          <table:table-cell office:value-type="float" office:value="8814" table:style-name="ce7">
            <text:p>8,814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14364" table:style-name="ce7">
            <text:p>14,364<text:s/></text:p>
          </table:table-cell>
          <table:table-cell office:value-type="float" office:value="12307" table:style-name="ce7">
            <text:p>12,307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32710" table:style-name="ce7">
            <text:p>32,710<text:s/></text:p>
          </table:table-cell>
          <table:table-cell office:value-type="float" office:value="25251" table:style-name="ce7">
            <text:p>25,251<text:s/></text:p>
          </table:table-cell>
          <table:table-cell office:value-type="float" office:value="19468" table:style-name="ce7">
            <text:p>19,468<text:s/></text:p>
          </table:table-cell>
          <table:table-cell office:value-type="float" office:value="21860" table:style-name="ce7">
            <text:p>21,860<text:s/></text:p>
          </table:table-cell>
          <table:table-cell office:value-type="float" office:value="59976" table:style-name="ce7">
            <text:p>59,976<text:s/></text:p>
          </table:table-cell>
          <table:table-cell office:value-type="float" office:value="12404" table:style-name="ce7">
            <text:p>12,404<text:s/></text:p>
          </table:table-cell>
          <table:table-cell office:value-type="float" office:value="26729" table:style-name="ce7">
            <text:p>26,729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40053" table:style-name="ce7">
            <text:p>40,053<text:s/></text:p>
          </table:table-cell>
          <table:table-cell office:value-type="float" office:value="45260" table:style-name="ce7">
            <text:p>45,260<text:s/></text:p>
          </table:table-cell>
          <table:table-cell office:value-type="float" office:value="13548" table:style-name="ce7">
            <text:p>13,548<text:s/></text:p>
          </table:table-cell>
          <table:table-cell office:value-type="float" office:value="11899" table:style-name="ce7">
            <text:p>11,899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23281" table:style-name="ce7">
            <text:p>23,281<text:s/></text:p>
          </table:table-cell>
          <table:table-cell office:value-type="float" office:value="7407" table:style-name="ce7">
            <text:p>7,407<text:s/></text:p>
          </table:table-cell>
          <table:table-cell office:value-type="float" office:value="39192" table:style-name="ce7">
            <text:p>39,192<text:s/></text:p>
          </table:table-cell>
          <table:table-cell office:value-type="float" office:value="10053" table:style-name="ce7">
            <text:p>10,053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4921" table:style-name="ce7">
            <text:p>4,921<text:s/></text:p>
          </table:table-cell>
          <table:table-cell office:value-type="float" office:value="6107" table:style-name="ce7">
            <text:p>6,107<text:s/></text:p>
          </table:table-cell>
          <table:table-cell office:value-type="float" office:value="2886" table:style-name="ce8">
            <text:p>2,886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7031" table:style-name="ce7">
            <text:p>7,031<text:s/></text:p>
          </table:table-cell>
          <table:table-cell office:value-type="float" office:value="7838" table:style-name="ce7">
            <text:p>7,838<text:s/></text:p>
          </table:table-cell>
          <table:table-cell office:value-type="float" office:value="8379" table:style-name="ce7">
            <text:p>8,379<text:s/></text:p>
          </table:table-cell>
          <table:table-cell office:value-type="float" office:value="10662" table:style-name="ce7">
            <text:p>10,662<text:s/></text:p>
          </table:table-cell>
          <table:table-cell office:value-type="float" office:value="13943" table:style-name="ce7">
            <text:p>13,943<text:s/></text:p>
          </table:table-cell>
          <table:table-cell office:value-type="float" office:value="18964" table:style-name="ce7">
            <text:p>18,964<text:s/></text:p>
          </table:table-cell>
          <table:table-cell office:value-type="float" office:value="8538" table:style-name="ce7">
            <text:p>8,538<text:s/></text:p>
          </table:table-cell>
          <table:table-cell office:value-type="float" office:value="7505" table:style-name="ce7">
            <text:p>7,505<text:s/></text:p>
          </table:table-cell>
          <table:table-cell office:value-type="float" office:value="8429" table:style-name="ce7">
            <text:p>8,429<text:s/></text:p>
          </table:table-cell>
          <table:table-cell office:value-type="float" office:value="8172" table:style-name="ce7">
            <text:p>8,172<text:s/></text:p>
          </table:table-cell>
          <table:table-cell office:value-type="float" office:value="8403" table:style-name="ce7">
            <text:p>8,403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5726" table:style-name="ce7">
            <text:p>5,72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7T00:00:00" table:style-name="ce6">
            <text:p>2025/7/7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42912" table:style-name="ce7">
            <text:p>42,912<text:s/></text:p>
          </table:table-cell>
          <table:table-cell office:value-type="float" office:value="36591" table:style-name="ce7">
            <text:p>36,591<text:s/></text:p>
          </table:table-cell>
          <table:table-cell office:value-type="float" office:value="21482" table:style-name="ce7">
            <text:p>21,482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3716" table:style-name="ce7">
            <text:p>3,716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10662" table:style-name="ce7">
            <text:p>10,662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3647" table:style-name="ce7">
            <text:p>3,647<text:s/></text:p>
          </table:table-cell>
          <table:table-cell office:value-type="float" office:value="2911" table:style-name="ce7">
            <text:p>2,911<text:s/></text:p>
          </table:table-cell>
          <table:table-cell office:value-type="float" office:value="7267" table:style-name="ce7">
            <text:p>7,267<text:s/></text:p>
          </table:table-cell>
          <table:table-cell office:value-type="float" office:value="10084" table:style-name="ce7">
            <text:p>10,084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16261" table:style-name="ce7">
            <text:p>16,261<text:s/></text:p>
          </table:table-cell>
          <table:table-cell office:value-type="float" office:value="4281" table:style-name="ce7">
            <text:p>4,281<text:s/></text:p>
          </table:table-cell>
          <table:table-cell office:value-type="float" office:value="9041" table:style-name="ce7">
            <text:p>9,041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7583" table:style-name="ce7">
            <text:p>7,583<text:s/></text:p>
          </table:table-cell>
          <table:table-cell office:value-type="float" office:value="8149" table:style-name="ce7">
            <text:p>8,149<text:s/></text:p>
          </table:table-cell>
          <table:table-cell office:value-type="float" office:value="34315" table:style-name="ce7">
            <text:p>34,315<text:s/></text:p>
          </table:table-cell>
          <table:table-cell office:value-type="float" office:value="3144" table:style-name="ce7">
            <text:p>3,144<text:s/></text:p>
          </table:table-cell>
          <table:table-cell office:value-type="float" office:value="8939" table:style-name="ce7">
            <text:p>8,939<text:s/></text:p>
          </table:table-cell>
          <table:table-cell office:value-type="float" office:value="11911" table:style-name="ce7">
            <text:p>11,911<text:s/></text:p>
          </table:table-cell>
          <table:table-cell office:value-type="float" office:value="14173" table:style-name="ce7">
            <text:p>14,173<text:s/></text:p>
          </table:table-cell>
          <table:table-cell office:value-type="float" office:value="18190" table:style-name="ce8">
            <text:p>18,190<text:s/></text:p>
          </table:table-cell>
          <table:table-cell office:value-type="float" office:value="13058" table:style-name="ce7">
            <text:p>13,058<text:s/></text:p>
          </table:table-cell>
          <table:table-cell office:value-type="float" office:value="9112" table:style-name="ce7">
            <text:p>9,112<text:s/></text:p>
          </table:table-cell>
          <table:table-cell office:value-type="float" office:value="20213" table:style-name="ce7">
            <text:p>20,213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28946" table:style-name="ce7">
            <text:p>28,946<text:s/></text:p>
          </table:table-cell>
          <table:table-cell office:value-type="float" office:value="20904" table:style-name="ce7">
            <text:p>20,904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30794" table:style-name="ce7">
            <text:p>30,794<text:s/></text:p>
          </table:table-cell>
          <table:table-cell office:value-type="float" office:value="22585" table:style-name="ce7">
            <text:p>22,585<text:s/></text:p>
          </table:table-cell>
          <table:table-cell office:value-type="float" office:value="19953" table:style-name="ce8">
            <text:p>19,953<text:s/></text:p>
          </table:table-cell>
          <table:table-cell office:value-type="float" office:value="18348" table:style-name="ce7">
            <text:p>18,348<text:s/></text:p>
          </table:table-cell>
          <table:table-cell office:value-type="float" office:value="23212" table:style-name="ce7">
            <text:p>23,212<text:s/></text:p>
          </table:table-cell>
          <table:table-cell office:value-type="float" office:value="113747" table:style-name="ce7">
            <text:p>113,747<text:s/></text:p>
          </table:table-cell>
          <table:table-cell office:value-type="float" office:value="39258" table:style-name="ce7">
            <text:p>39,258<text:s/></text:p>
          </table:table-cell>
          <table:table-cell office:value-type="float" office:value="20503" table:style-name="ce7">
            <text:p>20,503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19132" table:style-name="ce7">
            <text:p>19,132<text:s/></text:p>
          </table:table-cell>
          <table:table-cell office:value-type="float" office:value="18702" table:style-name="ce7">
            <text:p>18,702<text:s/></text:p>
          </table:table-cell>
          <table:table-cell office:value-type="float" office:value="19793" table:style-name="ce7">
            <text:p>19,793<text:s/></text:p>
          </table:table-cell>
          <table:table-cell office:value-type="float" office:value="19220" table:style-name="ce7">
            <text:p>19,220<text:s/></text:p>
          </table:table-cell>
          <table:table-cell office:value-type="float" office:value="11039" table:style-name="ce7">
            <text:p>11,039<text:s/></text:p>
          </table:table-cell>
          <table:table-cell office:value-type="float" office:value="25445" table:style-name="ce7">
            <text:p>25,445<text:s/></text:p>
          </table:table-cell>
          <table:table-cell office:value-type="float" office:value="5769" table:style-name="ce7">
            <text:p>5,769<text:s/></text:p>
          </table:table-cell>
          <table:table-cell office:value-type="float" office:value="7269" table:style-name="ce7">
            <text:p>7,269<text:s/></text:p>
          </table:table-cell>
          <table:table-cell office:value-type="float" office:value="13854" table:style-name="ce7">
            <text:p>13,854<text:s/></text:p>
          </table:table-cell>
          <table:table-cell office:value-type="float" office:value="3123" table:style-name="ce7">
            <text:p>3,123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2884" table:style-name="ce7">
            <text:p>2,884<text:s/></text:p>
          </table:table-cell>
          <table:table-cell office:value-type="float" office:value="11022" table:style-name="ce7">
            <text:p>11,022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20148" table:style-name="ce7">
            <text:p>20,148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12034" table:style-name="ce7">
            <text:p>12,034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21100" table:style-name="ce7">
            <text:p>21,100<text:s/></text:p>
          </table:table-cell>
          <table:table-cell office:value-type="float" office:value="22412" table:style-name="ce7">
            <text:p>22,412<text:s/></text:p>
          </table:table-cell>
          <table:table-cell office:value-type="float" office:value="23464" table:style-name="ce7">
            <text:p>23,464<text:s/></text:p>
          </table:table-cell>
          <table:table-cell office:value-type="float" office:value="35865" table:style-name="ce7">
            <text:p>35,865<text:s/></text:p>
          </table:table-cell>
          <table:table-cell office:value-type="float" office:value="33746" table:style-name="ce7">
            <text:p>33,746<text:s/></text:p>
          </table:table-cell>
          <table:table-cell office:value-type="float" office:value="26942" table:style-name="ce7">
            <text:p>26,942<text:s/></text:p>
          </table:table-cell>
          <table:table-cell office:value-type="float" office:value="22845" table:style-name="ce7">
            <text:p>22,845<text:s/></text:p>
          </table:table-cell>
          <table:table-cell office:value-type="float" office:value="52771" table:style-name="ce7">
            <text:p>52,771<text:s/></text:p>
          </table:table-cell>
          <table:table-cell office:value-type="float" office:value="18941" table:style-name="ce7">
            <text:p>18,941<text:s/></text:p>
          </table:table-cell>
          <table:table-cell office:value-type="float" office:value="28947" table:style-name="ce7">
            <text:p>28,947<text:s/></text:p>
          </table:table-cell>
          <table:table-cell office:value-type="float" office:value="29542" table:style-name="ce7">
            <text:p>29,542<text:s/></text:p>
          </table:table-cell>
          <table:table-cell office:value-type="float" office:value="22111" table:style-name="ce7">
            <text:p>22,111<text:s/></text:p>
          </table:table-cell>
          <table:table-cell office:value-type="float" office:value="55388" table:style-name="ce7">
            <text:p>55,388<text:s/></text:p>
          </table:table-cell>
          <table:table-cell office:value-type="float" office:value="16882" table:style-name="ce7">
            <text:p>16,882<text:s/></text:p>
          </table:table-cell>
          <table:table-cell office:value-type="float" office:value="14874" table:style-name="ce7">
            <text:p>14,874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11343" table:style-name="ce7">
            <text:p>11,343<text:s/></text:p>
          </table:table-cell>
          <table:table-cell office:value-type="float" office:value="34131" table:style-name="ce7">
            <text:p>34,131<text:s/></text:p>
          </table:table-cell>
          <table:table-cell office:value-type="float" office:value="18368" table:style-name="ce7">
            <text:p>18,368<text:s/></text:p>
          </table:table-cell>
          <table:table-cell office:value-type="float" office:value="6618" table:style-name="ce7">
            <text:p>6,618<text:s/></text:p>
          </table:table-cell>
          <table:table-cell office:value-type="float" office:value="14384" table:style-name="ce7">
            <text:p>14,384<text:s/></text:p>
          </table:table-cell>
          <table:table-cell office:value-type="float" office:value="38951" table:style-name="ce7">
            <text:p>38,951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23191" table:style-name="ce7">
            <text:p>23,191<text:s/></text:p>
          </table:table-cell>
          <table:table-cell office:value-type="float" office:value="23951" table:style-name="ce7">
            <text:p>23,951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9415" table:style-name="ce7">
            <text:p>9,415<text:s/></text:p>
          </table:table-cell>
          <table:table-cell office:value-type="float" office:value="4325" table:style-name="ce8">
            <text:p>4,325<text:s/></text:p>
          </table:table-cell>
          <table:table-cell office:value-type="float" office:value="5482" table:style-name="ce7">
            <text:p>5,482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9577" table:style-name="ce7">
            <text:p>9,577<text:s/></text:p>
          </table:table-cell>
          <table:table-cell office:value-type="float" office:value="9519" table:style-name="ce7">
            <text:p>9,519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15478" table:style-name="ce7">
            <text:p>15,478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2462" table:style-name="ce7">
            <text:p>22,462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0830" table:style-name="ce7">
            <text:p>10,830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1692" table:style-name="ce7">
            <text:p>11,692<text:s/></text:p>
          </table:table-cell>
          <table:table-cell office:value-type="float" office:value="11028" table:style-name="ce7">
            <text:p>11,028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8252" table:style-name="ce7">
            <text:p>8,25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8T00:00:00" table:style-name="ce6">
            <text:p>2025/7/8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47774" table:style-name="ce7">
            <text:p>47,774<text:s/></text:p>
          </table:table-cell>
          <table:table-cell office:value-type="float" office:value="43036" table:style-name="ce7">
            <text:p>43,036<text:s/></text:p>
          </table:table-cell>
          <table:table-cell office:value-type="float" office:value="24714" table:style-name="ce7">
            <text:p>24,714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11232" table:style-name="ce7">
            <text:p>11,232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3937" table:style-name="ce7">
            <text:p>3,937<text:s/></text:p>
          </table:table-cell>
          <table:table-cell office:value-type="float" office:value="12284" table:style-name="ce7">
            <text:p>12,284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4518" table:style-name="ce7">
            <text:p>4,518<text:s/>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8270" table:style-name="ce7">
            <text:p>8,270<text:s/></text:p>
          </table:table-cell>
          <table:table-cell office:value-type="float" office:value="11829" table:style-name="ce7">
            <text:p>11,829<text:s/></text:p>
          </table:table-cell>
          <table:table-cell office:value-type="float" office:value="16152" table:style-name="ce7">
            <text:p>16,152<text:s/></text:p>
          </table:table-cell>
          <table:table-cell office:value-type="float" office:value="18520" table:style-name="ce7">
            <text:p>18,520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8918" table:style-name="ce7">
            <text:p>8,918<text:s/></text:p>
          </table:table-cell>
          <table:table-cell office:value-type="float" office:value="9040" table:style-name="ce7">
            <text:p>9,040<text:s/></text:p>
          </table:table-cell>
          <table:table-cell office:value-type="float" office:value="32447" table:style-name="ce7">
            <text:p>32,447<text:s/></text:p>
          </table:table-cell>
          <table:table-cell office:value-type="float" office:value="3631" table:style-name="ce7">
            <text:p>3,631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13531" table:style-name="ce7">
            <text:p>13,531<text:s/></text:p>
          </table:table-cell>
          <table:table-cell office:value-type="float" office:value="15726" table:style-name="ce7">
            <text:p>15,726<text:s/></text:p>
          </table:table-cell>
          <table:table-cell office:value-type="float" office:value="20597" table:style-name="ce8">
            <text:p>20,597<text:s/></text:p>
          </table:table-cell>
          <table:table-cell office:value-type="float" office:value="15804" table:style-name="ce7">
            <text:p>15,804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25153" table:style-name="ce7">
            <text:p>25,153<text:s/></text:p>
          </table:table-cell>
          <table:table-cell office:value-type="float" office:value="15594" table:style-name="ce7">
            <text:p>15,594<text:s/></text:p>
          </table:table-cell>
          <table:table-cell office:value-type="float" office:value="33694" table:style-name="ce7">
            <text:p>33,694<text:s/></text:p>
          </table:table-cell>
          <table:table-cell office:value-type="float" office:value="26647" table:style-name="ce7">
            <text:p>26,647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34811" table:style-name="ce7">
            <text:p>34,811<text:s/></text:p>
          </table:table-cell>
          <table:table-cell office:value-type="float" office:value="25744" table:style-name="ce7">
            <text:p>25,744<text:s/></text:p>
          </table:table-cell>
          <table:table-cell office:value-type="float" office:value="22172" table:style-name="ce8">
            <text:p>22,172<text:s/></text:p>
          </table:table-cell>
          <table:table-cell office:value-type="float" office:value="20245" table:style-name="ce7">
            <text:p>20,245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138970" table:style-name="ce7">
            <text:p>138,970<text:s/></text:p>
          </table:table-cell>
          <table:table-cell office:value-type="float" office:value="48195" table:style-name="ce7">
            <text:p>48,195<text:s/></text:p>
          </table:table-cell>
          <table:table-cell office:value-type="float" office:value="23967" table:style-name="ce7">
            <text:p>23,967<text:s/></text:p>
          </table:table-cell>
          <table:table-cell office:value-type="float" office:value="23922" table:style-name="ce7">
            <text:p>23,922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23816" table:style-name="ce7">
            <text:p>23,816<text:s/></text:p>
          </table:table-cell>
          <table:table-cell office:value-type="float" office:value="25160" table:style-name="ce7">
            <text:p>25,160<text:s/></text:p>
          </table:table-cell>
          <table:table-cell office:value-type="float" office:value="22883" table:style-name="ce7">
            <text:p>22,883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29989" table:style-name="ce7">
            <text:p>29,989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8132" table:style-name="ce7">
            <text:p>8,132<text:s/></text:p>
          </table:table-cell>
          <table:table-cell office:value-type="float" office:value="17288" table:style-name="ce7">
            <text:p>17,288<text:s/></text:p>
          </table:table-cell>
          <table:table-cell office:value-type="float" office:value="4162" table:style-name="ce7">
            <text:p>4,162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2832" table:style-name="ce7">
            <text:p>12,832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14913" table:style-name="ce7">
            <text:p>14,913<text:s/></text:p>
          </table:table-cell>
          <table:table-cell office:value-type="float" office:value="27829" table:style-name="ce7">
            <text:p>27,829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13998" table:style-name="ce7">
            <text:p>13,998<text:s/></text:p>
          </table:table-cell>
          <table:table-cell office:value-type="float" office:value="9075" table:style-name="ce7">
            <text:p>9,075<text:s/></text:p>
          </table:table-cell>
          <table:table-cell office:value-type="float" office:value="23931" table:style-name="ce7">
            <text:p>23,931<text:s/></text:p>
          </table:table-cell>
          <table:table-cell office:value-type="float" office:value="25270" table:style-name="ce7">
            <text:p>25,270<text:s/></text:p>
          </table:table-cell>
          <table:table-cell office:value-type="float" office:value="27428" table:style-name="ce7">
            <text:p>27,428<text:s/></text:p>
          </table:table-cell>
          <table:table-cell office:value-type="float" office:value="42366" table:style-name="ce7">
            <text:p>42,366<text:s/></text:p>
          </table:table-cell>
          <table:table-cell office:value-type="float" office:value="38560" table:style-name="ce7">
            <text:p>38,560<text:s/></text:p>
          </table:table-cell>
          <table:table-cell office:value-type="float" office:value="31088" table:style-name="ce7">
            <text:p>31,088<text:s/></text:p>
          </table:table-cell>
          <table:table-cell office:value-type="float" office:value="26666" table:style-name="ce7">
            <text:p>26,666<text:s/></text:p>
          </table:table-cell>
          <table:table-cell office:value-type="float" office:value="62243" table:style-name="ce7">
            <text:p>62,243<text:s/></text:p>
          </table:table-cell>
          <table:table-cell office:value-type="float" office:value="22320" table:style-name="ce7">
            <text:p>22,320<text:s/></text:p>
          </table:table-cell>
          <table:table-cell office:value-type="float" office:value="34273" table:style-name="ce7">
            <text:p>34,273<text:s/></text:p>
          </table:table-cell>
          <table:table-cell office:value-type="float" office:value="34417" table:style-name="ce7">
            <text:p>34,417<text:s/></text:p>
          </table:table-cell>
          <table:table-cell office:value-type="float" office:value="25397" table:style-name="ce7">
            <text:p>25,397<text:s/></text:p>
          </table:table-cell>
          <table:table-cell office:value-type="float" office:value="62661" table:style-name="ce7">
            <text:p>62,661<text:s/></text:p>
          </table:table-cell>
          <table:table-cell office:value-type="float" office:value="19835" table:style-name="ce7">
            <text:p>19,835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15566" table:style-name="ce7">
            <text:p>15,566<text:s/></text:p>
          </table:table-cell>
          <table:table-cell office:value-type="float" office:value="24596" table:style-name="ce7">
            <text:p>24,596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30614" table:style-name="ce7">
            <text:p>30,614<text:s/></text:p>
          </table:table-cell>
          <table:table-cell office:value-type="float" office:value="20771" table:style-name="ce7">
            <text:p>20,771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7129" table:style-name="ce7">
            <text:p>17,129<text:s/></text:p>
          </table:table-cell>
          <table:table-cell office:value-type="float" office:value="43660" table:style-name="ce7">
            <text:p>43,660<text:s/></text:p>
          </table:table-cell>
          <table:table-cell office:value-type="float" office:value="23702" table:style-name="ce7">
            <text:p>23,702<text:s/></text:p>
          </table:table-cell>
          <table:table-cell office:value-type="float" office:value="25638" table:style-name="ce7">
            <text:p>25,638<text:s/></text:p>
          </table:table-cell>
          <table:table-cell office:value-type="float" office:value="26779" table:style-name="ce7">
            <text:p>26,779<text:s/></text:p>
          </table:table-cell>
          <table:table-cell office:value-type="float" office:value="8495" table:style-name="ce7">
            <text:p>8,495<text:s/></text:p>
          </table:table-cell>
          <table:table-cell office:value-type="float" office:value="11683" table:style-name="ce7">
            <text:p>11,683<text:s/></text:p>
          </table:table-cell>
          <table:table-cell office:value-type="float" office:value="4997" table:style-name="ce8">
            <text:p>4,997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7031" table:style-name="ce7">
            <text:p>17,031<text:s/></text:p>
          </table:table-cell>
          <table:table-cell office:value-type="float" office:value="29101" table:style-name="ce7">
            <text:p>29,101<text:s/></text:p>
          </table:table-cell>
          <table:table-cell office:value-type="float" office:value="25997" table:style-name="ce7">
            <text:p>25,997<text:s/></text:p>
          </table:table-cell>
          <table:table-cell office:value-type="float" office:value="14220" table:style-name="ce7">
            <text:p>14,220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12600" table:style-name="ce7">
            <text:p>12,600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2398" table:style-name="ce7">
            <text:p>12,398<text:s/></text:p>
          </table:table-cell>
          <table:table-cell office:value-type="float" office:value="10628" table:style-name="ce7">
            <text:p>10,628<text:s/></text:p>
          </table:table-cell>
          <table:table-cell office:value-type="float" office:value="9211" table:style-name="ce7">
            <text:p>9,21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09T00:00:00" table:style-name="ce6">
            <text:p>2025/7/9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14359" table:style-name="ce7">
            <text:p>14,359<text:s/></text:p>
          </table:table-cell>
          <table:table-cell office:value-type="float" office:value="48786" table:style-name="ce7">
            <text:p>48,786<text:s/></text:p>
          </table:table-cell>
          <table:table-cell office:value-type="float" office:value="44371" table:style-name="ce7">
            <text:p>44,371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4357" table:style-name="ce7">
            <text:p>4,357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12309" table:style-name="ce7">
            <text:p>12,309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4547" table:style-name="ce7">
            <text:p>4,547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16512" table:style-name="ce7">
            <text:p>16,512<text:s/></text:p>
          </table:table-cell>
          <table:table-cell office:value-type="float" office:value="18637" table:style-name="ce7">
            <text:p>18,637<text:s/></text:p>
          </table:table-cell>
          <table:table-cell office:value-type="float" office:value="4978" table:style-name="ce7">
            <text:p>4,978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3301" table:style-name="ce7">
            <text:p>3,301<text:s/></text:p>
          </table:table-cell>
          <table:table-cell office:value-type="float" office:value="8967" table:style-name="ce7">
            <text:p>8,967<text:s/></text:p>
          </table:table-cell>
          <table:table-cell office:value-type="float" office:value="8458" table:style-name="ce7">
            <text:p>8,458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32119" table:style-name="ce7">
            <text:p>32,119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10014" table:style-name="ce7">
            <text:p>10,014<text:s/></text:p>
          </table:table-cell>
          <table:table-cell office:value-type="float" office:value="13511" table:style-name="ce7">
            <text:p>13,511<text:s/></text:p>
          </table:table-cell>
          <table:table-cell office:value-type="float" office:value="16103" table:style-name="ce7">
            <text:p>16,103<text:s/></text:p>
          </table:table-cell>
          <table:table-cell office:value-type="float" office:value="20970" table:style-name="ce8">
            <text:p>20,970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10275" table:style-name="ce7">
            <text:p>10,275<text:s/></text:p>
          </table:table-cell>
          <table:table-cell office:value-type="float" office:value="24490" table:style-name="ce7">
            <text:p>24,490<text:s/></text:p>
          </table:table-cell>
          <table:table-cell office:value-type="float" office:value="16187" table:style-name="ce7">
            <text:p>16,187<text:s/></text:p>
          </table:table-cell>
          <table:table-cell office:value-type="float" office:value="34878" table:style-name="ce7">
            <text:p>34,878<text:s/></text:p>
          </table:table-cell>
          <table:table-cell office:value-type="float" office:value="26767" table:style-name="ce7">
            <text:p>26,767<text:s/></text:p>
          </table:table-cell>
          <table:table-cell office:value-type="float" office:value="10263" table:style-name="ce7">
            <text:p>10,263<text:s/></text:p>
          </table:table-cell>
          <table:table-cell office:value-type="float" office:value="35063" table:style-name="ce7">
            <text:p>35,063<text:s/></text:p>
          </table:table-cell>
          <table:table-cell office:value-type="float" office:value="25858" table:style-name="ce7">
            <text:p>25,858<text:s/></text:p>
          </table:table-cell>
          <table:table-cell office:value-type="float" office:value="22417" table:style-name="ce8">
            <text:p>22,417<text:s/></text:p>
          </table:table-cell>
          <table:table-cell office:value-type="float" office:value="19999" table:style-name="ce7">
            <text:p>19,999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136420" table:style-name="ce7">
            <text:p>136,420<text:s/></text:p>
          </table:table-cell>
          <table:table-cell office:value-type="float" office:value="48555" table:style-name="ce7">
            <text:p>48,555<text:s/></text:p>
          </table:table-cell>
          <table:table-cell office:value-type="float" office:value="24029" table:style-name="ce7">
            <text:p>24,029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24734" table:style-name="ce7">
            <text:p>24,734<text:s/></text:p>
          </table:table-cell>
          <table:table-cell office:value-type="float" office:value="21939" table:style-name="ce7">
            <text:p>21,939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22468" table:style-name="ce7">
            <text:p>22,468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29465" table:style-name="ce7">
            <text:p>29,465<text:s/></text:p>
          </table:table-cell>
          <table:table-cell office:value-type="float" office:value="6806" table:style-name="ce7">
            <text:p>6,806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4203" table:style-name="ce7">
            <text:p>4,203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3460" table:style-name="ce7">
            <text:p>3,460<text:s/></text:p>
          </table:table-cell>
          <table:table-cell office:value-type="float" office:value="12742" table:style-name="ce7">
            <text:p>12,742<text:s/></text:p>
          </table:table-cell>
          <table:table-cell office:value-type="float" office:value="9572" table:style-name="ce7">
            <text:p>9,572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24625" table:style-name="ce7">
            <text:p>24,625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23780" table:style-name="ce7">
            <text:p>23,780<text:s/></text:p>
          </table:table-cell>
          <table:table-cell office:value-type="float" office:value="24924" table:style-name="ce7">
            <text:p>24,924<text:s/></text:p>
          </table:table-cell>
          <table:table-cell office:value-type="float" office:value="27251" table:style-name="ce7">
            <text:p>27,251<text:s/></text:p>
          </table:table-cell>
          <table:table-cell office:value-type="float" office:value="43057" table:style-name="ce7">
            <text:p>43,057<text:s/></text:p>
          </table:table-cell>
          <table:table-cell office:value-type="float" office:value="38551" table:style-name="ce7">
            <text:p>38,551<text:s/></text:p>
          </table:table-cell>
          <table:table-cell office:value-type="float" office:value="30348" table:style-name="ce7">
            <text:p>30,348<text:s/></text:p>
          </table:table-cell>
          <table:table-cell office:value-type="float" office:value="26135" table:style-name="ce7">
            <text:p>26,135<text:s/></text:p>
          </table:table-cell>
          <table:table-cell office:value-type="float" office:value="61275" table:style-name="ce7">
            <text:p>61,275<text:s/></text:p>
          </table:table-cell>
          <table:table-cell office:value-type="float" office:value="23156" table:style-name="ce7">
            <text:p>23,156<text:s/></text:p>
          </table:table-cell>
          <table:table-cell office:value-type="float" office:value="33985" table:style-name="ce7">
            <text:p>33,985<text:s/></text:p>
          </table:table-cell>
          <table:table-cell office:value-type="float" office:value="35202" table:style-name="ce7">
            <text:p>35,202<text:s/></text:p>
          </table:table-cell>
          <table:table-cell office:value-type="float" office:value="26529" table:style-name="ce7">
            <text:p>26,529<text:s/></text:p>
          </table:table-cell>
          <table:table-cell office:value-type="float" office:value="63984" table:style-name="ce7">
            <text:p>63,984<text:s/></text:p>
          </table:table-cell>
          <table:table-cell office:value-type="float" office:value="20124" table:style-name="ce7">
            <text:p>20,124<text:s/></text:p>
          </table:table-cell>
          <table:table-cell office:value-type="float" office:value="17216" table:style-name="ce7">
            <text:p>17,216<text:s/></text:p>
          </table:table-cell>
          <table:table-cell office:value-type="float" office:value="15696" table:style-name="ce7">
            <text:p>15,696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30605" table:style-name="ce7">
            <text:p>30,605<text:s/></text:p>
          </table:table-cell>
          <table:table-cell office:value-type="float" office:value="21242" table:style-name="ce7">
            <text:p>21,242<text:s/></text:p>
          </table:table-cell>
          <table:table-cell office:value-type="float" office:value="7761" table:style-name="ce7">
            <text:p>7,761<text:s/></text:p>
          </table:table-cell>
          <table:table-cell office:value-type="float" office:value="16774" table:style-name="ce7">
            <text:p>16,774<text:s/></text:p>
          </table:table-cell>
          <table:table-cell office:value-type="float" office:value="44493" table:style-name="ce7">
            <text:p>44,493<text:s/></text:p>
          </table:table-cell>
          <table:table-cell office:value-type="float" office:value="24491" table:style-name="ce7">
            <text:p>24,491<text:s/></text:p>
          </table:table-cell>
          <table:table-cell office:value-type="float" office:value="26257" table:style-name="ce7">
            <text:p>26,257<text:s/></text:p>
          </table:table-cell>
          <table:table-cell office:value-type="float" office:value="26870" table:style-name="ce7">
            <text:p>26,870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10467" table:style-name="ce7">
            <text:p>10,467<text:s/></text:p>
          </table:table-cell>
          <table:table-cell office:value-type="float" office:value="4975" table:style-name="ce8">
            <text:p>4,975<text:s/></text:p>
          </table:table-cell>
          <table:table-cell office:value-type="float" office:value="5941" table:style-name="ce7">
            <text:p>5,941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0398" table:style-name="ce7">
            <text:p>10,398<text:s/></text:p>
          </table:table-cell>
          <table:table-cell office:value-type="float" office:value="10698" table:style-name="ce7">
            <text:p>10,698<text:s/></text:p>
          </table:table-cell>
          <table:table-cell office:value-type="float" office:value="11860" table:style-name="ce7">
            <text:p>11,860<text:s/></text:p>
          </table:table-cell>
          <table:table-cell office:value-type="float" office:value="17554" table:style-name="ce7">
            <text:p>17,554<text:s/></text:p>
          </table:table-cell>
          <table:table-cell office:value-type="float" office:value="30537" table:style-name="ce7">
            <text:p>30,537<text:s/></text:p>
          </table:table-cell>
          <table:table-cell office:value-type="float" office:value="26382" table:style-name="ce7">
            <text:p>26,382<text:s/></text:p>
          </table:table-cell>
          <table:table-cell office:value-type="float" office:value="14343" table:style-name="ce7">
            <text:p>14,343<text:s/></text:p>
          </table:table-cell>
          <table:table-cell office:value-type="float" office:value="12240" table:style-name="ce7">
            <text:p>12,240<text:s/></text:p>
          </table:table-cell>
          <table:table-cell office:value-type="float" office:value="12839" table:style-name="ce7">
            <text:p>12,839<text:s/></text:p>
          </table:table-cell>
          <table:table-cell office:value-type="float" office:value="12979" table:style-name="ce7">
            <text:p>12,979<text:s/></text:p>
          </table:table-cell>
          <table:table-cell office:value-type="float" office:value="12642" table:style-name="ce7">
            <text:p>12,642<text:s/></text:p>
          </table:table-cell>
          <table:table-cell office:value-type="float" office:value="10317" table:style-name="ce7">
            <text:p>10,317<text:s/></text:p>
          </table:table-cell>
          <table:table-cell office:value-type="float" office:value="9003" table:style-name="ce7">
            <text:p>9,00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0T00:00:00" table:style-name="ce6">
            <text:p>2025/7/10</text:p>
          </table:table-cell>
          <table:table-cell office:value-type="float" office:value="5411" table:style-name="ce7">
            <text:p>5,411<text:s/></text:p>
          </table:table-cell>
          <table:table-cell office:value-type="float" office:value="14654" table:style-name="ce7">
            <text:p>14,654<text:s/></text:p>
          </table:table-cell>
          <table:table-cell office:value-type="float" office:value="49755" table:style-name="ce7">
            <text:p>49,755<text:s/></text:p>
          </table:table-cell>
          <table:table-cell office:value-type="float" office:value="45131" table:style-name="ce7">
            <text:p>45,131<text:s/></text:p>
          </table:table-cell>
          <table:table-cell office:value-type="float" office:value="27620" table:style-name="ce7">
            <text:p>27,620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11334" table:style-name="ce7">
            <text:p>11,334<text:s/></text:p>
          </table:table-cell>
          <table:table-cell office:value-type="float" office:value="4339" table:style-name="ce7">
            <text:p>4,339<text:s/></text:p>
          </table:table-cell>
          <table:table-cell office:value-type="float" office:value="4436" table:style-name="ce7">
            <text:p>4,436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2209" table:style-name="ce7">
            <text:p>2,209<text:s/></text:p>
          </table:table-cell>
          <table:table-cell office:value-type="float" office:value="4637" table:style-name="ce7">
            <text:p>4,637<text:s/></text:p>
          </table:table-cell>
          <table:table-cell office:value-type="float" office:value="4633" table:style-name="ce7">
            <text:p>4,633<text:s/></text:p>
          </table:table-cell>
          <table:table-cell office:value-type="float" office:value="8463" table:style-name="ce7">
            <text:p>8,463<text:s/></text:p>
          </table:table-cell>
          <table:table-cell office:value-type="float" office:value="11673" table:style-name="ce7">
            <text:p>11,673<text:s/></text:p>
          </table:table-cell>
          <table:table-cell office:value-type="float" office:value="16321" table:style-name="ce7">
            <text:p>16,321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5653" table:style-name="ce7">
            <text:p>5,653<text:s/></text:p>
          </table:table-cell>
          <table:table-cell office:value-type="float" office:value="10807" table:style-name="ce7">
            <text:p>10,807<text:s/></text:p>
          </table:table-cell>
          <table:table-cell office:value-type="float" office:value="3364" table:style-name="ce7">
            <text:p>3,364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32853" table:style-name="ce7">
            <text:p>32,853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10648" table:style-name="ce7">
            <text:p>10,648<text:s/></text:p>
          </table:table-cell>
          <table:table-cell office:value-type="float" office:value="13542" table:style-name="ce7">
            <text:p>13,542<text:s/></text:p>
          </table:table-cell>
          <table:table-cell office:value-type="float" office:value="16655" table:style-name="ce7">
            <text:p>16,655<text:s/></text:p>
          </table:table-cell>
          <table:table-cell office:value-type="float" office:value="21521" table:style-name="ce8">
            <text:p>21,521<text:s/></text:p>
          </table:table-cell>
          <table:table-cell office:value-type="float" office:value="15450" table:style-name="ce7">
            <text:p>15,450<text:s/></text:p>
          </table:table-cell>
          <table:table-cell office:value-type="float" office:value="10402" table:style-name="ce7">
            <text:p>10,402<text:s/></text:p>
          </table:table-cell>
          <table:table-cell office:value-type="float" office:value="24748" table:style-name="ce7">
            <text:p>24,748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34859" table:style-name="ce7">
            <text:p>34,859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11018" table:style-name="ce7">
            <text:p>11,018<text:s/></text:p>
          </table:table-cell>
          <table:table-cell office:value-type="float" office:value="35403" table:style-name="ce7">
            <text:p>35,403<text:s/></text:p>
          </table:table-cell>
          <table:table-cell office:value-type="float" office:value="26335" table:style-name="ce7">
            <text:p>26,335<text:s/></text:p>
          </table:table-cell>
          <table:table-cell office:value-type="float" office:value="22433" table:style-name="ce8">
            <text:p>22,433<text:s/></text:p>
          </table:table-cell>
          <table:table-cell office:value-type="float" office:value="20612" table:style-name="ce7">
            <text:p>20,612<text:s/></text:p>
          </table:table-cell>
          <table:table-cell office:value-type="float" office:value="26585" table:style-name="ce7">
            <text:p>26,585<text:s/></text:p>
          </table:table-cell>
          <table:table-cell office:value-type="float" office:value="145488" table:style-name="ce7">
            <text:p>145,488<text:s/></text:p>
          </table:table-cell>
          <table:table-cell office:value-type="float" office:value="52367" table:style-name="ce7">
            <text:p>52,367<text:s/></text:p>
          </table:table-cell>
          <table:table-cell office:value-type="float" office:value="25048" table:style-name="ce7">
            <text:p>25,048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26405" table:style-name="ce7">
            <text:p>26,405<text:s/></text:p>
          </table:table-cell>
          <table:table-cell office:value-type="float" office:value="23566" table:style-name="ce7">
            <text:p>23,566<text:s/></text:p>
          </table:table-cell>
          <table:table-cell office:value-type="float" office:value="26249" table:style-name="ce7">
            <text:p>26,249<text:s/></text:p>
          </table:table-cell>
          <table:table-cell office:value-type="float" office:value="23385" table:style-name="ce7">
            <text:p>23,385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30095" table:style-name="ce7">
            <text:p>30,095<text:s/></text:p>
          </table:table-cell>
          <table:table-cell office:value-type="float" office:value="6968" table:style-name="ce7">
            <text:p>6,968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17803" table:style-name="ce7">
            <text:p>17,803<text:s/></text:p>
          </table:table-cell>
          <table:table-cell office:value-type="float" office:value="4655" table:style-name="ce7">
            <text:p>4,655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3549" table:style-name="ce7">
            <text:p>3,549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9781" table:style-name="ce7">
            <text:p>9,781<text:s/></text:p>
          </table:table-cell>
          <table:table-cell office:value-type="float" office:value="14845" table:style-name="ce7">
            <text:p>14,845<text:s/></text:p>
          </table:table-cell>
          <table:table-cell office:value-type="float" office:value="26101" table:style-name="ce7">
            <text:p>26,101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9035" table:style-name="ce7">
            <text:p>9,035<text:s/></text:p>
          </table:table-cell>
          <table:table-cell office:value-type="float" office:value="24241" table:style-name="ce7">
            <text:p>24,241<text:s/></text:p>
          </table:table-cell>
          <table:table-cell office:value-type="float" office:value="25344" table:style-name="ce7">
            <text:p>25,344<text:s/></text:p>
          </table:table-cell>
          <table:table-cell office:value-type="float" office:value="28359" table:style-name="ce7">
            <text:p>28,359<text:s/></text:p>
          </table:table-cell>
          <table:table-cell office:value-type="float" office:value="44079" table:style-name="ce7">
            <text:p>44,079<text:s/></text:p>
          </table:table-cell>
          <table:table-cell office:value-type="float" office:value="39071" table:style-name="ce7">
            <text:p>39,071<text:s/></text:p>
          </table:table-cell>
          <table:table-cell office:value-type="float" office:value="31172" table:style-name="ce7">
            <text:p>31,172<text:s/></text:p>
          </table:table-cell>
          <table:table-cell office:value-type="float" office:value="28112" table:style-name="ce7">
            <text:p>28,112<text:s/></text:p>
          </table:table-cell>
          <table:table-cell office:value-type="float" office:value="67251" table:style-name="ce7">
            <text:p>67,251<text:s/></text:p>
          </table:table-cell>
          <table:table-cell office:value-type="float" office:value="23927" table:style-name="ce7">
            <text:p>23,927<text:s/></text:p>
          </table:table-cell>
          <table:table-cell office:value-type="float" office:value="35331" table:style-name="ce7">
            <text:p>35,331<text:s/></text:p>
          </table:table-cell>
          <table:table-cell office:value-type="float" office:value="35775" table:style-name="ce7">
            <text:p>35,775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68976" table:style-name="ce7">
            <text:p>68,976<text:s/></text:p>
          </table:table-cell>
          <table:table-cell office:value-type="float" office:value="21835" table:style-name="ce7">
            <text:p>21,835<text:s/></text:p>
          </table:table-cell>
          <table:table-cell office:value-type="float" office:value="17289" table:style-name="ce7">
            <text:p>17,289<text:s/></text:p>
          </table:table-cell>
          <table:table-cell office:value-type="float" office:value="16184" table:style-name="ce7">
            <text:p>16,184<text:s/></text:p>
          </table:table-cell>
          <table:table-cell office:value-type="float" office:value="26019" table:style-name="ce7">
            <text:p>26,019<text:s/></text:p>
          </table:table-cell>
          <table:table-cell office:value-type="float" office:value="13816" table:style-name="ce7">
            <text:p>13,816<text:s/></text:p>
          </table:table-cell>
          <table:table-cell office:value-type="float" office:value="33417" table:style-name="ce7">
            <text:p>33,417<text:s/></text:p>
          </table:table-cell>
          <table:table-cell office:value-type="float" office:value="21615" table:style-name="ce7">
            <text:p>21,615<text:s/></text:p>
          </table:table-cell>
          <table:table-cell office:value-type="float" office:value="8224" table:style-name="ce7">
            <text:p>8,224<text:s/></text:p>
          </table:table-cell>
          <table:table-cell office:value-type="float" office:value="17440" table:style-name="ce7">
            <text:p>17,440<text:s/></text:p>
          </table:table-cell>
          <table:table-cell office:value-type="float" office:value="45565" table:style-name="ce7">
            <text:p>45,565<text:s/></text:p>
          </table:table-cell>
          <table:table-cell office:value-type="float" office:value="24579" table:style-name="ce7">
            <text:p>24,579<text:s/></text:p>
          </table:table-cell>
          <table:table-cell office:value-type="float" office:value="26943" table:style-name="ce7">
            <text:p>26,943<text:s/></text:p>
          </table:table-cell>
          <table:table-cell office:value-type="float" office:value="27233" table:style-name="ce7">
            <text:p>27,233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5081" table:style-name="ce8">
            <text:p>5,081<text:s/></text:p>
          </table:table-cell>
          <table:table-cell office:value-type="float" office:value="6026" table:style-name="ce7">
            <text:p>6,026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10846" table:style-name="ce7">
            <text:p>10,846<text:s/></text:p>
          </table:table-cell>
          <table:table-cell office:value-type="float" office:value="10930" table:style-name="ce7">
            <text:p>10,930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7915" table:style-name="ce7">
            <text:p>17,915<text:s/></text:p>
          </table:table-cell>
          <table:table-cell office:value-type="float" office:value="30482" table:style-name="ce7">
            <text:p>30,482<text:s/></text:p>
          </table:table-cell>
          <table:table-cell office:value-type="float" office:value="27598" table:style-name="ce7">
            <text:p>27,598<text:s/></text:p>
          </table:table-cell>
          <table:table-cell office:value-type="float" office:value="14829" table:style-name="ce7">
            <text:p>14,829<text:s/></text:p>
          </table:table-cell>
          <table:table-cell office:value-type="float" office:value="12864" table:style-name="ce7">
            <text:p>12,864<text:s/></text:p>
          </table:table-cell>
          <table:table-cell office:value-type="float" office:value="13395" table:style-name="ce7">
            <text:p>13,395<text:s/></text:p>
          </table:table-cell>
          <table:table-cell office:value-type="float" office:value="13150" table:style-name="ce7">
            <text:p>13,150<text:s/></text:p>
          </table:table-cell>
          <table:table-cell office:value-type="float" office:value="12708" table:style-name="ce7">
            <text:p>12,708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9371" table:style-name="ce7">
            <text:p>9,37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1T00:00:00" table:style-name="ce6">
            <text:p>2025/7/11</text:p>
          </table:table-cell>
          <table:table-cell office:value-type="float" office:value="5556" table:style-name="ce7">
            <text:p>5,556<text:s/></text:p>
          </table:table-cell>
          <table:table-cell office:value-type="float" office:value="14107" table:style-name="ce7">
            <text:p>14,107<text:s/></text:p>
          </table:table-cell>
          <table:table-cell office:value-type="float" office:value="51058" table:style-name="ce7">
            <text:p>51,058<text:s/></text:p>
          </table:table-cell>
          <table:table-cell office:value-type="float" office:value="50949" table:style-name="ce7">
            <text:p>50,949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11338" table:style-name="ce7">
            <text:p>11,338<text:s/></text:p>
          </table:table-cell>
          <table:table-cell office:value-type="float" office:value="4120" table:style-name="ce7">
            <text:p>4,120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1401" table:style-name="ce7">
            <text:p>11,401<text:s/></text:p>
          </table:table-cell>
          <table:table-cell office:value-type="float" office:value="2142" table:style-name="ce7">
            <text:p>2,142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4868" table:style-name="ce7">
            <text:p>4,868<text:s/></text:p>
          </table:table-cell>
          <table:table-cell office:value-type="float" office:value="7957" table:style-name="ce7">
            <text:p>7,957<text:s/></text:p>
          </table:table-cell>
          <table:table-cell office:value-type="float" office:value="12597" table:style-name="ce7">
            <text:p>12,597<text:s/></text:p>
          </table:table-cell>
          <table:table-cell office:value-type="float" office:value="15264" table:style-name="ce7">
            <text:p>15,264<text:s/></text:p>
          </table:table-cell>
          <table:table-cell office:value-type="float" office:value="17850" table:style-name="ce7">
            <text:p>17,850<text:s/>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10676" table:style-name="ce7">
            <text:p>10,676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8568" table:style-name="ce7">
            <text:p>8,568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9331" table:style-name="ce7">
            <text:p>9,331<text:s/></text:p>
          </table:table-cell>
          <table:table-cell office:value-type="float" office:value="34320" table:style-name="ce7">
            <text:p>34,320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13612" table:style-name="ce7">
            <text:p>13,612<text:s/></text:p>
          </table:table-cell>
          <table:table-cell office:value-type="float" office:value="16423" table:style-name="ce7">
            <text:p>16,423<text:s/></text:p>
          </table:table-cell>
          <table:table-cell office:value-type="float" office:value="21420" table:style-name="ce8">
            <text:p>21,420<text:s/></text:p>
          </table:table-cell>
          <table:table-cell office:value-type="float" office:value="15745" table:style-name="ce7">
            <text:p>15,745<text:s/></text:p>
          </table:table-cell>
          <table:table-cell office:value-type="float" office:value="10525" table:style-name="ce7">
            <text:p>10,525<text:s/></text:p>
          </table:table-cell>
          <table:table-cell office:value-type="float" office:value="26293" table:style-name="ce7">
            <text:p>26,293<text:s/></text:p>
          </table:table-cell>
          <table:table-cell office:value-type="float" office:value="16506" table:style-name="ce7">
            <text:p>16,506<text:s/></text:p>
          </table:table-cell>
          <table:table-cell office:value-type="float" office:value="35334" table:style-name="ce7">
            <text:p>35,334<text:s/></text:p>
          </table:table-cell>
          <table:table-cell office:value-type="float" office:value="28949" table:style-name="ce7">
            <text:p>28,949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35456" table:style-name="ce7">
            <text:p>35,456<text:s/></text:p>
          </table:table-cell>
          <table:table-cell office:value-type="float" office:value="26319" table:style-name="ce7">
            <text:p>26,319<text:s/></text:p>
          </table:table-cell>
          <table:table-cell office:value-type="float" office:value="22153" table:style-name="ce8">
            <text:p>22,153<text:s/></text:p>
          </table:table-cell>
          <table:table-cell office:value-type="float" office:value="20741" table:style-name="ce7">
            <text:p>20,741<text:s/></text:p>
          </table:table-cell>
          <table:table-cell office:value-type="float" office:value="26200" table:style-name="ce7">
            <text:p>26,200<text:s/></text:p>
          </table:table-cell>
          <table:table-cell office:value-type="float" office:value="170602" table:style-name="ce7">
            <text:p>170,602<text:s/></text:p>
          </table:table-cell>
          <table:table-cell office:value-type="float" office:value="59920" table:style-name="ce7">
            <text:p>59,920<text:s/></text:p>
          </table:table-cell>
          <table:table-cell office:value-type="float" office:value="25283" table:style-name="ce7">
            <text:p>25,283<text:s/></text:p>
          </table:table-cell>
          <table:table-cell office:value-type="float" office:value="25258" table:style-name="ce7">
            <text:p>25,258<text:s/></text:p>
          </table:table-cell>
          <table:table-cell office:value-type="float" office:value="28537" table:style-name="ce7">
            <text:p>28,537<text:s/></text:p>
          </table:table-cell>
          <table:table-cell office:value-type="float" office:value="26019" table:style-name="ce7">
            <text:p>26,019<text:s/></text:p>
          </table:table-cell>
          <table:table-cell office:value-type="float" office:value="27115" table:style-name="ce7">
            <text:p>27,115<text:s/></text:p>
          </table:table-cell>
          <table:table-cell office:value-type="float" office:value="24569" table:style-name="ce7">
            <text:p>24,569<text:s/></text:p>
          </table:table-cell>
          <table:table-cell office:value-type="float" office:value="12295" table:style-name="ce7">
            <text:p>12,295<text:s/></text:p>
          </table:table-cell>
          <table:table-cell office:value-type="float" office:value="29615" table:style-name="ce7">
            <text:p>29,615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17871" table:style-name="ce7">
            <text:p>17,871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4027" table:style-name="ce7">
            <text:p>4,027<text:s/></text:p>
          </table:table-cell>
          <table:table-cell office:value-type="float" office:value="3439" table:style-name="ce7">
            <text:p>3,439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15011" table:style-name="ce7">
            <text:p>15,011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15067" table:style-name="ce7">
            <text:p>15,067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24335" table:style-name="ce7">
            <text:p>24,335<text:s/></text:p>
          </table:table-cell>
          <table:table-cell office:value-type="float" office:value="24635" table:style-name="ce7">
            <text:p>24,635<text:s/></text:p>
          </table:table-cell>
          <table:table-cell office:value-type="float" office:value="29459" table:style-name="ce7">
            <text:p>29,459<text:s/></text:p>
          </table:table-cell>
          <table:table-cell office:value-type="float" office:value="47632" table:style-name="ce7">
            <text:p>47,632<text:s/></text:p>
          </table:table-cell>
          <table:table-cell office:value-type="float" office:value="39567" table:style-name="ce7">
            <text:p>39,567<text:s/></text:p>
          </table:table-cell>
          <table:table-cell office:value-type="float" office:value="31226" table:style-name="ce7">
            <text:p>31,226<text:s/></text:p>
          </table:table-cell>
          <table:table-cell office:value-type="float" office:value="29367" table:style-name="ce7">
            <text:p>29,367<text:s/></text:p>
          </table:table-cell>
          <table:table-cell office:value-type="float" office:value="77497" table:style-name="ce7">
            <text:p>77,497<text:s/></text:p>
          </table:table-cell>
          <table:table-cell office:value-type="float" office:value="23528" table:style-name="ce7">
            <text:p>23,528<text:s/></text:p>
          </table:table-cell>
          <table:table-cell office:value-type="float" office:value="38002" table:style-name="ce7">
            <text:p>38,002<text:s/></text:p>
          </table:table-cell>
          <table:table-cell office:value-type="float" office:value="40762" table:style-name="ce7">
            <text:p>40,762<text:s/></text:p>
          </table:table-cell>
          <table:table-cell office:value-type="float" office:value="50721" table:style-name="ce7">
            <text:p>50,721<text:s/></text:p>
          </table:table-cell>
          <table:table-cell office:value-type="float" office:value="75135" table:style-name="ce7">
            <text:p>75,135<text:s/></text:p>
          </table:table-cell>
          <table:table-cell office:value-type="float" office:value="21649" table:style-name="ce7">
            <text:p>21,649<text:s/></text:p>
          </table:table-cell>
          <table:table-cell office:value-type="float" office:value="17492" table:style-name="ce7">
            <text:p>17,492<text:s/></text:p>
          </table:table-cell>
          <table:table-cell office:value-type="float" office:value="16309" table:style-name="ce7">
            <text:p>16,309<text:s/></text:p>
          </table:table-cell>
          <table:table-cell office:value-type="float" office:value="30070" table:style-name="ce7">
            <text:p>30,070<text:s/></text:p>
          </table:table-cell>
          <table:table-cell office:value-type="float" office:value="14038" table:style-name="ce7">
            <text:p>14,038<text:s/></text:p>
          </table:table-cell>
          <table:table-cell office:value-type="float" office:value="39531" table:style-name="ce7">
            <text:p>39,531<text:s/></text:p>
          </table:table-cell>
          <table:table-cell office:value-type="float" office:value="22637" table:style-name="ce7">
            <text:p>22,637<text:s/></text:p>
          </table:table-cell>
          <table:table-cell office:value-type="float" office:value="9094" table:style-name="ce7">
            <text:p>9,094<text:s/></text:p>
          </table:table-cell>
          <table:table-cell office:value-type="float" office:value="18537" table:style-name="ce7">
            <text:p>18,537<text:s/></text:p>
          </table:table-cell>
          <table:table-cell office:value-type="float" office:value="45769" table:style-name="ce7">
            <text:p>45,769<text:s/></text:p>
          </table:table-cell>
          <table:table-cell office:value-type="float" office:value="31961" table:style-name="ce7">
            <text:p>31,961<text:s/></text:p>
          </table:table-cell>
          <table:table-cell office:value-type="float" office:value="27093" table:style-name="ce7">
            <text:p>27,093<text:s/></text:p>
          </table:table-cell>
          <table:table-cell office:value-type="float" office:value="29623" table:style-name="ce7">
            <text:p>29,623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11881" table:style-name="ce7">
            <text:p>11,881<text:s/></text:p>
          </table:table-cell>
          <table:table-cell office:value-type="float" office:value="5138" table:style-name="ce8">
            <text:p>5,138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9181" table:style-name="ce7">
            <text:p>9,181<text:s/></text:p>
          </table:table-cell>
          <table:table-cell office:value-type="float" office:value="10437" table:style-name="ce7">
            <text:p>10,437<text:s/></text:p>
          </table:table-cell>
          <table:table-cell office:value-type="float" office:value="11541" table:style-name="ce7">
            <text:p>11,541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19120" table:style-name="ce7">
            <text:p>19,120<text:s/></text:p>
          </table:table-cell>
          <table:table-cell office:value-type="float" office:value="30920" table:style-name="ce7">
            <text:p>30,920<text:s/></text:p>
          </table:table-cell>
          <table:table-cell office:value-type="float" office:value="28897" table:style-name="ce7">
            <text:p>28,897<text:s/></text:p>
          </table:table-cell>
          <table:table-cell office:value-type="float" office:value="14646" table:style-name="ce7">
            <text:p>14,646<text:s/></text:p>
          </table:table-cell>
          <table:table-cell office:value-type="float" office:value="12477" table:style-name="ce7">
            <text:p>12,477<text:s/></text:p>
          </table:table-cell>
          <table:table-cell office:value-type="float" office:value="13519" table:style-name="ce7">
            <text:p>13,519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2805" table:style-name="ce7">
            <text:p>12,805<text:s/></text:p>
          </table:table-cell>
          <table:table-cell office:value-type="float" office:value="10790" table:style-name="ce7">
            <text:p>10,790<text:s/></text:p>
          </table:table-cell>
          <table:table-cell office:value-type="float" office:value="9285" table:style-name="ce7">
            <text:p>9,28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2T00:00:00" table:style-name="ce6">
            <text:p>2025/7/12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8699" table:style-name="ce7">
            <text:p>8,699<text:s/></text:p>
          </table:table-cell>
          <table:table-cell office:value-type="float" office:value="28952" table:style-name="ce7">
            <text:p>28,952<text:s/></text:p>
          </table:table-cell>
          <table:table-cell office:value-type="float" office:value="47097" table:style-name="ce7">
            <text:p>47,097<text:s/></text:p>
          </table:table-cell>
          <table:table-cell office:value-type="float" office:value="17333" table:style-name="ce7">
            <text:p>17,333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3903" table:style-name="ce7">
            <text:p>3,903<text:s/></text:p>
          </table:table-cell>
          <table:table-cell office:value-type="float" office:value="2541" table:style-name="ce7">
            <text:p>2,541<text:s/></text:p>
          </table:table-cell>
          <table:table-cell office:value-type="float" office:value="7611" table:style-name="ce7">
            <text:p>7,611<text:s/></text:p>
          </table:table-cell>
          <table:table-cell office:value-type="float" office:value="1648" table:style-name="ce7">
            <text:p>1,648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10127" table:style-name="ce7">
            <text:p>10,127<text:s/></text:p>
          </table:table-cell>
          <table:table-cell office:value-type="float" office:value="4838" table:style-name="ce7">
            <text:p>4,838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3897" table:style-name="ce7">
            <text:p>3,897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3005" table:style-name="ce7">
            <text:p>3,005<text:s/></text:p>
          </table:table-cell>
          <table:table-cell office:value-type="float" office:value="5897" table:style-name="ce7">
            <text:p>5,897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26677" table:style-name="ce7">
            <text:p>26,677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9891" table:style-name="ce7">
            <text:p>9,891<text:s/></text:p>
          </table:table-cell>
          <table:table-cell office:value-type="float" office:value="12776" table:style-name="ce7">
            <text:p>12,776<text:s/></text:p>
          </table:table-cell>
          <table:table-cell office:value-type="float" office:value="14857" table:style-name="ce8">
            <text:p>14,857<text:s/></text:p>
          </table:table-cell>
          <table:table-cell office:value-type="float" office:value="12858" table:style-name="ce7">
            <text:p>12,858<text:s/></text:p>
          </table:table-cell>
          <table:table-cell office:value-type="float" office:value="8823" table:style-name="ce7">
            <text:p>8,823<text:s/></text:p>
          </table:table-cell>
          <table:table-cell office:value-type="float" office:value="21833" table:style-name="ce7">
            <text:p>21,833<text:s/></text:p>
          </table:table-cell>
          <table:table-cell office:value-type="float" office:value="13578" table:style-name="ce7">
            <text:p>13,578<text:s/></text:p>
          </table:table-cell>
          <table:table-cell office:value-type="float" office:value="24916" table:style-name="ce7">
            <text:p>24,916<text:s/></text:p>
          </table:table-cell>
          <table:table-cell office:value-type="float" office:value="21326" table:style-name="ce7">
            <text:p>21,326<text:s/></text:p>
          </table:table-cell>
          <table:table-cell office:value-type="float" office:value="4969" table:style-name="ce7">
            <text:p>4,969<text:s/></text:p>
          </table:table-cell>
          <table:table-cell office:value-type="float" office:value="28545" table:style-name="ce7">
            <text:p>28,545<text:s/></text:p>
          </table:table-cell>
          <table:table-cell office:value-type="float" office:value="20097" table:style-name="ce7">
            <text:p>20,097<text:s/></text:p>
          </table:table-cell>
          <table:table-cell office:value-type="float" office:value="16060" table:style-name="ce8">
            <text:p>16,060<text:s/></text:p>
          </table:table-cell>
          <table:table-cell office:value-type="float" office:value="16516" table:style-name="ce7">
            <text:p>16,516<text:s/></text:p>
          </table:table-cell>
          <table:table-cell office:value-type="float" office:value="11063" table:style-name="ce7">
            <text:p>11,063<text:s/></text:p>
          </table:table-cell>
          <table:table-cell office:value-type="float" office:value="166157" table:style-name="ce7">
            <text:p>166,157<text:s/></text:p>
          </table:table-cell>
          <table:table-cell office:value-type="float" office:value="59626" table:style-name="ce7">
            <text:p>59,626<text:s/></text:p>
          </table:table-cell>
          <table:table-cell office:value-type="float" office:value="18797" table:style-name="ce7">
            <text:p>18,797<text:s/></text:p>
          </table:table-cell>
          <table:table-cell office:value-type="float" office:value="17935" table:style-name="ce7">
            <text:p>17,935<text:s/></text:p>
          </table:table-cell>
          <table:table-cell office:value-type="float" office:value="28788" table:style-name="ce7">
            <text:p>28,788<text:s/></text:p>
          </table:table-cell>
          <table:table-cell office:value-type="float" office:value="24944" table:style-name="ce7">
            <text:p>24,944<text:s/></text:p>
          </table:table-cell>
          <table:table-cell office:value-type="float" office:value="25904" table:style-name="ce7">
            <text:p>25,904<text:s/></text:p>
          </table:table-cell>
          <table:table-cell office:value-type="float" office:value="19352" table:style-name="ce7">
            <text:p>19,352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20747" table:style-name="ce7">
            <text:p>20,747<text:s/></text:p>
          </table:table-cell>
          <table:table-cell office:value-type="float" office:value="6102" table:style-name="ce7">
            <text:p>6,102<text:s/></text:p>
          </table:table-cell>
          <table:table-cell office:value-type="float" office:value="6038" table:style-name="ce7">
            <text:p>6,038<text:s/></text:p>
          </table:table-cell>
          <table:table-cell office:value-type="float" office:value="15333" table:style-name="ce7">
            <text:p>15,333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848" table:style-name="ce7">
            <text:p>1,848<text:s/></text:p>
          </table:table-cell>
          <table:table-cell office:value-type="float" office:value="8141" table:style-name="ce7">
            <text:p>8,141<text:s/></text:p>
          </table:table-cell>
          <table:table-cell office:value-type="float" office:value="7970" table:style-name="ce7">
            <text:p>7,970<text:s/></text:p>
          </table:table-cell>
          <table:table-cell office:value-type="float" office:value="12180" table:style-name="ce7">
            <text:p>12,180<text:s/></text:p>
          </table:table-cell>
          <table:table-cell office:value-type="float" office:value="29383" table:style-name="ce7">
            <text:p>29,383<text:s/></text:p>
          </table:table-cell>
          <table:table-cell office:value-type="float" office:value="6602" table:style-name="ce7">
            <text:p>6,602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6889" table:style-name="ce7">
            <text:p>6,889<text:s/></text:p>
          </table:table-cell>
          <table:table-cell office:value-type="float" office:value="18236" table:style-name="ce7">
            <text:p>18,236<text:s/></text:p>
          </table:table-cell>
          <table:table-cell office:value-type="float" office:value="16352" table:style-name="ce7">
            <text:p>16,352<text:s/></text:p>
          </table:table-cell>
          <table:table-cell office:value-type="float" office:value="27040" table:style-name="ce7">
            <text:p>27,040<text:s/></text:p>
          </table:table-cell>
          <table:table-cell office:value-type="float" office:value="43469" table:style-name="ce7">
            <text:p>43,469<text:s/></text:p>
          </table:table-cell>
          <table:table-cell office:value-type="float" office:value="30574" table:style-name="ce7">
            <text:p>30,574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80057" table:style-name="ce7">
            <text:p>80,057<text:s/></text:p>
          </table:table-cell>
          <table:table-cell office:value-type="float" office:value="15584" table:style-name="ce7">
            <text:p>15,584<text:s/></text:p>
          </table:table-cell>
          <table:table-cell office:value-type="float" office:value="36226" table:style-name="ce7">
            <text:p>36,226<text:s/></text:p>
          </table:table-cell>
          <table:table-cell office:value-type="float" office:value="33974" table:style-name="ce7">
            <text:p>33,974<text:s/></text:p>
          </table:table-cell>
          <table:table-cell office:value-type="float" office:value="50606" table:style-name="ce7">
            <text:p>50,606<text:s/></text:p>
          </table:table-cell>
          <table:table-cell office:value-type="float" office:value="64137" table:style-name="ce7">
            <text:p>64,137<text:s/></text:p>
          </table:table-cell>
          <table:table-cell office:value-type="float" office:value="17128" table:style-name="ce7">
            <text:p>17,128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34539" table:style-name="ce7">
            <text:p>34,539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9956" table:style-name="ce7">
            <text:p>9,956<text:s/></text:p>
          </table:table-cell>
          <table:table-cell office:value-type="float" office:value="14449" table:style-name="ce7">
            <text:p>14,449<text:s/></text:p>
          </table:table-cell>
          <table:table-cell office:value-type="float" office:value="23038" table:style-name="ce7">
            <text:p>23,038<text:s/></text:p>
          </table:table-cell>
          <table:table-cell office:value-type="float" office:value="22176" table:style-name="ce7">
            <text:p>22,176<text:s/></text:p>
          </table:table-cell>
          <table:table-cell office:value-type="float" office:value="15098" table:style-name="ce7">
            <text:p>15,098<text:s/></text:p>
          </table:table-cell>
          <table:table-cell office:value-type="float" office:value="18405" table:style-name="ce7">
            <text:p>18,405<text:s/></text:p>
          </table:table-cell>
          <table:table-cell office:value-type="float" office:value="6221" table:style-name="ce7">
            <text:p>6,221<text:s/></text:p>
          </table:table-cell>
          <table:table-cell office:value-type="float" office:value="10513" table:style-name="ce7">
            <text:p>10,513<text:s/></text:p>
          </table:table-cell>
          <table:table-cell office:value-type="float" office:value="3695" table:style-name="ce8">
            <text:p>3,695<text:s/></text:p>
          </table:table-cell>
          <table:table-cell office:value-type="float" office:value="2842" table:style-name="ce7">
            <text:p>2,842<text:s/></text:p>
          </table:table-cell>
          <table:table-cell office:value-type="float" office:value="8366" table:style-name="ce7">
            <text:p>8,366<text:s/></text:p>
          </table:table-cell>
          <table:table-cell office:value-type="float" office:value="8347" table:style-name="ce7">
            <text:p>8,347<text:s/></text:p>
          </table:table-cell>
          <table:table-cell office:value-type="float" office:value="10406" table:style-name="ce7">
            <text:p>10,406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14366" table:style-name="ce7">
            <text:p>14,366<text:s/></text:p>
          </table:table-cell>
          <table:table-cell office:value-type="float" office:value="21875" table:style-name="ce7">
            <text:p>21,875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11125" table:style-name="ce7">
            <text:p>11,125<text:s/></text:p>
          </table:table-cell>
          <table:table-cell office:value-type="float" office:value="9782" table:style-name="ce7">
            <text:p>9,782<text:s/></text:p>
          </table:table-cell>
          <table:table-cell office:value-type="float" office:value="10374" table:style-name="ce7">
            <text:p>10,374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10354" table:style-name="ce7">
            <text:p>10,354<text:s/></text:p>
          </table:table-cell>
          <table:table-cell office:value-type="float" office:value="8409" table:style-name="ce7">
            <text:p>8,409<text:s/></text:p>
          </table:table-cell>
          <table:table-cell office:value-type="float" office:value="7032" table:style-name="ce7">
            <text:p>7,03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3T00:00:00" table:style-name="ce6">
            <text:p>2025/7/13</text:p>
          </table:table-cell>
          <table:table-cell office:value-type="float" office:value="3989" table:style-name="ce7">
            <text:p>3,989<text:s/></text:p>
          </table:table-cell>
          <table:table-cell office:value-type="float" office:value="7296" table:style-name="ce7">
            <text:p>7,296<text:s/></text:p>
          </table:table-cell>
          <table:table-cell office:value-type="float" office:value="21647" table:style-name="ce7">
            <text:p>21,647<text:s/></text:p>
          </table:table-cell>
          <table:table-cell office:value-type="float" office:value="35961" table:style-name="ce7">
            <text:p>35,961<text:s/></text:p>
          </table:table-cell>
          <table:table-cell office:value-type="float" office:value="12994" table:style-name="ce7">
            <text:p>12,994<text:s/></text:p>
          </table:table-cell>
          <table:table-cell office:value-type="float" office:value="7997" table:style-name="ce7">
            <text:p>7,997<text:s/></text:p>
          </table:table-cell>
          <table:table-cell office:value-type="float" office:value="6441" table:style-name="ce7">
            <text:p>6,441<text:s/></text:p>
          </table:table-cell>
          <table:table-cell office:value-type="float" office:value="3405" table:style-name="ce7">
            <text:p>3,405<text:s/></text:p>
          </table:table-cell>
          <table:table-cell office:value-type="float" office:value="2230" table:style-name="ce7">
            <text:p>2,230<text:s/></text:p>
          </table:table-cell>
          <table:table-cell office:value-type="float" office:value="5890" table:style-name="ce7">
            <text:p>5,890<text:s/></text:p>
          </table:table-cell>
          <table:table-cell office:value-type="float" office:value="1318" table:style-name="ce7">
            <text:p>1,318<text:s/></text:p>
          </table:table-cell>
          <table:table-cell office:value-type="float" office:value="2909" table:style-name="ce7">
            <text:p>2,909<text:s/></text:p>
          </table:table-cell>
          <table:table-cell office:value-type="float" office:value="6159" table:style-name="ce7">
            <text:p>6,159<text:s/></text:p>
          </table:table-cell>
          <table:table-cell office:value-type="float" office:value="5438" table:style-name="ce7">
            <text:p>5,438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3513" table:style-name="ce7">
            <text:p>3,513<text:s/></text:p>
          </table:table-cell>
          <table:table-cell office:value-type="float" office:value="7572" table:style-name="ce7">
            <text:p>7,572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5969" table:style-name="ce7">
            <text:p>5,969<text:s/></text:p>
          </table:table-cell>
          <table:table-cell office:value-type="float" office:value="5972" table:style-name="ce7">
            <text:p>5,972<text:s/></text:p>
          </table:table-cell>
          <table:table-cell office:value-type="float" office:value="23552" table:style-name="ce7">
            <text:p>23,552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9575" table:style-name="ce7">
            <text:p>9,575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13062" table:style-name="ce8">
            <text:p>13,062<text:s/></text:p>
          </table:table-cell>
          <table:table-cell office:value-type="float" office:value="11987" table:style-name="ce7">
            <text:p>11,987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21449" table:style-name="ce7">
            <text:p>21,449<text:s/></text:p>
          </table:table-cell>
          <table:table-cell office:value-type="float" office:value="12264" table:style-name="ce7">
            <text:p>12,264<text:s/></text:p>
          </table:table-cell>
          <table:table-cell office:value-type="float" office:value="20030" table:style-name="ce7">
            <text:p>20,030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4402" table:style-name="ce7">
            <text:p>4,402<text:s/></text:p>
          </table:table-cell>
          <table:table-cell office:value-type="float" office:value="25364" table:style-name="ce7">
            <text:p>25,364<text:s/></text:p>
          </table:table-cell>
          <table:table-cell office:value-type="float" office:value="17433" table:style-name="ce7">
            <text:p>17,433<text:s/></text:p>
          </table:table-cell>
          <table:table-cell office:value-type="float" office:value="13671" table:style-name="ce8">
            <text:p>13,671<text:s/></text:p>
          </table:table-cell>
          <table:table-cell office:value-type="float" office:value="14843" table:style-name="ce7">
            <text:p>14,843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150804" table:style-name="ce7">
            <text:p>150,804<text:s/></text:p>
          </table:table-cell>
          <table:table-cell office:value-type="float" office:value="50951" table:style-name="ce7">
            <text:p>50,951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16371" table:style-name="ce7">
            <text:p>16,371<text:s/></text:p>
          </table:table-cell>
          <table:table-cell office:value-type="float" office:value="25436" table:style-name="ce7">
            <text:p>25,436<text:s/></text:p>
          </table:table-cell>
          <table:table-cell office:value-type="float" office:value="23398" table:style-name="ce7">
            <text:p>23,398<text:s/></text:p>
          </table:table-cell>
          <table:table-cell office:value-type="float" office:value="22228" table:style-name="ce7">
            <text:p>22,228<text:s/></text:p>
          </table:table-cell>
          <table:table-cell office:value-type="float" office:value="17331" table:style-name="ce7">
            <text:p>17,331<text:s/></text:p>
          </table:table-cell>
          <table:table-cell office:value-type="float" office:value="7372" table:style-name="ce7">
            <text:p>7,372<text:s/></text:p>
          </table:table-cell>
          <table:table-cell office:value-type="float" office:value="17387" table:style-name="ce7">
            <text:p>17,387<text:s/></text:p>
          </table:table-cell>
          <table:table-cell office:value-type="float" office:value="5289" table:style-name="ce7">
            <text:p>5,289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4461" table:style-name="ce7">
            <text:p>4,461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1604" table:style-name="ce7">
            <text:p>1,604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6842" table:style-name="ce7">
            <text:p>6,842<text:s/></text:p>
          </table:table-cell>
          <table:table-cell office:value-type="float" office:value="10982" table:style-name="ce7">
            <text:p>10,982<text:s/></text:p>
          </table:table-cell>
          <table:table-cell office:value-type="float" office:value="28969" table:style-name="ce7">
            <text:p>28,969<text:s/></text:p>
          </table:table-cell>
          <table:table-cell office:value-type="float" office:value="5971" table:style-name="ce7">
            <text:p>5,971<text:s/></text:p>
          </table:table-cell>
          <table:table-cell office:value-type="float" office:value="9918" table:style-name="ce7">
            <text:p>9,918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15579" table:style-name="ce7">
            <text:p>15,579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22337" table:style-name="ce7">
            <text:p>22,337<text:s/></text:p>
          </table:table-cell>
          <table:table-cell office:value-type="float" office:value="37145" table:style-name="ce7">
            <text:p>37,145<text:s/></text:p>
          </table:table-cell>
          <table:table-cell office:value-type="float" office:value="25815" table:style-name="ce7">
            <text:p>25,815<text:s/></text:p>
          </table:table-cell>
          <table:table-cell office:value-type="float" office:value="20732" table:style-name="ce7">
            <text:p>20,732<text:s/></text:p>
          </table:table-cell>
          <table:table-cell office:value-type="float" office:value="27270" table:style-name="ce7">
            <text:p>27,270<text:s/></text:p>
          </table:table-cell>
          <table:table-cell office:value-type="float" office:value="70265" table:style-name="ce7">
            <text:p>70,265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30221" table:style-name="ce7">
            <text:p>30,221<text:s/></text:p>
          </table:table-cell>
          <table:table-cell office:value-type="float" office:value="24784" table:style-name="ce7">
            <text:p>24,784<text:s/></text:p>
          </table:table-cell>
          <table:table-cell office:value-type="float" office:value="23151" table:style-name="ce7">
            <text:p>23,151<text:s/></text:p>
          </table:table-cell>
          <table:table-cell office:value-type="float" office:value="48505" table:style-name="ce7">
            <text:p>48,505<text:s/></text:p>
          </table:table-cell>
          <table:table-cell office:value-type="float" office:value="14450" table:style-name="ce7">
            <text:p>14,450<text:s/></text:p>
          </table:table-cell>
          <table:table-cell office:value-type="float" office:value="12318" table:style-name="ce7">
            <text:p>12,318<text:s/></text:p>
          </table:table-cell>
          <table:table-cell office:value-type="float" office:value="8049" table:style-name="ce7">
            <text:p>8,049<text:s/></text:p>
          </table:table-cell>
          <table:table-cell office:value-type="float" office:value="19623" table:style-name="ce7">
            <text:p>19,623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30520" table:style-name="ce7">
            <text:p>30,520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13382" table:style-name="ce7">
            <text:p>13,382<text:s/></text:p>
          </table:table-cell>
          <table:table-cell office:value-type="float" office:value="16791" table:style-name="ce7">
            <text:p>16,791<text:s/></text:p>
          </table:table-cell>
          <table:table-cell office:value-type="float" office:value="18347" table:style-name="ce7">
            <text:p>18,347<text:s/></text:p>
          </table:table-cell>
          <table:table-cell office:value-type="float" office:value="12260" table:style-name="ce7">
            <text:p>12,260<text:s/></text:p>
          </table:table-cell>
          <table:table-cell office:value-type="float" office:value="17222" table:style-name="ce7">
            <text:p>17,222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9369" table:style-name="ce7">
            <text:p>9,369<text:s/></text:p>
          </table:table-cell>
          <table:table-cell office:value-type="float" office:value="3179" table:style-name="ce8">
            <text:p>3,179<text:s/></text:p>
          </table:table-cell>
          <table:table-cell office:value-type="float" office:value="2422" table:style-name="ce7">
            <text:p>2,422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6777" table:style-name="ce7">
            <text:p>6,777<text:s/></text:p>
          </table:table-cell>
          <table:table-cell office:value-type="float" office:value="9107" table:style-name="ce7">
            <text:p>9,107<text:s/></text:p>
          </table:table-cell>
          <table:table-cell office:value-type="float" office:value="9895" table:style-name="ce7">
            <text:p>9,895<text:s/></text:p>
          </table:table-cell>
          <table:table-cell office:value-type="float" office:value="11413" table:style-name="ce7">
            <text:p>11,413<text:s/></text:p>
          </table:table-cell>
          <table:table-cell office:value-type="float" office:value="18171" table:style-name="ce7">
            <text:p>18,171<text:s/></text:p>
          </table:table-cell>
          <table:table-cell office:value-type="float" office:value="20417" table:style-name="ce7">
            <text:p>20,417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8449" table:style-name="ce7">
            <text:p>8,449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5816" table:style-name="ce7">
            <text:p>5,81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4T00:00:00" table:style-name="ce6">
            <text:p>2025/7/14</text:p>
          </table:table-cell>
          <table:table-cell office:value-type="float" office:value="5741" table:style-name="ce7">
            <text:p>5,741<text:s/></text:p>
          </table:table-cell>
          <table:table-cell office:value-type="float" office:value="13189" table:style-name="ce7">
            <text:p>13,189<text:s/></text:p>
          </table:table-cell>
          <table:table-cell office:value-type="float" office:value="45807" table:style-name="ce7">
            <text:p>45,807<text:s/></text:p>
          </table:table-cell>
          <table:table-cell office:value-type="float" office:value="41230" table:style-name="ce7">
            <text:p>41,230<text:s/></text:p>
          </table:table-cell>
          <table:table-cell office:value-type="float" office:value="23814" table:style-name="ce7">
            <text:p>23,814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10573" table:style-name="ce7">
            <text:p>10,573<text:s/></text:p>
          </table:table-cell>
          <table:table-cell office:value-type="float" office:value="4115" table:style-name="ce7">
            <text:p>4,115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11732" table:style-name="ce7">
            <text:p>11,732<text:s/></text:p>
          </table:table-cell>
          <table:table-cell office:value-type="float" office:value="2174" table:style-name="ce7">
            <text:p>2,174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4410" table:style-name="ce7">
            <text:p>4,410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10814" table:style-name="ce7">
            <text:p>10,814<text:s/></text:p>
          </table:table-cell>
          <table:table-cell office:value-type="float" office:value="15452" table:style-name="ce7">
            <text:p>15,452<text:s/></text:p>
          </table:table-cell>
          <table:table-cell office:value-type="float" office:value="17936" table:style-name="ce7">
            <text:p>17,936<text:s/></text:p>
          </table:table-cell>
          <table:table-cell office:value-type="float" office:value="5046" table:style-name="ce7">
            <text:p>5,046<text:s/></text:p>
          </table:table-cell>
          <table:table-cell office:value-type="float" office:value="10167" table:style-name="ce7">
            <text:p>10,167<text:s/></text:p>
          </table:table-cell>
          <table:table-cell office:value-type="float" office:value="3291" table:style-name="ce7">
            <text:p>3,291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8261" table:style-name="ce7">
            <text:p>8,261<text:s/></text:p>
          </table:table-cell>
          <table:table-cell office:value-type="float" office:value="8770" table:style-name="ce7">
            <text:p>8,770<text:s/></text:p>
          </table:table-cell>
          <table:table-cell office:value-type="float" office:value="32379" table:style-name="ce7">
            <text:p>32,379<text:s/>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10422" table:style-name="ce7">
            <text:p>10,422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5714" table:style-name="ce7">
            <text:p>15,714<text:s/></text:p>
          </table:table-cell>
          <table:table-cell office:value-type="float" office:value="20335" table:style-name="ce8">
            <text:p>20,335<text:s/></text:p>
          </table:table-cell>
          <table:table-cell office:value-type="float" office:value="14643" table:style-name="ce7">
            <text:p>14,643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24476" table:style-name="ce7">
            <text:p>24,476<text:s/></text:p>
          </table:table-cell>
          <table:table-cell office:value-type="float" office:value="14863" table:style-name="ce7">
            <text:p>14,863<text:s/></text:p>
          </table:table-cell>
          <table:table-cell office:value-type="float" office:value="31976" table:style-name="ce7">
            <text:p>31,976<text:s/></text:p>
          </table:table-cell>
          <table:table-cell office:value-type="float" office:value="25099" table:style-name="ce7">
            <text:p>25,099<text:s/></text:p>
          </table:table-cell>
          <table:table-cell office:value-type="float" office:value="9927" table:style-name="ce7">
            <text:p>9,927<text:s/></text:p>
          </table:table-cell>
          <table:table-cell office:value-type="float" office:value="33872" table:style-name="ce7">
            <text:p>33,872<text:s/></text:p>
          </table:table-cell>
          <table:table-cell office:value-type="float" office:value="25169" table:style-name="ce7">
            <text:p>25,169<text:s/></text:p>
          </table:table-cell>
          <table:table-cell office:value-type="float" office:value="21154" table:style-name="ce8">
            <text:p>21,154<text:s/></text:p>
          </table:table-cell>
          <table:table-cell office:value-type="float" office:value="19891" table:style-name="ce7">
            <text:p>19,891<text:s/></text:p>
          </table:table-cell>
          <table:table-cell office:value-type="float" office:value="26007" table:style-name="ce7">
            <text:p>26,007<text:s/></text:p>
          </table:table-cell>
          <table:table-cell office:value-type="float" office:value="141496" table:style-name="ce7">
            <text:p>141,496<text:s/></text:p>
          </table:table-cell>
          <table:table-cell office:value-type="float" office:value="46378" table:style-name="ce7">
            <text:p>46,378<text:s/></text:p>
          </table:table-cell>
          <table:table-cell office:value-type="float" office:value="22838" table:style-name="ce7">
            <text:p>22,838<text:s/></text:p>
          </table:table-cell>
          <table:table-cell office:value-type="float" office:value="22883" table:style-name="ce7">
            <text:p>22,883<text:s/></text:p>
          </table:table-cell>
          <table:table-cell office:value-type="float" office:value="23544" table:style-name="ce7">
            <text:p>23,544<text:s/></text:p>
          </table:table-cell>
          <table:table-cell office:value-type="float" office:value="22848" table:style-name="ce7">
            <text:p>22,848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22277" table:style-name="ce7">
            <text:p>22,277<text:s/></text:p>
          </table:table-cell>
          <table:table-cell office:value-type="float" office:value="12765" table:style-name="ce7">
            <text:p>12,765<text:s/></text:p>
          </table:table-cell>
          <table:table-cell office:value-type="float" office:value="29345" table:style-name="ce7">
            <text:p>29,345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8177" table:style-name="ce7">
            <text:p>8,177<text:s/></text:p>
          </table:table-cell>
          <table:table-cell office:value-type="float" office:value="16704" table:style-name="ce7">
            <text:p>16,704<text:s/></text:p>
          </table:table-cell>
          <table:table-cell office:value-type="float" office:value="3876" table:style-name="ce7">
            <text:p>3,876<text:s/></text:p>
          </table:table-cell>
          <table:table-cell office:value-type="float" office:value="3864" table:style-name="ce7">
            <text:p>3,864<text:s/></text:p>
          </table:table-cell>
          <table:table-cell office:value-type="float" office:value="3345" table:style-name="ce7">
            <text:p>3,345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9594" table:style-name="ce7">
            <text:p>9,594<text:s/></text:p>
          </table:table-cell>
          <table:table-cell office:value-type="float" office:value="14718" table:style-name="ce7">
            <text:p>14,718<text:s/></text:p>
          </table:table-cell>
          <table:table-cell office:value-type="float" office:value="27077" table:style-name="ce7">
            <text:p>27,077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8848" table:style-name="ce7">
            <text:p>8,848<text:s/></text:p>
          </table:table-cell>
          <table:table-cell office:value-type="float" office:value="23155" table:style-name="ce7">
            <text:p>23,155<text:s/></text:p>
          </table:table-cell>
          <table:table-cell office:value-type="float" office:value="24338" table:style-name="ce7">
            <text:p>24,338<text:s/></text:p>
          </table:table-cell>
          <table:table-cell office:value-type="float" office:value="26411" table:style-name="ce7">
            <text:p>26,411<text:s/></text:p>
          </table:table-cell>
          <table:table-cell office:value-type="float" office:value="41421" table:style-name="ce7">
            <text:p>41,421<text:s/></text:p>
          </table:table-cell>
          <table:table-cell office:value-type="float" office:value="37023" table:style-name="ce7">
            <text:p>37,023<text:s/></text:p>
          </table:table-cell>
          <table:table-cell office:value-type="float" office:value="29685" table:style-name="ce7">
            <text:p>29,685<text:s/></text:p>
          </table:table-cell>
          <table:table-cell office:value-type="float" office:value="25904" table:style-name="ce7">
            <text:p>25,904<text:s/></text:p>
          </table:table-cell>
          <table:table-cell office:value-type="float" office:value="63022" table:style-name="ce7">
            <text:p>63,022<text:s/></text:p>
          </table:table-cell>
          <table:table-cell office:value-type="float" office:value="21307" table:style-name="ce7">
            <text:p>21,307<text:s/></text:p>
          </table:table-cell>
          <table:table-cell office:value-type="float" office:value="32780" table:style-name="ce7">
            <text:p>32,780<text:s/></text:p>
          </table:table-cell>
          <table:table-cell office:value-type="float" office:value="32523" table:style-name="ce7">
            <text:p>32,523<text:s/></text:p>
          </table:table-cell>
          <table:table-cell office:value-type="float" office:value="23718" table:style-name="ce7">
            <text:p>23,718<text:s/></text:p>
          </table:table-cell>
          <table:table-cell office:value-type="float" office:value="62172" table:style-name="ce7">
            <text:p>62,172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16636" table:style-name="ce7">
            <text:p>16,636<text:s/></text:p>
          </table:table-cell>
          <table:table-cell office:value-type="float" office:value="15437" table:style-name="ce7">
            <text:p>15,437<text:s/></text:p>
          </table:table-cell>
          <table:table-cell office:value-type="float" office:value="24195" table:style-name="ce7">
            <text:p>24,195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33785" table:style-name="ce7">
            <text:p>33,785<text:s/></text:p>
          </table:table-cell>
          <table:table-cell office:value-type="float" office:value="19969" table:style-name="ce7">
            <text:p>19,969<text:s/></text:p>
          </table:table-cell>
          <table:table-cell office:value-type="float" office:value="8079" table:style-name="ce7">
            <text:p>8,079<text:s/></text:p>
          </table:table-cell>
          <table:table-cell office:value-type="float" office:value="16607" table:style-name="ce7">
            <text:p>16,607<text:s/></text:p>
          </table:table-cell>
          <table:table-cell office:value-type="float" office:value="41845" table:style-name="ce7">
            <text:p>41,845<text:s/></text:p>
          </table:table-cell>
          <table:table-cell office:value-type="float" office:value="22334" table:style-name="ce7">
            <text:p>22,334<text:s/></text:p>
          </table:table-cell>
          <table:table-cell office:value-type="float" office:value="25451" table:style-name="ce7">
            <text:p>25,451<text:s/></text:p>
          </table:table-cell>
          <table:table-cell office:value-type="float" office:value="26381" table:style-name="ce7">
            <text:p>26,381<text:s/></text:p>
          </table:table-cell>
          <table:table-cell office:value-type="float" office:value="8554" table:style-name="ce7">
            <text:p>8,554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4901" table:style-name="ce8">
            <text:p>4,901<text:s/></text:p>
          </table:table-cell>
          <table:table-cell office:value-type="float" office:value="5641" table:style-name="ce7">
            <text:p>5,641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10316" table:style-name="ce7">
            <text:p>10,316<text:s/></text:p>
          </table:table-cell>
          <table:table-cell office:value-type="float" office:value="11734" table:style-name="ce7">
            <text:p>11,734<text:s/></text:p>
          </table:table-cell>
          <table:table-cell office:value-type="float" office:value="16593" table:style-name="ce7">
            <text:p>16,593<text:s/></text:p>
          </table:table-cell>
          <table:table-cell office:value-type="float" office:value="28920" table:style-name="ce7">
            <text:p>28,920<text:s/></text:p>
          </table:table-cell>
          <table:table-cell office:value-type="float" office:value="24892" table:style-name="ce7">
            <text:p>24,892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459" table:style-name="ce7">
            <text:p>12,459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10417" table:style-name="ce7">
            <text:p>10,417<text:s/></text:p>
          </table:table-cell>
          <table:table-cell office:value-type="float" office:value="9044" table:style-name="ce7">
            <text:p>9,04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5T00:00:00" table:style-name="ce6">
            <text:p>2025/7/15</text:p>
          </table:table-cell>
          <table:table-cell office:value-type="float" office:value="5397" table:style-name="ce7">
            <text:p>5,397<text:s/></text:p>
          </table:table-cell>
          <table:table-cell office:value-type="float" office:value="14051" table:style-name="ce7">
            <text:p>14,051<text:s/></text:p>
          </table:table-cell>
          <table:table-cell office:value-type="float" office:value="47811" table:style-name="ce7">
            <text:p>47,811<text:s/></text:p>
          </table:table-cell>
          <table:table-cell office:value-type="float" office:value="43954" table:style-name="ce7">
            <text:p>43,954<text:s/></text:p>
          </table:table-cell>
          <table:table-cell office:value-type="float" office:value="25015" table:style-name="ce7">
            <text:p>25,015<text:s/></text:p>
          </table:table-cell>
          <table:table-cell office:value-type="float" office:value="13894" table:style-name="ce7">
            <text:p>13,894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4160" table:style-name="ce7">
            <text:p>4,160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11857" table:style-name="ce7">
            <text:p>11,857<text:s/></text:p>
          </table:table-cell>
          <table:table-cell office:value-type="float" office:value="2242" table:style-name="ce7">
            <text:p>2,242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18633" table:style-name="ce7">
            <text:p>18,633<text:s/></text:p>
          </table:table-cell>
          <table:table-cell office:value-type="float" office:value="4954" table:style-name="ce7">
            <text:p>4,954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8638" table:style-name="ce7">
            <text:p>8,638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33239" table:style-name="ce7">
            <text:p>33,239<text:s/>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13546" table:style-name="ce7">
            <text:p>13,546<text:s/></text:p>
          </table:table-cell>
          <table:table-cell office:value-type="float" office:value="16210" table:style-name="ce7">
            <text:p>16,210<text:s/></text:p>
          </table:table-cell>
          <table:table-cell office:value-type="float" office:value="21012" table:style-name="ce8">
            <text:p>21,012<text:s/></text:p>
          </table:table-cell>
          <table:table-cell office:value-type="float" office:value="15511" table:style-name="ce7">
            <text:p>15,511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25312" table:style-name="ce7">
            <text:p>25,312<text:s/></text:p>
          </table:table-cell>
          <table:table-cell office:value-type="float" office:value="15829" table:style-name="ce7">
            <text:p>15,829<text:s/></text:p>
          </table:table-cell>
          <table:table-cell office:value-type="float" office:value="33652" table:style-name="ce7">
            <text:p>33,652<text:s/></text:p>
          </table:table-cell>
          <table:table-cell office:value-type="float" office:value="26762" table:style-name="ce7">
            <text:p>26,762<text:s/></text:p>
          </table:table-cell>
          <table:table-cell office:value-type="float" office:value="9984" table:style-name="ce7">
            <text:p>9,984<text:s/></text:p>
          </table:table-cell>
          <table:table-cell office:value-type="float" office:value="35127" table:style-name="ce7">
            <text:p>35,127<text:s/></text:p>
          </table:table-cell>
          <table:table-cell office:value-type="float" office:value="26202" table:style-name="ce7">
            <text:p>26,202<text:s/></text:p>
          </table:table-cell>
          <table:table-cell office:value-type="float" office:value="21987" table:style-name="ce8">
            <text:p>21,987<text:s/></text:p>
          </table:table-cell>
          <table:table-cell office:value-type="float" office:value="20475" table:style-name="ce7">
            <text:p>20,475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141148" table:style-name="ce7">
            <text:p>141,148<text:s/></text:p>
          </table:table-cell>
          <table:table-cell office:value-type="float" office:value="48834" table:style-name="ce7">
            <text:p>48,834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23967" table:style-name="ce7">
            <text:p>23,967<text:s/></text:p>
          </table:table-cell>
          <table:table-cell office:value-type="float" office:value="25873" table:style-name="ce7">
            <text:p>25,873<text:s/></text:p>
          </table:table-cell>
          <table:table-cell office:value-type="float" office:value="24163" table:style-name="ce7">
            <text:p>24,163<text:s/></text:p>
          </table:table-cell>
          <table:table-cell office:value-type="float" office:value="25386" table:style-name="ce7">
            <text:p>25,386<text:s/></text:p>
          </table:table-cell>
          <table:table-cell office:value-type="float" office:value="23084" table:style-name="ce7">
            <text:p>23,084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29645" table:style-name="ce7">
            <text:p>29,645<text:s/></text:p>
          </table:table-cell>
          <table:table-cell office:value-type="float" office:value="6722" table:style-name="ce7">
            <text:p>6,722<text:s/></text:p>
          </table:table-cell>
          <table:table-cell office:value-type="float" office:value="8285" table:style-name="ce7">
            <text:p>8,285<text:s/></text:p>
          </table:table-cell>
          <table:table-cell office:value-type="float" office:value="17353" table:style-name="ce7">
            <text:p>17,353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3959" table:style-name="ce7">
            <text:p>3,959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9766" table:style-name="ce7">
            <text:p>9,766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27149" table:style-name="ce7">
            <text:p>27,149<text:s/></text:p>
          </table:table-cell>
          <table:table-cell office:value-type="float" office:value="10322" table:style-name="ce7">
            <text:p>10,322<text:s/></text:p>
          </table:table-cell>
          <table:table-cell office:value-type="float" office:value="14207" table:style-name="ce7">
            <text:p>14,207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23853" table:style-name="ce7">
            <text:p>23,853<text:s/></text:p>
          </table:table-cell>
          <table:table-cell office:value-type="float" office:value="25691" table:style-name="ce7">
            <text:p>25,691<text:s/></text:p>
          </table:table-cell>
          <table:table-cell office:value-type="float" office:value="27674" table:style-name="ce7">
            <text:p>27,674<text:s/></text:p>
          </table:table-cell>
          <table:table-cell office:value-type="float" office:value="43476" table:style-name="ce7">
            <text:p>43,476<text:s/></text:p>
          </table:table-cell>
          <table:table-cell office:value-type="float" office:value="38671" table:style-name="ce7">
            <text:p>38,671<text:s/></text:p>
          </table:table-cell>
          <table:table-cell office:value-type="float" office:value="30548" table:style-name="ce7">
            <text:p>30,548<text:s/></text:p>
          </table:table-cell>
          <table:table-cell office:value-type="float" office:value="26392" table:style-name="ce7">
            <text:p>26,392<text:s/></text:p>
          </table:table-cell>
          <table:table-cell office:value-type="float" office:value="64058" table:style-name="ce7">
            <text:p>64,058<text:s/></text:p>
          </table:table-cell>
          <table:table-cell office:value-type="float" office:value="22733" table:style-name="ce7">
            <text:p>22,733<text:s/></text:p>
          </table:table-cell>
          <table:table-cell office:value-type="float" office:value="34007" table:style-name="ce7">
            <text:p>34,007<text:s/></text:p>
          </table:table-cell>
          <table:table-cell office:value-type="float" office:value="34754" table:style-name="ce7">
            <text:p>34,754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64050" table:style-name="ce7">
            <text:p>64,050<text:s/></text:p>
          </table:table-cell>
          <table:table-cell office:value-type="float" office:value="20267" table:style-name="ce7">
            <text:p>20,267<text:s/></text:p>
          </table:table-cell>
          <table:table-cell office:value-type="float" office:value="16831" table:style-name="ce7">
            <text:p>16,831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24957" table:style-name="ce7">
            <text:p>24,957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31020" table:style-name="ce7">
            <text:p>31,020<text:s/></text:p>
          </table:table-cell>
          <table:table-cell office:value-type="float" office:value="20820" table:style-name="ce7">
            <text:p>20,820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17365" table:style-name="ce7">
            <text:p>17,365<text:s/></text:p>
          </table:table-cell>
          <table:table-cell office:value-type="float" office:value="43754" table:style-name="ce7">
            <text:p>43,754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11368" table:style-name="ce7">
            <text:p>11,368<text:s/></text:p>
          </table:table-cell>
          <table:table-cell office:value-type="float" office:value="5063" table:style-name="ce8">
            <text:p>5,063<text:s/></text:p>
          </table:table-cell>
          <table:table-cell office:value-type="float" office:value="5894" table:style-name="ce7">
            <text:p>5,894<text:s/></text:p>
          </table:table-cell>
          <table:table-cell office:value-type="float" office:value="9034" table:style-name="ce7">
            <text:p>9,034<text:s/></text:p>
          </table:table-cell>
          <table:table-cell office:value-type="float" office:value="10560" table:style-name="ce7">
            <text:p>10,560<text:s/></text:p>
          </table:table-cell>
          <table:table-cell office:value-type="float" office:value="10860" table:style-name="ce7">
            <text:p>10,860<text:s/></text:p>
          </table:table-cell>
          <table:table-cell office:value-type="float" office:value="11998" table:style-name="ce7">
            <text:p>11,998<text:s/></text:p>
          </table:table-cell>
          <table:table-cell office:value-type="float" office:value="17360" table:style-name="ce7">
            <text:p>17,360<text:s/></text:p>
          </table:table-cell>
          <table:table-cell office:value-type="float" office:value="30109" table:style-name="ce7">
            <text:p>30,109<text:s/></text:p>
          </table:table-cell>
          <table:table-cell office:value-type="float" office:value="26585" table:style-name="ce7">
            <text:p>26,585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12167" table:style-name="ce7">
            <text:p>12,167<text:s/></text:p>
          </table:table-cell>
          <table:table-cell office:value-type="float" office:value="12805" table:style-name="ce7">
            <text:p>12,805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0849" table:style-name="ce7">
            <text:p>10,849<text:s/></text:p>
          </table:table-cell>
          <table:table-cell office:value-type="float" office:value="9403" table:style-name="ce7">
            <text:p>9,40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6T00:00:00" table:style-name="ce6">
            <text:p>2025/7/16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13999" table:style-name="ce7">
            <text:p>13,999<text:s/></text:p>
          </table:table-cell>
          <table:table-cell office:value-type="float" office:value="47893" table:style-name="ce7">
            <text:p>47,893<text:s/></text:p>
          </table:table-cell>
          <table:table-cell office:value-type="float" office:value="44073" table:style-name="ce7">
            <text:p>44,073<text:s/></text:p>
          </table:table-cell>
          <table:table-cell office:value-type="float" office:value="24858" table:style-name="ce7">
            <text:p>24,858<text:s/></text:p>
          </table:table-cell>
          <table:table-cell office:value-type="float" office:value="15428" table:style-name="ce7">
            <text:p>15,428<text:s/></text:p>
          </table:table-cell>
          <table:table-cell office:value-type="float" office:value="10913" table:style-name="ce7">
            <text:p>10,913<text:s/></text:p>
          </table:table-cell>
          <table:table-cell office:value-type="float" office:value="4130" table:style-name="ce7">
            <text:p>4,130<text:s/></text:p>
          </table:table-cell>
          <table:table-cell office:value-type="float" office:value="3413" table:style-name="ce7">
            <text:p>3,413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4037" table:style-name="ce7">
            <text:p>4,037<text:s/></text:p>
          </table:table-cell>
          <table:table-cell office:value-type="float" office:value="4893" table:style-name="ce7">
            <text:p>4,893<text:s/></text:p>
          </table:table-cell>
          <table:table-cell office:value-type="float" office:value="7796" table:style-name="ce7">
            <text:p>7,796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15519" table:style-name="ce7">
            <text:p>15,519<text:s/></text:p>
          </table:table-cell>
          <table:table-cell office:value-type="float" office:value="18772" table:style-name="ce7">
            <text:p>18,772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3672" table:style-name="ce7">
            <text:p>3,672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8396" table:style-name="ce7">
            <text:p>8,396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34914" table:style-name="ce7">
            <text:p>34,914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13496" table:style-name="ce7">
            <text:p>13,496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20790" table:style-name="ce8">
            <text:p>20,790<text:s/></text:p>
          </table:table-cell>
          <table:table-cell office:value-type="float" office:value="15624" table:style-name="ce7">
            <text:p>15,624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24567" table:style-name="ce7">
            <text:p>24,567<text:s/></text:p>
          </table:table-cell>
          <table:table-cell office:value-type="float" office:value="15630" table:style-name="ce7">
            <text:p>15,630<text:s/></text:p>
          </table:table-cell>
          <table:table-cell office:value-type="float" office:value="33448" table:style-name="ce7">
            <text:p>33,448<text:s/></text:p>
          </table:table-cell>
          <table:table-cell office:value-type="float" office:value="26468" table:style-name="ce7">
            <text:p>26,468<text:s/></text:p>
          </table:table-cell>
          <table:table-cell office:value-type="float" office:value="9755" table:style-name="ce7">
            <text:p>9,755<text:s/></text:p>
          </table:table-cell>
          <table:table-cell office:value-type="float" office:value="34813" table:style-name="ce7">
            <text:p>34,813<text:s/></text:p>
          </table:table-cell>
          <table:table-cell office:value-type="float" office:value="25705" table:style-name="ce7">
            <text:p>25,705<text:s/></text:p>
          </table:table-cell>
          <table:table-cell office:value-type="float" office:value="22100" table:style-name="ce8">
            <text:p>22,100<text:s/></text:p>
          </table:table-cell>
          <table:table-cell office:value-type="float" office:value="20149" table:style-name="ce7">
            <text:p>20,149<text:s/></text:p>
          </table:table-cell>
          <table:table-cell office:value-type="float" office:value="25888" table:style-name="ce7">
            <text:p>25,888<text:s/></text:p>
          </table:table-cell>
          <table:table-cell office:value-type="float" office:value="141974" table:style-name="ce7">
            <text:p>141,974<text:s/></text:p>
          </table:table-cell>
          <table:table-cell office:value-type="float" office:value="49346" table:style-name="ce7">
            <text:p>49,346<text:s/></text:p>
          </table:table-cell>
          <table:table-cell office:value-type="float" office:value="23427" table:style-name="ce7">
            <text:p>23,427<text:s/></text:p>
          </table:table-cell>
          <table:table-cell office:value-type="float" office:value="23441" table:style-name="ce7">
            <text:p>23,441<text:s/></text:p>
          </table:table-cell>
          <table:table-cell office:value-type="float" office:value="24681" table:style-name="ce7">
            <text:p>24,681<text:s/></text:p>
          </table:table-cell>
          <table:table-cell office:value-type="float" office:value="23741" table:style-name="ce7">
            <text:p>23,741<text:s/></text:p>
          </table:table-cell>
          <table:table-cell office:value-type="float" office:value="25210" table:style-name="ce7">
            <text:p>25,210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12525" table:style-name="ce7">
            <text:p>12,525<text:s/></text:p>
          </table:table-cell>
          <table:table-cell office:value-type="float" office:value="29452" table:style-name="ce7">
            <text:p>29,452<text:s/></text:p>
          </table:table-cell>
          <table:table-cell office:value-type="float" office:value="6609" table:style-name="ce7">
            <text:p>6,609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17251" table:style-name="ce7">
            <text:p>17,251<text:s/></text:p>
          </table:table-cell>
          <table:table-cell office:value-type="float" office:value="4038" table:style-name="ce7">
            <text:p>4,038<text:s/></text:p>
          </table:table-cell>
          <table:table-cell office:value-type="float" office:value="3948" table:style-name="ce7">
            <text:p>3,948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9707" table:style-name="ce7">
            <text:p>9,707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26411" table:style-name="ce7">
            <text:p>26,411<text:s/></text:p>
          </table:table-cell>
          <table:table-cell office:value-type="float" office:value="10095" table:style-name="ce7">
            <text:p>10,095<text:s/></text:p>
          </table:table-cell>
          <table:table-cell office:value-type="float" office:value="14299" table:style-name="ce7">
            <text:p>14,299<text:s/></text:p>
          </table:table-cell>
          <table:table-cell office:value-type="float" office:value="9004" table:style-name="ce7">
            <text:p>9,004<text:s/></text:p>
          </table:table-cell>
          <table:table-cell office:value-type="float" office:value="23515" table:style-name="ce7">
            <text:p>23,515<text:s/></text:p>
          </table:table-cell>
          <table:table-cell office:value-type="float" office:value="25015" table:style-name="ce7">
            <text:p>25,015<text:s/></text:p>
          </table:table-cell>
          <table:table-cell office:value-type="float" office:value="27441" table:style-name="ce7">
            <text:p>27,441<text:s/></text:p>
          </table:table-cell>
          <table:table-cell office:value-type="float" office:value="43079" table:style-name="ce7">
            <text:p>43,079<text:s/></text:p>
          </table:table-cell>
          <table:table-cell office:value-type="float" office:value="38547" table:style-name="ce7">
            <text:p>38,547<text:s/></text:p>
          </table:table-cell>
          <table:table-cell office:value-type="float" office:value="30073" table:style-name="ce7">
            <text:p>30,073<text:s/></text:p>
          </table:table-cell>
          <table:table-cell office:value-type="float" office:value="25788" table:style-name="ce7">
            <text:p>25,788<text:s/></text:p>
          </table:table-cell>
          <table:table-cell office:value-type="float" office:value="61272" table:style-name="ce7">
            <text:p>61,272<text:s/></text:p>
          </table:table-cell>
          <table:table-cell office:value-type="float" office:value="22585" table:style-name="ce7">
            <text:p>22,585<text:s/></text:p>
          </table:table-cell>
          <table:table-cell office:value-type="float" office:value="33437" table:style-name="ce7">
            <text:p>33,437<text:s/></text:p>
          </table:table-cell>
          <table:table-cell office:value-type="float" office:value="34544" table:style-name="ce7">
            <text:p>34,544<text:s/></text:p>
          </table:table-cell>
          <table:table-cell office:value-type="float" office:value="25611" table:style-name="ce7">
            <text:p>25,611<text:s/></text:p>
          </table:table-cell>
          <table:table-cell office:value-type="float" office:value="64100" table:style-name="ce7">
            <text:p>64,100<text:s/></text:p>
          </table:table-cell>
          <table:table-cell office:value-type="float" office:value="19810" table:style-name="ce7">
            <text:p>19,810<text:s/></text:p>
          </table:table-cell>
          <table:table-cell office:value-type="float" office:value="16703" table:style-name="ce7">
            <text:p>16,703<text:s/></text:p>
          </table:table-cell>
          <table:table-cell office:value-type="float" office:value="15457" table:style-name="ce7">
            <text:p>15,457<text:s/></text:p>
          </table:table-cell>
          <table:table-cell office:value-type="float" office:value="25194" table:style-name="ce7">
            <text:p>25,194<text:s/></text:p>
          </table:table-cell>
          <table:table-cell office:value-type="float" office:value="13253" table:style-name="ce7">
            <text:p>13,253<text:s/></text:p>
          </table:table-cell>
          <table:table-cell office:value-type="float" office:value="31334" table:style-name="ce7">
            <text:p>31,334<text:s/></text:p>
          </table:table-cell>
          <table:table-cell office:value-type="float" office:value="21034" table:style-name="ce7">
            <text:p>21,034<text:s/></text:p>
          </table:table-cell>
          <table:table-cell office:value-type="float" office:value="8204" table:style-name="ce7">
            <text:p>8,204<text:s/></text:p>
          </table:table-cell>
          <table:table-cell office:value-type="float" office:value="17166" table:style-name="ce7">
            <text:p>17,166<text:s/></text:p>
          </table:table-cell>
          <table:table-cell office:value-type="float" office:value="43380" table:style-name="ce7">
            <text:p>43,380<text:s/></text:p>
          </table:table-cell>
          <table:table-cell office:value-type="float" office:value="24130" table:style-name="ce7">
            <text:p>24,130<text:s/></text:p>
          </table:table-cell>
          <table:table-cell office:value-type="float" office:value="25894" table:style-name="ce7">
            <text:p>25,894<text:s/></text:p>
          </table:table-cell>
          <table:table-cell office:value-type="float" office:value="26934" table:style-name="ce7">
            <text:p>26,934<text:s/></text:p>
          </table:table-cell>
          <table:table-cell office:value-type="float" office:value="8564" table:style-name="ce7">
            <text:p>8,564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4948" table:style-name="ce8">
            <text:p>4,948<text:s/></text:p>
          </table:table-cell>
          <table:table-cell office:value-type="float" office:value="5786" table:style-name="ce7">
            <text:p>5,786<text:s/></text:p>
          </table:table-cell>
          <table:table-cell office:value-type="float" office:value="8637" table:style-name="ce7">
            <text:p>8,637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10711" table:style-name="ce7">
            <text:p>10,711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17261" table:style-name="ce7">
            <text:p>17,261<text:s/></text:p>
          </table:table-cell>
          <table:table-cell office:value-type="float" office:value="29957" table:style-name="ce7">
            <text:p>29,957<text:s/></text:p>
          </table:table-cell>
          <table:table-cell office:value-type="float" office:value="26306" table:style-name="ce7">
            <text:p>26,306<text:s/></text:p>
          </table:table-cell>
          <table:table-cell office:value-type="float" office:value="14320" table:style-name="ce7">
            <text:p>14,320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10584" table:style-name="ce7">
            <text:p>10,584<text:s/></text:p>
          </table:table-cell>
          <table:table-cell office:value-type="float" office:value="9146" table:style-name="ce7">
            <text:p>9,14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7T00:00:00" table:style-name="ce6">
            <text:p>2025/7/17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13785" table:style-name="ce7">
            <text:p>13,785<text:s/></text:p>
          </table:table-cell>
          <table:table-cell office:value-type="float" office:value="48067" table:style-name="ce7">
            <text:p>48,067<text:s/></text:p>
          </table:table-cell>
          <table:table-cell office:value-type="float" office:value="44299" table:style-name="ce7">
            <text:p>44,299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13637" table:style-name="ce7">
            <text:p>13,637<text:s/></text:p>
          </table:table-cell>
          <table:table-cell office:value-type="float" office:value="11118" table:style-name="ce7">
            <text:p>11,118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1507" table:style-name="ce7">
            <text:p>11,507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5004" table:style-name="ce7">
            <text:p>5,004<text:s/></text:p>
          </table:table-cell>
          <table:table-cell office:value-type="float" office:value="8016" table:style-name="ce7">
            <text:p>8,016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5688" table:style-name="ce7">
            <text:p>15,688<text:s/></text:p>
          </table:table-cell>
          <table:table-cell office:value-type="float" office:value="17885" table:style-name="ce7">
            <text:p>17,885<text:s/></text:p>
          </table:table-cell>
          <table:table-cell office:value-type="float" office:value="5268" table:style-name="ce7">
            <text:p>5,268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8568" table:style-name="ce7">
            <text:p>8,568<text:s/></text:p>
          </table:table-cell>
          <table:table-cell office:value-type="float" office:value="8390" table:style-name="ce7">
            <text:p>8,390<text:s/></text:p>
          </table:table-cell>
          <table:table-cell office:value-type="float" office:value="9097" table:style-name="ce7">
            <text:p>9,097<text:s/></text:p>
          </table:table-cell>
          <table:table-cell office:value-type="float" office:value="35451" table:style-name="ce7">
            <text:p>35,451<text:s/></text:p>
          </table:table-cell>
          <table:table-cell office:value-type="float" office:value="3811" table:style-name="ce7">
            <text:p>3,811<text:s/></text:p>
          </table:table-cell>
          <table:table-cell office:value-type="float" office:value="10235" table:style-name="ce7">
            <text:p>10,235<text:s/></text:p>
          </table:table-cell>
          <table:table-cell office:value-type="float" office:value="13148" table:style-name="ce7">
            <text:p>13,148<text:s/></text:p>
          </table:table-cell>
          <table:table-cell office:value-type="float" office:value="15743" table:style-name="ce7">
            <text:p>15,743<text:s/></text:p>
          </table:table-cell>
          <table:table-cell office:value-type="float" office:value="20489" table:style-name="ce8">
            <text:p>20,489<text:s/></text:p>
          </table:table-cell>
          <table:table-cell office:value-type="float" office:value="15003" table:style-name="ce7">
            <text:p>15,003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15833" table:style-name="ce7">
            <text:p>15,833<text:s/></text:p>
          </table:table-cell>
          <table:table-cell office:value-type="float" office:value="33032" table:style-name="ce7">
            <text:p>33,032<text:s/></text:p>
          </table:table-cell>
          <table:table-cell office:value-type="float" office:value="26452" table:style-name="ce7">
            <text:p>26,452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34160" table:style-name="ce7">
            <text:p>34,160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1663" table:style-name="ce8">
            <text:p>21,663<text:s/></text:p>
          </table:table-cell>
          <table:table-cell office:value-type="float" office:value="19878" table:style-name="ce7">
            <text:p>19,878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143020" table:style-name="ce7">
            <text:p>143,020<text:s/></text:p>
          </table:table-cell>
          <table:table-cell office:value-type="float" office:value="50030" table:style-name="ce7">
            <text:p>50,030<text:s/></text:p>
          </table:table-cell>
          <table:table-cell office:value-type="float" office:value="23103" table:style-name="ce7">
            <text:p>23,103<text:s/></text:p>
          </table:table-cell>
          <table:table-cell office:value-type="float" office:value="23314" table:style-name="ce7">
            <text:p>23,314<text:s/></text:p>
          </table:table-cell>
          <table:table-cell office:value-type="float" office:value="24763" table:style-name="ce7">
            <text:p>24,763<text:s/></text:p>
          </table:table-cell>
          <table:table-cell office:value-type="float" office:value="23667" table:style-name="ce7">
            <text:p>23,667<text:s/></text:p>
          </table:table-cell>
          <table:table-cell office:value-type="float" office:value="24588" table:style-name="ce7">
            <text:p>24,588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28783" table:style-name="ce7">
            <text:p>28,783<text:s/></text:p>
          </table:table-cell>
          <table:table-cell office:value-type="float" office:value="6573" table:style-name="ce7">
            <text:p>6,573<text:s/></text:p>
          </table:table-cell>
          <table:table-cell office:value-type="float" office:value="8193" table:style-name="ce7">
            <text:p>8,193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4333" table:style-name="ce7">
            <text:p>4,333<text:s/></text:p>
          </table:table-cell>
          <table:table-cell office:value-type="float" office:value="3818" table:style-name="ce7">
            <text:p>3,818<text:s/></text:p>
          </table:table-cell>
          <table:table-cell office:value-type="float" office:value="3318" table:style-name="ce7">
            <text:p>3,318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9438" table:style-name="ce7">
            <text:p>9,438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25640" table:style-name="ce7">
            <text:p>25,640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14093" table:style-name="ce7">
            <text:p>14,093<text:s/></text:p>
          </table:table-cell>
          <table:table-cell office:value-type="float" office:value="8801" table:style-name="ce7">
            <text:p>8,801<text:s/></text:p>
          </table:table-cell>
          <table:table-cell office:value-type="float" office:value="23474" table:style-name="ce7">
            <text:p>23,474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6995" table:style-name="ce7">
            <text:p>26,995<text:s/></text:p>
          </table:table-cell>
          <table:table-cell office:value-type="float" office:value="42985" table:style-name="ce7">
            <text:p>42,985<text:s/></text:p>
          </table:table-cell>
          <table:table-cell office:value-type="float" office:value="37729" table:style-name="ce7">
            <text:p>37,729<text:s/></text:p>
          </table:table-cell>
          <table:table-cell office:value-type="float" office:value="30146" table:style-name="ce7">
            <text:p>30,146<text:s/></text:p>
          </table:table-cell>
          <table:table-cell office:value-type="float" office:value="25789" table:style-name="ce7">
            <text:p>25,789<text:s/></text:p>
          </table:table-cell>
          <table:table-cell office:value-type="float" office:value="62450" table:style-name="ce7">
            <text:p>62,450<text:s/></text:p>
          </table:table-cell>
          <table:table-cell office:value-type="float" office:value="22202" table:style-name="ce7">
            <text:p>22,202<text:s/></text:p>
          </table:table-cell>
          <table:table-cell office:value-type="float" office:value="33497" table:style-name="ce7">
            <text:p>33,497<text:s/></text:p>
          </table:table-cell>
          <table:table-cell office:value-type="float" office:value="35248" table:style-name="ce7">
            <text:p>35,248<text:s/></text:p>
          </table:table-cell>
          <table:table-cell office:value-type="float" office:value="25890" table:style-name="ce7">
            <text:p>25,890<text:s/></text:p>
          </table:table-cell>
          <table:table-cell office:value-type="float" office:value="64257" table:style-name="ce7">
            <text:p>64,257<text:s/></text:p>
          </table:table-cell>
          <table:table-cell office:value-type="float" office:value="19757" table:style-name="ce7">
            <text:p>19,757<text:s/></text:p>
          </table:table-cell>
          <table:table-cell office:value-type="float" office:value="16550" table:style-name="ce7">
            <text:p>16,550<text:s/></text:p>
          </table:table-cell>
          <table:table-cell office:value-type="float" office:value="15524" table:style-name="ce7">
            <text:p>15,524<text:s/></text:p>
          </table:table-cell>
          <table:table-cell office:value-type="float" office:value="25690" table:style-name="ce7">
            <text:p>25,690<text:s/></text:p>
          </table:table-cell>
          <table:table-cell office:value-type="float" office:value="13132" table:style-name="ce7">
            <text:p>13,132<text:s/></text:p>
          </table:table-cell>
          <table:table-cell office:value-type="float" office:value="32935" table:style-name="ce7">
            <text:p>32,935<text:s/></text:p>
          </table:table-cell>
          <table:table-cell office:value-type="float" office:value="20966" table:style-name="ce7">
            <text:p>20,966<text:s/></text:p>
          </table:table-cell>
          <table:table-cell office:value-type="float" office:value="7850" table:style-name="ce7">
            <text:p>7,850<text:s/></text:p>
          </table:table-cell>
          <table:table-cell office:value-type="float" office:value="17200" table:style-name="ce7">
            <text:p>17,200<text:s/></text:p>
          </table:table-cell>
          <table:table-cell office:value-type="float" office:value="42850" table:style-name="ce7">
            <text:p>42,850<text:s/></text:p>
          </table:table-cell>
          <table:table-cell office:value-type="float" office:value="23151" table:style-name="ce7">
            <text:p>23,151<text:s/></text:p>
          </table:table-cell>
          <table:table-cell office:value-type="float" office:value="25903" table:style-name="ce7">
            <text:p>25,903<text:s/></text:p>
          </table:table-cell>
          <table:table-cell office:value-type="float" office:value="26839" table:style-name="ce7">
            <text:p>26,839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4951" table:style-name="ce8">
            <text:p>4,951<text:s/></text:p>
          </table:table-cell>
          <table:table-cell office:value-type="float" office:value="5781" table:style-name="ce7">
            <text:p>5,781<text:s/></text:p>
          </table:table-cell>
          <table:table-cell office:value-type="float" office:value="8675" table:style-name="ce7">
            <text:p>8,675<text:s/></text:p>
          </table:table-cell>
          <table:table-cell office:value-type="float" office:value="10481" table:style-name="ce7">
            <text:p>10,481<text:s/></text:p>
          </table:table-cell>
          <table:table-cell office:value-type="float" office:value="10471" table:style-name="ce7">
            <text:p>10,471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17379" table:style-name="ce7">
            <text:p>17,379<text:s/></text:p>
          </table:table-cell>
          <table:table-cell office:value-type="float" office:value="30542" table:style-name="ce7">
            <text:p>30,542<text:s/></text:p>
          </table:table-cell>
          <table:table-cell office:value-type="float" office:value="26176" table:style-name="ce7">
            <text:p>26,176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12176" table:style-name="ce7">
            <text:p>12,176<text:s/></text:p>
          </table:table-cell>
          <table:table-cell office:value-type="float" office:value="12805" table:style-name="ce7">
            <text:p>12,805<text:s/></text:p>
          </table:table-cell>
          <table:table-cell office:value-type="float" office:value="12860" table:style-name="ce7">
            <text:p>12,860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9270" table:style-name="ce7">
            <text:p>9,27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8T00:00:00" table:style-name="ce6">
            <text:p>2025/7/18</text:p>
          </table:table-cell>
          <table:table-cell office:value-type="float" office:value="5973" table:style-name="ce7">
            <text:p>5,973<text:s/></text:p>
          </table:table-cell>
          <table:table-cell office:value-type="float" office:value="14513" table:style-name="ce7">
            <text:p>14,513<text:s/></text:p>
          </table:table-cell>
          <table:table-cell office:value-type="float" office:value="50864" table:style-name="ce7">
            <text:p>50,864<text:s/></text:p>
          </table:table-cell>
          <table:table-cell office:value-type="float" office:value="51678" table:style-name="ce7">
            <text:p>51,678<text:s/></text:p>
          </table:table-cell>
          <table:table-cell office:value-type="float" office:value="25614" table:style-name="ce7">
            <text:p>25,614<text:s/></text:p>
          </table:table-cell>
          <table:table-cell office:value-type="float" office:value="13992" table:style-name="ce7">
            <text:p>13,992<text:s/></text:p>
          </table:table-cell>
          <table:table-cell office:value-type="float" office:value="11722" table:style-name="ce7">
            <text:p>11,722<text:s/></text:p>
          </table:table-cell>
          <table:table-cell office:value-type="float" office:value="4305" table:style-name="ce7">
            <text:p>4,305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2227" table:style-name="ce7">
            <text:p>2,227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8117" table:style-name="ce7">
            <text:p>8,117<text:s/></text:p>
          </table:table-cell>
          <table:table-cell office:value-type="float" office:value="12224" table:style-name="ce7">
            <text:p>12,224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18291" table:style-name="ce7">
            <text:p>18,291<text:s/></text:p>
          </table:table-cell>
          <table:table-cell office:value-type="float" office:value="5288" table:style-name="ce7">
            <text:p>5,288<text:s/></text:p>
          </table:table-cell>
          <table:table-cell office:value-type="float" office:value="10727" table:style-name="ce7">
            <text:p>10,727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8760" table:style-name="ce7">
            <text:p>8,760<text:s/></text:p>
          </table:table-cell>
          <table:table-cell office:value-type="float" office:value="9569" table:style-name="ce7">
            <text:p>9,569<text:s/></text:p>
          </table:table-cell>
          <table:table-cell office:value-type="float" office:value="38198" table:style-name="ce7">
            <text:p>38,198<text:s/></text:p>
          </table:table-cell>
          <table:table-cell office:value-type="float" office:value="3830" table:style-name="ce7">
            <text:p>3,830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16713" table:style-name="ce7">
            <text:p>16,713<text:s/></text:p>
          </table:table-cell>
          <table:table-cell office:value-type="float" office:value="21734" table:style-name="ce8">
            <text:p>21,734<text:s/></text:p>
          </table:table-cell>
          <table:table-cell office:value-type="float" office:value="16193" table:style-name="ce7">
            <text:p>16,193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26980" table:style-name="ce7">
            <text:p>26,980<text:s/></text:p>
          </table:table-cell>
          <table:table-cell office:value-type="float" office:value="16448" table:style-name="ce7">
            <text:p>16,448<text:s/></text:p>
          </table:table-cell>
          <table:table-cell office:value-type="float" office:value="34433" table:style-name="ce7">
            <text:p>34,433<text:s/></text:p>
          </table:table-cell>
          <table:table-cell office:value-type="float" office:value="29292" table:style-name="ce7">
            <text:p>29,292<text:s/></text:p>
          </table:table-cell>
          <table:table-cell office:value-type="float" office:value="9898" table:style-name="ce7">
            <text:p>9,898<text:s/></text:p>
          </table:table-cell>
          <table:table-cell office:value-type="float" office:value="36327" table:style-name="ce7">
            <text:p>36,327<text:s/></text:p>
          </table:table-cell>
          <table:table-cell office:value-type="float" office:value="26976" table:style-name="ce7">
            <text:p>26,976<text:s/></text:p>
          </table:table-cell>
          <table:table-cell office:value-type="float" office:value="22271" table:style-name="ce8">
            <text:p>22,271<text:s/></text:p>
          </table:table-cell>
          <table:table-cell office:value-type="float" office:value="21066" table:style-name="ce7">
            <text:p>21,066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170777" table:style-name="ce7">
            <text:p>170,777<text:s/></text:p>
          </table:table-cell>
          <table:table-cell office:value-type="float" office:value="59704" table:style-name="ce7">
            <text:p>59,704<text:s/></text:p>
          </table:table-cell>
          <table:table-cell office:value-type="float" office:value="25293" table:style-name="ce7">
            <text:p>25,293<text:s/></text:p>
          </table:table-cell>
          <table:table-cell office:value-type="float" office:value="24959" table:style-name="ce7">
            <text:p>24,959<text:s/></text:p>
          </table:table-cell>
          <table:table-cell office:value-type="float" office:value="28665" table:style-name="ce7">
            <text:p>28,665<text:s/></text:p>
          </table:table-cell>
          <table:table-cell office:value-type="float" office:value="26044" table:style-name="ce7">
            <text:p>26,044<text:s/></text:p>
          </table:table-cell>
          <table:table-cell office:value-type="float" office:value="27215" table:style-name="ce7">
            <text:p>27,215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12474" table:style-name="ce7">
            <text:p>12,474<text:s/></text:p>
          </table:table-cell>
          <table:table-cell office:value-type="float" office:value="30262" table:style-name="ce7">
            <text:p>30,262<text:s/></text:p>
          </table:table-cell>
          <table:table-cell office:value-type="float" office:value="7010" table:style-name="ce7">
            <text:p>7,010<text:s/></text:p>
          </table:table-cell>
          <table:table-cell office:value-type="float" office:value="8525" table:style-name="ce7">
            <text:p>8,525<text:s/></text:p>
          </table:table-cell>
          <table:table-cell office:value-type="float" office:value="17984" table:style-name="ce7">
            <text:p>17,984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4031" table:style-name="ce7">
            <text:p>4,031<text:s/></text:p>
          </table:table-cell>
          <table:table-cell office:value-type="float" office:value="2879" table:style-name="ce7">
            <text:p>2,879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15567" table:style-name="ce7">
            <text:p>15,567<text:s/></text:p>
          </table:table-cell>
          <table:table-cell office:value-type="float" office:value="28714" table:style-name="ce7">
            <text:p>28,714<text:s/></text:p>
          </table:table-cell>
          <table:table-cell office:value-type="float" office:value="10187" table:style-name="ce7">
            <text:p>10,187<text:s/></text:p>
          </table:table-cell>
          <table:table-cell office:value-type="float" office:value="15396" table:style-name="ce7">
            <text:p>15,396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24273" table:style-name="ce7">
            <text:p>24,273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29526" table:style-name="ce7">
            <text:p>29,526<text:s/></text:p>
          </table:table-cell>
          <table:table-cell office:value-type="float" office:value="48429" table:style-name="ce7">
            <text:p>48,429<text:s/></text:p>
          </table:table-cell>
          <table:table-cell office:value-type="float" office:value="39719" table:style-name="ce7">
            <text:p>39,719<text:s/></text:p>
          </table:table-cell>
          <table:table-cell office:value-type="float" office:value="31135" table:style-name="ce7">
            <text:p>31,135<text:s/></text:p>
          </table:table-cell>
          <table:table-cell office:value-type="float" office:value="28609" table:style-name="ce7">
            <text:p>28,609<text:s/></text:p>
          </table:table-cell>
          <table:table-cell office:value-type="float" office:value="74317" table:style-name="ce7">
            <text:p>74,317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36989" table:style-name="ce7">
            <text:p>36,989<text:s/></text:p>
          </table:table-cell>
          <table:table-cell office:value-type="float" office:value="40345" table:style-name="ce7">
            <text:p>40,345<text:s/></text:p>
          </table:table-cell>
          <table:table-cell office:value-type="float" office:value="28932" table:style-name="ce7">
            <text:p>28,932<text:s/></text:p>
          </table:table-cell>
          <table:table-cell office:value-type="float" office:value="74460" table:style-name="ce7">
            <text:p>74,460<text:s/></text:p>
          </table:table-cell>
          <table:table-cell office:value-type="float" office:value="21513" table:style-name="ce7">
            <text:p>21,513<text:s/></text:p>
          </table:table-cell>
          <table:table-cell office:value-type="float" office:value="17574" table:style-name="ce7">
            <text:p>17,574<text:s/></text:p>
          </table:table-cell>
          <table:table-cell office:value-type="float" office:value="16054" table:style-name="ce7">
            <text:p>16,054<text:s/></text:p>
          </table:table-cell>
          <table:table-cell office:value-type="float" office:value="30392" table:style-name="ce7">
            <text:p>30,392<text:s/></text:p>
          </table:table-cell>
          <table:table-cell office:value-type="float" office:value="14238" table:style-name="ce7">
            <text:p>14,238<text:s/></text:p>
          </table:table-cell>
          <table:table-cell office:value-type="float" office:value="43524" table:style-name="ce7">
            <text:p>43,524<text:s/></text:p>
          </table:table-cell>
          <table:table-cell office:value-type="float" office:value="23128" table:style-name="ce7">
            <text:p>23,128<text:s/>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18487" table:style-name="ce7">
            <text:p>18,487<text:s/></text:p>
          </table:table-cell>
          <table:table-cell office:value-type="float" office:value="45718" table:style-name="ce7">
            <text:p>45,718<text:s/></text:p>
          </table:table-cell>
          <table:table-cell office:value-type="float" office:value="28152" table:style-name="ce7">
            <text:p>28,152<text:s/></text:p>
          </table:table-cell>
          <table:table-cell office:value-type="float" office:value="26599" table:style-name="ce7">
            <text:p>26,599<text:s/></text:p>
          </table:table-cell>
          <table:table-cell office:value-type="float" office:value="29163" table:style-name="ce7">
            <text:p>29,163<text:s/></text:p>
          </table:table-cell>
          <table:table-cell office:value-type="float" office:value="8129" table:style-name="ce7">
            <text:p>8,129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5409" table:style-name="ce8">
            <text:p>5,409<text:s/></text:p>
          </table:table-cell>
          <table:table-cell office:value-type="float" office:value="5880" table:style-name="ce7">
            <text:p>5,880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11594" table:style-name="ce7">
            <text:p>11,594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8493" table:style-name="ce7">
            <text:p>18,493<text:s/></text:p>
          </table:table-cell>
          <table:table-cell office:value-type="float" office:value="39372" table:style-name="ce7">
            <text:p>39,372<text:s/></text:p>
          </table:table-cell>
          <table:table-cell office:value-type="float" office:value="28966" table:style-name="ce7">
            <text:p>28,966<text:s/></text:p>
          </table:table-cell>
          <table:table-cell office:value-type="float" office:value="14769" table:style-name="ce7">
            <text:p>14,769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3136" table:style-name="ce7">
            <text:p>13,136<text:s/></text:p>
          </table:table-cell>
          <table:table-cell office:value-type="float" office:value="13009" table:style-name="ce7">
            <text:p>13,009<text:s/></text:p>
          </table:table-cell>
          <table:table-cell office:value-type="float" office:value="10663" table:style-name="ce7">
            <text:p>10,663<text:s/></text:p>
          </table:table-cell>
          <table:table-cell office:value-type="float" office:value="9632" table:style-name="ce7">
            <text:p>9,63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19T00:00:00" table:style-name="ce6">
            <text:p>2025/7/19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8764" table:style-name="ce7">
            <text:p>8,764<text:s/></text:p>
          </table:table-cell>
          <table:table-cell office:value-type="float" office:value="28274" table:style-name="ce7">
            <text:p>28,274<text:s/></text:p>
          </table:table-cell>
          <table:table-cell office:value-type="float" office:value="46386" table:style-name="ce7">
            <text:p>46,386<text:s/></text:p>
          </table:table-cell>
          <table:table-cell office:value-type="float" office:value="17774" table:style-name="ce7">
            <text:p>17,774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7787" table:style-name="ce7">
            <text:p>7,787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2490" table:style-name="ce7">
            <text:p>2,490<text:s/></text:p>
          </table:table-cell>
          <table:table-cell office:value-type="float" office:value="7298" table:style-name="ce7">
            <text:p>7,298<text:s/></text:p>
          </table:table-cell>
          <table:table-cell office:value-type="float" office:value="1481" table:style-name="ce7">
            <text:p>1,481<text:s/></text:p>
          </table:table-cell>
          <table:table-cell office:value-type="float" office:value="2955" table:style-name="ce7">
            <text:p>2,955<text:s/></text:p>
          </table:table-cell>
          <table:table-cell office:value-type="float" office:value="6774" table:style-name="ce7">
            <text:p>6,774<text:s/></text:p>
          </table:table-cell>
          <table:table-cell office:value-type="float" office:value="5895" table:style-name="ce7">
            <text:p>5,895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5096" table:style-name="ce7">
            <text:p>5,096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3911" table:style-name="ce7">
            <text:p>3,911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2850" table:style-name="ce7">
            <text:p>2,850<text:s/></text:p>
          </table:table-cell>
          <table:table-cell office:value-type="float" office:value="5868" table:style-name="ce7">
            <text:p>5,868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29018" table:style-name="ce7">
            <text:p>29,018<text:s/></text:p>
          </table:table-cell>
          <table:table-cell office:value-type="float" office:value="3418" table:style-name="ce7">
            <text:p>3,418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9311" table:style-name="ce7">
            <text:p>9,311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14240" table:style-name="ce8">
            <text:p>14,240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20507" table:style-name="ce7">
            <text:p>20,507<text:s/></text:p>
          </table:table-cell>
          <table:table-cell office:value-type="float" office:value="12933" table:style-name="ce7">
            <text:p>12,933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22417" table:style-name="ce7">
            <text:p>22,417<text:s/></text:p>
          </table:table-cell>
          <table:table-cell office:value-type="float" office:value="4495" table:style-name="ce7">
            <text:p>4,495<text:s/></text:p>
          </table:table-cell>
          <table:table-cell office:value-type="float" office:value="27895" table:style-name="ce7">
            <text:p>27,895<text:s/></text:p>
          </table:table-cell>
          <table:table-cell office:value-type="float" office:value="19803" table:style-name="ce7">
            <text:p>19,803<text:s/></text:p>
          </table:table-cell>
          <table:table-cell office:value-type="float" office:value="15736" table:style-name="ce8">
            <text:p>15,736<text:s/></text:p>
          </table:table-cell>
          <table:table-cell office:value-type="float" office:value="16025" table:style-name="ce7">
            <text:p>16,025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59358" table:style-name="ce7">
            <text:p>159,358<text:s/></text:p>
          </table:table-cell>
          <table:table-cell office:value-type="float" office:value="58635" table:style-name="ce7">
            <text:p>58,635<text:s/></text:p>
          </table:table-cell>
          <table:table-cell office:value-type="float" office:value="19002" table:style-name="ce7">
            <text:p>19,002<text:s/></text:p>
          </table:table-cell>
          <table:table-cell office:value-type="float" office:value="18341" table:style-name="ce7">
            <text:p>18,341<text:s/></text:p>
          </table:table-cell>
          <table:table-cell office:value-type="float" office:value="31008" table:style-name="ce7">
            <text:p>31,008<text:s/></text:p>
          </table:table-cell>
          <table:table-cell office:value-type="float" office:value="23297" table:style-name="ce7">
            <text:p>23,297<text:s/></text:p>
          </table:table-cell>
          <table:table-cell office:value-type="float" office:value="24478" table:style-name="ce7">
            <text:p>24,478<text:s/></text:p>
          </table:table-cell>
          <table:table-cell office:value-type="float" office:value="19437" table:style-name="ce7">
            <text:p>19,437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19382" table:style-name="ce7">
            <text:p>19,382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339" table:style-name="ce7">
            <text:p>5,339<text:s/></text:p>
          </table:table-cell>
          <table:table-cell office:value-type="float" office:value="13998" table:style-name="ce7">
            <text:p>13,998<text:s/></text:p>
          </table:table-cell>
          <table:table-cell office:value-type="float" office:value="4649" table:style-name="ce7">
            <text:p>4,649<text:s/>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1704" table:style-name="ce7">
            <text:p>1,704<text:s/></text:p>
          </table:table-cell>
          <table:table-cell office:value-type="float" office:value="7453" table:style-name="ce7">
            <text:p>7,453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11262" table:style-name="ce7">
            <text:p>11,262<text:s/></text:p>
          </table:table-cell>
          <table:table-cell office:value-type="float" office:value="24522" table:style-name="ce7">
            <text:p>24,522<text:s/></text:p>
          </table:table-cell>
          <table:table-cell office:value-type="float" office:value="5984" table:style-name="ce7">
            <text:p>5,984<text:s/></text:p>
          </table:table-cell>
          <table:table-cell office:value-type="float" office:value="10812" table:style-name="ce7">
            <text:p>10,812<text:s/></text:p>
          </table:table-cell>
          <table:table-cell office:value-type="float" office:value="6466" table:style-name="ce7">
            <text:p>6,466<text:s/></text:p>
          </table:table-cell>
          <table:table-cell office:value-type="float" office:value="17695" table:style-name="ce7">
            <text:p>17,695<text:s/></text:p>
          </table:table-cell>
          <table:table-cell office:value-type="float" office:value="15965" table:style-name="ce7">
            <text:p>15,965<text:s/></text:p>
          </table:table-cell>
          <table:table-cell office:value-type="float" office:value="25380" table:style-name="ce7">
            <text:p>25,380<text:s/></text:p>
          </table:table-cell>
          <table:table-cell office:value-type="float" office:value="41907" table:style-name="ce7">
            <text:p>41,907<text:s/></text:p>
          </table:table-cell>
          <table:table-cell office:value-type="float" office:value="30168" table:style-name="ce7">
            <text:p>30,168<text:s/></text:p>
          </table:table-cell>
          <table:table-cell office:value-type="float" office:value="23334" table:style-name="ce7">
            <text:p>23,334<text:s/></text:p>
          </table:table-cell>
          <table:table-cell office:value-type="float" office:value="25882" table:style-name="ce7">
            <text:p>25,882<text:s/></text:p>
          </table:table-cell>
          <table:table-cell office:value-type="float" office:value="76028" table:style-name="ce7">
            <text:p>76,028<text:s/></text:p>
          </table:table-cell>
          <table:table-cell office:value-type="float" office:value="18125" table:style-name="ce7">
            <text:p>18,125<text:s/></text:p>
          </table:table-cell>
          <table:table-cell office:value-type="float" office:value="37044" table:style-name="ce7">
            <text:p>37,044<text:s/></text:p>
          </table:table-cell>
          <table:table-cell office:value-type="float" office:value="32769" table:style-name="ce7">
            <text:p>32,769<text:s/></text:p>
          </table:table-cell>
          <table:table-cell office:value-type="float" office:value="46377" table:style-name="ce7">
            <text:p>46,377<text:s/></text:p>
          </table:table-cell>
          <table:table-cell office:value-type="float" office:value="59394" table:style-name="ce7">
            <text:p>59,394<text:s/></text:p>
          </table:table-cell>
          <table:table-cell office:value-type="float" office:value="16164" table:style-name="ce7">
            <text:p>16,164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23372" table:style-name="ce7">
            <text:p>23,372<text:s/></text:p>
          </table:table-cell>
          <table:table-cell office:value-type="float" office:value="8736" table:style-name="ce7">
            <text:p>8,736<text:s/></text:p>
          </table:table-cell>
          <table:table-cell office:value-type="float" office:value="40004" table:style-name="ce7">
            <text:p>40,004<text:s/></text:p>
          </table:table-cell>
          <table:table-cell office:value-type="float" office:value="14520" table:style-name="ce7">
            <text:p>14,520<text:s/></text:p>
          </table:table-cell>
          <table:table-cell office:value-type="float" office:value="8838" table:style-name="ce7">
            <text:p>8,838<text:s/></text:p>
          </table:table-cell>
          <table:table-cell office:value-type="float" office:value="14246" table:style-name="ce7">
            <text:p>14,246<text:s/></text:p>
          </table:table-cell>
          <table:table-cell office:value-type="float" office:value="22533" table:style-name="ce7">
            <text:p>22,533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18064" table:style-name="ce7">
            <text:p>18,064<text:s/></text:p>
          </table:table-cell>
          <table:table-cell office:value-type="float" office:value="5816" table:style-name="ce7">
            <text:p>5,816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3717" table:style-name="ce8">
            <text:p>3,717<text:s/></text:p>
          </table:table-cell>
          <table:table-cell office:value-type="float" office:value="2678" table:style-name="ce7">
            <text:p>2,678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8413" table:style-name="ce7">
            <text:p>8,413<text:s/></text:p>
          </table:table-cell>
          <table:table-cell office:value-type="float" office:value="10236" table:style-name="ce7">
            <text:p>10,236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19491" table:style-name="ce7">
            <text:p>19,491<text:s/></text:p>
          </table:table-cell>
          <table:table-cell office:value-type="float" office:value="23576" table:style-name="ce7">
            <text:p>23,576<text:s/></text:p>
          </table:table-cell>
          <table:table-cell office:value-type="float" office:value="10555" table:style-name="ce7">
            <text:p>10,555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10346" table:style-name="ce7">
            <text:p>10,346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10118" table:style-name="ce7">
            <text:p>10,118<text:s/></text:p>
          </table:table-cell>
          <table:table-cell office:value-type="float" office:value="7782" table:style-name="ce7">
            <text:p>7,782<text:s/></text:p>
          </table:table-cell>
          <table:table-cell office:value-type="float" office:value="7114" table:style-name="ce7">
            <text:p>7,11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20T00:00:00" table:style-name="ce6">
            <text:p>2025/7/20</text:p>
          </table:table-cell>
          <table:table-cell office:value-type="float" office:value="4127" table:style-name="ce7">
            <text:p>4,127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21589" table:style-name="ce7">
            <text:p>21,589<text:s/></text:p>
          </table:table-cell>
          <table:table-cell office:value-type="float" office:value="36608" table:style-name="ce7">
            <text:p>36,608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8033" table:style-name="ce7">
            <text:p>8,033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3380" table:style-name="ce7">
            <text:p>3,380<text:s/></text:p>
          </table:table-cell>
          <table:table-cell office:value-type="float" office:value="2160" table:style-name="ce7">
            <text:p>2,160<text:s/></text:p>
          </table:table-cell>
          <table:table-cell office:value-type="float" office:value="5970" table:style-name="ce7">
            <text:p>5,970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2655" table:style-name="ce7">
            <text:p>2,655<text:s/></text:p>
          </table:table-cell>
          <table:table-cell office:value-type="float" office:value="5601" table:style-name="ce7">
            <text:p>5,601<text:s/></text:p>
          </table:table-cell>
          <table:table-cell office:value-type="float" office:value="5443" table:style-name="ce7">
            <text:p>5,443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4190" table:style-name="ce7">
            <text:p>4,190<text:s/></text:p>
          </table:table-cell>
          <table:table-cell office:value-type="float" office:value="6223" table:style-name="ce7">
            <text:p>6,223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7556" table:style-name="ce7">
            <text:p>7,556<text:s/></text:p>
          </table:table-cell>
          <table:table-cell office:value-type="float" office:value="2725" table:style-name="ce7">
            <text:p>2,725<text:s/>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5508" table:style-name="ce7">
            <text:p>5,508<text:s/></text:p>
          </table:table-cell>
          <table:table-cell office:value-type="float" office:value="23866" table:style-name="ce7">
            <text:p>23,866<text:s/></text:p>
          </table:table-cell>
          <table:table-cell office:value-type="float" office:value="3537" table:style-name="ce7">
            <text:p>3,537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8451" table:style-name="ce7">
            <text:p>8,451<text:s/></text:p>
          </table:table-cell>
          <table:table-cell office:value-type="float" office:value="11260" table:style-name="ce7">
            <text:p>11,260<text:s/></text:p>
          </table:table-cell>
          <table:table-cell office:value-type="float" office:value="12538" table:style-name="ce8">
            <text:p>12,538<text:s/></text:p>
          </table:table-cell>
          <table:table-cell office:value-type="float" office:value="12350" table:style-name="ce7">
            <text:p>12,350<text:s/></text:p>
          </table:table-cell>
          <table:table-cell office:value-type="float" office:value="8157" table:style-name="ce7">
            <text:p>8,157<text:s/></text:p>
          </table:table-cell>
          <table:table-cell office:value-type="float" office:value="20725" table:style-name="ce7">
            <text:p>20,725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20083" table:style-name="ce7">
            <text:p>20,083<text:s/></text:p>
          </table:table-cell>
          <table:table-cell office:value-type="float" office:value="19536" table:style-name="ce7">
            <text:p>19,536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17275" table:style-name="ce7">
            <text:p>17,275<text:s/></text:p>
          </table:table-cell>
          <table:table-cell office:value-type="float" office:value="13928" table:style-name="ce8">
            <text:p>13,928<text:s/></text:p>
          </table:table-cell>
          <table:table-cell office:value-type="float" office:value="14531" table:style-name="ce7">
            <text:p>14,531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151709" table:style-name="ce7">
            <text:p>151,709<text:s/></text:p>
          </table:table-cell>
          <table:table-cell office:value-type="float" office:value="50526" table:style-name="ce7">
            <text:p>50,526<text:s/></text:p>
          </table:table-cell>
          <table:table-cell office:value-type="float" office:value="14460" table:style-name="ce7">
            <text:p>14,460<text:s/></text:p>
          </table:table-cell>
          <table:table-cell office:value-type="float" office:value="16697" table:style-name="ce7">
            <text:p>16,697<text:s/></text:p>
          </table:table-cell>
          <table:table-cell office:value-type="float" office:value="26548" table:style-name="ce7">
            <text:p>26,548<text:s/></text:p>
          </table:table-cell>
          <table:table-cell office:value-type="float" office:value="21854" table:style-name="ce7">
            <text:p>21,854<text:s/></text:p>
          </table:table-cell>
          <table:table-cell office:value-type="float" office:value="21434" table:style-name="ce7">
            <text:p>21,434<text:s/></text:p>
          </table:table-cell>
          <table:table-cell office:value-type="float" office:value="17151" table:style-name="ce7">
            <text:p>17,151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16998" table:style-name="ce7">
            <text:p>16,998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4625" table:style-name="ce7">
            <text:p>4,625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4349" table:style-name="ce7">
            <text:p>4,349<text:s/></text:p>
          </table:table-cell>
          <table:table-cell office:value-type="float" office:value="2783" table:style-name="ce7">
            <text:p>2,783<text:s/></text:p>
          </table:table-cell>
          <table:table-cell office:value-type="float" office:value="1474" table:style-name="ce7">
            <text:p>1,474<text:s/></text:p>
          </table:table-cell>
          <table:table-cell office:value-type="float" office:value="6915" table:style-name="ce7">
            <text:p>6,915<text:s/></text:p>
          </table:table-cell>
          <table:table-cell office:value-type="float" office:value="6591" table:style-name="ce7">
            <text:p>6,591<text:s/></text:p>
          </table:table-cell>
          <table:table-cell office:value-type="float" office:value="10374" table:style-name="ce7">
            <text:p>10,374<text:s/></text:p>
          </table:table-cell>
          <table:table-cell office:value-type="float" office:value="26137" table:style-name="ce7">
            <text:p>26,137<text:s/></text:p>
          </table:table-cell>
          <table:table-cell office:value-type="float" office:value="5845" table:style-name="ce7">
            <text:p>5,845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5701" table:style-name="ce7">
            <text:p>5,701<text:s/></text:p>
          </table:table-cell>
          <table:table-cell office:value-type="float" office:value="15588" table:style-name="ce7">
            <text:p>15,588<text:s/></text:p>
          </table:table-cell>
          <table:table-cell office:value-type="float" office:value="12946" table:style-name="ce7">
            <text:p>12,946<text:s/></text:p>
          </table:table-cell>
          <table:table-cell office:value-type="float" office:value="21090" table:style-name="ce7">
            <text:p>21,090<text:s/></text:p>
          </table:table-cell>
          <table:table-cell office:value-type="float" office:value="36424" table:style-name="ce7">
            <text:p>36,424<text:s/></text:p>
          </table:table-cell>
          <table:table-cell office:value-type="float" office:value="25838" table:style-name="ce7">
            <text:p>25,838<text:s/></text:p>
          </table:table-cell>
          <table:table-cell office:value-type="float" office:value="20757" table:style-name="ce7">
            <text:p>20,757<text:s/></text:p>
          </table:table-cell>
          <table:table-cell office:value-type="float" office:value="24130" table:style-name="ce7">
            <text:p>24,130<text:s/></text:p>
          </table:table-cell>
          <table:table-cell office:value-type="float" office:value="65551" table:style-name="ce7">
            <text:p>65,551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30860" table:style-name="ce7">
            <text:p>30,860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42412" table:style-name="ce7">
            <text:p>42,412<text:s/></text:p>
          </table:table-cell>
          <table:table-cell office:value-type="float" office:value="49384" table:style-name="ce7">
            <text:p>49,384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21675" table:style-name="ce7">
            <text:p>21,675<text:s/></text:p>
          </table:table-cell>
          <table:table-cell office:value-type="float" office:value="8229" table:style-name="ce7">
            <text:p>8,229<text:s/></text:p>
          </table:table-cell>
          <table:table-cell office:value-type="float" office:value="36362" table:style-name="ce7">
            <text:p>36,362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8484" table:style-name="ce7">
            <text:p>8,484<text:s/></text:p>
          </table:table-cell>
          <table:table-cell office:value-type="float" office:value="12845" table:style-name="ce7">
            <text:p>12,845<text:s/></text:p>
          </table:table-cell>
          <table:table-cell office:value-type="float" office:value="17077" table:style-name="ce7">
            <text:p>17,077<text:s/></text:p>
          </table:table-cell>
          <table:table-cell office:value-type="float" office:value="15879" table:style-name="ce7">
            <text:p>15,879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2897" table:style-name="ce8">
            <text:p>2,897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6711" table:style-name="ce7">
            <text:p>6,711<text:s/></text:p>
          </table:table-cell>
          <table:table-cell office:value-type="float" office:value="6531" table:style-name="ce7">
            <text:p>6,531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16194" table:style-name="ce7">
            <text:p>16,194<text:s/></text:p>
          </table:table-cell>
          <table:table-cell office:value-type="float" office:value="20755" table:style-name="ce7">
            <text:p>20,755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8049" table:style-name="ce7">
            <text:p>8,049<text:s/></text:p>
          </table:table-cell>
          <table:table-cell office:value-type="float" office:value="8807" table:style-name="ce7">
            <text:p>8,807<text:s/></text:p>
          </table:table-cell>
          <table:table-cell office:value-type="float" office:value="8565" table:style-name="ce7">
            <text:p>8,565<text:s/></text:p>
          </table:table-cell>
          <table:table-cell office:value-type="float" office:value="9056" table:style-name="ce7">
            <text:p>9,056<text:s/></text:p>
          </table:table-cell>
          <table:table-cell office:value-type="float" office:value="6574" table:style-name="ce7">
            <text:p>6,574<text:s/></text:p>
          </table:table-cell>
          <table:table-cell office:value-type="float" office:value="6017" table:style-name="ce7">
            <text:p>6,01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21T00:00:00" table:style-name="ce6">
            <text:p>2025/7/21</text:p>
          </table:table-cell>
          <table:table-cell office:value-type="float" office:value="5852" table:style-name="ce7">
            <text:p>5,852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47071" table:style-name="ce7">
            <text:p>47,071<text:s/></text:p>
          </table:table-cell>
          <table:table-cell office:value-type="float" office:value="41655" table:style-name="ce7">
            <text:p>41,655<text:s/></text:p>
          </table:table-cell>
          <table:table-cell office:value-type="float" office:value="24012" table:style-name="ce7">
            <text:p>24,012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3508" table:style-name="ce7">
            <text:p>3,508<text:s/></text:p>
          </table:table-cell>
          <table:table-cell office:value-type="float" office:value="11694" table:style-name="ce7">
            <text:p>11,694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3919" table:style-name="ce7">
            <text:p>3,919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10587" table:style-name="ce7">
            <text:p>10,587<text:s/></text:p>
          </table:table-cell>
          <table:table-cell office:value-type="float" office:value="15648" table:style-name="ce7">
            <text:p>15,648<text:s/></text:p>
          </table:table-cell>
          <table:table-cell office:value-type="float" office:value="18079" table:style-name="ce7">
            <text:p>18,079<text:s/></text:p>
          </table:table-cell>
          <table:table-cell office:value-type="float" office:value="5271" table:style-name="ce7">
            <text:p>5,271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9047" table:style-name="ce7">
            <text:p>9,047<text:s/></text:p>
          </table:table-cell>
          <table:table-cell office:value-type="float" office:value="31511" table:style-name="ce7">
            <text:p>31,511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0128" table:style-name="ce7">
            <text:p>10,128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15720" table:style-name="ce7">
            <text:p>15,720<text:s/></text:p>
          </table:table-cell>
          <table:table-cell office:value-type="float" office:value="20106" table:style-name="ce8">
            <text:p>20,106<text:s/></text:p>
          </table:table-cell>
          <table:table-cell office:value-type="float" office:value="14544" table:style-name="ce7">
            <text:p>14,544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15188" table:style-name="ce7">
            <text:p>15,188<text:s/></text:p>
          </table:table-cell>
          <table:table-cell office:value-type="float" office:value="32145" table:style-name="ce7">
            <text:p>32,145<text:s/></text:p>
          </table:table-cell>
          <table:table-cell office:value-type="float" office:value="24534" table:style-name="ce7">
            <text:p>24,534<text:s/></text:p>
          </table:table-cell>
          <table:table-cell office:value-type="float" office:value="10027" table:style-name="ce7">
            <text:p>10,027<text:s/></text:p>
          </table:table-cell>
          <table:table-cell office:value-type="float" office:value="33879" table:style-name="ce7">
            <text:p>33,879<text:s/></text:p>
          </table:table-cell>
          <table:table-cell office:value-type="float" office:value="25371" table:style-name="ce7">
            <text:p>25,371<text:s/></text:p>
          </table:table-cell>
          <table:table-cell office:value-type="float" office:value="21567" table:style-name="ce8">
            <text:p>21,567<text:s/></text:p>
          </table:table-cell>
          <table:table-cell office:value-type="float" office:value="19702" table:style-name="ce7">
            <text:p>19,702<text:s/></text:p>
          </table:table-cell>
          <table:table-cell office:value-type="float" office:value="25292" table:style-name="ce7">
            <text:p>25,292<text:s/></text:p>
          </table:table-cell>
          <table:table-cell office:value-type="float" office:value="140384" table:style-name="ce7">
            <text:p>140,384<text:s/></text:p>
          </table:table-cell>
          <table:table-cell office:value-type="float" office:value="47082" table:style-name="ce7">
            <text:p>47,082<text:s/></text:p>
          </table:table-cell>
          <table:table-cell office:value-type="float" office:value="23406" table:style-name="ce7">
            <text:p>23,406<text:s/></text:p>
          </table:table-cell>
          <table:table-cell office:value-type="float" office:value="23478" table:style-name="ce7">
            <text:p>23,478<text:s/></text:p>
          </table:table-cell>
          <table:table-cell office:value-type="float" office:value="22950" table:style-name="ce7">
            <text:p>22,950<text:s/></text:p>
          </table:table-cell>
          <table:table-cell office:value-type="float" office:value="21187" table:style-name="ce7">
            <text:p>21,187<text:s/></text:p>
          </table:table-cell>
          <table:table-cell office:value-type="float" office:value="23950" table:style-name="ce7">
            <text:p>23,950<text:s/></text:p>
          </table:table-cell>
          <table:table-cell office:value-type="float" office:value="21866" table:style-name="ce7">
            <text:p>21,866<text:s/></text:p>
          </table:table-cell>
          <table:table-cell office:value-type="float" office:value="12474" table:style-name="ce7">
            <text:p>12,474<text:s/></text:p>
          </table:table-cell>
          <table:table-cell office:value-type="float" office:value="29486" table:style-name="ce7">
            <text:p>29,486<text:s/></text:p>
          </table:table-cell>
          <table:table-cell office:value-type="float" office:value="6611" table:style-name="ce7">
            <text:p>6,611<text:s/></text:p>
          </table:table-cell>
          <table:table-cell office:value-type="float" office:value="8165" table:style-name="ce7">
            <text:p>8,165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4114" table:style-name="ce7">
            <text:p>4,114<text:s/></text:p>
          </table:table-cell>
          <table:table-cell office:value-type="float" office:value="3844" table:style-name="ce7">
            <text:p>3,844<text:s/>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12238" table:style-name="ce7">
            <text:p>12,238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24909" table:style-name="ce7">
            <text:p>24,909<text:s/></text:p>
          </table:table-cell>
          <table:table-cell office:value-type="float" office:value="9633" table:style-name="ce7">
            <text:p>9,633<text:s/></text:p>
          </table:table-cell>
          <table:table-cell office:value-type="float" office:value="13250" table:style-name="ce7">
            <text:p>13,250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24215" table:style-name="ce7">
            <text:p>24,215<text:s/></text:p>
          </table:table-cell>
          <table:table-cell office:value-type="float" office:value="25677" table:style-name="ce7">
            <text:p>25,677<text:s/></text:p>
          </table:table-cell>
          <table:table-cell office:value-type="float" office:value="42085" table:style-name="ce7">
            <text:p>42,085<text:s/></text:p>
          </table:table-cell>
          <table:table-cell office:value-type="float" office:value="37161" table:style-name="ce7">
            <text:p>37,161<text:s/></text:p>
          </table:table-cell>
          <table:table-cell office:value-type="float" office:value="29356" table:style-name="ce7">
            <text:p>29,356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61039" table:style-name="ce7">
            <text:p>61,039<text:s/></text:p>
          </table:table-cell>
          <table:table-cell office:value-type="float" office:value="21415" table:style-name="ce7">
            <text:p>21,415<text:s/></text:p>
          </table:table-cell>
          <table:table-cell office:value-type="float" office:value="34146" table:style-name="ce7">
            <text:p>34,146<text:s/></text:p>
          </table:table-cell>
          <table:table-cell office:value-type="float" office:value="33187" table:style-name="ce7">
            <text:p>33,187<text:s/></text:p>
          </table:table-cell>
          <table:table-cell office:value-type="float" office:value="24074" table:style-name="ce7">
            <text:p>24,074<text:s/></text:p>
          </table:table-cell>
          <table:table-cell office:value-type="float" office:value="62932" table:style-name="ce7">
            <text:p>62,932<text:s/></text:p>
          </table:table-cell>
          <table:table-cell office:value-type="float" office:value="19749" table:style-name="ce7">
            <text:p>19,749<text:s/></text:p>
          </table:table-cell>
          <table:table-cell office:value-type="float" office:value="16583" table:style-name="ce7">
            <text:p>16,583<text:s/></text:p>
          </table:table-cell>
          <table:table-cell office:value-type="float" office:value="15372" table:style-name="ce7">
            <text:p>15,372<text:s/></text:p>
          </table:table-cell>
          <table:table-cell office:value-type="float" office:value="24009" table:style-name="ce7">
            <text:p>24,009<text:s/></text:p>
          </table:table-cell>
          <table:table-cell office:value-type="float" office:value="12667" table:style-name="ce7">
            <text:p>12,667<text:s/></text:p>
          </table:table-cell>
          <table:table-cell office:value-type="float" office:value="37108" table:style-name="ce7">
            <text:p>37,108<text:s/></text:p>
          </table:table-cell>
          <table:table-cell office:value-type="float" office:value="20417" table:style-name="ce7">
            <text:p>20,417<text:s/></text:p>
          </table:table-cell>
          <table:table-cell office:value-type="float" office:value="7656" table:style-name="ce7">
            <text:p>7,656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43109" table:style-name="ce7">
            <text:p>43,109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25771" table:style-name="ce7">
            <text:p>25,771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5015" table:style-name="ce8">
            <text:p>5,015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10574" table:style-name="ce7">
            <text:p>10,574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17037" table:style-name="ce7">
            <text:p>17,037<text:s/></text:p>
          </table:table-cell>
          <table:table-cell office:value-type="float" office:value="29420" table:style-name="ce7">
            <text:p>29,420<text:s/></text:p>
          </table:table-cell>
          <table:table-cell office:value-type="float" office:value="25685" table:style-name="ce7">
            <text:p>25,685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11990" table:style-name="ce7">
            <text:p>11,990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10152" table:style-name="ce7">
            <text:p>10,152<text:s/></text:p>
          </table:table-cell>
          <table:table-cell office:value-type="float" office:value="8993" table:style-name="ce7">
            <text:p>8,99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22T00:00:00" table:style-name="ce6">
            <text:p>2025/7/22</text:p>
          </table:table-cell>
          <table:table-cell office:value-type="float" office:value="5567" table:style-name="ce7">
            <text:p>5,567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48674" table:style-name="ce7">
            <text:p>48,674<text:s/></text:p>
          </table:table-cell>
          <table:table-cell office:value-type="float" office:value="44949" table:style-name="ce7">
            <text:p>44,949<text:s/></text:p>
          </table:table-cell>
          <table:table-cell office:value-type="float" office:value="25239" table:style-name="ce7">
            <text:p>25,239<text:s/></text:p>
          </table:table-cell>
          <table:table-cell office:value-type="float" office:value="13871" table:style-name="ce7">
            <text:p>13,871<text:s/></text:p>
          </table:table-cell>
          <table:table-cell office:value-type="float" office:value="11302" table:style-name="ce7">
            <text:p>11,302<text:s/>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11996" table:style-name="ce7">
            <text:p>11,996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5833" table:style-name="ce7">
            <text:p>5,833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5986" table:style-name="ce7">
            <text:p>15,986<text:s/></text:p>
          </table:table-cell>
          <table:table-cell office:value-type="float" office:value="18678" table:style-name="ce7">
            <text:p>18,678<text:s/></text:p>
          </table:table-cell>
          <table:table-cell office:value-type="float" office:value="5584" table:style-name="ce7">
            <text:p>5,584<text:s/></text:p>
          </table:table-cell>
          <table:table-cell office:value-type="float" office:value="10637" table:style-name="ce7">
            <text:p>10,637<text:s/></text:p>
          </table:table-cell>
          <table:table-cell office:value-type="float" office:value="3564" table:style-name="ce7">
            <text:p>3,564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33151" table:style-name="ce7">
            <text:p>33,151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3450" table:style-name="ce7">
            <text:p>13,450<text:s/></text:p>
          </table:table-cell>
          <table:table-cell office:value-type="float" office:value="16119" table:style-name="ce7">
            <text:p>16,119<text:s/></text:p>
          </table:table-cell>
          <table:table-cell office:value-type="float" office:value="20842" table:style-name="ce8">
            <text:p>20,842<text:s/></text:p>
          </table:table-cell>
          <table:table-cell office:value-type="float" office:value="15436" table:style-name="ce7">
            <text:p>15,436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15917" table:style-name="ce7">
            <text:p>15,917<text:s/></text:p>
          </table:table-cell>
          <table:table-cell office:value-type="float" office:value="33348" table:style-name="ce7">
            <text:p>33,348<text:s/></text:p>
          </table:table-cell>
          <table:table-cell office:value-type="float" office:value="27874" table:style-name="ce7">
            <text:p>27,874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35059" table:style-name="ce7">
            <text:p>35,059<text:s/></text:p>
          </table:table-cell>
          <table:table-cell office:value-type="float" office:value="25997" table:style-name="ce7">
            <text:p>25,997<text:s/></text:p>
          </table:table-cell>
          <table:table-cell office:value-type="float" office:value="22322" table:style-name="ce8">
            <text:p>22,322<text:s/></text:p>
          </table:table-cell>
          <table:table-cell office:value-type="float" office:value="20386" table:style-name="ce7">
            <text:p>20,386<text:s/></text:p>
          </table:table-cell>
          <table:table-cell office:value-type="float" office:value="26598" table:style-name="ce7">
            <text:p>26,598<text:s/></text:p>
          </table:table-cell>
          <table:table-cell office:value-type="float" office:value="139569" table:style-name="ce7">
            <text:p>139,569<text:s/></text:p>
          </table:table-cell>
          <table:table-cell office:value-type="float" office:value="50256" table:style-name="ce7">
            <text:p>50,256<text:s/></text:p>
          </table:table-cell>
          <table:table-cell office:value-type="float" office:value="24158" table:style-name="ce7">
            <text:p>24,158<text:s/></text:p>
          </table:table-cell>
          <table:table-cell office:value-type="float" office:value="24372" table:style-name="ce7">
            <text:p>24,372<text:s/></text:p>
          </table:table-cell>
          <table:table-cell office:value-type="float" office:value="26850" table:style-name="ce7">
            <text:p>26,850<text:s/></text:p>
          </table:table-cell>
          <table:table-cell office:value-type="float" office:value="24232" table:style-name="ce7">
            <text:p>24,232<text:s/></text:p>
          </table:table-cell>
          <table:table-cell office:value-type="float" office:value="26628" table:style-name="ce7">
            <text:p>26,628<text:s/></text:p>
          </table:table-cell>
          <table:table-cell office:value-type="float" office:value="23139" table:style-name="ce7">
            <text:p>23,139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30050" table:style-name="ce7">
            <text:p>30,050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17629" table:style-name="ce7">
            <text:p>17,629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3940" table:style-name="ce7">
            <text:p>3,940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15337" table:style-name="ce7">
            <text:p>15,337<text:s/></text:p>
          </table:table-cell>
          <table:table-cell office:value-type="float" office:value="28349" table:style-name="ce7">
            <text:p>28,349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23815" table:style-name="ce7">
            <text:p>23,815<text:s/></text:p>
          </table:table-cell>
          <table:table-cell office:value-type="float" office:value="25141" table:style-name="ce7">
            <text:p>25,141<text:s/></text:p>
          </table:table-cell>
          <table:table-cell office:value-type="float" office:value="27207" table:style-name="ce7">
            <text:p>27,207<text:s/></text:p>
          </table:table-cell>
          <table:table-cell office:value-type="float" office:value="42491" table:style-name="ce7">
            <text:p>42,491<text:s/></text:p>
          </table:table-cell>
          <table:table-cell office:value-type="float" office:value="38385" table:style-name="ce7">
            <text:p>38,385<text:s/></text:p>
          </table:table-cell>
          <table:table-cell office:value-type="float" office:value="30742" table:style-name="ce7">
            <text:p>30,742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62762" table:style-name="ce7">
            <text:p>62,762<text:s/></text:p>
          </table:table-cell>
          <table:table-cell office:value-type="float" office:value="22211" table:style-name="ce7">
            <text:p>22,211<text:s/></text:p>
          </table:table-cell>
          <table:table-cell office:value-type="float" office:value="34486" table:style-name="ce7">
            <text:p>34,486<text:s/></text:p>
          </table:table-cell>
          <table:table-cell office:value-type="float" office:value="34904" table:style-name="ce7">
            <text:p>34,904<text:s/></text:p>
          </table:table-cell>
          <table:table-cell office:value-type="float" office:value="29545" table:style-name="ce7">
            <text:p>29,545<text:s/></text:p>
          </table:table-cell>
          <table:table-cell office:value-type="float" office:value="64249" table:style-name="ce7">
            <text:p>64,249<text:s/></text:p>
          </table:table-cell>
          <table:table-cell office:value-type="float" office:value="20717" table:style-name="ce7">
            <text:p>20,717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25134" table:style-name="ce7">
            <text:p>25,134<text:s/></text:p>
          </table:table-cell>
          <table:table-cell office:value-type="float" office:value="13667" table:style-name="ce7">
            <text:p>13,667<text:s/></text:p>
          </table:table-cell>
          <table:table-cell office:value-type="float" office:value="32987" table:style-name="ce7">
            <text:p>32,987<text:s/></text:p>
          </table:table-cell>
          <table:table-cell office:value-type="float" office:value="21108" table:style-name="ce7">
            <text:p>21,108<text:s/></text:p>
          </table:table-cell>
          <table:table-cell office:value-type="float" office:value="8543" table:style-name="ce7">
            <text:p>8,543<text:s/></text:p>
          </table:table-cell>
          <table:table-cell office:value-type="float" office:value="17757" table:style-name="ce7">
            <text:p>17,757<text:s/></text:p>
          </table:table-cell>
          <table:table-cell office:value-type="float" office:value="44366" table:style-name="ce7">
            <text:p>44,366<text:s/></text:p>
          </table:table-cell>
          <table:table-cell office:value-type="float" office:value="27494" table:style-name="ce7">
            <text:p>27,494<text:s/></text:p>
          </table:table-cell>
          <table:table-cell office:value-type="float" office:value="26394" table:style-name="ce7">
            <text:p>26,394<text:s/></text:p>
          </table:table-cell>
          <table:table-cell office:value-type="float" office:value="27710" table:style-name="ce7">
            <text:p>27,710<text:s/></text:p>
          </table:table-cell>
          <table:table-cell office:value-type="float" office:value="8808" table:style-name="ce7">
            <text:p>8,808<text:s/></text:p>
          </table:table-cell>
          <table:table-cell office:value-type="float" office:value="10841" table:style-name="ce7">
            <text:p>10,841<text:s/></text:p>
          </table:table-cell>
          <table:table-cell office:value-type="float" office:value="5113" table:style-name="ce8">
            <text:p>5,113<text:s/></text:p>
          </table:table-cell>
          <table:table-cell office:value-type="float" office:value="5870" table:style-name="ce7">
            <text:p>5,870<text:s/></text:p>
          </table:table-cell>
          <table:table-cell office:value-type="float" office:value="9194" table:style-name="ce7">
            <text:p>9,194<text:s/></text:p>
          </table:table-cell>
          <table:table-cell office:value-type="float" office:value="10533" table:style-name="ce7">
            <text:p>10,533<text:s/></text:p>
          </table:table-cell>
          <table:table-cell office:value-type="float" office:value="10767" table:style-name="ce7">
            <text:p>10,767<text:s/></text:p>
          </table:table-cell>
          <table:table-cell office:value-type="float" office:value="12252" table:style-name="ce7">
            <text:p>12,252<text:s/></text:p>
          </table:table-cell>
          <table:table-cell office:value-type="float" office:value="17343" table:style-name="ce7">
            <text:p>17,343<text:s/></text:p>
          </table:table-cell>
          <table:table-cell office:value-type="float" office:value="29583" table:style-name="ce7">
            <text:p>29,583<text:s/></text:p>
          </table:table-cell>
          <table:table-cell office:value-type="float" office:value="26335" table:style-name="ce7">
            <text:p>26,335<text:s/></text:p>
          </table:table-cell>
          <table:table-cell office:value-type="float" office:value="14501" table:style-name="ce7">
            <text:p>14,501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12758" table:style-name="ce7">
            <text:p>12,758<text:s/></text:p>
          </table:table-cell>
          <table:table-cell office:value-type="float" office:value="12725" table:style-name="ce7">
            <text:p>12,725<text:s/></text:p>
          </table:table-cell>
          <table:table-cell office:value-type="float" office:value="12561" table:style-name="ce7">
            <text:p>12,561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9142" table:style-name="ce7">
            <text:p>9,14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7-23T00:00:00" table:style-name="ce10">
            <text:p>2025/7/23</text:p>
          </table:table-cell>
          <table:table-cell office:value-type="float" office:value="5554" table:style-name="ce7">
            <text:p>5,554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49213" table:style-name="ce7">
            <text:p>49,213<text:s/></text:p>
          </table:table-cell>
          <table:table-cell office:value-type="float" office:value="45645" table:style-name="ce7">
            <text:p>45,645<text:s/></text:p>
          </table:table-cell>
          <table:table-cell office:value-type="float" office:value="25390" table:style-name="ce7">
            <text:p>25,390<text:s/></text:p>
          </table:table-cell>
          <table:table-cell office:value-type="float" office:value="14025" table:style-name="ce7">
            <text:p>14,025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4242" table:style-name="ce7">
            <text:p>4,242<text:s/></text:p>
          </table:table-cell>
          <table:table-cell office:value-type="float" office:value="3656" table:style-name="ce7">
            <text:p>3,656<text:s/></text:p>
          </table:table-cell>
          <table:table-cell office:value-type="float" office:value="12018" table:style-name="ce7">
            <text:p>12,018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5783" table:style-name="ce7">
            <text:p>5,783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15954" table:style-name="ce7">
            <text:p>15,954<text:s/></text:p>
          </table:table-cell>
          <table:table-cell office:value-type="float" office:value="18660" table:style-name="ce7">
            <text:p>18,660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10949" table:style-name="ce7">
            <text:p>10,949<text:s/></text:p>
          </table:table-cell>
          <table:table-cell office:value-type="float" office:value="3659" table:style-name="ce7">
            <text:p>3,659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8891" table:style-name="ce7">
            <text:p>8,891<text:s/></text:p>
          </table:table-cell>
          <table:table-cell office:value-type="float" office:value="9151" table:style-name="ce7">
            <text:p>9,151<text:s/></text:p>
          </table:table-cell>
          <table:table-cell office:value-type="float" office:value="34746" table:style-name="ce7">
            <text:p>34,746<text:s/></text:p>
          </table:table-cell>
          <table:table-cell office:value-type="float" office:value="3841" table:style-name="ce7">
            <text:p>3,841<text:s/></text:p>
          </table:table-cell>
          <table:table-cell office:value-type="float" office:value="10787" table:style-name="ce7">
            <text:p>10,787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6067" table:style-name="ce7">
            <text:p>16,067<text:s/></text:p>
          </table:table-cell>
          <table:table-cell office:value-type="float" office:value="21446" table:style-name="ce8">
            <text:p>21,446<text:s/></text:p>
          </table:table-cell>
          <table:table-cell office:value-type="float" office:value="15449" table:style-name="ce7">
            <text:p>15,449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16232" table:style-name="ce7">
            <text:p>16,232<text:s/></text:p>
          </table:table-cell>
          <table:table-cell office:value-type="float" office:value="34025" table:style-name="ce7">
            <text:p>34,025<text:s/></text:p>
          </table:table-cell>
          <table:table-cell office:value-type="float" office:value="27536" table:style-name="ce7">
            <text:p>27,536<text:s/></text:p>
          </table:table-cell>
          <table:table-cell office:value-type="float" office:value="10388" table:style-name="ce7">
            <text:p>10,388<text:s/></text:p>
          </table:table-cell>
          <table:table-cell office:value-type="float" office:value="35235" table:style-name="ce7">
            <text:p>35,235<text:s/></text:p>
          </table:table-cell>
          <table:table-cell office:value-type="float" office:value="26489" table:style-name="ce7">
            <text:p>26,489<text:s/></text:p>
          </table:table-cell>
          <table:table-cell office:value-type="float" office:value="22473" table:style-name="ce8">
            <text:p>22,473<text:s/></text:p>
          </table:table-cell>
          <table:table-cell office:value-type="float" office:value="20480" table:style-name="ce7">
            <text:p>20,480<text:s/></text:p>
          </table:table-cell>
          <table:table-cell office:value-type="float" office:value="26650" table:style-name="ce7">
            <text:p>26,650<text:s/></text:p>
          </table:table-cell>
          <table:table-cell office:value-type="float" office:value="144135" table:style-name="ce7">
            <text:p>144,135<text:s/></text:p>
          </table:table-cell>
          <table:table-cell office:value-type="float" office:value="51420" table:style-name="ce7">
            <text:p>51,420<text:s/></text:p>
          </table:table-cell>
          <table:table-cell office:value-type="float" office:value="24460" table:style-name="ce7">
            <text:p>24,460<text:s/></text:p>
          </table:table-cell>
          <table:table-cell office:value-type="float" office:value="24482" table:style-name="ce7">
            <text:p>24,482<text:s/></text:p>
          </table:table-cell>
          <table:table-cell office:value-type="float" office:value="26302" table:style-name="ce7">
            <text:p>26,302<text:s/></text:p>
          </table:table-cell>
          <table:table-cell office:value-type="float" office:value="24331" table:style-name="ce7">
            <text:p>24,331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23572" table:style-name="ce7">
            <text:p>23,572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30193" table:style-name="ce7">
            <text:p>30,193<text:s/></text:p>
          </table:table-cell>
          <table:table-cell office:value-type="float" office:value="7018" table:style-name="ce7">
            <text:p>7,018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17701" table:style-name="ce7">
            <text:p>17,701<text:s/>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4060" table:style-name="ce7">
            <text:p>4,060<text:s/></text:p>
          </table:table-cell>
          <table:table-cell office:value-type="float" office:value="3350" table:style-name="ce7">
            <text:p>3,350<text:s/></text:p>
          </table:table-cell>
          <table:table-cell office:value-type="float" office:value="12782" table:style-name="ce7">
            <text:p>12,782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15639" table:style-name="ce7">
            <text:p>15,639<text:s/></text:p>
          </table:table-cell>
          <table:table-cell office:value-type="float" office:value="29177" table:style-name="ce7">
            <text:p>29,177<text:s/></text:p>
          </table:table-cell>
          <table:table-cell office:value-type="float" office:value="9964" table:style-name="ce7">
            <text:p>9,964<text:s/></text:p>
          </table:table-cell>
          <table:table-cell office:value-type="float" office:value="14264" table:style-name="ce7">
            <text:p>14,264<text:s/></text:p>
          </table:table-cell>
          <table:table-cell office:value-type="float" office:value="9352" table:style-name="ce7">
            <text:p>9,352<text:s/></text:p>
          </table:table-cell>
          <table:table-cell office:value-type="float" office:value="24148" table:style-name="ce7">
            <text:p>24,148<text:s/></text:p>
          </table:table-cell>
          <table:table-cell office:value-type="float" office:value="25506" table:style-name="ce7">
            <text:p>25,506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43519" table:style-name="ce7">
            <text:p>43,519<text:s/></text:p>
          </table:table-cell>
          <table:table-cell office:value-type="float" office:value="38897" table:style-name="ce7">
            <text:p>38,897<text:s/></text:p>
          </table:table-cell>
          <table:table-cell office:value-type="float" office:value="30979" table:style-name="ce7">
            <text:p>30,979<text:s/></text:p>
          </table:table-cell>
          <table:table-cell office:value-type="float" office:value="27094" table:style-name="ce7">
            <text:p>27,094<text:s/></text:p>
          </table:table-cell>
          <table:table-cell office:value-type="float" office:value="64463" table:style-name="ce7">
            <text:p>64,463<text:s/></text:p>
          </table:table-cell>
          <table:table-cell office:value-type="float" office:value="22608" table:style-name="ce7">
            <text:p>22,608<text:s/></text:p>
          </table:table-cell>
          <table:table-cell office:value-type="float" office:value="35222" table:style-name="ce7">
            <text:p>35,222<text:s/></text:p>
          </table:table-cell>
          <table:table-cell office:value-type="float" office:value="35441" table:style-name="ce7">
            <text:p>35,441<text:s/></text:p>
          </table:table-cell>
          <table:table-cell office:value-type="float" office:value="31325" table:style-name="ce7">
            <text:p>31,325<text:s/></text:p>
          </table:table-cell>
          <table:table-cell office:value-type="float" office:value="67543" table:style-name="ce7">
            <text:p>67,543<text:s/></text:p>
          </table:table-cell>
          <table:table-cell office:value-type="float" office:value="21015" table:style-name="ce7">
            <text:p>21,015<text:s/></text:p>
          </table:table-cell>
          <table:table-cell office:value-type="float" office:value="17183" table:style-name="ce7">
            <text:p>17,183<text:s/></text:p>
          </table:table-cell>
          <table:table-cell office:value-type="float" office:value="15910" table:style-name="ce7">
            <text:p>15,910<text:s/></text:p>
          </table:table-cell>
          <table:table-cell office:value-type="float" office:value="25432" table:style-name="ce7">
            <text:p>25,432<text:s/></text:p>
          </table:table-cell>
          <table:table-cell office:value-type="float" office:value="13982" table:style-name="ce7">
            <text:p>13,982<text:s/></text:p>
          </table:table-cell>
          <table:table-cell office:value-type="float" office:value="34541" table:style-name="ce7">
            <text:p>34,541<text:s/></text:p>
          </table:table-cell>
          <table:table-cell office:value-type="float" office:value="21500" table:style-name="ce7">
            <text:p>21,500<text:s/></text:p>
          </table:table-cell>
          <table:table-cell office:value-type="float" office:value="8703" table:style-name="ce7">
            <text:p>8,703<text:s/></text:p>
          </table:table-cell>
          <table:table-cell office:value-type="float" office:value="17829" table:style-name="ce7">
            <text:p>17,829<text:s/></text:p>
          </table:table-cell>
          <table:table-cell office:value-type="float" office:value="44262" table:style-name="ce7">
            <text:p>44,262<text:s/></text:p>
          </table:table-cell>
          <table:table-cell office:value-type="float" office:value="24305" table:style-name="ce7">
            <text:p>24,305<text:s/></text:p>
          </table:table-cell>
          <table:table-cell office:value-type="float" office:value="26391" table:style-name="ce7">
            <text:p>26,391<text:s/></text:p>
          </table:table-cell>
          <table:table-cell office:value-type="float" office:value="27730" table:style-name="ce7">
            <text:p>27,730<text:s/></text:p>
          </table:table-cell>
          <table:table-cell office:value-type="float" office:value="8817" table:style-name="ce7">
            <text:p>8,817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5091" table:style-name="ce8">
            <text:p>5,091<text:s/></text:p>
          </table:table-cell>
          <table:table-cell office:value-type="float" office:value="6014" table:style-name="ce7">
            <text:p>6,014<text:s/></text:p>
          </table:table-cell>
          <table:table-cell office:value-type="float" office:value="9213" table:style-name="ce7">
            <text:p>9,213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12373" table:style-name="ce7">
            <text:p>12,373<text:s/></text:p>
          </table:table-cell>
          <table:table-cell office:value-type="float" office:value="17718" table:style-name="ce7">
            <text:p>17,718<text:s/></text:p>
          </table:table-cell>
          <table:table-cell office:value-type="float" office:value="30625" table:style-name="ce7">
            <text:p>30,625<text:s/></text:p>
          </table:table-cell>
          <table:table-cell office:value-type="float" office:value="27160" table:style-name="ce7">
            <text:p>27,160<text:s/></text:p>
          </table:table-cell>
          <table:table-cell office:value-type="float" office:value="14449" table:style-name="ce7">
            <text:p>14,449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12707" table:style-name="ce7">
            <text:p>12,707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9406" table:style-name="ce7">
            <text:p>9,4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4T00:00:00" table:style-name="ce10">
            <text:p>2025/7/24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50219" table:style-name="ce7">
            <text:p>50,219<text:s/></text:p>
          </table:table-cell>
          <table:table-cell office:value-type="float" office:value="46401" table:style-name="ce7">
            <text:p>46,401<text:s/></text:p>
          </table:table-cell>
          <table:table-cell office:value-type="float" office:value="25736" table:style-name="ce7">
            <text:p>25,736<text:s/></text:p>
          </table:table-cell>
          <table:table-cell office:value-type="float" office:value="14167" table:style-name="ce7">
            <text:p>14,167<text:s/></text:p>
          </table:table-cell>
          <table:table-cell office:value-type="float" office:value="11662" table:style-name="ce7">
            <text:p>11,662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5075" table:style-name="ce7">
            <text:p>5,075<text:s/></text:p>
          </table:table-cell>
          <table:table-cell office:value-type="float" office:value="8466" table:style-name="ce7">
            <text:p>8,466<text:s/></text:p>
          </table:table-cell>
          <table:table-cell office:value-type="float" office:value="11878" table:style-name="ce7">
            <text:p>11,878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18315" table:style-name="ce7">
            <text:p>18,315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10927" table:style-name="ce7">
            <text:p>10,927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8787" table:style-name="ce7">
            <text:p>8,787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42701" table:style-name="ce7">
            <text:p>42,701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10667" table:style-name="ce7">
            <text:p>10,667<text:s/></text:p>
          </table:table-cell>
          <table:table-cell office:value-type="float" office:value="13612" table:style-name="ce7">
            <text:p>13,612<text:s/></text:p>
          </table:table-cell>
          <table:table-cell office:value-type="float" office:value="16281" table:style-name="ce7">
            <text:p>16,281<text:s/></text:p>
          </table:table-cell>
          <table:table-cell office:value-type="float" office:value="21073" table:style-name="ce8">
            <text:p>21,073<text:s/></text:p>
          </table:table-cell>
          <table:table-cell office:value-type="float" office:value="15543" table:style-name="ce7">
            <text:p>15,543<text:s/></text:p>
          </table:table-cell>
          <table:table-cell office:value-type="float" office:value="10513" table:style-name="ce7">
            <text:p>10,513<text:s/></text:p>
          </table:table-cell>
          <table:table-cell office:value-type="float" office:value="25342" table:style-name="ce7">
            <text:p>25,342<text:s/></text:p>
          </table:table-cell>
          <table:table-cell office:value-type="float" office:value="16597" table:style-name="ce7">
            <text:p>16,597<text:s/></text:p>
          </table:table-cell>
          <table:table-cell office:value-type="float" office:value="34287" table:style-name="ce7">
            <text:p>34,287<text:s/></text:p>
          </table:table-cell>
          <table:table-cell office:value-type="float" office:value="30466" table:style-name="ce7">
            <text:p>30,466<text:s/></text:p>
          </table:table-cell>
          <table:table-cell office:value-type="float" office:value="10567" table:style-name="ce7">
            <text:p>10,567<text:s/></text:p>
          </table:table-cell>
          <table:table-cell office:value-type="float" office:value="35673" table:style-name="ce7">
            <text:p>35,673<text:s/></text:p>
          </table:table-cell>
          <table:table-cell office:value-type="float" office:value="26627" table:style-name="ce7">
            <text:p>26,627<text:s/></text:p>
          </table:table-cell>
          <table:table-cell office:value-type="float" office:value="22643" table:style-name="ce8">
            <text:p>22,643<text:s/></text:p>
          </table:table-cell>
          <table:table-cell office:value-type="float" office:value="20339" table:style-name="ce7">
            <text:p>20,339<text:s/></text:p>
          </table:table-cell>
          <table:table-cell office:value-type="float" office:value="34265" table:style-name="ce7">
            <text:p>34,265<text:s/></text:p>
          </table:table-cell>
          <table:table-cell office:value-type="float" office:value="154224" table:style-name="ce7">
            <text:p>154,224<text:s/></text:p>
          </table:table-cell>
          <table:table-cell office:value-type="float" office:value="51811" table:style-name="ce7">
            <text:p>51,811<text:s/></text:p>
          </table:table-cell>
          <table:table-cell office:value-type="float" office:value="24129" table:style-name="ce7">
            <text:p>24,129<text:s/></text:p>
          </table:table-cell>
          <table:table-cell office:value-type="float" office:value="24747" table:style-name="ce7">
            <text:p>24,747<text:s/></text:p>
          </table:table-cell>
          <table:table-cell office:value-type="float" office:value="26292" table:style-name="ce7">
            <text:p>26,292<text:s/></text:p>
          </table:table-cell>
          <table:table-cell office:value-type="float" office:value="23310" table:style-name="ce7">
            <text:p>23,310<text:s/></text:p>
          </table:table-cell>
          <table:table-cell office:value-type="float" office:value="25942" table:style-name="ce7">
            <text:p>25,942<text:s/></text:p>
          </table:table-cell>
          <table:table-cell office:value-type="float" office:value="22882" table:style-name="ce7">
            <text:p>22,882<text:s/></text:p>
          </table:table-cell>
          <table:table-cell office:value-type="float" office:value="12772" table:style-name="ce7">
            <text:p>12,772<text:s/></text:p>
          </table:table-cell>
          <table:table-cell office:value-type="float" office:value="29628" table:style-name="ce7">
            <text:p>29,628<text:s/></text:p>
          </table:table-cell>
          <table:table-cell office:value-type="float" office:value="6895" table:style-name="ce7">
            <text:p>6,895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17240" table:style-name="ce7">
            <text:p>17,240<text:s/></text:p>
          </table:table-cell>
          <table:table-cell office:value-type="float" office:value="5025" table:style-name="ce7">
            <text:p>5,025<text:s/></text:p>
          </table:table-cell>
          <table:table-cell office:value-type="float" office:value="3975" table:style-name="ce7">
            <text:p>3,975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12192" table:style-name="ce7">
            <text:p>12,192<text:s/></text:p>
          </table:table-cell>
          <table:table-cell office:value-type="float" office:value="9672" table:style-name="ce7">
            <text:p>9,672<text:s/></text:p>
          </table:table-cell>
          <table:table-cell office:value-type="float" office:value="14962" table:style-name="ce7">
            <text:p>14,962<text:s/></text:p>
          </table:table-cell>
          <table:table-cell office:value-type="float" office:value="26334" table:style-name="ce7">
            <text:p>26,334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14343" table:style-name="ce7">
            <text:p>14,343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24042" table:style-name="ce7">
            <text:p>24,042<text:s/></text:p>
          </table:table-cell>
          <table:table-cell office:value-type="float" office:value="25008" table:style-name="ce7">
            <text:p>25,008<text:s/></text:p>
          </table:table-cell>
          <table:table-cell office:value-type="float" office:value="27650" table:style-name="ce7">
            <text:p>27,650<text:s/></text:p>
          </table:table-cell>
          <table:table-cell office:value-type="float" office:value="44174" table:style-name="ce7">
            <text:p>44,174<text:s/></text:p>
          </table:table-cell>
          <table:table-cell office:value-type="float" office:value="39249" table:style-name="ce7">
            <text:p>39,249<text:s/></text:p>
          </table:table-cell>
          <table:table-cell office:value-type="float" office:value="30771" table:style-name="ce7">
            <text:p>30,771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65715" table:style-name="ce7">
            <text:p>65,715<text:s/></text:p>
          </table:table-cell>
          <table:table-cell office:value-type="float" office:value="23009" table:style-name="ce7">
            <text:p>23,009<text:s/></text:p>
          </table:table-cell>
          <table:table-cell office:value-type="float" office:value="35383" table:style-name="ce7">
            <text:p>35,383<text:s/></text:p>
          </table:table-cell>
          <table:table-cell office:value-type="float" office:value="35706" table:style-name="ce7">
            <text:p>35,706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68011" table:style-name="ce7">
            <text:p>68,011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17839" table:style-name="ce7">
            <text:p>17,839<text:s/></text:p>
          </table:table-cell>
          <table:table-cell office:value-type="float" office:value="16365" table:style-name="ce7">
            <text:p>16,365<text:s/></text:p>
          </table:table-cell>
          <table:table-cell office:value-type="float" office:value="28299" table:style-name="ce7">
            <text:p>28,299<text:s/></text:p>
          </table:table-cell>
          <table:table-cell office:value-type="float" office:value="13938" table:style-name="ce7">
            <text:p>13,938<text:s/></text:p>
          </table:table-cell>
          <table:table-cell office:value-type="float" office:value="49105" table:style-name="ce7">
            <text:p>49,105<text:s/></text:p>
          </table:table-cell>
          <table:table-cell office:value-type="float" office:value="21653" table:style-name="ce7">
            <text:p>21,653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7448" table:style-name="ce7">
            <text:p>17,448<text:s/></text:p>
          </table:table-cell>
          <table:table-cell office:value-type="float" office:value="44589" table:style-name="ce7">
            <text:p>44,589<text:s/></text:p>
          </table:table-cell>
          <table:table-cell office:value-type="float" office:value="23319" table:style-name="ce7">
            <text:p>23,319<text:s/></text:p>
          </table:table-cell>
          <table:table-cell office:value-type="float" office:value="26828" table:style-name="ce7">
            <text:p>26,828<text:s/></text:p>
          </table:table-cell>
          <table:table-cell office:value-type="float" office:value="27263" table:style-name="ce7">
            <text:p>27,263<text:s/></text:p>
          </table:table-cell>
          <table:table-cell office:value-type="float" office:value="8634" table:style-name="ce7">
            <text:p>8,634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5291" table:style-name="ce8">
            <text:p>5,291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8890" table:style-name="ce7">
            <text:p>8,890<text:s/></text:p>
          </table:table-cell>
          <table:table-cell office:value-type="float" office:value="10732" table:style-name="ce7">
            <text:p>10,732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12297" table:style-name="ce7">
            <text:p>12,297<text:s/></text:p>
          </table:table-cell>
          <table:table-cell office:value-type="float" office:value="18080" table:style-name="ce7">
            <text:p>18,080<text:s/></text:p>
          </table:table-cell>
          <table:table-cell office:value-type="float" office:value="30375" table:style-name="ce7">
            <text:p>30,375<text:s/></text:p>
          </table:table-cell>
          <table:table-cell office:value-type="float" office:value="27606" table:style-name="ce7">
            <text:p>27,606<text:s/></text:p>
          </table:table-cell>
          <table:table-cell office:value-type="float" office:value="14658" table:style-name="ce7">
            <text:p>14,658<text:s/></text:p>
          </table:table-cell>
          <table:table-cell office:value-type="float" office:value="12640" table:style-name="ce7">
            <text:p>12,640<text:s/></text:p>
          </table:table-cell>
          <table:table-cell office:value-type="float" office:value="13278" table:style-name="ce7">
            <text:p>13,278<text:s/></text:p>
          </table:table-cell>
          <table:table-cell office:value-type="float" office:value="13127" table:style-name="ce7">
            <text:p>13,127<text:s/></text:p>
          </table:table-cell>
          <table:table-cell office:value-type="float" office:value="12976" table:style-name="ce7">
            <text:p>12,976<text:s/></text:p>
          </table:table-cell>
          <table:table-cell office:value-type="float" office:value="10748" table:style-name="ce7">
            <text:p>10,748<text:s/></text:p>
          </table:table-cell>
          <table:table-cell office:value-type="float" office:value="9186" table:style-name="ce7">
            <text:p>9,18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5T00:00:00" table:style-name="ce10">
            <text:p>2025/7/25</text:p>
          </table:table-cell>
          <table:table-cell office:value-type="float" office:value="5908" table:style-name="ce7">
            <text:p>5,908<text:s/></text:p>
          </table:table-cell>
          <table:table-cell office:value-type="float" office:value="14968" table:style-name="ce7">
            <text:p>14,968<text:s/></text:p>
          </table:table-cell>
          <table:table-cell office:value-type="float" office:value="51971" table:style-name="ce7">
            <text:p>51,971<text:s/></text:p>
          </table:table-cell>
          <table:table-cell office:value-type="float" office:value="52139" table:style-name="ce7">
            <text:p>52,139<text:s/></text:p>
          </table:table-cell>
          <table:table-cell office:value-type="float" office:value="27061" table:style-name="ce7">
            <text:p>27,061<text:s/></text:p>
          </table:table-cell>
          <table:table-cell office:value-type="float" office:value="14844" table:style-name="ce7">
            <text:p>14,844<text:s/></text:p>
          </table:table-cell>
          <table:table-cell office:value-type="float" office:value="12244" table:style-name="ce7">
            <text:p>12,244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2187" table:style-name="ce7">
            <text:p>2,187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8240" table:style-name="ce7">
            <text:p>8,240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18139" table:style-name="ce7">
            <text:p>18,139<text:s/></text:p>
          </table:table-cell>
          <table:table-cell office:value-type="float" office:value="5772" table:style-name="ce7">
            <text:p>5,772<text:s/></text:p>
          </table:table-cell>
          <table:table-cell office:value-type="float" office:value="11179" table:style-name="ce7">
            <text:p>11,179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9205" table:style-name="ce7">
            <text:p>9,205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42906" table:style-name="ce7">
            <text:p>42,906<text:s/></text:p>
          </table:table-cell>
          <table:table-cell office:value-type="float" office:value="3972" table:style-name="ce7">
            <text:p>3,972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13678" table:style-name="ce7">
            <text:p>13,678<text:s/></text:p>
          </table:table-cell>
          <table:table-cell office:value-type="float" office:value="16763" table:style-name="ce7">
            <text:p>16,763<text:s/></text:p>
          </table:table-cell>
          <table:table-cell office:value-type="float" office:value="21560" table:style-name="ce8">
            <text:p>21,560<text:s/></text:p>
          </table:table-cell>
          <table:table-cell office:value-type="float" office:value="15676" table:style-name="ce7">
            <text:p>15,676<text:s/></text:p>
          </table:table-cell>
          <table:table-cell office:value-type="float" office:value="10959" table:style-name="ce7">
            <text:p>10,959<text:s/></text:p>
          </table:table-cell>
          <table:table-cell office:value-type="float" office:value="25364" table:style-name="ce7">
            <text:p>25,364<text:s/></text:p>
          </table:table-cell>
          <table:table-cell office:value-type="float" office:value="17159" table:style-name="ce7">
            <text:p>17,159<text:s/></text:p>
          </table:table-cell>
          <table:table-cell office:value-type="float" office:value="34723" table:style-name="ce7">
            <text:p>34,723<text:s/></text:p>
          </table:table-cell>
          <table:table-cell office:value-type="float" office:value="30492" table:style-name="ce7">
            <text:p>30,492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36110" table:style-name="ce7">
            <text:p>36,110<text:s/></text:p>
          </table:table-cell>
          <table:table-cell office:value-type="float" office:value="26837" table:style-name="ce7">
            <text:p>26,837<text:s/></text:p>
          </table:table-cell>
          <table:table-cell office:value-type="float" office:value="22532" table:style-name="ce8">
            <text:p>22,532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31319" table:style-name="ce7">
            <text:p>31,319<text:s/></text:p>
          </table:table-cell>
          <table:table-cell office:value-type="float" office:value="178945" table:style-name="ce7">
            <text:p>178,945<text:s/></text:p>
          </table:table-cell>
          <table:table-cell office:value-type="float" office:value="57359" table:style-name="ce7">
            <text:p>57,359<text:s/></text:p>
          </table:table-cell>
          <table:table-cell office:value-type="float" office:value="24722" table:style-name="ce7">
            <text:p>24,722<text:s/></text:p>
          </table:table-cell>
          <table:table-cell office:value-type="float" office:value="25065" table:style-name="ce7">
            <text:p>25,065<text:s/></text:p>
          </table:table-cell>
          <table:table-cell office:value-type="float" office:value="26482" table:style-name="ce7">
            <text:p>26,482<text:s/></text:p>
          </table:table-cell>
          <table:table-cell office:value-type="float" office:value="22853" table:style-name="ce7">
            <text:p>22,853<text:s/></text:p>
          </table:table-cell>
          <table:table-cell office:value-type="float" office:value="25565" table:style-name="ce7">
            <text:p>25,565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12320" table:style-name="ce7">
            <text:p>12,320<text:s/></text:p>
          </table:table-cell>
          <table:table-cell office:value-type="float" office:value="28047" table:style-name="ce7">
            <text:p>28,047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8016" table:style-name="ce7">
            <text:p>8,016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4822" table:style-name="ce7">
            <text:p>4,822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3351" table:style-name="ce7">
            <text:p>3,351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14486" table:style-name="ce7">
            <text:p>14,486<text:s/></text:p>
          </table:table-cell>
          <table:table-cell office:value-type="float" office:value="24506" table:style-name="ce7">
            <text:p>24,506<text:s/></text:p>
          </table:table-cell>
          <table:table-cell office:value-type="float" office:value="9940" table:style-name="ce7">
            <text:p>9,940<text:s/></text:p>
          </table:table-cell>
          <table:table-cell office:value-type="float" office:value="14870" table:style-name="ce7">
            <text:p>14,870<text:s/></text:p>
          </table:table-cell>
          <table:table-cell office:value-type="float" office:value="8823" table:style-name="ce7">
            <text:p>8,823<text:s/></text:p>
          </table:table-cell>
          <table:table-cell office:value-type="float" office:value="23600" table:style-name="ce7">
            <text:p>23,600<text:s/></text:p>
          </table:table-cell>
          <table:table-cell office:value-type="float" office:value="24148" table:style-name="ce7">
            <text:p>24,148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48339" table:style-name="ce7">
            <text:p>48,339<text:s/></text:p>
          </table:table-cell>
          <table:table-cell office:value-type="float" office:value="38658" table:style-name="ce7">
            <text:p>38,658<text:s/></text:p>
          </table:table-cell>
          <table:table-cell office:value-type="float" office:value="30852" table:style-name="ce7">
            <text:p>30,852<text:s/></text:p>
          </table:table-cell>
          <table:table-cell office:value-type="float" office:value="27280" table:style-name="ce7">
            <text:p>27,280<text:s/></text:p>
          </table:table-cell>
          <table:table-cell office:value-type="float" office:value="73295" table:style-name="ce7">
            <text:p>73,295<text:s/></text:p>
          </table:table-cell>
          <table:table-cell office:value-type="float" office:value="25488" table:style-name="ce7">
            <text:p>25,488<text:s/></text:p>
          </table:table-cell>
          <table:table-cell office:value-type="float" office:value="36686" table:style-name="ce7">
            <text:p>36,686<text:s/></text:p>
          </table:table-cell>
          <table:table-cell office:value-type="float" office:value="39697" table:style-name="ce7">
            <text:p>39,697<text:s/></text:p>
          </table:table-cell>
          <table:table-cell office:value-type="float" office:value="42347" table:style-name="ce7">
            <text:p>42,347<text:s/></text:p>
          </table:table-cell>
          <table:table-cell office:value-type="float" office:value="81321" table:style-name="ce7">
            <text:p>81,321<text:s/></text:p>
          </table:table-cell>
          <table:table-cell office:value-type="float" office:value="22392" table:style-name="ce7">
            <text:p>22,392<text:s/></text:p>
          </table:table-cell>
          <table:table-cell office:value-type="float" office:value="18015" table:style-name="ce7">
            <text:p>18,015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33108" table:style-name="ce7">
            <text:p>33,108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52007" table:style-name="ce7">
            <text:p>52,007<text:s/></text:p>
          </table:table-cell>
          <table:table-cell office:value-type="float" office:value="22989" table:style-name="ce7">
            <text:p>22,989<text:s/></text:p>
          </table:table-cell>
          <table:table-cell office:value-type="float" office:value="8402" table:style-name="ce7">
            <text:p>8,402<text:s/></text:p>
          </table:table-cell>
          <table:table-cell office:value-type="float" office:value="18007" table:style-name="ce7">
            <text:p>18,007<text:s/></text:p>
          </table:table-cell>
          <table:table-cell office:value-type="float" office:value="46535" table:style-name="ce7">
            <text:p>46,535<text:s/></text:p>
          </table:table-cell>
          <table:table-cell office:value-type="float" office:value="28697" table:style-name="ce7">
            <text:p>28,697<text:s/></text:p>
          </table:table-cell>
          <table:table-cell office:value-type="float" office:value="27844" table:style-name="ce7">
            <text:p>27,844<text:s/></text:p>
          </table:table-cell>
          <table:table-cell office:value-type="float" office:value="28129" table:style-name="ce7">
            <text:p>28,129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5092" table:style-name="ce8">
            <text:p>5,092<text:s/></text:p>
          </table:table-cell>
          <table:table-cell office:value-type="float" office:value="5988" table:style-name="ce7">
            <text:p>5,988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10676" table:style-name="ce7">
            <text:p>10,676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12269" table:style-name="ce7">
            <text:p>12,269<text:s/></text:p>
          </table:table-cell>
          <table:table-cell office:value-type="float" office:value="19185" table:style-name="ce7">
            <text:p>19,185<text:s/></text:p>
          </table:table-cell>
          <table:table-cell office:value-type="float" office:value="31062" table:style-name="ce7">
            <text:p>31,062<text:s/></text:p>
          </table:table-cell>
          <table:table-cell office:value-type="float" office:value="28255" table:style-name="ce7">
            <text:p>28,255<text:s/></text:p>
          </table:table-cell>
          <table:table-cell office:value-type="float" office:value="14593" table:style-name="ce7">
            <text:p>14,593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9074" table:style-name="ce7">
            <text:p>9,07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6T00:00:00" table:style-name="ce10">
            <text:p>2025/7/26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9562" table:style-name="ce7">
            <text:p>9,562<text:s/></text:p>
          </table:table-cell>
          <table:table-cell office:value-type="float" office:value="28631" table:style-name="ce7">
            <text:p>28,631<text:s/></text:p>
          </table:table-cell>
          <table:table-cell office:value-type="float" office:value="48879" table:style-name="ce7">
            <text:p>48,879<text:s/></text:p>
          </table:table-cell>
          <table:table-cell office:value-type="float" office:value="17864" table:style-name="ce7">
            <text:p>17,864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8576" table:style-name="ce7">
            <text:p>8,576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2781" table:style-name="ce7">
            <text:p>2,781<text:s/></text:p>
          </table:table-cell>
          <table:table-cell office:value-type="float" office:value="8649" table:style-name="ce7">
            <text:p>8,649<text:s/></text:p>
          </table:table-cell>
          <table:table-cell office:value-type="float" office:value="1783" table:style-name="ce7">
            <text:p>1,783<text:s/></text:p>
          </table:table-cell>
          <table:table-cell office:value-type="float" office:value="3756" table:style-name="ce7">
            <text:p>3,756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10832" table:style-name="ce7">
            <text:p>10,832<text:s/></text:p>
          </table:table-cell>
          <table:table-cell office:value-type="float" office:value="5575" table:style-name="ce7">
            <text:p>5,575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9323" table:style-name="ce7">
            <text:p>9,323<text:s/></text:p>
          </table:table-cell>
          <table:table-cell office:value-type="float" office:value="3273" table:style-name="ce7">
            <text:p>3,273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6087" table:style-name="ce7">
            <text:p>6,087<text:s/></text:p>
          </table:table-cell>
          <table:table-cell office:value-type="float" office:value="33673" table:style-name="ce7">
            <text:p>33,673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9755" table:style-name="ce7">
            <text:p>9,755<text:s/></text:p>
          </table:table-cell>
          <table:table-cell office:value-type="float" office:value="12379" table:style-name="ce7">
            <text:p>12,379<text:s/></text:p>
          </table:table-cell>
          <table:table-cell office:value-type="float" office:value="14829" table:style-name="ce8">
            <text:p>14,829<text:s/></text:p>
          </table:table-cell>
          <table:table-cell office:value-type="float" office:value="13965" table:style-name="ce7">
            <text:p>13,965<text:s/></text:p>
          </table:table-cell>
          <table:table-cell office:value-type="float" office:value="9407" table:style-name="ce7">
            <text:p>9,407<text:s/></text:p>
          </table:table-cell>
          <table:table-cell office:value-type="float" office:value="22759" table:style-name="ce7">
            <text:p>22,759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25979" table:style-name="ce7">
            <text:p>25,979<text:s/></text:p>
          </table:table-cell>
          <table:table-cell office:value-type="float" office:value="20925" table:style-name="ce7">
            <text:p>20,925<text:s/></text:p>
          </table:table-cell>
          <table:table-cell office:value-type="float" office:value="4626" table:style-name="ce7">
            <text:p>4,626<text:s/></text:p>
          </table:table-cell>
          <table:table-cell office:value-type="float" office:value="29992" table:style-name="ce7">
            <text:p>29,992<text:s/></text:p>
          </table:table-cell>
          <table:table-cell office:value-type="float" office:value="20893" table:style-name="ce7">
            <text:p>20,893<text:s/></text:p>
          </table:table-cell>
          <table:table-cell office:value-type="float" office:value="16846" table:style-name="ce8">
            <text:p>16,846<text:s/></text:p>
          </table:table-cell>
          <table:table-cell office:value-type="float" office:value="17499" table:style-name="ce7">
            <text:p>17,499<text:s/></text:p>
          </table:table-cell>
          <table:table-cell office:value-type="float" office:value="11085" table:style-name="ce7">
            <text:p>11,085<text:s/></text:p>
          </table:table-cell>
          <table:table-cell office:value-type="float" office:value="168401" table:style-name="ce7">
            <text:p>168,401<text:s/></text:p>
          </table:table-cell>
          <table:table-cell office:value-type="float" office:value="60514" table:style-name="ce7">
            <text:p>60,514<text:s/></text:p>
          </table:table-cell>
          <table:table-cell office:value-type="float" office:value="19083" table:style-name="ce7">
            <text:p>19,083<text:s/></text:p>
          </table:table-cell>
          <table:table-cell office:value-type="float" office:value="17769" table:style-name="ce7">
            <text:p>17,769<text:s/></text:p>
          </table:table-cell>
          <table:table-cell office:value-type="float" office:value="26885" table:style-name="ce7">
            <text:p>26,885<text:s/></text:p>
          </table:table-cell>
          <table:table-cell office:value-type="float" office:value="24859" table:style-name="ce7">
            <text:p>24,859<text:s/></text:p>
          </table:table-cell>
          <table:table-cell office:value-type="float" office:value="24628" table:style-name="ce7">
            <text:p>24,628<text:s/></text:p>
          </table:table-cell>
          <table:table-cell office:value-type="float" office:value="19420" table:style-name="ce7">
            <text:p>19,420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19813" table:style-name="ce7">
            <text:p>19,813<text:s/></text:p>
          </table:table-cell>
          <table:table-cell office:value-type="float" office:value="5945" table:style-name="ce7">
            <text:p>5,945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3114" table:style-name="ce7">
            <text:p>3,114<text:s/></text:p>
          </table:table-cell>
          <table:table-cell office:value-type="float" office:value="1763" table:style-name="ce7">
            <text:p>1,763<text:s/></text:p>
          </table:table-cell>
          <table:table-cell office:value-type="float" office:value="7897" table:style-name="ce7">
            <text:p>7,897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29336" table:style-name="ce7">
            <text:p>29,336<text:s/></text:p>
          </table:table-cell>
          <table:table-cell office:value-type="float" office:value="6230" table:style-name="ce7">
            <text:p>6,230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6794" table:style-name="ce7">
            <text:p>6,794<text:s/></text:p>
          </table:table-cell>
          <table:table-cell office:value-type="float" office:value="18045" table:style-name="ce7">
            <text:p>18,045<text:s/></text:p>
          </table:table-cell>
          <table:table-cell office:value-type="float" office:value="16347" table:style-name="ce7">
            <text:p>16,347<text:s/></text:p>
          </table:table-cell>
          <table:table-cell office:value-type="float" office:value="26208" table:style-name="ce7">
            <text:p>26,208<text:s/></text:p>
          </table:table-cell>
          <table:table-cell office:value-type="float" office:value="42112" table:style-name="ce7">
            <text:p>42,112<text:s/></text:p>
          </table:table-cell>
          <table:table-cell office:value-type="float" office:value="30514" table:style-name="ce7">
            <text:p>30,514<text:s/></text:p>
          </table:table-cell>
          <table:table-cell office:value-type="float" office:value="23878" table:style-name="ce7">
            <text:p>23,878<text:s/></text:p>
          </table:table-cell>
          <table:table-cell office:value-type="float" office:value="26785" table:style-name="ce7">
            <text:p>26,785<text:s/></text:p>
          </table:table-cell>
          <table:table-cell office:value-type="float" office:value="78859" table:style-name="ce7">
            <text:p>78,859<text:s/></text:p>
          </table:table-cell>
          <table:table-cell office:value-type="float" office:value="15959" table:style-name="ce7">
            <text:p>15,959<text:s/></text:p>
          </table:table-cell>
          <table:table-cell office:value-type="float" office:value="34454" table:style-name="ce7">
            <text:p>34,454<text:s/></text:p>
          </table:table-cell>
          <table:table-cell office:value-type="float" office:value="33819" table:style-name="ce7">
            <text:p>33,819<text:s/></text:p>
          </table:table-cell>
          <table:table-cell office:value-type="float" office:value="43041" table:style-name="ce7">
            <text:p>43,041<text:s/></text:p>
          </table:table-cell>
          <table:table-cell office:value-type="float" office:value="72712" table:style-name="ce7">
            <text:p>72,712<text:s/></text:p>
          </table:table-cell>
          <table:table-cell office:value-type="float" office:value="17525" table:style-name="ce7">
            <text:p>17,525<text:s/></text:p>
          </table:table-cell>
          <table:table-cell office:value-type="float" office:value="15258" table:style-name="ce7">
            <text:p>15,258<text:s/></text:p>
          </table:table-cell>
          <table:table-cell office:value-type="float" office:value="11172" table:style-name="ce7">
            <text:p>11,172<text:s/></text:p>
          </table:table-cell>
          <table:table-cell office:value-type="float" office:value="26415" table:style-name="ce7">
            <text:p>26,415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55340" table:style-name="ce7">
            <text:p>55,340<text:s/></text:p>
          </table:table-cell>
          <table:table-cell office:value-type="float" office:value="15398" table:style-name="ce7">
            <text:p>15,398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15235" table:style-name="ce7">
            <text:p>15,235<text:s/></text:p>
          </table:table-cell>
          <table:table-cell office:value-type="float" office:value="23220" table:style-name="ce7">
            <text:p>23,220<text:s/></text:p>
          </table:table-cell>
          <table:table-cell office:value-type="float" office:value="19155" table:style-name="ce7">
            <text:p>19,155<text:s/></text:p>
          </table:table-cell>
          <table:table-cell office:value-type="float" office:value="15879" table:style-name="ce7">
            <text:p>15,879<text:s/></text:p>
          </table:table-cell>
          <table:table-cell office:value-type="float" office:value="20443" table:style-name="ce7">
            <text:p>20,443<text:s/></text:p>
          </table:table-cell>
          <table:table-cell office:value-type="float" office:value="5753" table:style-name="ce7">
            <text:p>5,753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3640" table:style-name="ce8">
            <text:p>3,640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7789" table:style-name="ce7">
            <text:p>7,789<text:s/></text:p>
          </table:table-cell>
          <table:table-cell office:value-type="float" office:value="10524" table:style-name="ce7">
            <text:p>10,524<text:s/></text:p>
          </table:table-cell>
          <table:table-cell office:value-type="float" office:value="10822" table:style-name="ce7">
            <text:p>10,822<text:s/></text:p>
          </table:table-cell>
          <table:table-cell office:value-type="float" office:value="15540" table:style-name="ce7">
            <text:p>15,540<text:s/></text:p>
          </table:table-cell>
          <table:table-cell office:value-type="float" office:value="19348" table:style-name="ce7">
            <text:p>19,348<text:s/></text:p>
          </table:table-cell>
          <table:table-cell office:value-type="float" office:value="26002" table:style-name="ce7">
            <text:p>26,002<text:s/></text:p>
          </table:table-cell>
          <table:table-cell office:value-type="float" office:value="10738" table:style-name="ce7">
            <text:p>10,738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10348" table:style-name="ce7">
            <text:p>10,348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7297" table:style-name="ce7">
            <text:p>7,29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7T00:00:00" table:style-name="ce10">
            <text:p>2025/7/27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7645" table:style-name="ce7">
            <text:p>7,645<text:s/></text:p>
          </table:table-cell>
          <table:table-cell office:value-type="float" office:value="21771" table:style-name="ce7">
            <text:p>21,771<text:s/></text:p>
          </table:table-cell>
          <table:table-cell office:value-type="float" office:value="36810" table:style-name="ce7">
            <text:p>36,810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8559" table:style-name="ce7">
            <text:p>8,559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2351" table:style-name="ce7">
            <text:p>2,351<text:s/></text:p>
          </table:table-cell>
          <table:table-cell office:value-type="float" office:value="6194" table:style-name="ce7">
            <text:p>6,194<text:s/></text:p>
          </table:table-cell>
          <table:table-cell office:value-type="float" office:value="1365" table:style-name="ce7">
            <text:p>1,365<text:s/></text:p>
          </table:table-cell>
          <table:table-cell office:value-type="float" office:value="2651" table:style-name="ce7">
            <text:p>2,651<text:s/></text:p>
          </table:table-cell>
          <table:table-cell office:value-type="float" office:value="6087" table:style-name="ce7">
            <text:p>6,087<text:s/></text:p>
          </table:table-cell>
          <table:table-cell office:value-type="float" office:value="5460" table:style-name="ce7">
            <text:p>5,460<text:s/></text:p>
          </table:table-cell>
          <table:table-cell office:value-type="float" office:value="8804" table:style-name="ce7">
            <text:p>8,804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5776" table:style-name="ce7">
            <text:p>5,776<text:s/>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3065" table:style-name="ce7">
            <text:p>3,065<text:s/></text:p>
          </table:table-cell>
          <table:table-cell office:value-type="float" office:value="5185" table:style-name="ce7">
            <text:p>5,185<text:s/></text:p>
          </table:table-cell>
          <table:table-cell office:value-type="float" office:value="5744" table:style-name="ce7">
            <text:p>5,744<text:s/></text:p>
          </table:table-cell>
          <table:table-cell office:value-type="float" office:value="5727" table:style-name="ce7">
            <text:p>5,727<text:s/></text:p>
          </table:table-cell>
          <table:table-cell office:value-type="float" office:value="28215" table:style-name="ce7">
            <text:p>28,215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2739" table:style-name="ce8">
            <text:p>12,739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21126" table:style-name="ce7">
            <text:p>21,126<text:s/></text:p>
          </table:table-cell>
          <table:table-cell office:value-type="float" office:value="11925" table:style-name="ce7">
            <text:p>11,925<text:s/></text:p>
          </table:table-cell>
          <table:table-cell office:value-type="float" office:value="19705" table:style-name="ce7">
            <text:p>19,705<text:s/></text:p>
          </table:table-cell>
          <table:table-cell office:value-type="float" office:value="18915" table:style-name="ce7">
            <text:p>18,915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25193" table:style-name="ce7">
            <text:p>25,193<text:s/></text:p>
          </table:table-cell>
          <table:table-cell office:value-type="float" office:value="17609" table:style-name="ce7">
            <text:p>17,609<text:s/></text:p>
          </table:table-cell>
          <table:table-cell office:value-type="float" office:value="13856" table:style-name="ce8">
            <text:p>13,856<text:s/></text:p>
          </table:table-cell>
          <table:table-cell office:value-type="float" office:value="14669" table:style-name="ce7">
            <text:p>14,669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155874" table:style-name="ce7">
            <text:p>155,874<text:s/></text:p>
          </table:table-cell>
          <table:table-cell office:value-type="float" office:value="50953" table:style-name="ce7">
            <text:p>50,953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16161" table:style-name="ce7">
            <text:p>16,161<text:s/></text:p>
          </table:table-cell>
          <table:table-cell office:value-type="float" office:value="22400" table:style-name="ce7">
            <text:p>22,400<text:s/></text:p>
          </table:table-cell>
          <table:table-cell office:value-type="float" office:value="23198" table:style-name="ce7">
            <text:p>23,198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17306" table:style-name="ce7">
            <text:p>17,306<text:s/></text:p>
          </table:table-cell>
          <table:table-cell office:value-type="float" office:value="7560" table:style-name="ce7">
            <text:p>7,560<text:s/></text:p>
          </table:table-cell>
          <table:table-cell office:value-type="float" office:value="17233" table:style-name="ce7">
            <text:p>17,233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4985" table:style-name="ce7">
            <text:p>4,985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2740" table:style-name="ce7">
            <text:p>2,740<text:s/></text:p>
          </table:table-cell>
          <table:table-cell office:value-type="float" office:value="1804" table:style-name="ce7">
            <text:p>1,804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10559" table:style-name="ce7">
            <text:p>10,559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5762" table:style-name="ce7">
            <text:p>5,762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15774" table:style-name="ce7">
            <text:p>15,774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21262" table:style-name="ce7">
            <text:p>21,262<text:s/></text:p>
          </table:table-cell>
          <table:table-cell office:value-type="float" office:value="36077" table:style-name="ce7">
            <text:p>36,077<text:s/></text:p>
          </table:table-cell>
          <table:table-cell office:value-type="float" office:value="25996" table:style-name="ce7">
            <text:p>25,996<text:s/></text:p>
          </table:table-cell>
          <table:table-cell office:value-type="float" office:value="20565" table:style-name="ce7">
            <text:p>20,565<text:s/></text:p>
          </table:table-cell>
          <table:table-cell office:value-type="float" office:value="24204" table:style-name="ce7">
            <text:p>24,204<text:s/></text:p>
          </table:table-cell>
          <table:table-cell office:value-type="float" office:value="67323" table:style-name="ce7">
            <text:p>67,323<text:s/></text:p>
          </table:table-cell>
          <table:table-cell office:value-type="float" office:value="12872" table:style-name="ce7">
            <text:p>12,872<text:s/></text:p>
          </table:table-cell>
          <table:table-cell office:value-type="float" office:value="29830" table:style-name="ce7">
            <text:p>29,830<text:s/></text:p>
          </table:table-cell>
          <table:table-cell office:value-type="float" office:value="25059" table:style-name="ce7">
            <text:p>25,059<text:s/></text:p>
          </table:table-cell>
          <table:table-cell office:value-type="float" office:value="34626" table:style-name="ce7">
            <text:p>34,626<text:s/></text:p>
          </table:table-cell>
          <table:table-cell office:value-type="float" office:value="59026" table:style-name="ce7">
            <text:p>59,026<text:s/></text:p>
          </table:table-cell>
          <table:table-cell office:value-type="float" office:value="14380" table:style-name="ce7">
            <text:p>14,380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22778" table:style-name="ce7">
            <text:p>22,778<text:s/></text:p>
          </table:table-cell>
          <table:table-cell office:value-type="float" office:value="8539" table:style-name="ce7">
            <text:p>8,539<text:s/></text:p>
          </table:table-cell>
          <table:table-cell office:value-type="float" office:value="47587" table:style-name="ce7">
            <text:p>47,587<text:s/></text:p>
          </table:table-cell>
          <table:table-cell office:value-type="float" office:value="11315" table:style-name="ce7">
            <text:p>11,315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13224" table:style-name="ce7">
            <text:p>13,224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5690" table:style-name="ce7">
            <text:p>15,690<text:s/></text:p>
          </table:table-cell>
          <table:table-cell office:value-type="float" office:value="5093" table:style-name="ce7">
            <text:p>5,093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3111" table:style-name="ce8">
            <text:p>3,111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7175" table:style-name="ce7">
            <text:p>7,175<text:s/></text:p>
          </table:table-cell>
          <table:table-cell office:value-type="float" office:value="6668" table:style-name="ce7">
            <text:p>6,668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5426" table:style-name="ce7">
            <text:p>15,426<text:s/></text:p>
          </table:table-cell>
          <table:table-cell office:value-type="float" office:value="20943" table:style-name="ce7">
            <text:p>20,943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8049" table:style-name="ce7">
            <text:p>8,049<text:s/></text:p>
          </table:table-cell>
          <table:table-cell office:value-type="float" office:value="8904" table:style-name="ce7">
            <text:p>8,904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6832" table:style-name="ce7">
            <text:p>6,832<text:s/></text:p>
          </table:table-cell>
          <table:table-cell office:value-type="float" office:value="6094" table:style-name="ce7">
            <text:p>6,09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8T00:00:00" table:style-name="ce10">
            <text:p>2025/7/28</text:p>
          </table:table-cell>
          <table:table-cell office:value-type="float" office:value="5740" table:style-name="ce7">
            <text:p>5,740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46700" table:style-name="ce7">
            <text:p>46,700<text:s/></text:p>
          </table:table-cell>
          <table:table-cell office:value-type="float" office:value="41694" table:style-name="ce7">
            <text:p>41,694<text:s/></text:p>
          </table:table-cell>
          <table:table-cell office:value-type="float" office:value="23686" table:style-name="ce7">
            <text:p>23,686<text:s/></text:p>
          </table:table-cell>
          <table:table-cell office:value-type="float" office:value="13288" table:style-name="ce7">
            <text:p>13,288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159" table:style-name="ce7">
            <text:p>4,159<text:s/></text:p>
          </table:table-cell>
          <table:table-cell office:value-type="float" office:value="4726" table:style-name="ce7">
            <text:p>4,726<text:s/></text:p>
          </table:table-cell>
          <table:table-cell office:value-type="float" office:value="8119" table:style-name="ce7">
            <text:p>8,119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15190" table:style-name="ce7">
            <text:p>15,190<text:s/></text:p>
          </table:table-cell>
          <table:table-cell office:value-type="float" office:value="17760" table:style-name="ce7">
            <text:p>17,760<text:s/></text:p>
          </table:table-cell>
          <table:table-cell office:value-type="float" office:value="5353" table:style-name="ce7">
            <text:p>5,353<text:s/></text:p>
          </table:table-cell>
          <table:table-cell office:value-type="float" office:value="10234" table:style-name="ce7">
            <text:p>10,234<text:s/></text:p>
          </table:table-cell>
          <table:table-cell office:value-type="float" office:value="3372" table:style-name="ce7">
            <text:p>3,372<text:s/></text:p>
          </table:table-cell>
          <table:table-cell office:value-type="float" office:value="8492" table:style-name="ce7">
            <text:p>8,492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32263" table:style-name="ce7">
            <text:p>32,263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13231" table:style-name="ce7">
            <text:p>13,231<text:s/></text:p>
          </table:table-cell>
          <table:table-cell office:value-type="float" office:value="15517" table:style-name="ce7">
            <text:p>15,517<text:s/></text:p>
          </table:table-cell>
          <table:table-cell office:value-type="float" office:value="20449" table:style-name="ce8">
            <text:p>20,449<text:s/></text:p>
          </table:table-cell>
          <table:table-cell office:value-type="float" office:value="14635" table:style-name="ce7">
            <text:p>14,635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23877" table:style-name="ce7">
            <text:p>23,877<text:s/></text:p>
          </table:table-cell>
          <table:table-cell office:value-type="float" office:value="14876" table:style-name="ce7">
            <text:p>14,876<text:s/></text:p>
          </table:table-cell>
          <table:table-cell office:value-type="float" office:value="31345" table:style-name="ce7">
            <text:p>31,345<text:s/></text:p>
          </table:table-cell>
          <table:table-cell office:value-type="float" office:value="24946" table:style-name="ce7">
            <text:p>24,946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33747" table:style-name="ce7">
            <text:p>33,747<text:s/></text:p>
          </table:table-cell>
          <table:table-cell office:value-type="float" office:value="25380" table:style-name="ce7">
            <text:p>25,380<text:s/></text:p>
          </table:table-cell>
          <table:table-cell office:value-type="float" office:value="21489" table:style-name="ce8">
            <text:p>21,489<text:s/></text:p>
          </table:table-cell>
          <table:table-cell office:value-type="float" office:value="19617" table:style-name="ce7">
            <text:p>19,617<text:s/></text:p>
          </table:table-cell>
          <table:table-cell office:value-type="float" office:value="25763" table:style-name="ce7">
            <text:p>25,763<text:s/></text:p>
          </table:table-cell>
          <table:table-cell office:value-type="float" office:value="144391" table:style-name="ce7">
            <text:p>144,391<text:s/></text:p>
          </table:table-cell>
          <table:table-cell office:value-type="float" office:value="48408" table:style-name="ce7">
            <text:p>48,408<text:s/></text:p>
          </table:table-cell>
          <table:table-cell office:value-type="float" office:value="23272" table:style-name="ce7">
            <text:p>23,272<text:s/></text:p>
          </table:table-cell>
          <table:table-cell office:value-type="float" office:value="23740" table:style-name="ce7">
            <text:p>23,740<text:s/></text:p>
          </table:table-cell>
          <table:table-cell office:value-type="float" office:value="23646" table:style-name="ce7">
            <text:p>23,646<text:s/></text:p>
          </table:table-cell>
          <table:table-cell office:value-type="float" office:value="22663" table:style-name="ce7">
            <text:p>22,663<text:s/></text:p>
          </table:table-cell>
          <table:table-cell office:value-type="float" office:value="25370" table:style-name="ce7">
            <text:p>25,370<text:s/></text:p>
          </table:table-cell>
          <table:table-cell office:value-type="float" office:value="21940" table:style-name="ce7">
            <text:p>21,940<text:s/></text:p>
          </table:table-cell>
          <table:table-cell office:value-type="float" office:value="12732" table:style-name="ce7">
            <text:p>12,732<text:s/></text:p>
          </table:table-cell>
          <table:table-cell office:value-type="float" office:value="29487" table:style-name="ce7">
            <text:p>29,487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16843" table:style-name="ce7">
            <text:p>16,843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874" table:style-name="ce7">
            <text:p>3,874<text:s/></text:p>
          </table:table-cell>
          <table:table-cell office:value-type="float" office:value="3358" table:style-name="ce7">
            <text:p>3,358<text:s/></text:p>
          </table:table-cell>
          <table:table-cell office:value-type="float" office:value="12130" table:style-name="ce7">
            <text:p>12,130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27200" table:style-name="ce7">
            <text:p>27,200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8865" table:style-name="ce7">
            <text:p>8,865<text:s/></text:p>
          </table:table-cell>
          <table:table-cell office:value-type="float" office:value="23104" table:style-name="ce7">
            <text:p>23,104<text:s/></text:p>
          </table:table-cell>
          <table:table-cell office:value-type="float" office:value="24243" table:style-name="ce7">
            <text:p>24,243<text:s/></text:p>
          </table:table-cell>
          <table:table-cell office:value-type="float" office:value="26008" table:style-name="ce7">
            <text:p>26,008<text:s/></text:p>
          </table:table-cell>
          <table:table-cell office:value-type="float" office:value="41864" table:style-name="ce7">
            <text:p>41,864<text:s/></text:p>
          </table:table-cell>
          <table:table-cell office:value-type="float" office:value="37196" table:style-name="ce7">
            <text:p>37,196<text:s/></text:p>
          </table:table-cell>
          <table:table-cell office:value-type="float" office:value="29165" table:style-name="ce7">
            <text:p>29,165<text:s/></text:p>
          </table:table-cell>
          <table:table-cell office:value-type="float" office:value="26807" table:style-name="ce7">
            <text:p>26,807<text:s/></text:p>
          </table:table-cell>
          <table:table-cell office:value-type="float" office:value="63074" table:style-name="ce7">
            <text:p>63,074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33946" table:style-name="ce7">
            <text:p>33,946<text:s/></text:p>
          </table:table-cell>
          <table:table-cell office:value-type="float" office:value="33274" table:style-name="ce7">
            <text:p>33,274<text:s/></text:p>
          </table:table-cell>
          <table:table-cell office:value-type="float" office:value="24189" table:style-name="ce7">
            <text:p>24,189<text:s/></text:p>
          </table:table-cell>
          <table:table-cell office:value-type="float" office:value="69131" table:style-name="ce7">
            <text:p>69,131<text:s/></text:p>
          </table:table-cell>
          <table:table-cell office:value-type="float" office:value="19597" table:style-name="ce7">
            <text:p>19,597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15477" table:style-name="ce7">
            <text:p>15,477<text:s/></text:p>
          </table:table-cell>
          <table:table-cell office:value-type="float" office:value="24169" table:style-name="ce7">
            <text:p>24,169<text:s/></text:p>
          </table:table-cell>
          <table:table-cell office:value-type="float" office:value="13215" table:style-name="ce7">
            <text:p>13,215<text:s/></text:p>
          </table:table-cell>
          <table:table-cell office:value-type="float" office:value="44406" table:style-name="ce7">
            <text:p>44,406<text:s/></text:p>
          </table:table-cell>
          <table:table-cell office:value-type="float" office:value="20140" table:style-name="ce7">
            <text:p>20,140<text:s/></text:p>
          </table:table-cell>
          <table:table-cell office:value-type="float" office:value="8067" table:style-name="ce7">
            <text:p>8,067<text:s/></text:p>
          </table:table-cell>
          <table:table-cell office:value-type="float" office:value="16784" table:style-name="ce7">
            <text:p>16,784<text:s/></text:p>
          </table:table-cell>
          <table:table-cell office:value-type="float" office:value="42554" table:style-name="ce7">
            <text:p>42,554<text:s/></text:p>
          </table:table-cell>
          <table:table-cell office:value-type="float" office:value="22281" table:style-name="ce7">
            <text:p>22,281<text:s/></text:p>
          </table:table-cell>
          <table:table-cell office:value-type="float" office:value="25731" table:style-name="ce7">
            <text:p>25,731<text:s/></text:p>
          </table:table-cell>
          <table:table-cell office:value-type="float" office:value="26589" table:style-name="ce7">
            <text:p>26,589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10631" table:style-name="ce7">
            <text:p>10,631<text:s/></text:p>
          </table:table-cell>
          <table:table-cell office:value-type="float" office:value="4908" table:style-name="ce8">
            <text:p>4,908<text:s/></text:p>
          </table:table-cell>
          <table:table-cell office:value-type="float" office:value="5829" table:style-name="ce7">
            <text:p>5,829<text:s/></text:p>
          </table:table-cell>
          <table:table-cell office:value-type="float" office:value="8563" table:style-name="ce7">
            <text:p>8,563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11882" table:style-name="ce7">
            <text:p>11,882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28586" table:style-name="ce7">
            <text:p>28,586<text:s/></text:p>
          </table:table-cell>
          <table:table-cell office:value-type="float" office:value="25228" table:style-name="ce7">
            <text:p>25,228<text:s/></text:p>
          </table:table-cell>
          <table:table-cell office:value-type="float" office:value="14034" table:style-name="ce7">
            <text:p>14,034<text:s/></text:p>
          </table:table-cell>
          <table:table-cell office:value-type="float" office:value="12084" table:style-name="ce7">
            <text:p>12,084<text:s/></text:p>
          </table:table-cell>
          <table:table-cell office:value-type="float" office:value="12756" table:style-name="ce7">
            <text:p>12,756<text:s/></text:p>
          </table:table-cell>
          <table:table-cell office:value-type="float" office:value="12775" table:style-name="ce7">
            <text:p>12,775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8949" table:style-name="ce7">
            <text:p>8,94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29T00:00:00" table:style-name="ce10">
            <text:p>2025/7/29</text:p>
          </table:table-cell>
          <table:table-cell office:value-type="float" office:value="4814" table:style-name="ce7">
            <text:p>4,814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48512" table:style-name="ce7">
            <text:p>48,512<text:s/></text:p>
          </table:table-cell>
          <table:table-cell office:value-type="float" office:value="46589" table:style-name="ce7">
            <text:p>46,589<text:s/></text:p>
          </table:table-cell>
          <table:table-cell office:value-type="float" office:value="25563" table:style-name="ce7">
            <text:p>25,563<text:s/></text:p>
          </table:table-cell>
          <table:table-cell office:value-type="float" office:value="12439" table:style-name="ce7">
            <text:p>12,439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4449" table:style-name="ce7">
            <text:p>4,449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12229" table:style-name="ce7">
            <text:p>12,229<text:s/></text:p>
          </table:table-cell>
          <table:table-cell office:value-type="float" office:value="13602" table:style-name="ce7">
            <text:p>13,602<text:s/></text:p>
          </table:table-cell>
          <table:table-cell office:value-type="float" office:value="16259" table:style-name="ce7">
            <text:p>16,259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10462" table:style-name="ce7">
            <text:p>10,462<text:s/></text:p>
          </table:table-cell>
          <table:table-cell office:value-type="float" office:value="3305" table:style-name="ce7">
            <text:p>3,305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8003" table:style-name="ce7">
            <text:p>8,003<text:s/></text:p>
          </table:table-cell>
          <table:table-cell office:value-type="float" office:value="35681" table:style-name="ce7">
            <text:p>35,681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3524" table:style-name="ce7">
            <text:p>13,524<text:s/></text:p>
          </table:table-cell>
          <table:table-cell office:value-type="float" office:value="16020" table:style-name="ce7">
            <text:p>16,020<text:s/></text:p>
          </table:table-cell>
          <table:table-cell office:value-type="float" office:value="21158" table:style-name="ce8">
            <text:p>21,158<text:s/></text:p>
          </table:table-cell>
          <table:table-cell office:value-type="float" office:value="15179" table:style-name="ce7">
            <text:p>15,179<text:s/></text:p>
          </table:table-cell>
          <table:table-cell office:value-type="float" office:value="10291" table:style-name="ce7">
            <text:p>10,291<text:s/></text:p>
          </table:table-cell>
          <table:table-cell office:value-type="float" office:value="24866" table:style-name="ce7">
            <text:p>24,866<text:s/></text:p>
          </table:table-cell>
          <table:table-cell office:value-type="float" office:value="15585" table:style-name="ce7">
            <text:p>15,585<text:s/></text:p>
          </table:table-cell>
          <table:table-cell office:value-type="float" office:value="33043" table:style-name="ce7">
            <text:p>33,043<text:s/></text:p>
          </table:table-cell>
          <table:table-cell office:value-type="float" office:value="26609" table:style-name="ce7">
            <text:p>26,609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34819" table:style-name="ce7">
            <text:p>34,819<text:s/></text:p>
          </table:table-cell>
          <table:table-cell office:value-type="float" office:value="26056" table:style-name="ce7">
            <text:p>26,056<text:s/></text:p>
          </table:table-cell>
          <table:table-cell office:value-type="float" office:value="22428" table:style-name="ce8">
            <text:p>22,428<text:s/></text:p>
          </table:table-cell>
          <table:table-cell office:value-type="float" office:value="20173" table:style-name="ce7">
            <text:p>20,173<text:s/></text:p>
          </table:table-cell>
          <table:table-cell office:value-type="float" office:value="26818" table:style-name="ce7">
            <text:p>26,818<text:s/></text:p>
          </table:table-cell>
          <table:table-cell office:value-type="float" office:value="136057" table:style-name="ce7">
            <text:p>136,057<text:s/></text:p>
          </table:table-cell>
          <table:table-cell office:value-type="float" office:value="50085" table:style-name="ce7">
            <text:p>50,085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24208" table:style-name="ce7">
            <text:p>24,208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23689" table:style-name="ce7">
            <text:p>23,689<text:s/></text:p>
          </table:table-cell>
          <table:table-cell office:value-type="float" office:value="26530" table:style-name="ce7">
            <text:p>26,530<text:s/></text:p>
          </table:table-cell>
          <table:table-cell office:value-type="float" office:value="22725" table:style-name="ce7">
            <text:p>22,725<text:s/></text:p>
          </table:table-cell>
          <table:table-cell office:value-type="float" office:value="12604" table:style-name="ce7">
            <text:p>12,604<text:s/></text:p>
          </table:table-cell>
          <table:table-cell office:value-type="float" office:value="29056" table:style-name="ce7">
            <text:p>29,056<text:s/></text:p>
          </table:table-cell>
          <table:table-cell office:value-type="float" office:value="6712" table:style-name="ce7">
            <text:p>6,712<text:s/></text:p>
          </table:table-cell>
          <table:table-cell office:value-type="float" office:value="8077" table:style-name="ce7">
            <text:p>8,077<text:s/></text:p>
          </table:table-cell>
          <table:table-cell office:value-type="float" office:value="16974" table:style-name="ce7">
            <text:p>16,974<text:s/></text:p>
          </table:table-cell>
          <table:table-cell office:value-type="float" office:value="4698" table:style-name="ce7">
            <text:p>4,698<text:s/></text:p>
          </table:table-cell>
          <table:table-cell office:value-type="float" office:value="4115" table:style-name="ce7">
            <text:p>4,115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26308" table:style-name="ce7">
            <text:p>26,308<text:s/></text:p>
          </table:table-cell>
          <table:table-cell office:value-type="float" office:value="9777" table:style-name="ce7">
            <text:p>9,777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8759" table:style-name="ce7">
            <text:p>8,759<text:s/></text:p>
          </table:table-cell>
          <table:table-cell office:value-type="float" office:value="23359" table:style-name="ce7">
            <text:p>23,359<text:s/></text:p>
          </table:table-cell>
          <table:table-cell office:value-type="float" office:value="24782" table:style-name="ce7">
            <text:p>24,782<text:s/></text:p>
          </table:table-cell>
          <table:table-cell office:value-type="float" office:value="27013" table:style-name="ce7">
            <text:p>27,013<text:s/></text:p>
          </table:table-cell>
          <table:table-cell office:value-type="float" office:value="42132" table:style-name="ce7">
            <text:p>42,132<text:s/></text:p>
          </table:table-cell>
          <table:table-cell office:value-type="float" office:value="38282" table:style-name="ce7">
            <text:p>38,282<text:s/></text:p>
          </table:table-cell>
          <table:table-cell office:value-type="float" office:value="30059" table:style-name="ce7">
            <text:p>30,059<text:s/></text:p>
          </table:table-cell>
          <table:table-cell office:value-type="float" office:value="26865" table:style-name="ce7">
            <text:p>26,865<text:s/></text:p>
          </table:table-cell>
          <table:table-cell office:value-type="float" office:value="63694" table:style-name="ce7">
            <text:p>63,694<text:s/></text:p>
          </table:table-cell>
          <table:table-cell office:value-type="float" office:value="22240" table:style-name="ce7">
            <text:p>22,240<text:s/></text:p>
          </table:table-cell>
          <table:table-cell office:value-type="float" office:value="34524" table:style-name="ce7">
            <text:p>34,524<text:s/></text:p>
          </table:table-cell>
          <table:table-cell office:value-type="float" office:value="35261" table:style-name="ce7">
            <text:p>35,261<text:s/></text:p>
          </table:table-cell>
          <table:table-cell office:value-type="float" office:value="30878" table:style-name="ce7">
            <text:p>30,878<text:s/></text:p>
          </table:table-cell>
          <table:table-cell office:value-type="float" office:value="70261" table:style-name="ce7">
            <text:p>70,261<text:s/></text:p>
          </table:table-cell>
          <table:table-cell office:value-type="float" office:value="20681" table:style-name="ce7">
            <text:p>20,681<text:s/></text:p>
          </table:table-cell>
          <table:table-cell office:value-type="float" office:value="16804" table:style-name="ce7">
            <text:p>16,804<text:s/></text:p>
          </table:table-cell>
          <table:table-cell office:value-type="float" office:value="15518" table:style-name="ce7">
            <text:p>15,518<text:s/></text:p>
          </table:table-cell>
          <table:table-cell office:value-type="float" office:value="24584" table:style-name="ce7">
            <text:p>24,584<text:s/></text:p>
          </table:table-cell>
          <table:table-cell office:value-type="float" office:value="13217" table:style-name="ce7">
            <text:p>13,217<text:s/></text:p>
          </table:table-cell>
          <table:table-cell office:value-type="float" office:value="32817" table:style-name="ce7">
            <text:p>32,817<text:s/></text:p>
          </table:table-cell>
          <table:table-cell office:value-type="float" office:value="20968" table:style-name="ce7">
            <text:p>20,968<text:s/></text:p>
          </table:table-cell>
          <table:table-cell office:value-type="float" office:value="7950" table:style-name="ce7">
            <text:p>7,950<text:s/></text:p>
          </table:table-cell>
          <table:table-cell office:value-type="float" office:value="17405" table:style-name="ce7">
            <text:p>17,405<text:s/></text:p>
          </table:table-cell>
          <table:table-cell office:value-type="float" office:value="44381" table:style-name="ce7">
            <text:p>44,381<text:s/></text:p>
          </table:table-cell>
          <table:table-cell office:value-type="float" office:value="23503" table:style-name="ce7">
            <text:p>23,503<text:s/></text:p>
          </table:table-cell>
          <table:table-cell office:value-type="float" office:value="26180" table:style-name="ce7">
            <text:p>26,180<text:s/></text:p>
          </table:table-cell>
          <table:table-cell office:value-type="float" office:value="26910" table:style-name="ce7">
            <text:p>26,910<text:s/></text:p>
          </table:table-cell>
          <table:table-cell office:value-type="float" office:value="8292" table:style-name="ce7">
            <text:p>8,292<text:s/></text:p>
          </table:table-cell>
          <table:table-cell office:value-type="float" office:value="10844" table:style-name="ce7">
            <text:p>10,844<text:s/></text:p>
          </table:table-cell>
          <table:table-cell office:value-type="float" office:value="5072" table:style-name="ce8">
            <text:p>5,072<text:s/></text:p>
          </table:table-cell>
          <table:table-cell office:value-type="float" office:value="5936" table:style-name="ce7">
            <text:p>5,936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0580" table:style-name="ce7">
            <text:p>10,580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12209" table:style-name="ce7">
            <text:p>12,209<text:s/></text:p>
          </table:table-cell>
          <table:table-cell office:value-type="float" office:value="17507" table:style-name="ce7">
            <text:p>17,507<text:s/></text:p>
          </table:table-cell>
          <table:table-cell office:value-type="float" office:value="29789" table:style-name="ce7">
            <text:p>29,789<text:s/></text:p>
          </table:table-cell>
          <table:table-cell office:value-type="float" office:value="26965" table:style-name="ce7">
            <text:p>26,965<text:s/></text:p>
          </table:table-cell>
          <table:table-cell office:value-type="float" office:value="14331" table:style-name="ce7">
            <text:p>14,331<text:s/></text:p>
          </table:table-cell>
          <table:table-cell office:value-type="float" office:value="12205" table:style-name="ce7">
            <text:p>12,205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12682" table:style-name="ce7">
            <text:p>12,682<text:s/></text:p>
          </table:table-cell>
          <table:table-cell office:value-type="float" office:value="12723" table:style-name="ce7">
            <text:p>12,723<text:s/></text:p>
          </table:table-cell>
          <table:table-cell office:value-type="float" office:value="10558" table:style-name="ce7">
            <text:p>10,558<text:s/></text:p>
          </table:table-cell>
          <table:table-cell office:value-type="float" office:value="9213" table:style-name="ce7">
            <text:p>9,21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30T00:00:00" table:style-name="ce10">
            <text:p>2025/7/30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14162" table:style-name="ce7">
            <text:p>14,162<text:s/></text:p>
          </table:table-cell>
          <table:table-cell office:value-type="float" office:value="48689" table:style-name="ce7">
            <text:p>48,689<text:s/></text:p>
          </table:table-cell>
          <table:table-cell office:value-type="float" office:value="45541" table:style-name="ce7">
            <text:p>45,541<text:s/></text:p>
          </table:table-cell>
          <table:table-cell office:value-type="float" office:value="25150" table:style-name="ce7">
            <text:p>25,150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11358" table:style-name="ce7">
            <text:p>11,358<text:s/></text:p>
          </table:table-cell>
          <table:table-cell office:value-type="float" office:value="4207" table:style-name="ce7">
            <text:p>4,207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1950" table:style-name="ce7">
            <text:p>11,950<text:s/></text:p>
          </table:table-cell>
          <table:table-cell office:value-type="float" office:value="2211" table:style-name="ce7">
            <text:p>2,211<text:s/></text:p>
          </table:table-cell>
          <table:table-cell office:value-type="float" office:value="4359" table:style-name="ce7">
            <text:p>4,359<text:s/></text:p>
          </table:table-cell>
          <table:table-cell office:value-type="float" office:value="5944" table:style-name="ce7">
            <text:p>5,944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11254" table:style-name="ce7">
            <text:p>11,254<text:s/></text:p>
          </table:table-cell>
          <table:table-cell office:value-type="float" office:value="15626" table:style-name="ce7">
            <text:p>15,626<text:s/></text:p>
          </table:table-cell>
          <table:table-cell office:value-type="float" office:value="18416" table:style-name="ce7">
            <text:p>18,416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8799" table:style-name="ce7">
            <text:p>8,799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34949" table:style-name="ce7">
            <text:p>34,949<text:s/></text:p>
          </table:table-cell>
          <table:table-cell office:value-type="float" office:value="3701" table:style-name="ce7">
            <text:p>3,701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16169" table:style-name="ce7">
            <text:p>16,169<text:s/></text:p>
          </table:table-cell>
          <table:table-cell office:value-type="float" office:value="21116" table:style-name="ce8">
            <text:p>21,116<text:s/></text:p>
          </table:table-cell>
          <table:table-cell office:value-type="float" office:value="15588" table:style-name="ce7">
            <text:p>15,588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25823" table:style-name="ce7">
            <text:p>25,823<text:s/></text:p>
          </table:table-cell>
          <table:table-cell office:value-type="float" office:value="15947" table:style-name="ce7">
            <text:p>15,947<text:s/></text:p>
          </table:table-cell>
          <table:table-cell office:value-type="float" office:value="33610" table:style-name="ce7">
            <text:p>33,610<text:s/></text:p>
          </table:table-cell>
          <table:table-cell office:value-type="float" office:value="27518" table:style-name="ce7">
            <text:p>27,518<text:s/></text:p>
          </table:table-cell>
          <table:table-cell office:value-type="float" office:value="11027" table:style-name="ce7">
            <text:p>11,027<text:s/></text:p>
          </table:table-cell>
          <table:table-cell office:value-type="float" office:value="35115" table:style-name="ce7">
            <text:p>35,115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22247" table:style-name="ce8">
            <text:p>22,247<text:s/></text:p>
          </table:table-cell>
          <table:table-cell office:value-type="float" office:value="20523" table:style-name="ce7">
            <text:p>20,523<text:s/></text:p>
          </table:table-cell>
          <table:table-cell office:value-type="float" office:value="27402" table:style-name="ce7">
            <text:p>27,402<text:s/></text:p>
          </table:table-cell>
          <table:table-cell office:value-type="float" office:value="143814" table:style-name="ce7">
            <text:p>143,814<text:s/></text:p>
          </table:table-cell>
          <table:table-cell office:value-type="float" office:value="51702" table:style-name="ce7">
            <text:p>51,702<text:s/></text:p>
          </table:table-cell>
          <table:table-cell office:value-type="float" office:value="24358" table:style-name="ce7">
            <text:p>24,358<text:s/></text:p>
          </table:table-cell>
          <table:table-cell office:value-type="float" office:value="24609" table:style-name="ce7">
            <text:p>24,609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25250" table:style-name="ce7">
            <text:p>25,250<text:s/></text:p>
          </table:table-cell>
          <table:table-cell office:value-type="float" office:value="27497" table:style-name="ce7">
            <text:p>27,497<text:s/></text:p>
          </table:table-cell>
          <table:table-cell office:value-type="float" office:value="23830" table:style-name="ce7">
            <text:p>23,830<text:s/></text:p>
          </table:table-cell>
          <table:table-cell office:value-type="float" office:value="13328" table:style-name="ce7">
            <text:p>13,328<text:s/></text:p>
          </table:table-cell>
          <table:table-cell office:value-type="float" office:value="30596" table:style-name="ce7">
            <text:p>30,596<text:s/></text:p>
          </table:table-cell>
          <table:table-cell office:value-type="float" office:value="7094" table:style-name="ce7">
            <text:p>7,094<text:s/></text:p>
          </table:table-cell>
          <table:table-cell office:value-type="float" office:value="8520" table:style-name="ce7">
            <text:p>8,520<text:s/></text:p>
          </table:table-cell>
          <table:table-cell office:value-type="float" office:value="18397" table:style-name="ce7">
            <text:p>18,397<text:s/></text:p>
          </table:table-cell>
          <table:table-cell office:value-type="float" office:value="4917" table:style-name="ce7">
            <text:p>4,917<text:s/></text:p>
          </table:table-cell>
          <table:table-cell office:value-type="float" office:value="4049" table:style-name="ce7">
            <text:p>4,049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0197" table:style-name="ce7">
            <text:p>10,197<text:s/></text:p>
          </table:table-cell>
          <table:table-cell office:value-type="float" office:value="15241" table:style-name="ce7">
            <text:p>15,241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10173" table:style-name="ce7">
            <text:p>10,173<text:s/></text:p>
          </table:table-cell>
          <table:table-cell office:value-type="float" office:value="14484" table:style-name="ce7">
            <text:p>14,484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24057" table:style-name="ce7">
            <text:p>24,057<text:s/></text:p>
          </table:table-cell>
          <table:table-cell office:value-type="float" office:value="25438" table:style-name="ce7">
            <text:p>25,438<text:s/></text:p>
          </table:table-cell>
          <table:table-cell office:value-type="float" office:value="27565" table:style-name="ce7">
            <text:p>27,565<text:s/></text:p>
          </table:table-cell>
          <table:table-cell office:value-type="float" office:value="43656" table:style-name="ce7">
            <text:p>43,656<text:s/></text:p>
          </table:table-cell>
          <table:table-cell office:value-type="float" office:value="38691" table:style-name="ce7">
            <text:p>38,691<text:s/></text:p>
          </table:table-cell>
          <table:table-cell office:value-type="float" office:value="31133" table:style-name="ce7">
            <text:p>31,133<text:s/></text:p>
          </table:table-cell>
          <table:table-cell office:value-type="float" office:value="27880" table:style-name="ce7">
            <text:p>27,880<text:s/></text:p>
          </table:table-cell>
          <table:table-cell office:value-type="float" office:value="65343" table:style-name="ce7">
            <text:p>65,343<text:s/></text:p>
          </table:table-cell>
          <table:table-cell office:value-type="float" office:value="22679" table:style-name="ce7">
            <text:p>22,679<text:s/></text:p>
          </table:table-cell>
          <table:table-cell office:value-type="float" office:value="36289" table:style-name="ce7">
            <text:p>36,289<text:s/></text:p>
          </table:table-cell>
          <table:table-cell office:value-type="float" office:value="36097" table:style-name="ce7">
            <text:p>36,097<text:s/></text:p>
          </table:table-cell>
          <table:table-cell office:value-type="float" office:value="31900" table:style-name="ce7">
            <text:p>31,900<text:s/></text:p>
          </table:table-cell>
          <table:table-cell office:value-type="float" office:value="71872" table:style-name="ce7">
            <text:p>71,872<text:s/></text:p>
          </table:table-cell>
          <table:table-cell office:value-type="float" office:value="20997" table:style-name="ce7">
            <text:p>20,997<text:s/></text:p>
          </table:table-cell>
          <table:table-cell office:value-type="float" office:value="17080" table:style-name="ce7">
            <text:p>17,080<text:s/></text:p>
          </table:table-cell>
          <table:table-cell office:value-type="float" office:value="15670" table:style-name="ce7">
            <text:p>15,670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14131" table:style-name="ce7">
            <text:p>14,131<text:s/></text:p>
          </table:table-cell>
          <table:table-cell office:value-type="float" office:value="33916" table:style-name="ce7">
            <text:p>33,916<text:s/></text:p>
          </table:table-cell>
          <table:table-cell office:value-type="float" office:value="21314" table:style-name="ce7">
            <text:p>21,314<text:s/></text:p>
          </table:table-cell>
          <table:table-cell office:value-type="float" office:value="8601" table:style-name="ce7">
            <text:p>8,601<text:s/></text:p>
          </table:table-cell>
          <table:table-cell office:value-type="float" office:value="17822" table:style-name="ce7">
            <text:p>17,822<text:s/></text:p>
          </table:table-cell>
          <table:table-cell office:value-type="float" office:value="44042" table:style-name="ce7">
            <text:p>44,042<text:s/></text:p>
          </table:table-cell>
          <table:table-cell office:value-type="float" office:value="24305" table:style-name="ce7">
            <text:p>24,305<text:s/></text:p>
          </table:table-cell>
          <table:table-cell office:value-type="float" office:value="26744" table:style-name="ce7">
            <text:p>26,744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8702" table:style-name="ce7">
            <text:p>8,702<text:s/></text:p>
          </table:table-cell>
          <table:table-cell office:value-type="float" office:value="11070" table:style-name="ce7">
            <text:p>11,070<text:s/></text:p>
          </table:table-cell>
          <table:table-cell office:value-type="float" office:value="5079" table:style-name="ce8">
            <text:p>5,079<text:s/></text:p>
          </table:table-cell>
          <table:table-cell office:value-type="float" office:value="5949" table:style-name="ce7">
            <text:p>5,949<text:s/></text:p>
          </table:table-cell>
          <table:table-cell office:value-type="float" office:value="9125" table:style-name="ce7">
            <text:p>9,125<text:s/></text:p>
          </table:table-cell>
          <table:table-cell office:value-type="float" office:value="10569" table:style-name="ce7">
            <text:p>10,569<text:s/></text:p>
          </table:table-cell>
          <table:table-cell office:value-type="float" office:value="10945" table:style-name="ce7">
            <text:p>10,945<text:s/></text:p>
          </table:table-cell>
          <table:table-cell office:value-type="float" office:value="12280" table:style-name="ce7">
            <text:p>12,280<text:s/></text:p>
          </table:table-cell>
          <table:table-cell office:value-type="float" office:value="17625" table:style-name="ce7">
            <text:p>17,625<text:s/></text:p>
          </table:table-cell>
          <table:table-cell office:value-type="float" office:value="29902" table:style-name="ce7">
            <text:p>29,902<text:s/></text:p>
          </table:table-cell>
          <table:table-cell office:value-type="float" office:value="27175" table:style-name="ce7">
            <text:p>27,175<text:s/></text:p>
          </table:table-cell>
          <table:table-cell office:value-type="float" office:value="14581" table:style-name="ce7">
            <text:p>14,581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2873" table:style-name="ce7">
            <text:p>12,873<text:s/></text:p>
          </table:table-cell>
          <table:table-cell office:value-type="float" office:value="12684" table:style-name="ce7">
            <text:p>12,684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9175" table:style-name="ce7">
            <text:p>9,17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7-31T00:00:00" table:style-name="ce10">
            <text:p>2025/7/31</text:p>
          </table:table-cell>
          <table:table-cell office:value-type="float" office:value="5744" table:style-name="ce7">
            <text:p>5,744<text:s/></text:p>
          </table:table-cell>
          <table:table-cell office:value-type="float" office:value="14124" table:style-name="ce7">
            <text:p>14,124<text:s/></text:p>
          </table:table-cell>
          <table:table-cell office:value-type="float" office:value="48887" table:style-name="ce7">
            <text:p>48,887<text:s/></text:p>
          </table:table-cell>
          <table:table-cell office:value-type="float" office:value="45203" table:style-name="ce7">
            <text:p>45,203<text:s/></text:p>
          </table:table-cell>
          <table:table-cell office:value-type="float" office:value="24727" table:style-name="ce7">
            <text:p>24,727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10922" table:style-name="ce7">
            <text:p>10,922<text:s/></text:p>
          </table:table-cell>
          <table:table-cell office:value-type="float" office:value="4257" table:style-name="ce7">
            <text:p>4,257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4223" table:style-name="ce7">
            <text:p>4,223<text:s/></text:p>
          </table:table-cell>
          <table:table-cell office:value-type="float" office:value="5648" table:style-name="ce7">
            <text:p>5,648<text:s/></text:p>
          </table:table-cell>
          <table:table-cell office:value-type="float" office:value="8212" table:style-name="ce7">
            <text:p>8,212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18168" table:style-name="ce7">
            <text:p>18,168<text:s/>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10632" table:style-name="ce7">
            <text:p>10,632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8655" table:style-name="ce7">
            <text:p>8,655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32584" table:style-name="ce7">
            <text:p>32,584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10795" table:style-name="ce7">
            <text:p>10,795<text:s/></text:p>
          </table:table-cell>
          <table:table-cell office:value-type="float" office:value="13390" table:style-name="ce7">
            <text:p>13,390<text:s/></text:p>
          </table:table-cell>
          <table:table-cell office:value-type="float" office:value="16081" table:style-name="ce7">
            <text:p>16,081<text:s/></text:p>
          </table:table-cell>
          <table:table-cell office:value-type="float" office:value="21071" table:style-name="ce8">
            <text:p>21,071<text:s/></text:p>
          </table:table-cell>
          <table:table-cell office:value-type="float" office:value="15527" table:style-name="ce7">
            <text:p>15,527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24935" table:style-name="ce7">
            <text:p>24,935<text:s/></text:p>
          </table:table-cell>
          <table:table-cell office:value-type="float" office:value="16192" table:style-name="ce7">
            <text:p>16,192<text:s/></text:p>
          </table:table-cell>
          <table:table-cell office:value-type="float" office:value="33053" table:style-name="ce7">
            <text:p>33,053<text:s/></text:p>
          </table:table-cell>
          <table:table-cell office:value-type="float" office:value="27237" table:style-name="ce7">
            <text:p>27,237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35040" table:style-name="ce7">
            <text:p>35,040<text:s/></text:p>
          </table:table-cell>
          <table:table-cell office:value-type="float" office:value="26109" table:style-name="ce7">
            <text:p>26,109<text:s/></text:p>
          </table:table-cell>
          <table:table-cell office:value-type="float" office:value="21909" table:style-name="ce8">
            <text:p>21,909<text:s/></text:p>
          </table:table-cell>
          <table:table-cell office:value-type="float" office:value="20382" table:style-name="ce7">
            <text:p>20,382<text:s/></text:p>
          </table:table-cell>
          <table:table-cell office:value-type="float" office:value="26059" table:style-name="ce7">
            <text:p>26,059<text:s/></text:p>
          </table:table-cell>
          <table:table-cell office:value-type="float" office:value="143318" table:style-name="ce7">
            <text:p>143,318<text:s/></text:p>
          </table:table-cell>
          <table:table-cell office:value-type="float" office:value="52157" table:style-name="ce7">
            <text:p>52,157<text:s/></text:p>
          </table:table-cell>
          <table:table-cell office:value-type="float" office:value="24258" table:style-name="ce7">
            <text:p>24,258<text:s/></text:p>
          </table:table-cell>
          <table:table-cell office:value-type="float" office:value="24755" table:style-name="ce7">
            <text:p>24,755<text:s/></text:p>
          </table:table-cell>
          <table:table-cell office:value-type="float" office:value="26045" table:style-name="ce7">
            <text:p>26,045<text:s/></text:p>
          </table:table-cell>
          <table:table-cell office:value-type="float" office:value="24590" table:style-name="ce7">
            <text:p>24,590<text:s/></text:p>
          </table:table-cell>
          <table:table-cell office:value-type="float" office:value="26946" table:style-name="ce7">
            <text:p>26,946<text:s/></text:p>
          </table:table-cell>
          <table:table-cell office:value-type="float" office:value="23212" table:style-name="ce7">
            <text:p>23,212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30039" table:style-name="ce7">
            <text:p>30,039<text:s/></text:p>
          </table:table-cell>
          <table:table-cell office:value-type="float" office:value="6792" table:style-name="ce7">
            <text:p>6,792<text:s/></text:p>
          </table:table-cell>
          <table:table-cell office:value-type="float" office:value="8372" table:style-name="ce7">
            <text:p>8,372<text:s/></text:p>
          </table:table-cell>
          <table:table-cell office:value-type="float" office:value="17951" table:style-name="ce7">
            <text:p>17,951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4132" table:style-name="ce7">
            <text:p>4,132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2317" table:style-name="ce7">
            <text:p>12,317<text:s/></text:p>
          </table:table-cell>
          <table:table-cell office:value-type="float" office:value="9743" table:style-name="ce7">
            <text:p>9,743<text:s/></text:p>
          </table:table-cell>
          <table:table-cell office:value-type="float" office:value="15258" table:style-name="ce7">
            <text:p>15,258<text:s/></text:p>
          </table:table-cell>
          <table:table-cell office:value-type="float" office:value="28849" table:style-name="ce7">
            <text:p>28,849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4085" table:style-name="ce7">
            <text:p>14,085<text:s/></text:p>
          </table:table-cell>
          <table:table-cell office:value-type="float" office:value="9088" table:style-name="ce7">
            <text:p>9,088<text:s/></text:p>
          </table:table-cell>
          <table:table-cell office:value-type="float" office:value="23520" table:style-name="ce7">
            <text:p>23,520<text:s/></text:p>
          </table:table-cell>
          <table:table-cell office:value-type="float" office:value="24479" table:style-name="ce7">
            <text:p>24,479<text:s/></text:p>
          </table:table-cell>
          <table:table-cell office:value-type="float" office:value="27154" table:style-name="ce7">
            <text:p>27,154<text:s/></text:p>
          </table:table-cell>
          <table:table-cell office:value-type="float" office:value="42972" table:style-name="ce7">
            <text:p>42,972<text:s/></text:p>
          </table:table-cell>
          <table:table-cell office:value-type="float" office:value="38076" table:style-name="ce7">
            <text:p>38,076<text:s/></text:p>
          </table:table-cell>
          <table:table-cell office:value-type="float" office:value="30290" table:style-name="ce7">
            <text:p>30,290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63570" table:style-name="ce7">
            <text:p>63,570<text:s/></text:p>
          </table:table-cell>
          <table:table-cell office:value-type="float" office:value="22448" table:style-name="ce7">
            <text:p>22,448<text:s/></text:p>
          </table:table-cell>
          <table:table-cell office:value-type="float" office:value="35476" table:style-name="ce7">
            <text:p>35,476<text:s/></text:p>
          </table:table-cell>
          <table:table-cell office:value-type="float" office:value="35579" table:style-name="ce7">
            <text:p>35,579<text:s/></text:p>
          </table:table-cell>
          <table:table-cell office:value-type="float" office:value="25520" table:style-name="ce7">
            <text:p>25,520<text:s/></text:p>
          </table:table-cell>
          <table:table-cell office:value-type="float" office:value="70703" table:style-name="ce7">
            <text:p>70,703<text:s/></text:p>
          </table:table-cell>
          <table:table-cell office:value-type="float" office:value="20788" table:style-name="ce7">
            <text:p>20,788<text:s/></text:p>
          </table:table-cell>
          <table:table-cell office:value-type="float" office:value="16792" table:style-name="ce7">
            <text:p>16,792<text:s/></text:p>
          </table:table-cell>
          <table:table-cell office:value-type="float" office:value="16069" table:style-name="ce7">
            <text:p>16,069<text:s/></text:p>
          </table:table-cell>
          <table:table-cell office:value-type="float" office:value="25078" table:style-name="ce7">
            <text:p>25,078<text:s/></text:p>
          </table:table-cell>
          <table:table-cell office:value-type="float" office:value="13969" table:style-name="ce7">
            <text:p>13,969<text:s/></text:p>
          </table:table-cell>
          <table:table-cell office:value-type="float" office:value="34866" table:style-name="ce7">
            <text:p>34,866<text:s/></text:p>
          </table:table-cell>
          <table:table-cell office:value-type="float" office:value="21056" table:style-name="ce7">
            <text:p>21,056<text:s/></text:p>
          </table:table-cell>
          <table:table-cell office:value-type="float" office:value="8455" table:style-name="ce7">
            <text:p>8,455<text:s/></text:p>
          </table:table-cell>
          <table:table-cell office:value-type="float" office:value="17467" table:style-name="ce7">
            <text:p>17,467<text:s/></text:p>
          </table:table-cell>
          <table:table-cell office:value-type="float" office:value="44250" table:style-name="ce7">
            <text:p>44,250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6520" table:style-name="ce7">
            <text:p>26,520<text:s/></text:p>
          </table:table-cell>
          <table:table-cell office:value-type="float" office:value="27607" table:style-name="ce7">
            <text:p>27,607<text:s/></text:p>
          </table:table-cell>
          <table:table-cell office:value-type="float" office:value="8464" table:style-name="ce7">
            <text:p>8,464<text:s/></text:p>
          </table:table-cell>
          <table:table-cell office:value-type="float" office:value="11244" table:style-name="ce7">
            <text:p>11,244<text:s/></text:p>
          </table:table-cell>
          <table:table-cell office:value-type="float" office:value="5117" table:style-name="ce8">
            <text:p>5,117<text:s/></text:p>
          </table:table-cell>
          <table:table-cell office:value-type="float" office:value="5835" table:style-name="ce7">
            <text:p>5,835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0392" table:style-name="ce7">
            <text:p>10,392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12381" table:style-name="ce7">
            <text:p>12,381<text:s/></text:p>
          </table:table-cell>
          <table:table-cell office:value-type="float" office:value="17520" table:style-name="ce7">
            <text:p>17,520<text:s/></text:p>
          </table:table-cell>
          <table:table-cell office:value-type="float" office:value="29550" table:style-name="ce7">
            <text:p>29,550<text:s/></text:p>
          </table:table-cell>
          <table:table-cell office:value-type="float" office:value="27265" table:style-name="ce7">
            <text:p>27,265<text:s/></text:p>
          </table:table-cell>
          <table:table-cell office:value-type="float" office:value="14342" table:style-name="ce7">
            <text:p>14,342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9298" table:style-name="ce7">
            <text:p>9,298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table:style-name="ce13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1"/>
        <table:table-column table:style-name="co2" table:number-columns-repeated="82" table:default-cell-style-name="ce12"/>
        <table:table-column table:style-name="co6" table:default-cell-style-name="ce12"/>
        <table:table-column table:style-name="co2" table:number-columns-repeated="36" table:default-cell-style-name="ce1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7-01T00:00:00" table:style-name="ce10">
            <text:p>2025/7/1</text:p>
          </table:table-cell>
          <table:table-cell office:value-type="float" office:value="5512" table:style-name="ce7">
            <text:p>5,512<text:s/></text:p>
          </table:table-cell>
          <table:table-cell office:value-type="float" office:value="13519" table:style-name="ce7">
            <text:p>13,519<text:s/></text:p>
          </table:table-cell>
          <table:table-cell office:value-type="float" office:value="45045" table:style-name="ce7">
            <text:p>45,045<text:s/></text:p>
          </table:table-cell>
          <table:table-cell office:value-type="float" office:value="44634" table:style-name="ce7">
            <text:p>44,634<text:s/></text:p>
          </table:table-cell>
          <table:table-cell office:value-type="float" office:value="24031" table:style-name="ce7">
            <text:p>24,031<text:s/></text:p>
          </table:table-cell>
          <table:table-cell office:value-type="float" office:value="14279" table:style-name="ce7">
            <text:p>14,279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11375" table:style-name="ce7">
            <text:p>11,375<text:s/></text:p>
          </table:table-cell>
          <table:table-cell office:value-type="float" office:value="2787" table:style-name="ce7">
            <text:p>2,787<text:s/></text:p>
          </table:table-cell>
          <table:table-cell office:value-type="float" office:value="3806" table:style-name="ce7">
            <text:p>3,806<text:s/></text:p>
          </table:table-cell>
          <table:table-cell office:value-type="float" office:value="5469" table:style-name="ce7">
            <text:p>5,469<text:s/></text:p>
          </table:table-cell>
          <table:table-cell office:value-type="float" office:value="7708" table:style-name="ce7">
            <text:p>7,708<text:s/></text:p>
          </table:table-cell>
          <table:table-cell office:value-type="float" office:value="11708" table:style-name="ce7">
            <text:p>11,708<text:s/></text:p>
          </table:table-cell>
          <table:table-cell office:value-type="float" office:value="15703" table:style-name="ce7">
            <text:p>15,703<text:s/></text:p>
          </table:table-cell>
          <table:table-cell office:value-type="float" office:value="18461" table:style-name="ce7">
            <text:p>18,461<text:s/></text:p>
          </table:table-cell>
          <table:table-cell office:value-type="float" office:value="5018" table:style-name="ce7">
            <text:p>5,018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8620" table:style-name="ce7">
            <text:p>8,620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9339" table:style-name="ce7">
            <text:p>9,339<text:s/></text:p>
          </table:table-cell>
          <table:table-cell office:value-type="float" office:value="34355" table:style-name="ce7">
            <text:p>34,355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12598" table:style-name="ce7">
            <text:p>12,598<text:s/></text:p>
          </table:table-cell>
          <table:table-cell office:value-type="float" office:value="14625" table:style-name="ce7">
            <text:p>14,625<text:s/></text:p>
          </table:table-cell>
          <table:table-cell office:value-type="float" office:value="21371" table:style-name="ce7">
            <text:p>21,371<text:s/></text:p>
          </table:table-cell>
          <table:table-cell office:value-type="float" office:value="14407" table:style-name="ce7">
            <text:p>14,407<text:s/></text:p>
          </table:table-cell>
          <table:table-cell office:value-type="float" office:value="10283" table:style-name="ce7">
            <text:p>10,283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15613" table:style-name="ce7">
            <text:p>15,613<text:s/></text:p>
          </table:table-cell>
          <table:table-cell office:value-type="float" office:value="32555" table:style-name="ce7">
            <text:p>32,555<text:s/></text:p>
          </table:table-cell>
          <table:table-cell office:value-type="float" office:value="29083" table:style-name="ce7">
            <text:p>29,083<text:s/></text:p>
          </table:table-cell>
          <table:table-cell office:value-type="float" office:value="10063" table:style-name="ce7">
            <text:p>10,063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24369" table:style-name="ce7">
            <text:p>24,369<text:s/></text:p>
          </table:table-cell>
          <table:table-cell office:value-type="float" office:value="23398" table:style-name="ce7">
            <text:p>23,398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25367" table:style-name="ce7">
            <text:p>25,367<text:s/></text:p>
          </table:table-cell>
          <table:table-cell office:value-type="float" office:value="142233" table:style-name="ce7">
            <text:p>142,233<text:s/></text:p>
          </table:table-cell>
          <table:table-cell office:value-type="float" office:value="48378" table:style-name="ce7">
            <text:p>48,378<text:s/></text:p>
          </table:table-cell>
          <table:table-cell office:value-type="float" office:value="22051" table:style-name="ce7">
            <text:p>22,051<text:s/></text:p>
          </table:table-cell>
          <table:table-cell office:value-type="float" office:value="23364" table:style-name="ce7">
            <text:p>23,364<text:s/></text:p>
          </table:table-cell>
          <table:table-cell office:value-type="float" office:value="24574" table:style-name="ce7">
            <text:p>24,574<text:s/></text:p>
          </table:table-cell>
          <table:table-cell office:value-type="float" office:value="24033" table:style-name="ce7">
            <text:p>24,033<text:s/></text:p>
          </table:table-cell>
          <table:table-cell office:value-type="float" office:value="24951" table:style-name="ce7">
            <text:p>24,951<text:s/></text:p>
          </table:table-cell>
          <table:table-cell office:value-type="float" office:value="22328" table:style-name="ce7">
            <text:p>22,328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27960" table:style-name="ce7">
            <text:p>27,960<text:s/></text:p>
          </table:table-cell>
          <table:table-cell office:value-type="float" office:value="7211" table:style-name="ce7">
            <text:p>7,211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4089" table:style-name="ce7">
            <text:p>4,089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2485" table:style-name="ce7">
            <text:p>12,485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30104" table:style-name="ce7">
            <text:p>30,104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13557" table:style-name="ce7">
            <text:p>13,557<text:s/></text:p>
          </table:table-cell>
          <table:table-cell office:value-type="float" office:value="8970" table:style-name="ce7">
            <text:p>8,970<text:s/></text:p>
          </table:table-cell>
          <table:table-cell office:value-type="float" office:value="22768" table:style-name="ce7">
            <text:p>22,768<text:s/></text:p>
          </table:table-cell>
          <table:table-cell office:value-type="float" office:value="27042" table:style-name="ce7">
            <text:p>27,042<text:s/></text:p>
          </table:table-cell>
          <table:table-cell office:value-type="float" office:value="29783" table:style-name="ce7">
            <text:p>29,783<text:s/></text:p>
          </table:table-cell>
          <table:table-cell office:value-type="float" office:value="37958" table:style-name="ce7">
            <text:p>37,958<text:s/></text:p>
          </table:table-cell>
          <table:table-cell office:value-type="float" office:value="39104" table:style-name="ce7">
            <text:p>39,104<text:s/></text:p>
          </table:table-cell>
          <table:table-cell office:value-type="float" office:value="28790" table:style-name="ce7">
            <text:p>28,790<text:s/></text:p>
          </table:table-cell>
          <table:table-cell office:value-type="float" office:value="26455" table:style-name="ce7">
            <text:p>26,455<text:s/></text:p>
          </table:table-cell>
          <table:table-cell office:value-type="float" office:value="62717" table:style-name="ce7">
            <text:p>62,717<text:s/></text:p>
          </table:table-cell>
          <table:table-cell office:value-type="float" office:value="21786" table:style-name="ce7">
            <text:p>21,786<text:s/></text:p>
          </table:table-cell>
          <table:table-cell office:value-type="float" office:value="33902" table:style-name="ce7">
            <text:p>33,902<text:s/></text:p>
          </table:table-cell>
          <table:table-cell office:value-type="float" office:value="33350" table:style-name="ce7">
            <text:p>33,350<text:s/></text:p>
          </table:table-cell>
          <table:table-cell office:value-type="float" office:value="23881" table:style-name="ce7">
            <text:p>23,881<text:s/></text:p>
          </table:table-cell>
          <table:table-cell office:value-type="float" office:value="58713" table:style-name="ce7">
            <text:p>58,713<text:s/></text:p>
          </table:table-cell>
          <table:table-cell office:value-type="float" office:value="19336" table:style-name="ce7">
            <text:p>19,336<text:s/></text:p>
          </table:table-cell>
          <table:table-cell office:value-type="float" office:value="16686" table:style-name="ce7">
            <text:p>16,686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23063" table:style-name="ce7">
            <text:p>23,063<text:s/></text:p>
          </table:table-cell>
          <table:table-cell office:value-type="float" office:value="15027" table:style-name="ce7">
            <text:p>15,027<text:s/></text:p>
          </table:table-cell>
          <table:table-cell office:value-type="float" office:value="32175" table:style-name="ce7">
            <text:p>32,175<text:s/></text:p>
          </table:table-cell>
          <table:table-cell office:value-type="float" office:value="19656" table:style-name="ce7">
            <text:p>19,656<text:s/></text:p>
          </table:table-cell>
          <table:table-cell office:value-type="float" office:value="8186" table:style-name="ce7">
            <text:p>8,186<text:s/></text:p>
          </table:table-cell>
          <table:table-cell office:value-type="float" office:value="17098" table:style-name="ce7">
            <text:p>17,098<text:s/></text:p>
          </table:table-cell>
          <table:table-cell office:value-type="float" office:value="41447" table:style-name="ce7">
            <text:p>41,447<text:s/></text:p>
          </table:table-cell>
          <table:table-cell office:value-type="float" office:value="22293" table:style-name="ce7">
            <text:p>22,293<text:s/></text:p>
          </table:table-cell>
          <table:table-cell office:value-type="float" office:value="24686" table:style-name="ce7">
            <text:p>24,686<text:s/></text:p>
          </table:table-cell>
          <table:table-cell office:value-type="float" office:value="27777" table:style-name="ce7">
            <text:p>27,777<text:s/></text:p>
          </table:table-cell>
          <table:table-cell office:value-type="float" office:value="7428" table:style-name="ce7">
            <text:p>7,428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5324" table:style-name="ce7">
            <text:p>5,324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8734" table:style-name="ce7">
            <text:p>8,734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10008" table:style-name="ce7">
            <text:p>10,008<text:s/></text:p>
          </table:table-cell>
          <table:table-cell office:value-type="float" office:value="12922" table:style-name="ce7">
            <text:p>12,922<text:s/></text:p>
          </table:table-cell>
          <table:table-cell office:value-type="float" office:value="17254" table:style-name="ce7">
            <text:p>17,254<text:s/></text:p>
          </table:table-cell>
          <table:table-cell office:value-type="float" office:value="28052" table:style-name="ce7">
            <text:p>28,052<text:s/></text:p>
          </table:table-cell>
          <table:table-cell office:value-type="float" office:value="25071" table:style-name="ce7">
            <text:p>25,071<text:s/></text:p>
          </table:table-cell>
          <table:table-cell office:value-type="float" office:value="15585" table:style-name="ce7">
            <text:p>15,585<text:s/></text:p>
          </table:table-cell>
          <table:table-cell office:value-type="float" office:value="11544" table:style-name="ce7">
            <text:p>11,544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3110" table:style-name="ce7">
            <text:p>13,110<text:s/></text:p>
          </table:table-cell>
          <table:table-cell office:value-type="float" office:value="11926" table:style-name="ce7">
            <text:p>11,926<text:s/></text:p>
          </table:table-cell>
          <table:table-cell office:value-type="float" office:value="10631" table:style-name="ce7">
            <text:p>10,631<text:s/></text:p>
          </table:table-cell>
          <table:table-cell office:value-type="float" office:value="9187" table:style-name="ce7">
            <text:p>9,187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1306" table:style-name="ce7">
            <text:p>1,306<text:s/></text:p>
          </table:table-cell>
          <table:table-cell office:value-type="float" office:value="1733" table:style-name="ce7">
            <text:p>1,733<text:s/></text:p>
          </table:table-cell>
          <table:table-cell office:value-type="float" office:value="2320" table:style-name="ce7">
            <text:p>2,320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1661" table:style-name="ce7">
            <text:p>1,661<text:s/></text:p>
          </table:table-cell>
          <table:table-cell office:value-type="float" office:value="1109" table:style-name="ce7">
            <text:p>1,109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531" table:style-name="ce7">
            <text:p>531<text:s/></text:p>
          </table:table-cell>
          <table:table-cell office:value-type="float" office:value="1949" table:style-name="ce7">
            <text:p>1,949<text:s/></text:p>
          </table:table-cell>
          <table:table-cell office:value-type="float" office:value="1778" table:style-name="ce7">
            <text:p>1,778<text:s/></text:p>
          </table:table-cell>
          <table:table-cell table:number-columns-repeated="16264"/>
        </table:table-row>
        <table:table-row table:style-name="ro2">
          <table:table-cell office:value-type="date" office:date-value="2025-07-02T00:00:00" table:style-name="ce10">
            <text:p>2025/7/2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13757" table:style-name="ce7">
            <text:p>13,757<text:s/></text:p>
          </table:table-cell>
          <table:table-cell office:value-type="float" office:value="45340" table:style-name="ce7">
            <text:p>45,340<text:s/></text:p>
          </table:table-cell>
          <table:table-cell office:value-type="float" office:value="44788" table:style-name="ce7">
            <text:p>44,788<text:s/></text:p>
          </table:table-cell>
          <table:table-cell office:value-type="float" office:value="23615" table:style-name="ce7">
            <text:p>23,615<text:s/></text:p>
          </table:table-cell>
          <table:table-cell office:value-type="float" office:value="14364" table:style-name="ce7">
            <text:p>14,364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4402" table:style-name="ce7">
            <text:p>4,402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11385" table:style-name="ce7">
            <text:p>11,385<text:s/></text:p>
          </table:table-cell>
          <table:table-cell office:value-type="float" office:value="2761" table:style-name="ce7">
            <text:p>2,761<text:s/></text:p>
          </table:table-cell>
          <table:table-cell office:value-type="float" office:value="3932" table:style-name="ce7">
            <text:p>3,932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7693" table:style-name="ce7">
            <text:p>7,693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15722" table:style-name="ce7">
            <text:p>15,722<text:s/></text:p>
          </table:table-cell>
          <table:table-cell office:value-type="float" office:value="18237" table:style-name="ce7">
            <text:p>18,237<text:s/></text:p>
          </table:table-cell>
          <table:table-cell office:value-type="float" office:value="4791" table:style-name="ce7">
            <text:p>4,791<text:s/></text:p>
          </table:table-cell>
          <table:table-cell office:value-type="float" office:value="10375" table:style-name="ce7">
            <text:p>10,375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8153" table:style-name="ce7">
            <text:p>8,153<text:s/></text:p>
          </table:table-cell>
          <table:table-cell office:value-type="float" office:value="9375" table:style-name="ce7">
            <text:p>9,375<text:s/></text:p>
          </table:table-cell>
          <table:table-cell office:value-type="float" office:value="36028" table:style-name="ce7">
            <text:p>36,028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12756" table:style-name="ce7">
            <text:p>12,756<text:s/></text:p>
          </table:table-cell>
          <table:table-cell office:value-type="float" office:value="14753" table:style-name="ce7">
            <text:p>14,753<text:s/></text:p>
          </table:table-cell>
          <table:table-cell office:value-type="float" office:value="21169" table:style-name="ce7">
            <text:p>21,169<text:s/></text:p>
          </table:table-cell>
          <table:table-cell office:value-type="float" office:value="14510" table:style-name="ce7">
            <text:p>14,510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25449" table:style-name="ce7">
            <text:p>25,449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33617" table:style-name="ce7">
            <text:p>33,617<text:s/></text:p>
          </table:table-cell>
          <table:table-cell office:value-type="float" office:value="28995" table:style-name="ce7">
            <text:p>28,995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32735" table:style-name="ce7">
            <text:p>32,735<text:s/></text:p>
          </table:table-cell>
          <table:table-cell office:value-type="float" office:value="24500" table:style-name="ce7">
            <text:p>24,500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20110" table:style-name="ce7">
            <text:p>20,110<text:s/></text:p>
          </table:table-cell>
          <table:table-cell office:value-type="float" office:value="25226" table:style-name="ce7">
            <text:p>25,226<text:s/></text:p>
          </table:table-cell>
          <table:table-cell office:value-type="float" office:value="142840" table:style-name="ce7">
            <text:p>142,840<text:s/></text:p>
          </table:table-cell>
          <table:table-cell office:value-type="float" office:value="48598" table:style-name="ce7">
            <text:p>48,598<text:s/></text:p>
          </table:table-cell>
          <table:table-cell office:value-type="float" office:value="22172" table:style-name="ce7">
            <text:p>22,172<text:s/></text:p>
          </table:table-cell>
          <table:table-cell office:value-type="float" office:value="23538" table:style-name="ce7">
            <text:p>23,538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4201" table:style-name="ce7">
            <text:p>24,201<text:s/></text:p>
          </table:table-cell>
          <table:table-cell office:value-type="float" office:value="24832" table:style-name="ce7">
            <text:p>24,832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28204" table:style-name="ce7">
            <text:p>28,204<text:s/></text:p>
          </table:table-cell>
          <table:table-cell office:value-type="float" office:value="7411" table:style-name="ce7">
            <text:p>7,411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16516" table:style-name="ce7">
            <text:p>16,516<text:s/></text:p>
          </table:table-cell>
          <table:table-cell office:value-type="float" office:value="4197" table:style-name="ce7">
            <text:p>4,197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12377" table:style-name="ce7">
            <text:p>12,377<text:s/></text:p>
          </table:table-cell>
          <table:table-cell office:value-type="float" office:value="9005" table:style-name="ce7">
            <text:p>9,005<text:s/></text:p>
          </table:table-cell>
          <table:table-cell office:value-type="float" office:value="13442" table:style-name="ce7">
            <text:p>13,442<text:s/></text:p>
          </table:table-cell>
          <table:table-cell office:value-type="float" office:value="30836" table:style-name="ce7">
            <text:p>30,836<text:s/></text:p>
          </table:table-cell>
          <table:table-cell office:value-type="float" office:value="10543" table:style-name="ce7">
            <text:p>10,543<text:s/></text:p>
          </table:table-cell>
          <table:table-cell office:value-type="float" office:value="13397" table:style-name="ce7">
            <text:p>13,397<text:s/></text:p>
          </table:table-cell>
          <table:table-cell office:value-type="float" office:value="9046" table:style-name="ce7">
            <text:p>9,046<text:s/></text:p>
          </table:table-cell>
          <table:table-cell office:value-type="float" office:value="22900" table:style-name="ce7">
            <text:p>22,900<text:s/></text:p>
          </table:table-cell>
          <table:table-cell office:value-type="float" office:value="27001" table:style-name="ce7">
            <text:p>27,001<text:s/></text:p>
          </table:table-cell>
          <table:table-cell office:value-type="float" office:value="29545" table:style-name="ce7">
            <text:p>29,545<text:s/></text:p>
          </table:table-cell>
          <table:table-cell office:value-type="float" office:value="38880" table:style-name="ce7">
            <text:p>38,880<text:s/></text:p>
          </table:table-cell>
          <table:table-cell office:value-type="float" office:value="38803" table:style-name="ce7">
            <text:p>38,803<text:s/></text:p>
          </table:table-cell>
          <table:table-cell office:value-type="float" office:value="28671" table:style-name="ce7">
            <text:p>28,671<text:s/></text:p>
          </table:table-cell>
          <table:table-cell office:value-type="float" office:value="26725" table:style-name="ce7">
            <text:p>26,725<text:s/></text:p>
          </table:table-cell>
          <table:table-cell office:value-type="float" office:value="62634" table:style-name="ce7">
            <text:p>62,634<text:s/></text:p>
          </table:table-cell>
          <table:table-cell office:value-type="float" office:value="21934" table:style-name="ce7">
            <text:p>21,934<text:s/></text:p>
          </table:table-cell>
          <table:table-cell office:value-type="float" office:value="33886" table:style-name="ce7">
            <text:p>33,886<text:s/></text:p>
          </table:table-cell>
          <table:table-cell office:value-type="float" office:value="33431" table:style-name="ce7">
            <text:p>33,431<text:s/></text:p>
          </table:table-cell>
          <table:table-cell office:value-type="float" office:value="24815" table:style-name="ce7">
            <text:p>24,815<text:s/></text:p>
          </table:table-cell>
          <table:table-cell office:value-type="float" office:value="58854" table:style-name="ce7">
            <text:p>58,854<text:s/></text:p>
          </table:table-cell>
          <table:table-cell office:value-type="float" office:value="19256" table:style-name="ce7">
            <text:p>19,256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15341" table:style-name="ce7">
            <text:p>15,341<text:s/></text:p>
          </table:table-cell>
          <table:table-cell office:value-type="float" office:value="23324" table:style-name="ce7">
            <text:p>23,324<text:s/></text:p>
          </table:table-cell>
          <table:table-cell office:value-type="float" office:value="14899" table:style-name="ce7">
            <text:p>14,899<text:s/></text:p>
          </table:table-cell>
          <table:table-cell office:value-type="float" office:value="32896" table:style-name="ce7">
            <text:p>32,896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7904" table:style-name="ce7">
            <text:p>7,904<text:s/></text:p>
          </table:table-cell>
          <table:table-cell office:value-type="float" office:value="17114" table:style-name="ce7">
            <text:p>17,114<text:s/></text:p>
          </table:table-cell>
          <table:table-cell office:value-type="float" office:value="40749" table:style-name="ce7">
            <text:p>40,749<text:s/></text:p>
          </table:table-cell>
          <table:table-cell office:value-type="float" office:value="23678" table:style-name="ce7">
            <text:p>23,678<text:s/></text:p>
          </table:table-cell>
          <table:table-cell office:value-type="float" office:value="25210" table:style-name="ce7">
            <text:p>25,210<text:s/></text:p>
          </table:table-cell>
          <table:table-cell office:value-type="float" office:value="27601" table:style-name="ce7">
            <text:p>27,601<text:s/></text:p>
          </table:table-cell>
          <table:table-cell office:value-type="float" office:value="7197" table:style-name="ce7">
            <text:p>7,197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5307" table:style-name="ce7">
            <text:p>5,307<text:s/></text:p>
          </table:table-cell>
          <table:table-cell office:value-type="float" office:value="5473" table:style-name="ce7">
            <text:p>5,473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10163" table:style-name="ce7">
            <text:p>10,163<text:s/></text:p>
          </table:table-cell>
          <table:table-cell office:value-type="float" office:value="12561" table:style-name="ce7">
            <text:p>12,561<text:s/></text:p>
          </table:table-cell>
          <table:table-cell office:value-type="float" office:value="17401" table:style-name="ce7">
            <text:p>17,401<text:s/></text:p>
          </table:table-cell>
          <table:table-cell office:value-type="float" office:value="28575" table:style-name="ce7">
            <text:p>28,575<text:s/></text:p>
          </table:table-cell>
          <table:table-cell office:value-type="float" office:value="24924" table:style-name="ce7">
            <text:p>24,924<text:s/></text:p>
          </table:table-cell>
          <table:table-cell office:value-type="float" office:value="15640" table:style-name="ce7">
            <text:p>15,640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11913" table:style-name="ce7">
            <text:p>11,913<text:s/></text:p>
          </table:table-cell>
          <table:table-cell office:value-type="float" office:value="13162" table:style-name="ce7">
            <text:p>13,162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9131" table:style-name="ce7">
            <text:p>9,131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1319" table:style-name="ce7">
            <text:p>1,319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2355" table:style-name="ce7">
            <text:p>2,355<text:s/></text:p>
          </table:table-cell>
          <table:table-cell office:value-type="float" office:value="1154" table:style-name="ce7">
            <text:p>1,154<text:s/></text:p>
          </table:table-cell>
          <table:table-cell office:value-type="float" office:value="1742" table:style-name="ce7">
            <text:p>1,742<text:s/></text:p>
          </table:table-cell>
          <table:table-cell office:value-type="float" office:value="1138" table:style-name="ce7">
            <text:p>1,138<text:s/></text:p>
          </table:table-cell>
          <table:table-cell office:value-type="float" office:value="1898" table:style-name="ce7">
            <text:p>1,898<text:s/></text:p>
          </table:table-cell>
          <table:table-cell office:value-type="float" office:value="473" table:style-name="ce7">
            <text:p>473<text:s/></text:p>
          </table:table-cell>
          <table:table-cell office:value-type="float" office:value="1997" table:style-name="ce7">
            <text:p>1,997<text:s/></text:p>
          </table:table-cell>
          <table:table-cell office:value-type="float" office:value="1773" table:style-name="ce7">
            <text:p>1,773<text:s/></text:p>
          </table:table-cell>
          <table:table-cell table:number-columns-repeated="16264"/>
        </table:table-row>
        <table:table-row table:style-name="ro2">
          <table:table-cell office:value-type="date" office:date-value="2025-07-03T00:00:00" table:style-name="ce10">
            <text:p>2025/7/3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45628" table:style-name="ce7">
            <text:p>45,628<text:s/></text:p>
          </table:table-cell>
          <table:table-cell office:value-type="float" office:value="44823" table:style-name="ce7">
            <text:p>44,823<text:s/></text:p>
          </table:table-cell>
          <table:table-cell office:value-type="float" office:value="23658" table:style-name="ce7">
            <text:p>23,658<text:s/></text:p>
          </table:table-cell>
          <table:table-cell office:value-type="float" office:value="14202" table:style-name="ce7">
            <text:p>14,202<text:s/></text:p>
          </table:table-cell>
          <table:table-cell office:value-type="float" office:value="11074" table:style-name="ce7">
            <text:p>11,074<text:s/></text:p>
          </table:table-cell>
          <table:table-cell office:value-type="float" office:value="4383" table:style-name="ce7">
            <text:p>4,383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1220" table:style-name="ce7">
            <text:p>11,220<text:s/></text:p>
          </table:table-cell>
          <table:table-cell office:value-type="float" office:value="2663" table:style-name="ce7">
            <text:p>2,663<text:s/>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5475" table:style-name="ce7">
            <text:p>5,475<text:s/></text:p>
          </table:table-cell>
          <table:table-cell office:value-type="float" office:value="7698" table:style-name="ce7">
            <text:p>7,698<text:s/></text:p>
          </table:table-cell>
          <table:table-cell office:value-type="float" office:value="11744" table:style-name="ce7">
            <text:p>11,744<text:s/></text:p>
          </table:table-cell>
          <table:table-cell office:value-type="float" office:value="15285" table:style-name="ce7">
            <text:p>15,285<text:s/></text:p>
          </table:table-cell>
          <table:table-cell office:value-type="float" office:value="18150" table:style-name="ce7">
            <text:p>18,150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10380" table:style-name="ce7">
            <text:p>10,380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7838" table:style-name="ce7">
            <text:p>7,838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35714" table:style-name="ce7">
            <text:p>35,714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12423" table:style-name="ce7">
            <text:p>12,423<text:s/></text:p>
          </table:table-cell>
          <table:table-cell office:value-type="float" office:value="14916" table:style-name="ce7">
            <text:p>14,916<text:s/></text:p>
          </table:table-cell>
          <table:table-cell office:value-type="float" office:value="21584" table:style-name="ce7">
            <text:p>21,584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0381" table:style-name="ce7">
            <text:p>10,381<text:s/></text:p>
          </table:table-cell>
          <table:table-cell office:value-type="float" office:value="25886" table:style-name="ce7">
            <text:p>25,886<text:s/></text:p>
          </table:table-cell>
          <table:table-cell office:value-type="float" office:value="16145" table:style-name="ce7">
            <text:p>16,145<text:s/></text:p>
          </table:table-cell>
          <table:table-cell office:value-type="float" office:value="32799" table:style-name="ce7">
            <text:p>32,799<text:s/></text:p>
          </table:table-cell>
          <table:table-cell office:value-type="float" office:value="29553" table:style-name="ce7">
            <text:p>29,553<text:s/></text:p>
          </table:table-cell>
          <table:table-cell office:value-type="float" office:value="9957" table:style-name="ce7">
            <text:p>9,957<text:s/></text:p>
          </table:table-cell>
          <table:table-cell office:value-type="float" office:value="32783" table:style-name="ce7">
            <text:p>32,783<text:s/></text:p>
          </table:table-cell>
          <table:table-cell office:value-type="float" office:value="24439" table:style-name="ce7">
            <text:p>24,439<text:s/></text:p>
          </table:table-cell>
          <table:table-cell office:value-type="float" office:value="23167" table:style-name="ce7">
            <text:p>23,167<text:s/></text:p>
          </table:table-cell>
          <table:table-cell office:value-type="float" office:value="20307" table:style-name="ce7">
            <text:p>20,307<text:s/></text:p>
          </table:table-cell>
          <table:table-cell office:value-type="float" office:value="24649" table:style-name="ce7">
            <text:p>24,649<text:s/></text:p>
          </table:table-cell>
          <table:table-cell office:value-type="float" office:value="144167" table:style-name="ce7">
            <text:p>144,167<text:s/></text:p>
          </table:table-cell>
          <table:table-cell office:value-type="float" office:value="49332" table:style-name="ce7">
            <text:p>49,332<text:s/></text:p>
          </table:table-cell>
          <table:table-cell office:value-type="float" office:value="21809" table:style-name="ce7">
            <text:p>21,809<text:s/></text:p>
          </table:table-cell>
          <table:table-cell office:value-type="float" office:value="23840" table:style-name="ce7">
            <text:p>23,840<text:s/></text:p>
          </table:table-cell>
          <table:table-cell office:value-type="float" office:value="24553" table:style-name="ce7">
            <text:p>24,553<text:s/></text:p>
          </table:table-cell>
          <table:table-cell office:value-type="float" office:value="24293" table:style-name="ce7">
            <text:p>24,293<text:s/></text:p>
          </table:table-cell>
          <table:table-cell office:value-type="float" office:value="25084" table:style-name="ce7">
            <text:p>25,084<text:s/></text:p>
          </table:table-cell>
          <table:table-cell office:value-type="float" office:value="23011" table:style-name="ce7">
            <text:p>23,011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7254" table:style-name="ce7">
            <text:p>7,254<text:s/></text:p>
          </table:table-cell>
          <table:table-cell office:value-type="float" office:value="9083" table:style-name="ce7">
            <text:p>9,083<text:s/></text:p>
          </table:table-cell>
          <table:table-cell office:value-type="float" office:value="16402" table:style-name="ce7">
            <text:p>16,402<text:s/></text:p>
          </table:table-cell>
          <table:table-cell office:value-type="float" office:value="4099" table:style-name="ce7">
            <text:p>4,099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12359" table:style-name="ce7">
            <text:p>12,359<text:s/></text:p>
          </table:table-cell>
          <table:table-cell office:value-type="float" office:value="9101" table:style-name="ce7">
            <text:p>9,101<text:s/></text:p>
          </table:table-cell>
          <table:table-cell office:value-type="float" office:value="13385" table:style-name="ce7">
            <text:p>13,385<text:s/></text:p>
          </table:table-cell>
          <table:table-cell office:value-type="float" office:value="30753" table:style-name="ce7">
            <text:p>30,753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22739" table:style-name="ce7">
            <text:p>22,739<text:s/></text:p>
          </table:table-cell>
          <table:table-cell office:value-type="float" office:value="26238" table:style-name="ce7">
            <text:p>26,238<text:s/></text:p>
          </table:table-cell>
          <table:table-cell office:value-type="float" office:value="29475" table:style-name="ce7">
            <text:p>29,475<text:s/></text:p>
          </table:table-cell>
          <table:table-cell office:value-type="float" office:value="38198" table:style-name="ce7">
            <text:p>38,198<text:s/></text:p>
          </table:table-cell>
          <table:table-cell office:value-type="float" office:value="38877" table:style-name="ce7">
            <text:p>38,877<text:s/></text:p>
          </table:table-cell>
          <table:table-cell office:value-type="float" office:value="28829" table:style-name="ce7">
            <text:p>28,829<text:s/></text:p>
          </table:table-cell>
          <table:table-cell office:value-type="float" office:value="26221" table:style-name="ce7">
            <text:p>26,221<text:s/></text:p>
          </table:table-cell>
          <table:table-cell office:value-type="float" office:value="62044" table:style-name="ce7">
            <text:p>62,044<text:s/></text:p>
          </table:table-cell>
          <table:table-cell office:value-type="float" office:value="21730" table:style-name="ce7">
            <text:p>21,730<text:s/></text:p>
          </table:table-cell>
          <table:table-cell office:value-type="float" office:value="34275" table:style-name="ce7">
            <text:p>34,275<text:s/></text:p>
          </table:table-cell>
          <table:table-cell office:value-type="float" office:value="33457" table:style-name="ce7">
            <text:p>33,457<text:s/></text:p>
          </table:table-cell>
          <table:table-cell office:value-type="float" office:value="24914" table:style-name="ce7">
            <text:p>24,914<text:s/></text:p>
          </table:table-cell>
          <table:table-cell office:value-type="float" office:value="58642" table:style-name="ce7">
            <text:p>58,642<text:s/></text:p>
          </table:table-cell>
          <table:table-cell office:value-type="float" office:value="19485" table:style-name="ce7">
            <text:p>19,485<text:s/></text:p>
          </table:table-cell>
          <table:table-cell office:value-type="float" office:value="16787" table:style-name="ce7">
            <text:p>16,787<text:s/></text:p>
          </table:table-cell>
          <table:table-cell office:value-type="float" office:value="15568" table:style-name="ce7">
            <text:p>15,568<text:s/></text:p>
          </table:table-cell>
          <table:table-cell office:value-type="float" office:value="23662" table:style-name="ce7">
            <text:p>23,662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33181" table:style-name="ce7">
            <text:p>33,181<text:s/></text:p>
          </table:table-cell>
          <table:table-cell office:value-type="float" office:value="19815" table:style-name="ce7">
            <text:p>19,815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17305" table:style-name="ce7">
            <text:p>17,305<text:s/></text:p>
          </table:table-cell>
          <table:table-cell office:value-type="float" office:value="41561" table:style-name="ce7">
            <text:p>41,561<text:s/></text:p>
          </table:table-cell>
          <table:table-cell office:value-type="float" office:value="22841" table:style-name="ce7">
            <text:p>22,841<text:s/></text:p>
          </table:table-cell>
          <table:table-cell office:value-type="float" office:value="24674" table:style-name="ce7">
            <text:p>24,674<text:s/></text:p>
          </table:table-cell>
          <table:table-cell office:value-type="float" office:value="27946" table:style-name="ce7">
            <text:p>27,946<text:s/></text:p>
          </table:table-cell>
          <table:table-cell office:value-type="float" office:value="7351" table:style-name="ce7">
            <text:p>7,351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5336" table:style-name="ce7">
            <text:p>5,336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8781" table:style-name="ce7">
            <text:p>8,781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2915" table:style-name="ce7">
            <text:p>12,915<text:s/></text:p>
          </table:table-cell>
          <table:table-cell office:value-type="float" office:value="17554" table:style-name="ce7">
            <text:p>17,554<text:s/></text:p>
          </table:table-cell>
          <table:table-cell office:value-type="float" office:value="28357" table:style-name="ce7">
            <text:p>28,357<text:s/></text:p>
          </table:table-cell>
          <table:table-cell office:value-type="float" office:value="24577" table:style-name="ce7">
            <text:p>24,577<text:s/></text:p>
          </table:table-cell>
          <table:table-cell office:value-type="float" office:value="15515" table:style-name="ce7">
            <text:p>15,515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2056" table:style-name="ce7">
            <text:p>12,056<text:s/></text:p>
          </table:table-cell>
          <table:table-cell office:value-type="float" office:value="13016" table:style-name="ce7">
            <text:p>13,016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10593" table:style-name="ce7">
            <text:p>10,593<text:s/></text:p>
          </table:table-cell>
          <table:table-cell office:value-type="float" office:value="9200" table:style-name="ce7">
            <text:p>9,200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1306" table:style-name="ce7">
            <text:p>1,306<text:s/></text:p>
          </table:table-cell>
          <table:table-cell office:value-type="float" office:value="1711" table:style-name="ce7">
            <text:p>1,711<text:s/></text:p>
          </table:table-cell>
          <table:table-cell office:value-type="float" office:value="2297" table:style-name="ce7">
            <text:p>2,297<text:s/></text:p>
          </table:table-cell>
          <table:table-cell office:value-type="float" office:value="1144" table:style-name="ce7">
            <text:p>1,144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1117" table:style-name="ce7">
            <text:p>1,117<text:s/></text:p>
          </table:table-cell>
          <table:table-cell office:value-type="float" office:value="1823" table:style-name="ce7">
            <text:p>1,823<text:s/></text:p>
          </table:table-cell>
          <table:table-cell office:value-type="float" office:value="544" table:style-name="ce7">
            <text:p>544<text:s/></text:p>
          </table:table-cell>
          <table:table-cell office:value-type="float" office:value="1934" table:style-name="ce7">
            <text:p>1,934<text:s/></text:p>
          </table:table-cell>
          <table:table-cell office:value-type="float" office:value="1777" table:style-name="ce7">
            <text:p>1,777<text:s/></text:p>
          </table:table-cell>
          <table:table-cell table:number-columns-repeated="16264"/>
        </table:table-row>
        <table:table-row table:style-name="ro2">
          <table:table-cell office:value-type="date" office:date-value="2025-07-04T00:00:00" table:style-name="ce10">
            <text:p>2025/7/4</text:p>
          </table:table-cell>
          <table:table-cell office:value-type="float" office:value="5609" table:style-name="ce7">
            <text:p>5,609<text:s/></text:p>
          </table:table-cell>
          <table:table-cell office:value-type="float" office:value="14106" table:style-name="ce7">
            <text:p>14,106<text:s/></text:p>
          </table:table-cell>
          <table:table-cell office:value-type="float" office:value="45932" table:style-name="ce7">
            <text:p>45,932<text:s/></text:p>
          </table:table-cell>
          <table:table-cell office:value-type="float" office:value="50640" table:style-name="ce7">
            <text:p>50,640<text:s/></text:p>
          </table:table-cell>
          <table:table-cell office:value-type="float" office:value="24046" table:style-name="ce7">
            <text:p>24,046<text:s/></text:p>
          </table:table-cell>
          <table:table-cell office:value-type="float" office:value="14527" table:style-name="ce7">
            <text:p>14,527<text:s/></text:p>
          </table:table-cell>
          <table:table-cell office:value-type="float" office:value="11192" table:style-name="ce7">
            <text:p>11,192<text:s/></text:p>
          </table:table-cell>
          <table:table-cell office:value-type="float" office:value="4614" table:style-name="ce7">
            <text:p>4,614<text:s/></text:p>
          </table:table-cell>
          <table:table-cell office:value-type="float" office:value="3807" table:style-name="ce7">
            <text:p>3,807<text:s/></text:p>
          </table:table-cell>
          <table:table-cell office:value-type="float" office:value="11764" table:style-name="ce7">
            <text:p>11,764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3966" table:style-name="ce7">
            <text:p>3,966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8066" table:style-name="ce7">
            <text:p>8,066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5792" table:style-name="ce7">
            <text:p>15,792<text:s/></text:p>
          </table:table-cell>
          <table:table-cell office:value-type="float" office:value="18357" table:style-name="ce7">
            <text:p>18,357<text:s/></text:p>
          </table:table-cell>
          <table:table-cell office:value-type="float" office:value="5385" table:style-name="ce7">
            <text:p>5,385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3690" table:style-name="ce7">
            <text:p>3,690<text:s/></text:p>
          </table:table-cell>
          <table:table-cell office:value-type="float" office:value="8758" table:style-name="ce7">
            <text:p>8,758<text:s/></text:p>
          </table:table-cell>
          <table:table-cell office:value-type="float" office:value="8827" table:style-name="ce7">
            <text:p>8,827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48601" table:style-name="ce7">
            <text:p>48,601<text:s/></text:p>
          </table:table-cell>
          <table:table-cell office:value-type="float" office:value="3248" table:style-name="ce7">
            <text:p>3,248<text:s/></text:p>
          </table:table-cell>
          <table:table-cell office:value-type="float" office:value="12763" table:style-name="ce7">
            <text:p>12,763<text:s/></text:p>
          </table:table-cell>
          <table:table-cell office:value-type="float" office:value="13170" table:style-name="ce7">
            <text:p>13,170<text:s/></text:p>
          </table:table-cell>
          <table:table-cell office:value-type="float" office:value="15283" table:style-name="ce7">
            <text:p>15,283<text:s/></text:p>
          </table:table-cell>
          <table:table-cell office:value-type="float" office:value="22530" table:style-name="ce7">
            <text:p>22,530<text:s/></text:p>
          </table:table-cell>
          <table:table-cell office:value-type="float" office:value="15427" table:style-name="ce7">
            <text:p>15,427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27754" table:style-name="ce7">
            <text:p>27,754<text:s/></text:p>
          </table:table-cell>
          <table:table-cell office:value-type="float" office:value="16662" table:style-name="ce7">
            <text:p>16,662<text:s/></text:p>
          </table:table-cell>
          <table:table-cell office:value-type="float" office:value="33967" table:style-name="ce7">
            <text:p>33,967<text:s/></text:p>
          </table:table-cell>
          <table:table-cell office:value-type="float" office:value="31105" table:style-name="ce7">
            <text:p>31,105<text:s/></text:p>
          </table:table-cell>
          <table:table-cell office:value-type="float" office:value="9728" table:style-name="ce7">
            <text:p>9,728<text:s/></text:p>
          </table:table-cell>
          <table:table-cell office:value-type="float" office:value="34779" table:style-name="ce7">
            <text:p>34,779<text:s/></text:p>
          </table:table-cell>
          <table:table-cell office:value-type="float" office:value="25019" table:style-name="ce7">
            <text:p>25,019<text:s/></text:p>
          </table:table-cell>
          <table:table-cell office:value-type="float" office:value="24652" table:style-name="ce7">
            <text:p>24,652<text:s/></text:p>
          </table:table-cell>
          <table:table-cell office:value-type="float" office:value="20907" table:style-name="ce7">
            <text:p>20,907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169407" table:style-name="ce7">
            <text:p>169,407<text:s/></text:p>
          </table:table-cell>
          <table:table-cell office:value-type="float" office:value="55550" table:style-name="ce7">
            <text:p>55,550<text:s/></text:p>
          </table:table-cell>
          <table:table-cell office:value-type="float" office:value="23073" table:style-name="ce7">
            <text:p>23,073<text:s/></text:p>
          </table:table-cell>
          <table:table-cell office:value-type="float" office:value="24546" table:style-name="ce7">
            <text:p>24,546<text:s/></text:p>
          </table:table-cell>
          <table:table-cell office:value-type="float" office:value="26208" table:style-name="ce7">
            <text:p>26,208<text:s/></text:p>
          </table:table-cell>
          <table:table-cell office:value-type="float" office:value="25891" table:style-name="ce7">
            <text:p>25,891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25039" table:style-name="ce7">
            <text:p>25,039<text:s/></text:p>
          </table:table-cell>
          <table:table-cell office:value-type="float" office:value="12704" table:style-name="ce7">
            <text:p>12,704<text:s/></text:p>
          </table:table-cell>
          <table:table-cell office:value-type="float" office:value="29039" table:style-name="ce7">
            <text:p>29,039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17175" table:style-name="ce7">
            <text:p>17,175<text:s/></text:p>
          </table:table-cell>
          <table:table-cell office:value-type="float" office:value="4405" table:style-name="ce7">
            <text:p>4,405<text:s/></text:p>
          </table:table-cell>
          <table:table-cell office:value-type="float" office:value="4006" table:style-name="ce7">
            <text:p>4,006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14127" table:style-name="ce7">
            <text:p>14,127<text:s/></text:p>
          </table:table-cell>
          <table:table-cell office:value-type="float" office:value="31916" table:style-name="ce7">
            <text:p>31,916<text:s/></text:p>
          </table:table-cell>
          <table:table-cell office:value-type="float" office:value="11049" table:style-name="ce7">
            <text:p>11,049<text:s/></text:p>
          </table:table-cell>
          <table:table-cell office:value-type="float" office:value="14852" table:style-name="ce7">
            <text:p>14,852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23812" table:style-name="ce7">
            <text:p>23,812<text:s/></text:p>
          </table:table-cell>
          <table:table-cell office:value-type="float" office:value="27147" table:style-name="ce7">
            <text:p>27,147<text:s/></text:p>
          </table:table-cell>
          <table:table-cell office:value-type="float" office:value="31736" table:style-name="ce7">
            <text:p>31,736<text:s/></text:p>
          </table:table-cell>
          <table:table-cell office:value-type="float" office:value="43108" table:style-name="ce7">
            <text:p>43,108<text:s/></text:p>
          </table:table-cell>
          <table:table-cell office:value-type="float" office:value="41217" table:style-name="ce7">
            <text:p>41,217<text:s/></text:p>
          </table:table-cell>
          <table:table-cell office:value-type="float" office:value="30508" table:style-name="ce7">
            <text:p>30,508<text:s/></text:p>
          </table:table-cell>
          <table:table-cell office:value-type="float" office:value="28701" table:style-name="ce7">
            <text:p>28,701<text:s/></text:p>
          </table:table-cell>
          <table:table-cell office:value-type="float" office:value="71880" table:style-name="ce7">
            <text:p>71,880<text:s/></text:p>
          </table:table-cell>
          <table:table-cell office:value-type="float" office:value="22348" table:style-name="ce7">
            <text:p>22,348<text:s/></text:p>
          </table:table-cell>
          <table:table-cell office:value-type="float" office:value="37718" table:style-name="ce7">
            <text:p>37,718<text:s/></text:p>
          </table:table-cell>
          <table:table-cell office:value-type="float" office:value="38106" table:style-name="ce7">
            <text:p>38,106<text:s/></text:p>
          </table:table-cell>
          <table:table-cell office:value-type="float" office:value="40806" table:style-name="ce7">
            <text:p>40,806<text:s/></text:p>
          </table:table-cell>
          <table:table-cell office:value-type="float" office:value="69522" table:style-name="ce7">
            <text:p>69,522<text:s/></text:p>
          </table:table-cell>
          <table:table-cell office:value-type="float" office:value="20986" table:style-name="ce7">
            <text:p>20,986<text:s/></text:p>
          </table:table-cell>
          <table:table-cell office:value-type="float" office:value="18233" table:style-name="ce7">
            <text:p>18,233<text:s/></text:p>
          </table:table-cell>
          <table:table-cell office:value-type="float" office:value="16629" table:style-name="ce7">
            <text:p>16,629<text:s/></text:p>
          </table:table-cell>
          <table:table-cell office:value-type="float" office:value="29866" table:style-name="ce7">
            <text:p>29,866<text:s/></text:p>
          </table:table-cell>
          <table:table-cell office:value-type="float" office:value="15002" table:style-name="ce7">
            <text:p>15,002<text:s/></text:p>
          </table:table-cell>
          <table:table-cell office:value-type="float" office:value="43691" table:style-name="ce7">
            <text:p>43,691<text:s/></text:p>
          </table:table-cell>
          <table:table-cell office:value-type="float" office:value="20929" table:style-name="ce7">
            <text:p>20,929<text:s/></text:p>
          </table:table-cell>
          <table:table-cell office:value-type="float" office:value="8872" table:style-name="ce7">
            <text:p>8,872<text:s/></text:p>
          </table:table-cell>
          <table:table-cell office:value-type="float" office:value="17868" table:style-name="ce7">
            <text:p>17,868<text:s/></text:p>
          </table:table-cell>
          <table:table-cell office:value-type="float" office:value="42321" table:style-name="ce7">
            <text:p>42,321<text:s/></text:p>
          </table:table-cell>
          <table:table-cell office:value-type="float" office:value="22896" table:style-name="ce7">
            <text:p>22,896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8844" table:style-name="ce7">
            <text:p>28,844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5433" table:style-name="ce7">
            <text:p>5,433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9337" table:style-name="ce7">
            <text:p>9,337<text:s/></text:p>
          </table:table-cell>
          <table:table-cell office:value-type="float" office:value="10594" table:style-name="ce7">
            <text:p>10,594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18520" table:style-name="ce7">
            <text:p>18,520<text:s/></text:p>
          </table:table-cell>
          <table:table-cell office:value-type="float" office:value="29053" table:style-name="ce7">
            <text:p>29,053<text:s/></text:p>
          </table:table-cell>
          <table:table-cell office:value-type="float" office:value="27201" table:style-name="ce7">
            <text:p>27,201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2231" table:style-name="ce7">
            <text:p>12,231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13585" table:style-name="ce7">
            <text:p>13,585<text:s/></text:p>
          </table:table-cell>
          <table:table-cell office:value-type="float" office:value="12633" table:style-name="ce7">
            <text:p>12,633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1391" table:style-name="ce7">
            <text:p>1,391<text:s/></text:p>
          </table:table-cell>
          <table:table-cell office:value-type="float" office:value="1851" table:style-name="ce7">
            <text:p>1,851<text:s/></text:p>
          </table:table-cell>
          <table:table-cell office:value-type="float" office:value="2442" table:style-name="ce7">
            <text:p>2,442<text:s/></text:p>
          </table:table-cell>
          <table:table-cell office:value-type="float" office:value="1246" table:style-name="ce7">
            <text:p>1,246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1138" table:style-name="ce7">
            <text:p>1,138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481" table:style-name="ce7">
            <text:p>481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1838" table:style-name="ce7">
            <text:p>1,838<text:s/></text:p>
          </table:table-cell>
          <table:table-cell table:number-columns-repeated="16264"/>
        </table:table-row>
        <table:table-row table:style-name="ro2">
          <table:table-cell office:value-type="date" office:date-value="2025-07-05T00:00:00" table:style-name="ce10">
            <text:p>2025/7/5</text:p>
          </table:table-cell>
          <table:table-cell office:value-type="float" office:value="4826" table:style-name="ce7">
            <text:p>4,826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46132" table:style-name="ce7">
            <text:p>46,132<text:s/></text:p>
          </table:table-cell>
          <table:table-cell office:value-type="float" office:value="15725" table:style-name="ce7">
            <text:p>15,725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3816" table:style-name="ce7">
            <text:p>3,816<text:s/></text:p>
          </table:table-cell>
          <table:table-cell office:value-type="float" office:value="2558" table:style-name="ce7">
            <text:p>2,558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1820" table:style-name="ce7">
            <text:p>1,820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6367" table:style-name="ce7">
            <text:p>6,367<text:s/></text:p>
          </table:table-cell>
          <table:table-cell office:value-type="float" office:value="5719" table:style-name="ce7">
            <text:p>5,719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4878" table:style-name="ce7">
            <text:p>4,878<text:s/></text:p>
          </table:table-cell>
          <table:table-cell office:value-type="float" office:value="7113" table:style-name="ce7">
            <text:p>7,113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3043" table:style-name="ce7">
            <text:p>3,043<text:s/></text:p>
          </table:table-cell>
          <table:table-cell office:value-type="float" office:value="5990" table:style-name="ce7">
            <text:p>5,990<text:s/></text:p>
          </table:table-cell>
          <table:table-cell office:value-type="float" office:value="6734" table:style-name="ce7">
            <text:p>6,734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49249" table:style-name="ce7">
            <text:p>49,249<text:s/></text:p>
          </table:table-cell>
          <table:table-cell office:value-type="float" office:value="3267" table:style-name="ce7">
            <text:p>3,267<text:s/></text:p>
          </table:table-cell>
          <table:table-cell office:value-type="float" office:value="16601" table:style-name="ce7">
            <text:p>16,601<text:s/></text:p>
          </table:table-cell>
          <table:table-cell office:value-type="float" office:value="9746" table:style-name="ce7">
            <text:p>9,746<text:s/></text:p>
          </table:table-cell>
          <table:table-cell office:value-type="float" office:value="12478" table:style-name="ce7">
            <text:p>12,478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8980" table:style-name="ce7">
            <text:p>8,980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14262" table:style-name="ce7">
            <text:p>14,262<text:s/></text:p>
          </table:table-cell>
          <table:table-cell office:value-type="float" office:value="24962" table:style-name="ce7">
            <text:p>24,962<text:s/></text:p>
          </table:table-cell>
          <table:table-cell office:value-type="float" office:value="33488" table:style-name="ce7">
            <text:p>33,488<text:s/></text:p>
          </table:table-cell>
          <table:table-cell office:value-type="float" office:value="4758" table:style-name="ce7">
            <text:p>4,758<text:s/></text:p>
          </table:table-cell>
          <table:table-cell office:value-type="float" office:value="27495" table:style-name="ce7">
            <text:p>27,495<text:s/></text:p>
          </table:table-cell>
          <table:table-cell office:value-type="float" office:value="19083" table:style-name="ce7">
            <text:p>19,083<text:s/></text:p>
          </table:table-cell>
          <table:table-cell office:value-type="float" office:value="18235" table:style-name="ce7">
            <text:p>18,235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10589" table:style-name="ce7">
            <text:p>10,589<text:s/></text:p>
          </table:table-cell>
          <table:table-cell office:value-type="float" office:value="166624" table:style-name="ce7">
            <text:p>166,624<text:s/></text:p>
          </table:table-cell>
          <table:table-cell office:value-type="float" office:value="56139" table:style-name="ce7">
            <text:p>56,139<text:s/></text:p>
          </table:table-cell>
          <table:table-cell office:value-type="float" office:value="18349" table:style-name="ce7">
            <text:p>18,349<text:s/>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27020" table:style-name="ce7">
            <text:p>27,020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24192" table:style-name="ce7">
            <text:p>24,192<text:s/></text:p>
          </table:table-cell>
          <table:table-cell office:value-type="float" office:value="19308" table:style-name="ce7">
            <text:p>19,308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20346" table:style-name="ce7">
            <text:p>20,346<text:s/></text:p>
          </table:table-cell>
          <table:table-cell office:value-type="float" office:value="6168" table:style-name="ce7">
            <text:p>6,168<text:s/></text:p>
          </table:table-cell>
          <table:table-cell office:value-type="float" office:value="6369" table:style-name="ce7">
            <text:p>6,369<text:s/></text:p>
          </table:table-cell>
          <table:table-cell office:value-type="float" office:value="15000" table:style-name="ce7">
            <text:p>15,000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1980" table:style-name="ce7">
            <text:p>1,980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10559" table:style-name="ce7">
            <text:p>10,559<text:s/></text:p>
          </table:table-cell>
          <table:table-cell office:value-type="float" office:value="31137" table:style-name="ce7">
            <text:p>31,137<text:s/></text:p>
          </table:table-cell>
          <table:table-cell office:value-type="float" office:value="6943" table:style-name="ce7">
            <text:p>6,943<text:s/></text:p>
          </table:table-cell>
          <table:table-cell office:value-type="float" office:value="11116" table:style-name="ce7">
            <text:p>11,116<text:s/></text:p>
          </table:table-cell>
          <table:table-cell office:value-type="float" office:value="7078" table:style-name="ce7">
            <text:p>7,078<text:s/></text:p>
          </table:table-cell>
          <table:table-cell office:value-type="float" office:value="17881" table:style-name="ce7">
            <text:p>17,881<text:s/></text:p>
          </table:table-cell>
          <table:table-cell office:value-type="float" office:value="18109" table:style-name="ce7">
            <text:p>18,109<text:s/></text:p>
          </table:table-cell>
          <table:table-cell office:value-type="float" office:value="28278" table:style-name="ce7">
            <text:p>28,278<text:s/></text:p>
          </table:table-cell>
          <table:table-cell office:value-type="float" office:value="38433" table:style-name="ce7">
            <text:p>38,433<text:s/></text:p>
          </table:table-cell>
          <table:table-cell office:value-type="float" office:value="31261" table:style-name="ce7">
            <text:p>31,261<text:s/></text:p>
          </table:table-cell>
          <table:table-cell office:value-type="float" office:value="23467" table:style-name="ce7">
            <text:p>23,467<text:s/></text:p>
          </table:table-cell>
          <table:table-cell office:value-type="float" office:value="27901" table:style-name="ce7">
            <text:p>27,901<text:s/></text:p>
          </table:table-cell>
          <table:table-cell office:value-type="float" office:value="74711" table:style-name="ce7">
            <text:p>74,711<text:s/></text:p>
          </table:table-cell>
          <table:table-cell office:value-type="float" office:value="15670" table:style-name="ce7">
            <text:p>15,670<text:s/></text:p>
          </table:table-cell>
          <table:table-cell office:value-type="float" office:value="36402" table:style-name="ce7">
            <text:p>36,402<text:s/></text:p>
          </table:table-cell>
          <table:table-cell office:value-type="float" office:value="30242" table:style-name="ce7">
            <text:p>30,242<text:s/></text:p>
          </table:table-cell>
          <table:table-cell office:value-type="float" office:value="38629" table:style-name="ce7">
            <text:p>38,629<text:s/></text:p>
          </table:table-cell>
          <table:table-cell office:value-type="float" office:value="59708" table:style-name="ce7">
            <text:p>59,708<text:s/></text:p>
          </table:table-cell>
          <table:table-cell office:value-type="float" office:value="16265" table:style-name="ce7">
            <text:p>16,265<text:s/>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27490" table:style-name="ce7">
            <text:p>27,490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43981" table:style-name="ce7">
            <text:p>43,981<text:s/></text:p>
          </table:table-cell>
          <table:table-cell office:value-type="float" office:value="14049" table:style-name="ce7">
            <text:p>14,049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21003" table:style-name="ce7">
            <text:p>21,003<text:s/></text:p>
          </table:table-cell>
          <table:table-cell office:value-type="float" office:value="14706" table:style-name="ce7">
            <text:p>14,706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19936" table:style-name="ce7">
            <text:p>19,936<text:s/></text:p>
          </table:table-cell>
          <table:table-cell office:value-type="float" office:value="5359" table:style-name="ce7">
            <text:p>5,359<text:s/></text:p>
          </table:table-cell>
          <table:table-cell office:value-type="float" office:value="7573" table:style-name="ce7">
            <text:p>7,573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2558" table:style-name="ce7">
            <text:p>2,558<text:s/></text:p>
          </table:table-cell>
          <table:table-cell office:value-type="float" office:value="7041" table:style-name="ce7">
            <text:p>7,041<text:s/></text:p>
          </table:table-cell>
          <table:table-cell office:value-type="float" office:value="8254" table:style-name="ce7">
            <text:p>8,254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12271" table:style-name="ce7">
            <text:p>12,271<text:s/></text:p>
          </table:table-cell>
          <table:table-cell office:value-type="float" office:value="13412" table:style-name="ce7">
            <text:p>13,412<text:s/></text:p>
          </table:table-cell>
          <table:table-cell office:value-type="float" office:value="18407" table:style-name="ce7">
            <text:p>18,407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10136" table:style-name="ce7">
            <text:p>10,136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8213" table:style-name="ce7">
            <text:p>8,213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1237" table:style-name="ce7">
            <text:p>1,237<text:s/></text:p>
          </table:table-cell>
          <table:table-cell office:value-type="float" office:value="1476" table:style-name="ce7">
            <text:p>1,476<text:s/></text:p>
          </table:table-cell>
          <table:table-cell office:value-type="float" office:value="2090" table:style-name="ce7">
            <text:p>2,090<text:s/></text:p>
          </table:table-cell>
          <table:table-cell office:value-type="float" office:value="492" table:style-name="ce7">
            <text:p>492<text:s/></text:p>
          </table:table-cell>
          <table:table-cell office:value-type="float" office:value="594" table:style-name="ce7">
            <text:p>594<text:s/></text:p>
          </table:table-cell>
          <table:table-cell office:value-type="float" office:value="826" table:style-name="ce7">
            <text:p>826<text:s/></text:p>
          </table:table-cell>
          <table:table-cell office:value-type="float" office:value="2023" table:style-name="ce7">
            <text:p>2,023<text:s/></text:p>
          </table:table-cell>
          <table:table-cell office:value-type="float" office:value="490" table:style-name="ce7">
            <text:p>490<text:s/></text:p>
          </table:table-cell>
          <table:table-cell office:value-type="float" office:value="1579" table:style-name="ce7">
            <text:p>1,579<text:s/></text:p>
          </table:table-cell>
          <table:table-cell office:value-type="float" office:value="1074" table:style-name="ce7">
            <text:p>1,074<text:s/></text:p>
          </table:table-cell>
          <table:table-cell table:number-columns-repeated="16264"/>
        </table:table-row>
        <table:table-row table:style-name="ro2">
          <table:table-cell office:value-type="date" office:date-value="2025-07-06T00:00:00" table:style-name="ce10">
            <text:p>2025/7/6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7010" table:style-name="ce7">
            <text:p>7,010<text:s/></text:p>
          </table:table-cell>
          <table:table-cell office:value-type="float" office:value="18645" table:style-name="ce7">
            <text:p>18,645<text:s/></text:p>
          </table:table-cell>
          <table:table-cell office:value-type="float" office:value="34928" table:style-name="ce7">
            <text:p>34,928<text:s/></text:p>
          </table:table-cell>
          <table:table-cell office:value-type="float" office:value="11370" table:style-name="ce7">
            <text:p>11,370<text:s/></text:p>
          </table:table-cell>
          <table:table-cell office:value-type="float" office:value="7838" table:style-name="ce7">
            <text:p>7,838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2981" table:style-name="ce7">
            <text:p>2,981<text:s/></text:p>
          </table:table-cell>
          <table:table-cell office:value-type="float" office:value="1955" table:style-name="ce7">
            <text:p>1,955<text:s/></text:p>
          </table:table-cell>
          <table:table-cell office:value-type="float" office:value="4823" table:style-name="ce7">
            <text:p>4,823<text:s/></text:p>
          </table:table-cell>
          <table:table-cell office:value-type="float" office:value="1417" table:style-name="ce7">
            <text:p>1,417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4086" table:style-name="ce7">
            <text:p>4,086<text:s/></text:p>
          </table:table-cell>
          <table:table-cell office:value-type="float" office:value="4362" table:style-name="ce7">
            <text:p>4,362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5876" table:style-name="ce7">
            <text:p>5,876<text:s/></text:p>
          </table:table-cell>
          <table:table-cell office:value-type="float" office:value="3119" table:style-name="ce7">
            <text:p>3,119<text:s/></text:p>
          </table:table-cell>
          <table:table-cell office:value-type="float" office:value="6862" table:style-name="ce7">
            <text:p>6,862<text:s/></text:p>
          </table:table-cell>
          <table:table-cell office:value-type="float" office:value="2414" table:style-name="ce7">
            <text:p>2,414<text:s/></text:p>
          </table:table-cell>
          <table:table-cell office:value-type="float" office:value="4516" table:style-name="ce7">
            <text:p>4,516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39428" table:style-name="ce7">
            <text:p>39,428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7404" table:style-name="ce7">
            <text:p>7,404<text:s/></text:p>
          </table:table-cell>
          <table:table-cell office:value-type="float" office:value="9408" table:style-name="ce7">
            <text:p>9,408<text:s/></text:p>
          </table:table-cell>
          <table:table-cell office:value-type="float" office:value="11435" table:style-name="ce7">
            <text:p>11,435<text:s/></text:p>
          </table:table-cell>
          <table:table-cell office:value-type="float" office:value="9893" table:style-name="ce7">
            <text:p>9,893<text:s/></text:p>
          </table:table-cell>
          <table:table-cell office:value-type="float" office:value="7016" table:style-name="ce7">
            <text:p>7,016<text:s/></text:p>
          </table:table-cell>
          <table:table-cell office:value-type="float" office:value="22417" table:style-name="ce7">
            <text:p>22,417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19355" table:style-name="ce7">
            <text:p>19,355<text:s/></text:p>
          </table:table-cell>
          <table:table-cell office:value-type="float" office:value="24153" table:style-name="ce7">
            <text:p>24,153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21313" table:style-name="ce7">
            <text:p>21,313<text:s/></text:p>
          </table:table-cell>
          <table:table-cell office:value-type="float" office:value="14491" table:style-name="ce7">
            <text:p>14,491<text:s/></text:p>
          </table:table-cell>
          <table:table-cell office:value-type="float" office:value="13332" table:style-name="ce7">
            <text:p>13,332<text:s/></text:p>
          </table:table-cell>
          <table:table-cell office:value-type="float" office:value="12932" table:style-name="ce7">
            <text:p>12,932<text:s/></text:p>
          </table:table-cell>
          <table:table-cell office:value-type="float" office:value="8262" table:style-name="ce7">
            <text:p>8,262<text:s/></text:p>
          </table:table-cell>
          <table:table-cell office:value-type="float" office:value="147155" table:style-name="ce7">
            <text:p>147,155<text:s/></text:p>
          </table:table-cell>
          <table:table-cell office:value-type="float" office:value="42764" table:style-name="ce7">
            <text:p>42,764<text:s/></text:p>
          </table:table-cell>
          <table:table-cell office:value-type="float" office:value="12511" table:style-name="ce7">
            <text:p>12,511<text:s/></text:p>
          </table:table-cell>
          <table:table-cell office:value-type="float" office:value="14757" table:style-name="ce7">
            <text:p>14,757<text:s/></text:p>
          </table:table-cell>
          <table:table-cell office:value-type="float" office:value="21198" table:style-name="ce7">
            <text:p>21,198<text:s/></text:p>
          </table:table-cell>
          <table:table-cell office:value-type="float" office:value="17847" table:style-name="ce7">
            <text:p>17,847<text:s/></text:p>
          </table:table-cell>
          <table:table-cell office:value-type="float" office:value="18563" table:style-name="ce7">
            <text:p>18,563<text:s/></text:p>
          </table:table-cell>
          <table:table-cell office:value-type="float" office:value="15449" table:style-name="ce7">
            <text:p>15,449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15018" table:style-name="ce7">
            <text:p>15,018<text:s/>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4779" table:style-name="ce7">
            <text:p>4,779<text:s/></text:p>
          </table:table-cell>
          <table:table-cell office:value-type="float" office:value="11449" table:style-name="ce7">
            <text:p>11,449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2340" table:style-name="ce7">
            <text:p>2,340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5753" table:style-name="ce7">
            <text:p>5,753<text:s/></text:p>
          </table:table-cell>
          <table:table-cell office:value-type="float" office:value="5850" table:style-name="ce7">
            <text:p>5,850<text:s/></text:p>
          </table:table-cell>
          <table:table-cell office:value-type="float" office:value="8371" table:style-name="ce7">
            <text:p>8,371<text:s/></text:p>
          </table:table-cell>
          <table:table-cell office:value-type="float" office:value="24178" table:style-name="ce7">
            <text:p>24,178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5221" table:style-name="ce7">
            <text:p>5,221<text:s/></text:p>
          </table:table-cell>
          <table:table-cell office:value-type="float" office:value="13623" table:style-name="ce7">
            <text:p>13,623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21653" table:style-name="ce7">
            <text:p>21,653<text:s/></text:p>
          </table:table-cell>
          <table:table-cell office:value-type="float" office:value="32879" table:style-name="ce7">
            <text:p>32,879<text:s/></text:p>
          </table:table-cell>
          <table:table-cell office:value-type="float" office:value="25588" table:style-name="ce7">
            <text:p>25,588<text:s/></text:p>
          </table:table-cell>
          <table:table-cell office:value-type="float" office:value="18233" table:style-name="ce7">
            <text:p>18,233<text:s/></text:p>
          </table:table-cell>
          <table:table-cell office:value-type="float" office:value="21752" table:style-name="ce7">
            <text:p>21,752<text:s/></text:p>
          </table:table-cell>
          <table:table-cell office:value-type="float" office:value="60953" table:style-name="ce7">
            <text:p>60,953<text:s/></text:p>
          </table:table-cell>
          <table:table-cell office:value-type="float" office:value="12534" table:style-name="ce7">
            <text:p>12,534<text:s/></text:p>
          </table:table-cell>
          <table:table-cell office:value-type="float" office:value="26896" table:style-name="ce7">
            <text:p>26,896<text:s/></text:p>
          </table:table-cell>
          <table:table-cell office:value-type="float" office:value="22192" table:style-name="ce7">
            <text:p>22,192<text:s/></text:p>
          </table:table-cell>
          <table:table-cell office:value-type="float" office:value="34046" table:style-name="ce7">
            <text:p>34,046<text:s/></text:p>
          </table:table-cell>
          <table:table-cell office:value-type="float" office:value="47202" table:style-name="ce7">
            <text:p>47,202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8198" table:style-name="ce7">
            <text:p>8,198<text:s/></text:p>
          </table:table-cell>
          <table:table-cell office:value-type="float" office:value="23353" table:style-name="ce7">
            <text:p>23,353<text:s/></text:p>
          </table:table-cell>
          <table:table-cell office:value-type="float" office:value="7837" table:style-name="ce7">
            <text:p>7,837<text:s/></text:p>
          </table:table-cell>
          <table:table-cell office:value-type="float" office:value="38201" table:style-name="ce7">
            <text:p>38,201<text:s/></text:p>
          </table:table-cell>
          <table:table-cell office:value-type="float" office:value="9392" table:style-name="ce7">
            <text:p>9,392<text:s/></text:p>
          </table:table-cell>
          <table:table-cell office:value-type="float" office:value="7891" table:style-name="ce7">
            <text:p>7,891<text:s/></text:p>
          </table:table-cell>
          <table:table-cell office:value-type="float" office:value="11582" table:style-name="ce7">
            <text:p>11,582<text:s/></text:p>
          </table:table-cell>
          <table:table-cell office:value-type="float" office:value="15206" table:style-name="ce7">
            <text:p>15,206<text:s/></text:p>
          </table:table-cell>
          <table:table-cell office:value-type="float" office:value="9562" table:style-name="ce7">
            <text:p>9,562<text:s/></text:p>
          </table:table-cell>
          <table:table-cell office:value-type="float" office:value="11094" table:style-name="ce7">
            <text:p>11,094<text:s/></text:p>
          </table:table-cell>
          <table:table-cell office:value-type="float" office:value="14355" table:style-name="ce7">
            <text:p>14,355<text:s/></text:p>
          </table:table-cell>
          <table:table-cell office:value-type="float" office:value="4098" table:style-name="ce7">
            <text:p>4,098<text:s/>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2987" table:style-name="ce7">
            <text:p>2,987<text:s/></text:p>
          </table:table-cell>
          <table:table-cell office:value-type="float" office:value="2101" table:style-name="ce7">
            <text:p>2,101<text:s/></text:p>
          </table:table-cell>
          <table:table-cell office:value-type="float" office:value="5585" table:style-name="ce7">
            <text:p>5,585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7258" table:style-name="ce7">
            <text:p>7,258<text:s/></text:p>
          </table:table-cell>
          <table:table-cell office:value-type="float" office:value="9505" table:style-name="ce7">
            <text:p>9,505<text:s/></text:p>
          </table:table-cell>
          <table:table-cell office:value-type="float" office:value="10720" table:style-name="ce7">
            <text:p>10,720<text:s/></text:p>
          </table:table-cell>
          <table:table-cell office:value-type="float" office:value="13493" table:style-name="ce7">
            <text:p>13,493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8899" table:style-name="ce7">
            <text:p>8,899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7750" table:style-name="ce7">
            <text:p>7,750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5667" table:style-name="ce7">
            <text:p>5,667<text:s/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837" table:style-name="ce7">
            <text:p>837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1595" table:style-name="ce7">
            <text:p>1,595<text:s/></text:p>
          </table:table-cell>
          <table:table-cell office:value-type="float" office:value="354" table:style-name="ce7">
            <text:p>354<text:s/></text:p>
          </table:table-cell>
          <table:table-cell office:value-type="float" office:value="519" table:style-name="ce7">
            <text:p>519<text:s/></text:p>
          </table:table-cell>
          <table:table-cell office:value-type="float" office:value="558" table:style-name="ce7">
            <text:p>558<text:s/></text:p>
          </table:table-cell>
          <table:table-cell office:value-type="float" office:value="1884" table:style-name="ce7">
            <text:p>1,884<text:s/></text:p>
          </table:table-cell>
          <table:table-cell office:value-type="float" office:value="406" table:style-name="ce7">
            <text:p>406<text:s/></text:p>
          </table:table-cell>
          <table:table-cell office:value-type="float" office:value="1137" table:style-name="ce7">
            <text:p>1,137<text:s/></text:p>
          </table:table-cell>
          <table:table-cell office:value-type="float" office:value="836" table:style-name="ce7">
            <text:p>836<text:s/></text:p>
          </table:table-cell>
          <table:table-cell table:number-columns-repeated="16264"/>
        </table:table-row>
        <table:table-row table:style-name="ro2">
          <table:table-cell office:value-type="date" office:date-value="2025-07-07T00:00:00" table:style-name="ce10">
            <text:p>2025/7/7</text:p>
          </table:table-cell>
          <table:table-cell office:value-type="float" office:value="4543" table:style-name="ce7">
            <text:p>4,543<text:s/></text:p>
          </table:table-cell>
          <table:table-cell office:value-type="float" office:value="12103" table:style-name="ce7">
            <text:p>12,103<text:s/></text:p>
          </table:table-cell>
          <table:table-cell office:value-type="float" office:value="40842" table:style-name="ce7">
            <text:p>40,842<text:s/></text:p>
          </table:table-cell>
          <table:table-cell office:value-type="float" office:value="37583" table:style-name="ce7">
            <text:p>37,583<text:s/></text:p>
          </table:table-cell>
          <table:table-cell office:value-type="float" office:value="21162" table:style-name="ce7">
            <text:p>21,162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9715" table:style-name="ce7">
            <text:p>9,715<text:s/></text:p>
          </table:table-cell>
          <table:table-cell office:value-type="float" office:value="3964" table:style-name="ce7">
            <text:p>3,964<text:s/></text:p>
          </table:table-cell>
          <table:table-cell office:value-type="float" office:value="3399" table:style-name="ce7">
            <text:p>3,399<text:s/></text:p>
          </table:table-cell>
          <table:table-cell office:value-type="float" office:value="9581" table:style-name="ce7">
            <text:p>9,581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2928" table:style-name="ce7">
            <text:p>2,928<text:s/></text:p>
          </table:table-cell>
          <table:table-cell office:value-type="float" office:value="6791" table:style-name="ce7">
            <text:p>6,791<text:s/></text:p>
          </table:table-cell>
          <table:table-cell office:value-type="float" office:value="10055" table:style-name="ce7">
            <text:p>10,055<text:s/></text:p>
          </table:table-cell>
          <table:table-cell office:value-type="float" office:value="14334" table:style-name="ce7">
            <text:p>14,334<text:s/></text:p>
          </table:table-cell>
          <table:table-cell office:value-type="float" office:value="16831" table:style-name="ce7">
            <text:p>16,831<text:s/></text:p>
          </table:table-cell>
          <table:table-cell office:value-type="float" office:value="4317" table:style-name="ce7">
            <text:p>4,317<text:s/></text:p>
          </table:table-cell>
          <table:table-cell office:value-type="float" office:value="8990" table:style-name="ce7">
            <text:p>8,990<text:s/></text:p>
          </table:table-cell>
          <table:table-cell office:value-type="float" office:value="2760" table:style-name="ce7">
            <text:p>2,760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8696" table:style-name="ce7">
            <text:p>8,696<text:s/></text:p>
          </table:table-cell>
          <table:table-cell office:value-type="float" office:value="36114" table:style-name="ce7">
            <text:p>36,114<text:s/></text:p>
          </table:table-cell>
          <table:table-cell office:value-type="float" office:value="2703" table:style-name="ce7">
            <text:p>2,703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19006" table:style-name="ce7">
            <text:p>19,006<text:s/></text:p>
          </table:table-cell>
          <table:table-cell office:value-type="float" office:value="12313" table:style-name="ce7">
            <text:p>12,313<text:s/></text:p>
          </table:table-cell>
          <table:table-cell office:value-type="float" office:value="8972" table:style-name="ce7">
            <text:p>8,972<text:s/></text:p>
          </table:table-cell>
          <table:table-cell office:value-type="float" office:value="20228" table:style-name="ce7">
            <text:p>20,228<text:s/></text:p>
          </table:table-cell>
          <table:table-cell office:value-type="float" office:value="13231" table:style-name="ce7">
            <text:p>13,231<text:s/></text:p>
          </table:table-cell>
          <table:table-cell office:value-type="float" office:value="28789" table:style-name="ce7">
            <text:p>28,789<text:s/></text:p>
          </table:table-cell>
          <table:table-cell office:value-type="float" office:value="20642" table:style-name="ce7">
            <text:p>20,642<text:s/></text:p>
          </table:table-cell>
          <table:table-cell office:value-type="float" office:value="8790" table:style-name="ce7">
            <text:p>8,790<text:s/></text:p>
          </table:table-cell>
          <table:table-cell office:value-type="float" office:value="29004" table:style-name="ce7">
            <text:p>29,004<text:s/></text:p>
          </table:table-cell>
          <table:table-cell office:value-type="float" office:value="21245" table:style-name="ce7">
            <text:p>21,245<text:s/></text:p>
          </table:table-cell>
          <table:table-cell office:value-type="float" office:value="21061" table:style-name="ce7">
            <text:p>21,061<text:s/></text:p>
          </table:table-cell>
          <table:table-cell office:value-type="float" office:value="18431" table:style-name="ce7">
            <text:p>18,431<text:s/></text:p>
          </table:table-cell>
          <table:table-cell office:value-type="float" office:value="22833" table:style-name="ce7">
            <text:p>22,833<text:s/></text:p>
          </table:table-cell>
          <table:table-cell office:value-type="float" office:value="115975" table:style-name="ce7">
            <text:p>115,975<text:s/></text:p>
          </table:table-cell>
          <table:table-cell office:value-type="float" office:value="38534" table:style-name="ce7">
            <text:p>38,534<text:s/></text:p>
          </table:table-cell>
          <table:table-cell office:value-type="float" office:value="19449" table:style-name="ce7">
            <text:p>19,449<text:s/></text:p>
          </table:table-cell>
          <table:table-cell office:value-type="float" office:value="20723" table:style-name="ce7">
            <text:p>20,723<text:s/></text:p>
          </table:table-cell>
          <table:table-cell office:value-type="float" office:value="18226" table:style-name="ce7">
            <text:p>18,226<text:s/></text:p>
          </table:table-cell>
          <table:table-cell office:value-type="float" office:value="18968" table:style-name="ce7">
            <text:p>18,968<text:s/></text:p>
          </table:table-cell>
          <table:table-cell office:value-type="float" office:value="19163" table:style-name="ce7">
            <text:p>19,163<text:s/></text:p>
          </table:table-cell>
          <table:table-cell office:value-type="float" office:value="18702" table:style-name="ce7">
            <text:p>18,702<text:s/></text:p>
          </table:table-cell>
          <table:table-cell office:value-type="float" office:value="11091" table:style-name="ce7">
            <text:p>11,091<text:s/></text:p>
          </table:table-cell>
          <table:table-cell office:value-type="float" office:value="24116" table:style-name="ce7">
            <text:p>24,116<text:s/></text:p>
          </table:table-cell>
          <table:table-cell office:value-type="float" office:value="6148" table:style-name="ce7">
            <text:p>6,148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3170" table:style-name="ce7">
            <text:p>3,170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2896" table:style-name="ce7">
            <text:p>2,896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11073" table:style-name="ce7">
            <text:p>11,073<text:s/></text:p>
          </table:table-cell>
          <table:table-cell office:value-type="float" office:value="22313" table:style-name="ce7">
            <text:p>22,313<text:s/></text:p>
          </table:table-cell>
          <table:table-cell office:value-type="float" office:value="9709" table:style-name="ce7">
            <text:p>9,709<text:s/></text:p>
          </table:table-cell>
          <table:table-cell office:value-type="float" office:value="11649" table:style-name="ce7">
            <text:p>11,649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20166" table:style-name="ce7">
            <text:p>20,166<text:s/></text:p>
          </table:table-cell>
          <table:table-cell office:value-type="float" office:value="24105" table:style-name="ce7">
            <text:p>24,105<text:s/></text:p>
          </table:table-cell>
          <table:table-cell office:value-type="float" office:value="25671" table:style-name="ce7">
            <text:p>25,671<text:s/></text:p>
          </table:table-cell>
          <table:table-cell office:value-type="float" office:value="32703" table:style-name="ce7">
            <text:p>32,703<text:s/></text:p>
          </table:table-cell>
          <table:table-cell office:value-type="float" office:value="34063" table:style-name="ce7">
            <text:p>34,063<text:s/></text:p>
          </table:table-cell>
          <table:table-cell office:value-type="float" office:value="25641" table:style-name="ce7">
            <text:p>25,641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53695" table:style-name="ce7">
            <text:p>53,695<text:s/></text:p>
          </table:table-cell>
          <table:table-cell office:value-type="float" office:value="18594" table:style-name="ce7">
            <text:p>18,594<text:s/></text:p>
          </table:table-cell>
          <table:table-cell office:value-type="float" office:value="29108" table:style-name="ce7">
            <text:p>29,108<text:s/></text:p>
          </table:table-cell>
          <table:table-cell office:value-type="float" office:value="29183" table:style-name="ce7">
            <text:p>29,183<text:s/></text:p>
          </table:table-cell>
          <table:table-cell office:value-type="float" office:value="21918" table:style-name="ce7">
            <text:p>21,918<text:s/></text:p>
          </table:table-cell>
          <table:table-cell office:value-type="float" office:value="52483" table:style-name="ce7">
            <text:p>52,483<text:s/></text:p>
          </table:table-cell>
          <table:table-cell office:value-type="float" office:value="16553" table:style-name="ce7">
            <text:p>16,553<text:s/></text:p>
          </table:table-cell>
          <table:table-cell office:value-type="float" office:value="14832" table:style-name="ce7">
            <text:p>14,832<text:s/></text:p>
          </table:table-cell>
          <table:table-cell office:value-type="float" office:value="14061" table:style-name="ce7">
            <text:p>14,061<text:s/></text:p>
          </table:table-cell>
          <table:table-cell office:value-type="float" office:value="20831" table:style-name="ce7">
            <text:p>20,831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34179" table:style-name="ce7">
            <text:p>34,179<text:s/></text:p>
          </table:table-cell>
          <table:table-cell office:value-type="float" office:value="17847" table:style-name="ce7">
            <text:p>17,847<text:s/></text:p>
          </table:table-cell>
          <table:table-cell office:value-type="float" office:value="7398" table:style-name="ce7">
            <text:p>7,398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37954" table:style-name="ce7">
            <text:p>37,954<text:s/></text:p>
          </table:table-cell>
          <table:table-cell office:value-type="float" office:value="20226" table:style-name="ce7">
            <text:p>20,226<text:s/></text:p>
          </table:table-cell>
          <table:table-cell office:value-type="float" office:value="22556" table:style-name="ce7">
            <text:p>22,556<text:s/></text:p>
          </table:table-cell>
          <table:table-cell office:value-type="float" office:value="24613" table:style-name="ce7">
            <text:p>24,613<text:s/></text:p>
          </table:table-cell>
          <table:table-cell office:value-type="float" office:value="6322" table:style-name="ce7">
            <text:p>6,322<text:s/></text:p>
          </table:table-cell>
          <table:table-cell office:value-type="float" office:value="8605" table:style-name="ce7">
            <text:p>8,605<text:s/>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5002" table:style-name="ce7">
            <text:p>5,002<text:s/></text:p>
          </table:table-cell>
          <table:table-cell office:value-type="float" office:value="7663" table:style-name="ce7">
            <text:p>7,663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9026" table:style-name="ce7">
            <text:p>9,026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15775" table:style-name="ce7">
            <text:p>15,775<text:s/></text:p>
          </table:table-cell>
          <table:table-cell office:value-type="float" office:value="24991" table:style-name="ce7">
            <text:p>24,991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14010" table:style-name="ce7">
            <text:p>14,010<text:s/></text:p>
          </table:table-cell>
          <table:table-cell office:value-type="float" office:value="10415" table:style-name="ce7">
            <text:p>10,415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11789" table:style-name="ce7">
            <text:p>11,789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8242" table:style-name="ce7">
            <text:p>8,242<text:s/></text:p>
          </table:table-cell>
          <table:table-cell office:value-type="float" office:value="1812" table:style-name="ce7">
            <text:p>1,812<text:s/></text:p>
          </table:table-cell>
          <table:table-cell office:value-type="float" office:value="1203" table:style-name="ce7">
            <text:p>1,203<text:s/></text:p>
          </table:table-cell>
          <table:table-cell office:value-type="float" office:value="1641" table:style-name="ce7">
            <text:p>1,641<text:s/></text:p>
          </table:table-cell>
          <table:table-cell office:value-type="float" office:value="2119" table:style-name="ce7">
            <text:p>2,119<text:s/></text:p>
          </table:table-cell>
          <table:table-cell office:value-type="float" office:value="1174" table:style-name="ce7">
            <text:p>1,174<text:s/></text:p>
          </table:table-cell>
          <table:table-cell office:value-type="float" office:value="1655" table:style-name="ce7">
            <text:p>1,655<text:s/></text:p>
          </table:table-cell>
          <table:table-cell office:value-type="float" office:value="1068" table:style-name="ce7">
            <text:p>1,068<text:s/></text:p>
          </table:table-cell>
          <table:table-cell office:value-type="float" office:value="1523" table:style-name="ce7">
            <text:p>1,523<text:s/></text:p>
          </table:table-cell>
          <table:table-cell office:value-type="float" office:value="412" table:style-name="ce7">
            <text:p>412<text:s/></text:p>
          </table:table-cell>
          <table:table-cell office:value-type="float" office:value="1756" table:style-name="ce7">
            <text:p>1,756<text:s/></text:p>
          </table:table-cell>
          <table:table-cell office:value-type="float" office:value="1574" table:style-name="ce7">
            <text:p>1,574<text:s/></text:p>
          </table:table-cell>
          <table:table-cell table:number-columns-repeated="16264"/>
        </table:table-row>
        <table:table-row table:style-name="ro2">
          <table:table-cell office:value-type="date" office:date-value="2025-07-08T00:00:00" table:style-name="ce10">
            <text:p>2025/7/8</text:p>
          </table:table-cell>
          <table:table-cell office:value-type="float" office:value="5681" table:style-name="ce7">
            <text:p>5,681<text:s/></text:p>
          </table:table-cell>
          <table:table-cell office:value-type="float" office:value="13782" table:style-name="ce7">
            <text:p>13,782<text:s/></text:p>
          </table:table-cell>
          <table:table-cell office:value-type="float" office:value="44822" table:style-name="ce7">
            <text:p>44,822<text:s/></text:p>
          </table:table-cell>
          <table:table-cell office:value-type="float" office:value="43317" table:style-name="ce7">
            <text:p>43,317<text:s/></text:p>
          </table:table-cell>
          <table:table-cell office:value-type="float" office:value="24085" table:style-name="ce7">
            <text:p>24,085<text:s/></text:p>
          </table:table-cell>
          <table:table-cell office:value-type="float" office:value="14346" table:style-name="ce7">
            <text:p>14,346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4304" table:style-name="ce7">
            <text:p>4,304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11438" table:style-name="ce7">
            <text:p>11,438<text:s/></text:p>
          </table:table-cell>
          <table:table-cell office:value-type="float" office:value="2756" table:style-name="ce7">
            <text:p>2,756<text:s/></text:p>
          </table:table-cell>
          <table:table-cell office:value-type="float" office:value="4338" table:style-name="ce7">
            <text:p>4,338<text:s/></text:p>
          </table:table-cell>
          <table:table-cell office:value-type="float" office:value="5150" table:style-name="ce7">
            <text:p>5,150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11638" table:style-name="ce7">
            <text:p>11,638<text:s/></text:p>
          </table:table-cell>
          <table:table-cell office:value-type="float" office:value="16044" table:style-name="ce7">
            <text:p>16,044<text:s/></text:p>
          </table:table-cell>
          <table:table-cell office:value-type="float" office:value="18878" table:style-name="ce7">
            <text:p>18,878<text:s/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10381" table:style-name="ce7">
            <text:p>10,381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8602" table:style-name="ce7">
            <text:p>8,602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9348" table:style-name="ce7">
            <text:p>9,348<text:s/></text:p>
          </table:table-cell>
          <table:table-cell office:value-type="float" office:value="34798" table:style-name="ce7">
            <text:p>34,798<text:s/></text:p>
          </table:table-cell>
          <table:table-cell office:value-type="float" office:value="3133" table:style-name="ce7">
            <text:p>3,133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21537" table:style-name="ce7">
            <text:p>21,537<text:s/></text:p>
          </table:table-cell>
          <table:table-cell office:value-type="float" office:value="15026" table:style-name="ce7">
            <text:p>15,026<text:s/></text:p>
          </table:table-cell>
          <table:table-cell office:value-type="float" office:value="10251" table:style-name="ce7">
            <text:p>10,251<text:s/></text:p>
          </table:table-cell>
          <table:table-cell office:value-type="float" office:value="25261" table:style-name="ce7">
            <text:p>25,261<text:s/></text:p>
          </table:table-cell>
          <table:table-cell office:value-type="float" office:value="15546" table:style-name="ce7">
            <text:p>15,546<text:s/></text:p>
          </table:table-cell>
          <table:table-cell office:value-type="float" office:value="33378" table:style-name="ce7">
            <text:p>33,378<text:s/>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9826" table:style-name="ce7">
            <text:p>9,826<text:s/></text:p>
          </table:table-cell>
          <table:table-cell office:value-type="float" office:value="33026" table:style-name="ce7">
            <text:p>33,026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23864" table:style-name="ce7">
            <text:p>23,864<text:s/></text:p>
          </table:table-cell>
          <table:table-cell office:value-type="float" office:value="20432" table:style-name="ce7">
            <text:p>20,432<text:s/></text:p>
          </table:table-cell>
          <table:table-cell office:value-type="float" office:value="25696" table:style-name="ce7">
            <text:p>25,696<text:s/></text:p>
          </table:table-cell>
          <table:table-cell office:value-type="float" office:value="140926" table:style-name="ce7">
            <text:p>140,926<text:s/></text:p>
          </table:table-cell>
          <table:table-cell office:value-type="float" office:value="47242" table:style-name="ce7">
            <text:p>47,242<text:s/></text:p>
          </table:table-cell>
          <table:table-cell office:value-type="float" office:value="22657" table:style-name="ce7">
            <text:p>22,657<text:s/></text:p>
          </table:table-cell>
          <table:table-cell office:value-type="float" office:value="23810" table:style-name="ce7">
            <text:p>23,810<text:s/></text:p>
          </table:table-cell>
          <table:table-cell office:value-type="float" office:value="25215" table:style-name="ce7">
            <text:p>25,215<text:s/></text:p>
          </table:table-cell>
          <table:table-cell office:value-type="float" office:value="23891" table:style-name="ce7">
            <text:p>23,891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22567" table:style-name="ce7">
            <text:p>22,567<text:s/></text:p>
          </table:table-cell>
          <table:table-cell office:value-type="float" office:value="12657" table:style-name="ce7">
            <text:p>12,657<text:s/></text:p>
          </table:table-cell>
          <table:table-cell office:value-type="float" office:value="28820" table:style-name="ce7">
            <text:p>28,820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16613" table:style-name="ce7">
            <text:p>16,613<text:s/></text:p>
          </table:table-cell>
          <table:table-cell office:value-type="float" office:value="4069" table:style-name="ce7">
            <text:p>4,069<text:s/></text:p>
          </table:table-cell>
          <table:table-cell office:value-type="float" office:value="3907" table:style-name="ce7">
            <text:p>3,907<text:s/>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12786" table:style-name="ce7">
            <text:p>12,786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30634" table:style-name="ce7">
            <text:p>30,634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13850" table:style-name="ce7">
            <text:p>13,850<text:s/></text:p>
          </table:table-cell>
          <table:table-cell office:value-type="float" office:value="9133" table:style-name="ce7">
            <text:p>9,133<text:s/></text:p>
          </table:table-cell>
          <table:table-cell office:value-type="float" office:value="23083" table:style-name="ce7">
            <text:p>23,083<text:s/></text:p>
          </table:table-cell>
          <table:table-cell office:value-type="float" office:value="27455" table:style-name="ce7">
            <text:p>27,455<text:s/></text:p>
          </table:table-cell>
          <table:table-cell office:value-type="float" office:value="30253" table:style-name="ce7">
            <text:p>30,253<text:s/></text:p>
          </table:table-cell>
          <table:table-cell office:value-type="float" office:value="38035" table:style-name="ce7">
            <text:p>38,035<text:s/></text:p>
          </table:table-cell>
          <table:table-cell office:value-type="float" office:value="39093" table:style-name="ce7">
            <text:p>39,093<text:s/></text:p>
          </table:table-cell>
          <table:table-cell office:value-type="float" office:value="29989" table:style-name="ce7">
            <text:p>29,989<text:s/></text:p>
          </table:table-cell>
          <table:table-cell office:value-type="float" office:value="26521" table:style-name="ce7">
            <text:p>26,521<text:s/></text:p>
          </table:table-cell>
          <table:table-cell office:value-type="float" office:value="62662" table:style-name="ce7">
            <text:p>62,662<text:s/></text:p>
          </table:table-cell>
          <table:table-cell office:value-type="float" office:value="21897" table:style-name="ce7">
            <text:p>21,897<text:s/></text:p>
          </table:table-cell>
          <table:table-cell office:value-type="float" office:value="34249" table:style-name="ce7">
            <text:p>34,249<text:s/></text:p>
          </table:table-cell>
          <table:table-cell office:value-type="float" office:value="33938" table:style-name="ce7">
            <text:p>33,938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58278" table:style-name="ce7">
            <text:p>58,278<text:s/></text:p>
          </table:table-cell>
          <table:table-cell office:value-type="float" office:value="19501" table:style-name="ce7">
            <text:p>19,501<text:s/></text:p>
          </table:table-cell>
          <table:table-cell office:value-type="float" office:value="16839" table:style-name="ce7">
            <text:p>16,839<text:s/></text:p>
          </table:table-cell>
          <table:table-cell office:value-type="float" office:value="15525" table:style-name="ce7">
            <text:p>15,525<text:s/></text:p>
          </table:table-cell>
          <table:table-cell office:value-type="float" office:value="23487" table:style-name="ce7">
            <text:p>23,487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31054" table:style-name="ce7">
            <text:p>31,054<text:s/></text:p>
          </table:table-cell>
          <table:table-cell office:value-type="float" office:value="19929" table:style-name="ce7">
            <text:p>19,929<text:s/></text:p>
          </table:table-cell>
          <table:table-cell office:value-type="float" office:value="8774" table:style-name="ce7">
            <text:p>8,774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41643" table:style-name="ce7">
            <text:p>41,643<text:s/></text:p>
          </table:table-cell>
          <table:table-cell office:value-type="float" office:value="22733" table:style-name="ce7">
            <text:p>22,733<text:s/></text:p>
          </table:table-cell>
          <table:table-cell office:value-type="float" office:value="24894" table:style-name="ce7">
            <text:p>24,894<text:s/></text:p>
          </table:table-cell>
          <table:table-cell office:value-type="float" office:value="27746" table:style-name="ce7">
            <text:p>27,746<text:s/></text:p>
          </table:table-cell>
          <table:table-cell office:value-type="float" office:value="7190" table:style-name="ce7">
            <text:p>7,190<text:s/></text:p>
          </table:table-cell>
          <table:table-cell office:value-type="float" office:value="10635" table:style-name="ce7">
            <text:p>10,635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0185" table:style-name="ce7">
            <text:p>10,185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17334" table:style-name="ce7">
            <text:p>17,334<text:s/></text:p>
          </table:table-cell>
          <table:table-cell office:value-type="float" office:value="28567" table:style-name="ce7">
            <text:p>28,567<text:s/></text:p>
          </table:table-cell>
          <table:table-cell office:value-type="float" office:value="25114" table:style-name="ce7">
            <text:p>25,114<text:s/></text:p>
          </table:table-cell>
          <table:table-cell office:value-type="float" office:value="15656" table:style-name="ce7">
            <text:p>15,656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12029" table:style-name="ce7">
            <text:p>12,029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11943" table:style-name="ce7">
            <text:p>11,943<text:s/></text:p>
          </table:table-cell>
          <table:table-cell office:value-type="float" office:value="10871" table:style-name="ce7">
            <text:p>10,871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2066" table:style-name="ce7">
            <text:p>2,066<text:s/></text:p>
          </table:table-cell>
          <table:table-cell office:value-type="float" office:value="1342" table:style-name="ce7">
            <text:p>1,342<text:s/></text:p>
          </table:table-cell>
          <table:table-cell office:value-type="float" office:value="1779" table:style-name="ce7">
            <text:p>1,779<text:s/></text:p>
          </table:table-cell>
          <table:table-cell office:value-type="float" office:value="2296" table:style-name="ce7">
            <text:p>2,296<text:s/></text:p>
          </table:table-cell>
          <table:table-cell office:value-type="float" office:value="1219" table:style-name="ce7">
            <text:p>1,219<text:s/></text:p>
          </table:table-cell>
          <table:table-cell office:value-type="float" office:value="1749" table:style-name="ce7">
            <text:p>1,749<text:s/></text:p>
          </table:table-cell>
          <table:table-cell office:value-type="float" office:value="1141" table:style-name="ce7">
            <text:p>1,141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518" table:style-name="ce7">
            <text:p>518<text:s/></text:p>
          </table:table-cell>
          <table:table-cell office:value-type="float" office:value="2015" table:style-name="ce7">
            <text:p>2,015<text:s/></text:p>
          </table:table-cell>
          <table:table-cell office:value-type="float" office:value="1823" table:style-name="ce7">
            <text:p>1,823<text:s/></text:p>
          </table:table-cell>
          <table:table-cell table:number-columns-repeated="16264"/>
        </table:table-row>
        <table:table-row table:style-name="ro2">
          <table:table-cell office:value-type="date" office:date-value="2025-07-09T00:00:00" table:style-name="ce10">
            <text:p>2025/7/9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46282" table:style-name="ce7">
            <text:p>46,282<text:s/></text:p>
          </table:table-cell>
          <table:table-cell office:value-type="float" office:value="44719" table:style-name="ce7">
            <text:p>44,719<text:s/></text:p>
          </table:table-cell>
          <table:table-cell office:value-type="float" office:value="25124" table:style-name="ce7">
            <text:p>25,124<text:s/></text:p>
          </table:table-cell>
          <table:table-cell office:value-type="float" office:value="14944" table:style-name="ce7">
            <text:p>14,944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4587" table:style-name="ce7">
            <text:p>4,587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2669" table:style-name="ce7">
            <text:p>2,669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4125" table:style-name="ce7">
            <text:p>4,125<text:s/></text:p>
          </table:table-cell>
          <table:table-cell office:value-type="float" office:value="7760" table:style-name="ce7">
            <text:p>7,760<text:s/></text:p>
          </table:table-cell>
          <table:table-cell office:value-type="float" office:value="11744" table:style-name="ce7">
            <text:p>11,744<text:s/></text:p>
          </table:table-cell>
          <table:table-cell office:value-type="float" office:value="16272" table:style-name="ce7">
            <text:p>16,272<text:s/></text:p>
          </table:table-cell>
          <table:table-cell office:value-type="float" office:value="19190" table:style-name="ce7">
            <text:p>19,190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10528" table:style-name="ce7">
            <text:p>10,528<text:s/></text:p>
          </table:table-cell>
          <table:table-cell office:value-type="float" office:value="3345" table:style-name="ce7">
            <text:p>3,345<text:s/></text:p>
          </table:table-cell>
          <table:table-cell office:value-type="float" office:value="8974" table:style-name="ce7">
            <text:p>8,974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9599" table:style-name="ce7">
            <text:p>9,599<text:s/></text:p>
          </table:table-cell>
          <table:table-cell office:value-type="float" office:value="34093" table:style-name="ce7">
            <text:p>34,093<text:s/></text:p>
          </table:table-cell>
          <table:table-cell office:value-type="float" office:value="3207" table:style-name="ce7">
            <text:p>3,207<text:s/></text:p>
          </table:table-cell>
          <table:table-cell office:value-type="float" office:value="11368" table:style-name="ce7">
            <text:p>11,368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4975" table:style-name="ce7">
            <text:p>14,975<text:s/></text:p>
          </table:table-cell>
          <table:table-cell office:value-type="float" office:value="21940" table:style-name="ce7">
            <text:p>21,940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25102" table:style-name="ce7">
            <text:p>25,102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34547" table:style-name="ce7">
            <text:p>34,547<text:s/></text:p>
          </table:table-cell>
          <table:table-cell office:value-type="float" office:value="26186" table:style-name="ce7">
            <text:p>26,186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33544" table:style-name="ce7">
            <text:p>33,544<text:s/></text:p>
          </table:table-cell>
          <table:table-cell office:value-type="float" office:value="24336" table:style-name="ce7">
            <text:p>24,336<text:s/></text:p>
          </table:table-cell>
          <table:table-cell office:value-type="float" office:value="23955" table:style-name="ce7">
            <text:p>23,955<text:s/></text:p>
          </table:table-cell>
          <table:table-cell office:value-type="float" office:value="20097" table:style-name="ce7">
            <text:p>20,097<text:s/></text:p>
          </table:table-cell>
          <table:table-cell office:value-type="float" office:value="25425" table:style-name="ce7">
            <text:p>25,425<text:s/></text:p>
          </table:table-cell>
          <table:table-cell office:value-type="float" office:value="138452" table:style-name="ce7">
            <text:p>138,452<text:s/></text:p>
          </table:table-cell>
          <table:table-cell office:value-type="float" office:value="47051" table:style-name="ce7">
            <text:p>47,051<text:s/></text:p>
          </table:table-cell>
          <table:table-cell office:value-type="float" office:value="23099" table:style-name="ce7">
            <text:p>23,099<text:s/></text:p>
          </table:table-cell>
          <table:table-cell office:value-type="float" office:value="23973" table:style-name="ce7">
            <text:p>23,973<text:s/></text:p>
          </table:table-cell>
          <table:table-cell office:value-type="float" office:value="23414" table:style-name="ce7">
            <text:p>23,414<text:s/></text:p>
          </table:table-cell>
          <table:table-cell office:value-type="float" office:value="22220" table:style-name="ce7">
            <text:p>22,220<text:s/></text:p>
          </table:table-cell>
          <table:table-cell office:value-type="float" office:value="24000" table:style-name="ce7">
            <text:p>24,000<text:s/></text:p>
          </table:table-cell>
          <table:table-cell office:value-type="float" office:value="22190" table:style-name="ce7">
            <text:p>22,190<text:s/></text:p>
          </table:table-cell>
          <table:table-cell office:value-type="float" office:value="12257" table:style-name="ce7">
            <text:p>12,257<text:s/></text:p>
          </table:table-cell>
          <table:table-cell office:value-type="float" office:value="28519" table:style-name="ce7">
            <text:p>28,519<text:s/></text:p>
          </table:table-cell>
          <table:table-cell office:value-type="float" office:value="7380" table:style-name="ce7">
            <text:p>7,380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15692" table:style-name="ce7">
            <text:p>15,692<text:s/></text:p>
          </table:table-cell>
          <table:table-cell office:value-type="float" office:value="4320" table:style-name="ce7">
            <text:p>4,320<text:s/></text:p>
          </table:table-cell>
          <table:table-cell office:value-type="float" office:value="3999" table:style-name="ce7">
            <text:p>3,999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13388" table:style-name="ce7">
            <text:p>13,388<text:s/></text:p>
          </table:table-cell>
          <table:table-cell office:value-type="float" office:value="27359" table:style-name="ce7">
            <text:p>27,359<text:s/></text:p>
          </table:table-cell>
          <table:table-cell office:value-type="float" office:value="10373" table:style-name="ce7">
            <text:p>10,373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8993" table:style-name="ce7">
            <text:p>8,993<text:s/></text:p>
          </table:table-cell>
          <table:table-cell office:value-type="float" office:value="22617" table:style-name="ce7">
            <text:p>22,617<text:s/></text:p>
          </table:table-cell>
          <table:table-cell office:value-type="float" office:value="26782" table:style-name="ce7">
            <text:p>26,782<text:s/></text:p>
          </table:table-cell>
          <table:table-cell office:value-type="float" office:value="29978" table:style-name="ce7">
            <text:p>29,978<text:s/></text:p>
          </table:table-cell>
          <table:table-cell office:value-type="float" office:value="38325" table:style-name="ce7">
            <text:p>38,325<text:s/></text:p>
          </table:table-cell>
          <table:table-cell office:value-type="float" office:value="39426" table:style-name="ce7">
            <text:p>39,426<text:s/></text:p>
          </table:table-cell>
          <table:table-cell office:value-type="float" office:value="29232" table:style-name="ce7">
            <text:p>29,232<text:s/></text:p>
          </table:table-cell>
          <table:table-cell office:value-type="float" office:value="25908" table:style-name="ce7">
            <text:p>25,908<text:s/></text:p>
          </table:table-cell>
          <table:table-cell office:value-type="float" office:value="61111" table:style-name="ce7">
            <text:p>61,111<text:s/></text:p>
          </table:table-cell>
          <table:table-cell office:value-type="float" office:value="22686" table:style-name="ce7">
            <text:p>22,686<text:s/></text:p>
          </table:table-cell>
          <table:table-cell office:value-type="float" office:value="33971" table:style-name="ce7">
            <text:p>33,971<text:s/></text:p>
          </table:table-cell>
          <table:table-cell office:value-type="float" office:value="34694" table:style-name="ce7">
            <text:p>34,694<text:s/></text:p>
          </table:table-cell>
          <table:table-cell office:value-type="float" office:value="25829" table:style-name="ce7">
            <text:p>25,829<text:s/></text:p>
          </table:table-cell>
          <table:table-cell office:value-type="float" office:value="59727" table:style-name="ce7">
            <text:p>59,727<text:s/></text:p>
          </table:table-cell>
          <table:table-cell office:value-type="float" office:value="19668" table:style-name="ce7">
            <text:p>19,668<text:s/></text:p>
          </table:table-cell>
          <table:table-cell office:value-type="float" office:value="17117" table:style-name="ce7">
            <text:p>17,117<text:s/></text:p>
          </table:table-cell>
          <table:table-cell office:value-type="float" office:value="15763" table:style-name="ce7">
            <text:p>15,763<text:s/></text:p>
          </table:table-cell>
          <table:table-cell office:value-type="float" office:value="23334" table:style-name="ce7">
            <text:p>23,334<text:s/></text:p>
          </table:table-cell>
          <table:table-cell office:value-type="float" office:value="14141" table:style-name="ce7">
            <text:p>14,141<text:s/></text:p>
          </table:table-cell>
          <table:table-cell office:value-type="float" office:value="31049" table:style-name="ce7">
            <text:p>31,049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16616" table:style-name="ce7">
            <text:p>16,616<text:s/></text:p>
          </table:table-cell>
          <table:table-cell office:value-type="float" office:value="42949" table:style-name="ce7">
            <text:p>42,949<text:s/></text:p>
          </table:table-cell>
          <table:table-cell office:value-type="float" office:value="23628" table:style-name="ce7">
            <text:p>23,628<text:s/></text:p>
          </table:table-cell>
          <table:table-cell office:value-type="float" office:value="25432" table:style-name="ce7">
            <text:p>25,432<text:s/></text:p>
          </table:table-cell>
          <table:table-cell office:value-type="float" office:value="27437" table:style-name="ce7">
            <text:p>27,437<text:s/></text:p>
          </table:table-cell>
          <table:table-cell office:value-type="float" office:value="7202" table:style-name="ce7">
            <text:p>7,202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10730" table:style-name="ce7">
            <text:p>10,730<text:s/></text:p>
          </table:table-cell>
          <table:table-cell office:value-type="float" office:value="10215" table:style-name="ce7">
            <text:p>10,215<text:s/></text:p>
          </table:table-cell>
          <table:table-cell office:value-type="float" office:value="12835" table:style-name="ce7">
            <text:p>12,835<text:s/></text:p>
          </table:table-cell>
          <table:table-cell office:value-type="float" office:value="17629" table:style-name="ce7">
            <text:p>17,629<text:s/></text:p>
          </table:table-cell>
          <table:table-cell office:value-type="float" office:value="29810" table:style-name="ce7">
            <text:p>29,810<text:s/></text:p>
          </table:table-cell>
          <table:table-cell office:value-type="float" office:value="25462" table:style-name="ce7">
            <text:p>25,462<text:s/></text:p>
          </table:table-cell>
          <table:table-cell office:value-type="float" office:value="15810" table:style-name="ce7">
            <text:p>15,810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10453" table:style-name="ce7">
            <text:p>10,453<text:s/></text:p>
          </table:table-cell>
          <table:table-cell office:value-type="float" office:value="9169" table:style-name="ce7">
            <text:p>9,169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1496" table:style-name="ce7">
            <text:p>1,496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2463" table:style-name="ce7">
            <text:p>2,463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1856" table:style-name="ce7">
            <text:p>1,856<text:s/></text:p>
          </table:table-cell>
          <table:table-cell office:value-type="float" office:value="1243" table:style-name="ce7">
            <text:p>1,243<text:s/></text:p>
          </table:table-cell>
          <table:table-cell office:value-type="float" office:value="1826" table:style-name="ce7">
            <text:p>1,826<text:s/></text:p>
          </table:table-cell>
          <table:table-cell office:value-type="float" office:value="513" table:style-name="ce7">
            <text:p>513<text:s/></text:p>
          </table:table-cell>
          <table:table-cell office:value-type="float" office:value="2091" table:style-name="ce7">
            <text:p>2,091<text:s/></text:p>
          </table:table-cell>
          <table:table-cell office:value-type="float" office:value="1836" table:style-name="ce7">
            <text:p>1,836<text:s/></text:p>
          </table:table-cell>
          <table:table-cell table:number-columns-repeated="16264"/>
        </table:table-row>
        <table:table-row table:style-name="ro2">
          <table:table-cell office:value-type="date" office:date-value="2025-07-10T00:00:00" table:style-name="ce10">
            <text:p>2025/7/10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47094" table:style-name="ce7">
            <text:p>47,094<text:s/></text:p>
          </table:table-cell>
          <table:table-cell office:value-type="float" office:value="45605" table:style-name="ce7">
            <text:p>45,605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15352" table:style-name="ce7">
            <text:p>15,352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4528" table:style-name="ce7">
            <text:p>4,528<text:s/></text:p>
          </table:table-cell>
          <table:table-cell office:value-type="float" office:value="4596" table:style-name="ce7">
            <text:p>4,596<text:s/></text:p>
          </table:table-cell>
          <table:table-cell office:value-type="float" office:value="11528" table:style-name="ce7">
            <text:p>11,528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8291" table:style-name="ce7">
            <text:p>8,291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16350" table:style-name="ce7">
            <text:p>16,350<text:s/></text:p>
          </table:table-cell>
          <table:table-cell office:value-type="float" office:value="19630" table:style-name="ce7">
            <text:p>19,630<text:s/></text:p>
          </table:table-cell>
          <table:table-cell office:value-type="float" office:value="5785" table:style-name="ce7">
            <text:p>5,785<text:s/></text:p>
          </table:table-cell>
          <table:table-cell office:value-type="float" office:value="10809" table:style-name="ce7">
            <text:p>10,809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35166" table:style-name="ce7">
            <text:p>35,166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22338" table:style-name="ce7">
            <text:p>22,338<text:s/></text:p>
          </table:table-cell>
          <table:table-cell office:value-type="float" office:value="14910" table:style-name="ce7">
            <text:p>14,910<text:s/></text:p>
          </table:table-cell>
          <table:table-cell office:value-type="float" office:value="10556" table:style-name="ce7">
            <text:p>10,556<text:s/></text:p>
          </table:table-cell>
          <table:table-cell office:value-type="float" office:value="25266" table:style-name="ce7">
            <text:p>25,266<text:s/></text:p>
          </table:table-cell>
          <table:table-cell office:value-type="float" office:value="16108" table:style-name="ce7">
            <text:p>16,108<text:s/></text:p>
          </table:table-cell>
          <table:table-cell office:value-type="float" office:value="34907" table:style-name="ce7">
            <text:p>34,907<text:s/></text:p>
          </table:table-cell>
          <table:table-cell office:value-type="float" office:value="29312" table:style-name="ce7">
            <text:p>29,312<text:s/></text:p>
          </table:table-cell>
          <table:table-cell office:value-type="float" office:value="10683" table:style-name="ce7">
            <text:p>10,683<text:s/></text:p>
          </table:table-cell>
          <table:table-cell office:value-type="float" office:value="33984" table:style-name="ce7">
            <text:p>33,984<text:s/></text:p>
          </table:table-cell>
          <table:table-cell office:value-type="float" office:value="24772" table:style-name="ce7">
            <text:p>24,772<text:s/></text:p>
          </table:table-cell>
          <table:table-cell office:value-type="float" office:value="24209" table:style-name="ce7">
            <text:p>24,209<text:s/></text:p>
          </table:table-cell>
          <table:table-cell office:value-type="float" office:value="20789" table:style-name="ce7">
            <text:p>20,789<text:s/></text:p>
          </table:table-cell>
          <table:table-cell office:value-type="float" office:value="25535" table:style-name="ce7">
            <text:p>25,535<text:s/></text:p>
          </table:table-cell>
          <table:table-cell office:value-type="float" office:value="148183" table:style-name="ce7">
            <text:p>148,183<text:s/></text:p>
          </table:table-cell>
          <table:table-cell office:value-type="float" office:value="50965" table:style-name="ce7">
            <text:p>50,965<text:s/></text:p>
          </table:table-cell>
          <table:table-cell office:value-type="float" office:value="23470" table:style-name="ce7">
            <text:p>23,470<text:s/></text:p>
          </table:table-cell>
          <table:table-cell office:value-type="float" office:value="25232" table:style-name="ce7">
            <text:p>25,232<text:s/></text:p>
          </table:table-cell>
          <table:table-cell office:value-type="float" office:value="25323" table:style-name="ce7">
            <text:p>25,323<text:s/></text:p>
          </table:table-cell>
          <table:table-cell office:value-type="float" office:value="24004" table:style-name="ce7">
            <text:p>24,004<text:s/></text:p>
          </table:table-cell>
          <table:table-cell office:value-type="float" office:value="25413" table:style-name="ce7">
            <text:p>25,413<text:s/></text:p>
          </table:table-cell>
          <table:table-cell office:value-type="float" office:value="23005" table:style-name="ce7">
            <text:p>23,005<text:s/></text:p>
          </table:table-cell>
          <table:table-cell office:value-type="float" office:value="12855" table:style-name="ce7">
            <text:p>12,855<text:s/></text:p>
          </table:table-cell>
          <table:table-cell office:value-type="float" office:value="28971" table:style-name="ce7">
            <text:p>28,971<text:s/></text:p>
          </table:table-cell>
          <table:table-cell office:value-type="float" office:value="7512" table:style-name="ce7">
            <text:p>7,512<text:s/></text:p>
          </table:table-cell>
          <table:table-cell office:value-type="float" office:value="9588" table:style-name="ce7">
            <text:p>9,588<text:s/></text:p>
          </table:table-cell>
          <table:table-cell office:value-type="float" office:value="16690" table:style-name="ce7">
            <text:p>16,690<text:s/></text:p>
          </table:table-cell>
          <table:table-cell office:value-type="float" office:value="4740" table:style-name="ce7">
            <text:p>4,740<text:s/></text:p>
          </table:table-cell>
          <table:table-cell office:value-type="float" office:value="4101" table:style-name="ce7">
            <text:p>4,101<text:s/></text:p>
          </table:table-cell>
          <table:table-cell office:value-type="float" office:value="3506" table:style-name="ce7">
            <text:p>3,506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9211" table:style-name="ce7">
            <text:p>9,211<text:s/></text:p>
          </table:table-cell>
          <table:table-cell office:value-type="float" office:value="13642" table:style-name="ce7">
            <text:p>13,642<text:s/></text:p>
          </table:table-cell>
          <table:table-cell office:value-type="float" office:value="28679" table:style-name="ce7">
            <text:p>28,679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3357" table:style-name="ce7">
            <text:p>13,357<text:s/></text:p>
          </table:table-cell>
          <table:table-cell office:value-type="float" office:value="9127" table:style-name="ce7">
            <text:p>9,127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27391" table:style-name="ce7">
            <text:p>27,391<text:s/></text:p>
          </table:table-cell>
          <table:table-cell office:value-type="float" office:value="31298" table:style-name="ce7">
            <text:p>31,298<text:s/></text:p>
          </table:table-cell>
          <table:table-cell office:value-type="float" office:value="39630" table:style-name="ce7">
            <text:p>39,630<text:s/></text:p>
          </table:table-cell>
          <table:table-cell office:value-type="float" office:value="40225" table:style-name="ce7">
            <text:p>40,225<text:s/></text:p>
          </table:table-cell>
          <table:table-cell office:value-type="float" office:value="29893" table:style-name="ce7">
            <text:p>29,893<text:s/></text:p>
          </table:table-cell>
          <table:table-cell office:value-type="float" office:value="28005" table:style-name="ce7">
            <text:p>28,005<text:s/></text:p>
          </table:table-cell>
          <table:table-cell office:value-type="float" office:value="66008" table:style-name="ce7">
            <text:p>66,008<text:s/></text:p>
          </table:table-cell>
          <table:table-cell office:value-type="float" office:value="23565" table:style-name="ce7">
            <text:p>23,565<text:s/></text:p>
          </table:table-cell>
          <table:table-cell office:value-type="float" office:value="35283" table:style-name="ce7">
            <text:p>35,283<text:s/></text:p>
          </table:table-cell>
          <table:table-cell office:value-type="float" office:value="35093" table:style-name="ce7">
            <text:p>35,093<text:s/></text:p>
          </table:table-cell>
          <table:table-cell office:value-type="float" office:value="26523" table:style-name="ce7">
            <text:p>26,523<text:s/></text:p>
          </table:table-cell>
          <table:table-cell office:value-type="float" office:value="64434" table:style-name="ce7">
            <text:p>64,434<text:s/></text:p>
          </table:table-cell>
          <table:table-cell office:value-type="float" office:value="21558" table:style-name="ce7">
            <text:p>21,558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24430" table:style-name="ce7">
            <text:p>24,430<text:s/></text:p>
          </table:table-cell>
          <table:table-cell office:value-type="float" office:value="14973" table:style-name="ce7">
            <text:p>14,973<text:s/></text:p>
          </table:table-cell>
          <table:table-cell office:value-type="float" office:value="33227" table:style-name="ce7">
            <text:p>33,227<text:s/></text:p>
          </table:table-cell>
          <table:table-cell office:value-type="float" office:value="20672" table:style-name="ce7">
            <text:p>20,672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17495" table:style-name="ce7">
            <text:p>17,495<text:s/></text:p>
          </table:table-cell>
          <table:table-cell office:value-type="float" office:value="43549" table:style-name="ce7">
            <text:p>43,549<text:s/></text:p>
          </table:table-cell>
          <table:table-cell office:value-type="float" office:value="23241" table:style-name="ce7">
            <text:p>23,241<text:s/></text:p>
          </table:table-cell>
          <table:table-cell office:value-type="float" office:value="26226" table:style-name="ce7">
            <text:p>26,226<text:s/></text:p>
          </table:table-cell>
          <table:table-cell office:value-type="float" office:value="28119" table:style-name="ce7">
            <text:p>28,119<text:s/></text:p>
          </table:table-cell>
          <table:table-cell office:value-type="float" office:value="7531" table:style-name="ce7">
            <text:p>7,531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5695" table:style-name="ce7">
            <text:p>5,695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13391" table:style-name="ce7">
            <text:p>13,391<text:s/></text:p>
          </table:table-cell>
          <table:table-cell office:value-type="float" office:value="17997" table:style-name="ce7">
            <text:p>17,997<text:s/></text:p>
          </table:table-cell>
          <table:table-cell office:value-type="float" office:value="29674" table:style-name="ce7">
            <text:p>29,674<text:s/></text:p>
          </table:table-cell>
          <table:table-cell office:value-type="float" office:value="26688" table:style-name="ce7">
            <text:p>26,688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12409" table:style-name="ce7">
            <text:p>12,409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12276" table:style-name="ce7">
            <text:p>12,276<text:s/></text:p>
          </table:table-cell>
          <table:table-cell office:value-type="float" office:value="11052" table:style-name="ce7">
            <text:p>11,052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1431" table:style-name="ce7">
            <text:p>1,431<text:s/></text:p>
          </table:table-cell>
          <table:table-cell office:value-type="float" office:value="1865" table:style-name="ce7">
            <text:p>1,865<text:s/></text:p>
          </table:table-cell>
          <table:table-cell office:value-type="float" office:value="2488" table:style-name="ce7">
            <text:p>2,488<text:s/></text:p>
          </table:table-cell>
          <table:table-cell office:value-type="float" office:value="1248" table:style-name="ce7">
            <text:p>1,248<text:s/></text:p>
          </table:table-cell>
          <table:table-cell office:value-type="float" office:value="1829" table:style-name="ce7">
            <text:p>1,829<text:s/></text:p>
          </table:table-cell>
          <table:table-cell office:value-type="float" office:value="1244" table:style-name="ce7">
            <text:p>1,244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2101" table:style-name="ce7">
            <text:p>2,101<text:s/></text:p>
          </table:table-cell>
          <table:table-cell office:value-type="float" office:value="1769" table:style-name="ce7">
            <text:p>1,769<text:s/></text:p>
          </table:table-cell>
          <table:table-cell table:number-columns-repeated="16264"/>
        </table:table-row>
        <table:table-row table:style-name="ro2">
          <table:table-cell office:value-type="date" office:date-value="2025-07-11T00:00:00" table:style-name="ce10">
            <text:p>2025/7/11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47246" table:style-name="ce7">
            <text:p>47,246<text:s/></text:p>
          </table:table-cell>
          <table:table-cell office:value-type="float" office:value="50636" table:style-name="ce7">
            <text:p>50,636<text:s/></text:p>
          </table:table-cell>
          <table:table-cell office:value-type="float" office:value="25302" table:style-name="ce7">
            <text:p>25,302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4710" table:style-name="ce7">
            <text:p>4,710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11065" table:style-name="ce7">
            <text:p>11,065<text:s/></text:p>
          </table:table-cell>
          <table:table-cell office:value-type="float" office:value="2790" table:style-name="ce7">
            <text:p>2,790<text:s/></text:p>
          </table:table-cell>
          <table:table-cell office:value-type="float" office:value="4517" table:style-name="ce7">
            <text:p>4,517<text:s/></text:p>
          </table:table-cell>
          <table:table-cell office:value-type="float" office:value="5090" table:style-name="ce7">
            <text:p>5,090<text:s/></text:p>
          </table:table-cell>
          <table:table-cell office:value-type="float" office:value="8301" table:style-name="ce7">
            <text:p>8,301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5584" table:style-name="ce7">
            <text:p>15,584<text:s/></text:p>
          </table:table-cell>
          <table:table-cell office:value-type="float" office:value="18798" table:style-name="ce7">
            <text:p>18,798<text:s/></text:p>
          </table:table-cell>
          <table:table-cell office:value-type="float" office:value="5387" table:style-name="ce7">
            <text:p>5,387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8673" table:style-name="ce7">
            <text:p>8,673<text:s/></text:p>
          </table:table-cell>
          <table:table-cell office:value-type="float" office:value="8694" table:style-name="ce7">
            <text:p>8,694<text:s/></text:p>
          </table:table-cell>
          <table:table-cell office:value-type="float" office:value="9529" table:style-name="ce7">
            <text:p>9,529<text:s/></text:p>
          </table:table-cell>
          <table:table-cell office:value-type="float" office:value="36669" table:style-name="ce7">
            <text:p>36,669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13174" table:style-name="ce7">
            <text:p>13,174<text:s/></text:p>
          </table:table-cell>
          <table:table-cell office:value-type="float" office:value="15681" table:style-name="ce7">
            <text:p>15,681<text:s/></text:p>
          </table:table-cell>
          <table:table-cell office:value-type="float" office:value="23032" table:style-name="ce7">
            <text:p>23,032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10925" table:style-name="ce7">
            <text:p>10,925<text:s/></text:p>
          </table:table-cell>
          <table:table-cell office:value-type="float" office:value="27740" table:style-name="ce7">
            <text:p>27,740<text:s/></text:p>
          </table:table-cell>
          <table:table-cell office:value-type="float" office:value="16969" table:style-name="ce7">
            <text:p>16,969<text:s/></text:p>
          </table:table-cell>
          <table:table-cell office:value-type="float" office:value="35519" table:style-name="ce7">
            <text:p>35,519<text:s/></text:p>
          </table:table-cell>
          <table:table-cell office:value-type="float" office:value="28969" table:style-name="ce7">
            <text:p>28,969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34837" table:style-name="ce7">
            <text:p>34,837<text:s/></text:p>
          </table:table-cell>
          <table:table-cell office:value-type="float" office:value="25476" table:style-name="ce7">
            <text:p>25,476<text:s/></text:p>
          </table:table-cell>
          <table:table-cell office:value-type="float" office:value="24410" table:style-name="ce7">
            <text:p>24,410<text:s/></text:p>
          </table:table-cell>
          <table:table-cell office:value-type="float" office:value="21526" table:style-name="ce7">
            <text:p>21,526<text:s/></text:p>
          </table:table-cell>
          <table:table-cell office:value-type="float" office:value="24975" table:style-name="ce7">
            <text:p>24,975<text:s/></text:p>
          </table:table-cell>
          <table:table-cell office:value-type="float" office:value="172070" table:style-name="ce7">
            <text:p>172,070<text:s/></text:p>
          </table:table-cell>
          <table:table-cell office:value-type="float" office:value="57026" table:style-name="ce7">
            <text:p>57,026<text:s/></text:p>
          </table:table-cell>
          <table:table-cell office:value-type="float" office:value="23708" table:style-name="ce7">
            <text:p>23,708<text:s/></text:p>
          </table:table-cell>
          <table:table-cell office:value-type="float" office:value="25405" table:style-name="ce7">
            <text:p>25,405<text:s/></text:p>
          </table:table-cell>
          <table:table-cell office:value-type="float" office:value="26958" table:style-name="ce7">
            <text:p>26,958<text:s/></text:p>
          </table:table-cell>
          <table:table-cell office:value-type="float" office:value="26644" table:style-name="ce7">
            <text:p>26,644<text:s/></text:p>
          </table:table-cell>
          <table:table-cell office:value-type="float" office:value="26349" table:style-name="ce7">
            <text:p>26,349<text:s/></text:p>
          </table:table-cell>
          <table:table-cell office:value-type="float" office:value="24509" table:style-name="ce7">
            <text:p>24,509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29319" table:style-name="ce7">
            <text:p>29,319<text:s/></text:p>
          </table:table-cell>
          <table:table-cell office:value-type="float" office:value="7714" table:style-name="ce7">
            <text:p>7,714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7360" table:style-name="ce7">
            <text:p>17,360<text:s/></text:p>
          </table:table-cell>
          <table:table-cell office:value-type="float" office:value="4536" table:style-name="ce7">
            <text:p>4,536<text:s/></text:p>
          </table:table-cell>
          <table:table-cell office:value-type="float" office:value="4151" table:style-name="ce7">
            <text:p>4,151<text:s/></text:p>
          </table:table-cell>
          <table:table-cell office:value-type="float" office:value="3458" table:style-name="ce7">
            <text:p>3,458<text:s/></text:p>
          </table:table-cell>
          <table:table-cell office:value-type="float" office:value="12457" table:style-name="ce7">
            <text:p>12,457<text:s/></text:p>
          </table:table-cell>
          <table:table-cell office:value-type="float" office:value="9443" table:style-name="ce7">
            <text:p>9,443<text:s/></text:p>
          </table:table-cell>
          <table:table-cell office:value-type="float" office:value="13954" table:style-name="ce7">
            <text:p>13,954<text:s/></text:p>
          </table:table-cell>
          <table:table-cell office:value-type="float" office:value="31217" table:style-name="ce7">
            <text:p>31,217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4698" table:style-name="ce7">
            <text:p>14,698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24134" table:style-name="ce7">
            <text:p>24,134<text:s/></text:p>
          </table:table-cell>
          <table:table-cell office:value-type="float" office:value="27368" table:style-name="ce7">
            <text:p>27,368<text:s/></text:p>
          </table:table-cell>
          <table:table-cell office:value-type="float" office:value="32460" table:style-name="ce7">
            <text:p>32,460<text:s/></text:p>
          </table:table-cell>
          <table:table-cell office:value-type="float" office:value="43402" table:style-name="ce7">
            <text:p>43,402<text:s/></text:p>
          </table:table-cell>
          <table:table-cell office:value-type="float" office:value="41248" table:style-name="ce7">
            <text:p>41,248<text:s/></text:p>
          </table:table-cell>
          <table:table-cell office:value-type="float" office:value="30470" table:style-name="ce7">
            <text:p>30,470<text:s/></text:p>
          </table:table-cell>
          <table:table-cell office:value-type="float" office:value="29432" table:style-name="ce7">
            <text:p>29,432<text:s/></text:p>
          </table:table-cell>
          <table:table-cell office:value-type="float" office:value="74346" table:style-name="ce7">
            <text:p>74,346<text:s/></text:p>
          </table:table-cell>
          <table:table-cell office:value-type="float" office:value="22763" table:style-name="ce7">
            <text:p>22,763<text:s/></text:p>
          </table:table-cell>
          <table:table-cell office:value-type="float" office:value="38165" table:style-name="ce7">
            <text:p>38,165<text:s/></text:p>
          </table:table-cell>
          <table:table-cell office:value-type="float" office:value="38969" table:style-name="ce7">
            <text:p>38,969<text:s/></text:p>
          </table:table-cell>
          <table:table-cell office:value-type="float" office:value="42776" table:style-name="ce7">
            <text:p>42,776<text:s/></text:p>
          </table:table-cell>
          <table:table-cell office:value-type="float" office:value="70302" table:style-name="ce7">
            <text:p>70,302<text:s/></text:p>
          </table:table-cell>
          <table:table-cell office:value-type="float" office:value="21456" table:style-name="ce7">
            <text:p>21,456<text:s/></text:p>
          </table:table-cell>
          <table:table-cell office:value-type="float" office:value="18238" table:style-name="ce7">
            <text:p>18,238<text:s/></text:p>
          </table:table-cell>
          <table:table-cell office:value-type="float" office:value="16858" table:style-name="ce7">
            <text:p>16,858<text:s/></text:p>
          </table:table-cell>
          <table:table-cell office:value-type="float" office:value="26418" table:style-name="ce7">
            <text:p>26,418<text:s/></text:p>
          </table:table-cell>
          <table:table-cell office:value-type="float" office:value="14646" table:style-name="ce7">
            <text:p>14,646<text:s/></text:p>
          </table:table-cell>
          <table:table-cell office:value-type="float" office:value="37937" table:style-name="ce7">
            <text:p>37,937<text:s/></text:p>
          </table:table-cell>
          <table:table-cell office:value-type="float" office:value="21227" table:style-name="ce7">
            <text:p>21,227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8584" table:style-name="ce7">
            <text:p>18,584<text:s/></text:p>
          </table:table-cell>
          <table:table-cell office:value-type="float" office:value="42954" table:style-name="ce7">
            <text:p>42,954<text:s/></text:p>
          </table:table-cell>
          <table:table-cell office:value-type="float" office:value="30054" table:style-name="ce7">
            <text:p>30,054<text:s/></text:p>
          </table:table-cell>
          <table:table-cell office:value-type="float" office:value="25943" table:style-name="ce7">
            <text:p>25,943<text:s/></text:p>
          </table:table-cell>
          <table:table-cell office:value-type="float" office:value="29974" table:style-name="ce7">
            <text:p>29,974<text:s/></text:p>
          </table:table-cell>
          <table:table-cell office:value-type="float" office:value="7216" table:style-name="ce7">
            <text:p>7,216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5539" table:style-name="ce7">
            <text:p>5,539<text:s/>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9398" table:style-name="ce7">
            <text:p>9,398<text:s/></text:p>
          </table:table-cell>
          <table:table-cell office:value-type="float" office:value="10704" table:style-name="ce7">
            <text:p>10,704<text:s/></text:p>
          </table:table-cell>
          <table:table-cell office:value-type="float" office:value="11167" table:style-name="ce7">
            <text:p>11,167<text:s/></text:p>
          </table:table-cell>
          <table:table-cell office:value-type="float" office:value="14418" table:style-name="ce7">
            <text:p>14,418<text:s/></text:p>
          </table:table-cell>
          <table:table-cell office:value-type="float" office:value="18740" table:style-name="ce7">
            <text:p>18,740<text:s/></text:p>
          </table:table-cell>
          <table:table-cell office:value-type="float" office:value="29925" table:style-name="ce7">
            <text:p>29,925<text:s/></text:p>
          </table:table-cell>
          <table:table-cell office:value-type="float" office:value="28034" table:style-name="ce7">
            <text:p>28,034<text:s/></text:p>
          </table:table-cell>
          <table:table-cell office:value-type="float" office:value="16501" table:style-name="ce7">
            <text:p>16,501<text:s/></text:p>
          </table:table-cell>
          <table:table-cell office:value-type="float" office:value="12361" table:style-name="ce7">
            <text:p>12,361<text:s/></text:p>
          </table:table-cell>
          <table:table-cell office:value-type="float" office:value="13134" table:style-name="ce7">
            <text:p>13,134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12773" table:style-name="ce7">
            <text:p>12,773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2169" table:style-name="ce7">
            <text:p>2,169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2495" table:style-name="ce7">
            <text:p>2,495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1834" table:style-name="ce7">
            <text:p>1,834<text:s/></text:p>
          </table:table-cell>
          <table:table-cell office:value-type="float" office:value="1221" table:style-name="ce7">
            <text:p>1,221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511" table:style-name="ce7">
            <text:p>511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1855" table:style-name="ce7">
            <text:p>1,855<text:s/></text:p>
          </table:table-cell>
          <table:table-cell table:number-columns-repeated="16264"/>
        </table:table-row>
        <table:table-row table:style-name="ro2">
          <table:table-cell office:value-type="date" office:date-value="2025-07-12T00:00:00" table:style-name="ce10">
            <text:p>2025/7/12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27122" table:style-name="ce7">
            <text:p>27,122<text:s/></text:p>
          </table:table-cell>
          <table:table-cell office:value-type="float" office:value="48514" table:style-name="ce7">
            <text:p>48,514<text:s/></text:p>
          </table:table-cell>
          <table:table-cell office:value-type="float" office:value="16600" table:style-name="ce7">
            <text:p>16,600<text:s/></text:p>
          </table:table-cell>
          <table:table-cell office:value-type="float" office:value="9856" table:style-name="ce7">
            <text:p>9,856<text:s/></text:p>
          </table:table-cell>
          <table:table-cell office:value-type="float" office:value="7959" table:style-name="ce7">
            <text:p>7,959<text:s/></text:p>
          </table:table-cell>
          <table:table-cell office:value-type="float" office:value="3894" table:style-name="ce7">
            <text:p>3,894<text:s/></text:p>
          </table:table-cell>
          <table:table-cell office:value-type="float" office:value="2660" table:style-name="ce7">
            <text:p>2,660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2026" table:style-name="ce7">
            <text:p>2,026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9225" table:style-name="ce7">
            <text:p>9,225<text:s/></text:p>
          </table:table-cell>
          <table:table-cell office:value-type="float" office:value="6048" table:style-name="ce7">
            <text:p>6,048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7473" table:style-name="ce7">
            <text:p>7,473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3046" table:style-name="ce7">
            <text:p>3,046<text:s/></text:p>
          </table:table-cell>
          <table:table-cell office:value-type="float" office:value="5939" table:style-name="ce7">
            <text:p>5,939<text:s/></text:p>
          </table:table-cell>
          <table:table-cell office:value-type="float" office:value="6731" table:style-name="ce7">
            <text:p>6,731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27962" table:style-name="ce7">
            <text:p>27,962<text:s/></text:p>
          </table:table-cell>
          <table:table-cell office:value-type="float" office:value="5173" table:style-name="ce7">
            <text:p>5,173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5618" table:style-name="ce7">
            <text:p>15,618<text:s/></text:p>
          </table:table-cell>
          <table:table-cell office:value-type="float" office:value="12552" table:style-name="ce7">
            <text:p>12,552<text:s/></text:p>
          </table:table-cell>
          <table:table-cell office:value-type="float" office:value="9024" table:style-name="ce7">
            <text:p>9,024<text:s/></text:p>
          </table:table-cell>
          <table:table-cell office:value-type="float" office:value="22507" table:style-name="ce7">
            <text:p>22,507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25379" table:style-name="ce7">
            <text:p>25,379<text:s/></text:p>
          </table:table-cell>
          <table:table-cell office:value-type="float" office:value="21597" table:style-name="ce7">
            <text:p>21,597<text:s/></text:p>
          </table:table-cell>
          <table:table-cell office:value-type="float" office:value="4664" table:style-name="ce7">
            <text:p>4,664<text:s/></text:p>
          </table:table-cell>
          <table:table-cell office:value-type="float" office:value="28076" table:style-name="ce7">
            <text:p>28,076<text:s/></text:p>
          </table:table-cell>
          <table:table-cell office:value-type="float" office:value="19382" table:style-name="ce7">
            <text:p>19,382<text:s/></text:p>
          </table:table-cell>
          <table:table-cell office:value-type="float" office:value="17729" table:style-name="ce7">
            <text:p>17,729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172402" table:style-name="ce7">
            <text:p>172,402<text:s/></text:p>
          </table:table-cell>
          <table:table-cell office:value-type="float" office:value="56425" table:style-name="ce7">
            <text:p>56,425<text:s/></text:p>
          </table:table-cell>
          <table:table-cell office:value-type="float" office:value="18045" table:style-name="ce7">
            <text:p>18,045<text:s/></text:p>
          </table:table-cell>
          <table:table-cell office:value-type="float" office:value="18468" table:style-name="ce7">
            <text:p>18,468<text:s/></text:p>
          </table:table-cell>
          <table:table-cell office:value-type="float" office:value="28078" table:style-name="ce7">
            <text:p>28,078<text:s/></text:p>
          </table:table-cell>
          <table:table-cell office:value-type="float" office:value="25398" table:style-name="ce7">
            <text:p>25,398<text:s/></text:p>
          </table:table-cell>
          <table:table-cell office:value-type="float" office:value="25300" table:style-name="ce7">
            <text:p>25,300<text:s/></text:p>
          </table:table-cell>
          <table:table-cell office:value-type="float" office:value="19074" table:style-name="ce7">
            <text:p>19,074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20405" table:style-name="ce7">
            <text:p>20,405<text:s/></text:p>
          </table:table-cell>
          <table:table-cell office:value-type="float" office:value="6521" table:style-name="ce7">
            <text:p>6,521<text:s/></text:p>
          </table:table-cell>
          <table:table-cell office:value-type="float" office:value="6765" table:style-name="ce7">
            <text:p>6,765<text:s/></text:p>
          </table:table-cell>
          <table:table-cell office:value-type="float" office:value="14984" table:style-name="ce7">
            <text:p>14,984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3249" table:style-name="ce7">
            <text:p>3,249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0793" table:style-name="ce7">
            <text:p>10,793<text:s/></text:p>
          </table:table-cell>
          <table:table-cell office:value-type="float" office:value="31950" table:style-name="ce7">
            <text:p>31,950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17914" table:style-name="ce7">
            <text:p>17,914<text:s/></text:p>
          </table:table-cell>
          <table:table-cell office:value-type="float" office:value="17958" table:style-name="ce7">
            <text:p>17,958<text:s/></text:p>
          </table:table-cell>
          <table:table-cell office:value-type="float" office:value="29546" table:style-name="ce7">
            <text:p>29,546<text:s/></text:p>
          </table:table-cell>
          <table:table-cell office:value-type="float" office:value="40449" table:style-name="ce7">
            <text:p>40,449<text:s/></text:p>
          </table:table-cell>
          <table:table-cell office:value-type="float" office:value="31710" table:style-name="ce7">
            <text:p>31,710<text:s/></text:p>
          </table:table-cell>
          <table:table-cell office:value-type="float" office:value="23371" table:style-name="ce7">
            <text:p>23,371<text:s/></text:p>
          </table:table-cell>
          <table:table-cell office:value-type="float" office:value="27617" table:style-name="ce7">
            <text:p>27,617<text:s/></text:p>
          </table:table-cell>
          <table:table-cell office:value-type="float" office:value="77662" table:style-name="ce7">
            <text:p>77,662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36351" table:style-name="ce7">
            <text:p>36,351<text:s/></text:p>
          </table:table-cell>
          <table:table-cell office:value-type="float" office:value="32340" table:style-name="ce7">
            <text:p>32,340<text:s/></text:p>
          </table:table-cell>
          <table:table-cell office:value-type="float" office:value="42763" table:style-name="ce7">
            <text:p>42,763<text:s/></text:p>
          </table:table-cell>
          <table:table-cell office:value-type="float" office:value="62053" table:style-name="ce7">
            <text:p>62,053<text:s/></text:p>
          </table:table-cell>
          <table:table-cell office:value-type="float" office:value="17312" table:style-name="ce7">
            <text:p>17,312<text:s/></text:p>
          </table:table-cell>
          <table:table-cell office:value-type="float" office:value="14667" table:style-name="ce7">
            <text:p>14,667<text:s/></text:p>
          </table:table-cell>
          <table:table-cell office:value-type="float" office:value="10546" table:style-name="ce7">
            <text:p>10,546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33766" table:style-name="ce7">
            <text:p>33,766<text:s/></text:p>
          </table:table-cell>
          <table:table-cell office:value-type="float" office:value="13751" table:style-name="ce7">
            <text:p>13,751<text:s/></text:p>
          </table:table-cell>
          <table:table-cell office:value-type="float" office:value="10511" table:style-name="ce7">
            <text:p>10,511<text:s/></text:p>
          </table:table-cell>
          <table:table-cell office:value-type="float" office:value="14842" table:style-name="ce7">
            <text:p>14,842<text:s/></text:p>
          </table:table-cell>
          <table:table-cell office:value-type="float" office:value="21643" table:style-name="ce7">
            <text:p>21,643<text:s/></text:p>
          </table:table-cell>
          <table:table-cell office:value-type="float" office:value="21367" table:style-name="ce7">
            <text:p>21,367<text:s/></text:p>
          </table:table-cell>
          <table:table-cell office:value-type="float" office:value="14301" table:style-name="ce7">
            <text:p>14,301<text:s/></text:p>
          </table:table-cell>
          <table:table-cell office:value-type="float" office:value="18954" table:style-name="ce7">
            <text:p>18,954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3925" table:style-name="ce7">
            <text:p>3,925<text:s/></text:p>
          </table:table-cell>
          <table:table-cell office:value-type="float" office:value="2717" table:style-name="ce7">
            <text:p>2,717<text:s/></text:p>
          </table:table-cell>
          <table:table-cell office:value-type="float" office:value="7822" table:style-name="ce7">
            <text:p>7,822<text:s/></text:p>
          </table:table-cell>
          <table:table-cell office:value-type="float" office:value="8023" table:style-name="ce7">
            <text:p>8,023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12636" table:style-name="ce7">
            <text:p>12,636<text:s/></text:p>
          </table:table-cell>
          <table:table-cell office:value-type="float" office:value="14421" table:style-name="ce7">
            <text:p>14,421<text:s/></text:p>
          </table:table-cell>
          <table:table-cell office:value-type="float" office:value="20473" table:style-name="ce7">
            <text:p>20,473<text:s/></text:p>
          </table:table-cell>
          <table:table-cell office:value-type="float" office:value="23489" table:style-name="ce7">
            <text:p>23,489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10060" table:style-name="ce7">
            <text:p>10,060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7213" table:style-name="ce7">
            <text:p>7,213<text:s/></text:p>
          </table:table-cell>
          <table:table-cell office:value-type="float" office:value="1593" table:style-name="ce7">
            <text:p>1,593<text:s/></text:p>
          </table:table-cell>
          <table:table-cell office:value-type="float" office:value="1153" table:style-name="ce7">
            <text:p>1,153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499" table:style-name="ce7">
            <text:p>499<text:s/></text:p>
          </table:table-cell>
          <table:table-cell office:value-type="float" office:value="567" table:style-name="ce7">
            <text:p>567<text:s/></text:p>
          </table:table-cell>
          <table:table-cell office:value-type="float" office:value="917" table:style-name="ce7">
            <text:p>917<text:s/></text:p>
          </table:table-cell>
          <table:table-cell office:value-type="float" office:value="2416" table:style-name="ce7">
            <text:p>2,416<text:s/></text:p>
          </table:table-cell>
          <table:table-cell office:value-type="float" office:value="540" table:style-name="ce7">
            <text:p>540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1153" table:style-name="ce7">
            <text:p>1,153<text:s/></text:p>
          </table:table-cell>
          <table:table-cell table:number-columns-repeated="16264"/>
        </table:table-row>
        <table:table-row table:style-name="ro2">
          <table:table-cell office:value-type="date" office:date-value="2025-07-13T00:00:00" table:style-name="ce10">
            <text:p>2025/7/13</text:p>
          </table:table-cell>
          <table:table-cell office:value-type="float" office:value="4261" table:style-name="ce7">
            <text:p>4,261<text:s/></text:p>
          </table:table-cell>
          <table:table-cell office:value-type="float" office:value="7328" table:style-name="ce7">
            <text:p>7,328<text:s/></text:p>
          </table:table-cell>
          <table:table-cell office:value-type="float" office:value="21272" table:style-name="ce7">
            <text:p>21,272<text:s/></text:p>
          </table:table-cell>
          <table:table-cell office:value-type="float" office:value="37327" table:style-name="ce7">
            <text:p>37,327<text:s/></text:p>
          </table:table-cell>
          <table:table-cell office:value-type="float" office:value="12390" table:style-name="ce7">
            <text:p>12,390<text:s/></text:p>
          </table:table-cell>
          <table:table-cell office:value-type="float" office:value="8207" table:style-name="ce7">
            <text:p>8,207<text:s/></text:p>
          </table:table-cell>
          <table:table-cell office:value-type="float" office:value="5998" table:style-name="ce7">
            <text:p>5,998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2146" table:style-name="ce7">
            <text:p>2,146<text:s/></text:p>
          </table:table-cell>
          <table:table-cell office:value-type="float" office:value="5287" table:style-name="ce7">
            <text:p>5,287<text:s/></text:p>
          </table:table-cell>
          <table:table-cell office:value-type="float" office:value="1544" table:style-name="ce7">
            <text:p>1,544<text:s/></text:p>
          </table:table-cell>
          <table:table-cell office:value-type="float" office:value="2787" table:style-name="ce7">
            <text:p>2,787<text:s/></text:p>
          </table:table-cell>
          <table:table-cell office:value-type="float" office:value="5804" table:style-name="ce7">
            <text:p>5,804<text:s/></text:p>
          </table:table-cell>
          <table:table-cell office:value-type="float" office:value="5103" table:style-name="ce7">
            <text:p>5,103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3876" table:style-name="ce7">
            <text:p>3,876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7335" table:style-name="ce7">
            <text:p>7,335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5008" table:style-name="ce7">
            <text:p>5,008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24299" table:style-name="ce7">
            <text:p>24,299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7756" table:style-name="ce7">
            <text:p>7,756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9442" table:style-name="ce7">
            <text:p>19,442<text:s/></text:p>
          </table:table-cell>
          <table:table-cell office:value-type="float" office:value="18220" table:style-name="ce7">
            <text:p>18,220<text:s/></text:p>
          </table:table-cell>
          <table:table-cell office:value-type="float" office:value="4140" table:style-name="ce7">
            <text:p>4,140<text:s/></text:p>
          </table:table-cell>
          <table:table-cell office:value-type="float" office:value="23646" table:style-name="ce7">
            <text:p>23,646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14575" table:style-name="ce7">
            <text:p>14,575<text:s/></text:p>
          </table:table-cell>
          <table:table-cell office:value-type="float" office:value="14268" table:style-name="ce7">
            <text:p>14,268<text:s/></text:p>
          </table:table-cell>
          <table:table-cell office:value-type="float" office:value="10210" table:style-name="ce7">
            <text:p>10,210<text:s/></text:p>
          </table:table-cell>
          <table:table-cell office:value-type="float" office:value="158546" table:style-name="ce7">
            <text:p>158,546<text:s/></text:p>
          </table:table-cell>
          <table:table-cell office:value-type="float" office:value="49304" table:style-name="ce7">
            <text:p>49,304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17013" table:style-name="ce7">
            <text:p>17,013<text:s/></text:p>
          </table:table-cell>
          <table:table-cell office:value-type="float" office:value="25778" table:style-name="ce7">
            <text:p>25,778<text:s/></text:p>
          </table:table-cell>
          <table:table-cell office:value-type="float" office:value="22936" table:style-name="ce7">
            <text:p>22,936<text:s/></text:p>
          </table:table-cell>
          <table:table-cell office:value-type="float" office:value="21714" table:style-name="ce7">
            <text:p>21,714<text:s/></text:p>
          </table:table-cell>
          <table:table-cell office:value-type="float" office:value="16227" table:style-name="ce7">
            <text:p>16,227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16154" table:style-name="ce7">
            <text:p>16,154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5431" table:style-name="ce7">
            <text:p>5,431<text:s/></text:p>
          </table:table-cell>
          <table:table-cell office:value-type="float" office:value="12861" table:style-name="ce7">
            <text:p>12,861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1715" table:style-name="ce7">
            <text:p>1,715<text:s/></text:p>
          </table:table-cell>
          <table:table-cell office:value-type="float" office:value="6618" table:style-name="ce7">
            <text:p>6,618<text:s/></text:p>
          </table:table-cell>
          <table:table-cell office:value-type="float" office:value="6716" table:style-name="ce7">
            <text:p>6,716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31529" table:style-name="ce7">
            <text:p>31,529<text:s/></text:p>
          </table:table-cell>
          <table:table-cell office:value-type="float" office:value="5968" table:style-name="ce7">
            <text:p>5,968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14722" table:style-name="ce7">
            <text:p>14,722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24967" table:style-name="ce7">
            <text:p>24,967<text:s/></text:p>
          </table:table-cell>
          <table:table-cell office:value-type="float" office:value="36015" table:style-name="ce7">
            <text:p>36,015<text:s/></text:p>
          </table:table-cell>
          <table:table-cell office:value-type="float" office:value="26058" table:style-name="ce7">
            <text:p>26,058<text:s/></text:p>
          </table:table-cell>
          <table:table-cell office:value-type="float" office:value="19425" table:style-name="ce7">
            <text:p>19,425<text:s/></text:p>
          </table:table-cell>
          <table:table-cell office:value-type="float" office:value="27809" table:style-name="ce7">
            <text:p>27,809<text:s/></text:p>
          </table:table-cell>
          <table:table-cell office:value-type="float" office:value="71592" table:style-name="ce7">
            <text:p>71,592<text:s/></text:p>
          </table:table-cell>
          <table:table-cell office:value-type="float" office:value="13517" table:style-name="ce7">
            <text:p>13,517<text:s/></text:p>
          </table:table-cell>
          <table:table-cell office:value-type="float" office:value="30296" table:style-name="ce7">
            <text:p>30,296<text:s/></text:p>
          </table:table-cell>
          <table:table-cell office:value-type="float" office:value="24599" table:style-name="ce7">
            <text:p>24,599<text:s/></text:p>
          </table:table-cell>
          <table:table-cell office:value-type="float" office:value="22190" table:style-name="ce7">
            <text:p>22,190<text:s/></text:p>
          </table:table-cell>
          <table:table-cell office:value-type="float" office:value="48264" table:style-name="ce7">
            <text:p>48,264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11801" table:style-name="ce7">
            <text:p>11,801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19358" table:style-name="ce7">
            <text:p>19,358<text:s/></text:p>
          </table:table-cell>
          <table:table-cell office:value-type="float" office:value="9067" table:style-name="ce7">
            <text:p>9,067<text:s/></text:p>
          </table:table-cell>
          <table:table-cell office:value-type="float" office:value="30423" table:style-name="ce7">
            <text:p>30,423<text:s/></text:p>
          </table:table-cell>
          <table:table-cell office:value-type="float" office:value="10891" table:style-name="ce7">
            <text:p>10,891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16420" table:style-name="ce7">
            <text:p>16,420<text:s/></text:p>
          </table:table-cell>
          <table:table-cell office:value-type="float" office:value="18109" table:style-name="ce7">
            <text:p>18,109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18306" table:style-name="ce7">
            <text:p>18,306<text:s/></text:p>
          </table:table-cell>
          <table:table-cell office:value-type="float" office:value="4488" table:style-name="ce7">
            <text:p>4,488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6606" table:style-name="ce7">
            <text:p>6,606<text:s/></text:p>
          </table:table-cell>
          <table:table-cell office:value-type="float" office:value="6433" table:style-name="ce7">
            <text:p>6,433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17098" table:style-name="ce7">
            <text:p>17,098<text:s/></text:p>
          </table:table-cell>
          <table:table-cell office:value-type="float" office:value="19820" table:style-name="ce7">
            <text:p>19,820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8557" table:style-name="ce7">
            <text:p>8,557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1263" table:style-name="ce7">
            <text:p>1,263<text:s/></text:p>
          </table:table-cell>
          <table:table-cell office:value-type="float" office:value="984" table:style-name="ce7">
            <text:p>984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1776" table:style-name="ce7">
            <text:p>1,776<text:s/></text:p>
          </table:table-cell>
          <table:table-cell office:value-type="float" office:value="349" table:style-name="ce7">
            <text:p>349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714" table:style-name="ce7">
            <text:p>714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386" table:style-name="ce7">
            <text:p>386<text:s/></text:p>
          </table:table-cell>
          <table:table-cell office:value-type="float" office:value="1153" table:style-name="ce7">
            <text:p>1,153<text:s/></text:p>
          </table:table-cell>
          <table:table-cell office:value-type="float" office:value="1000" table:style-name="ce7">
            <text:p>1,000<text:s/></text:p>
          </table:table-cell>
          <table:table-cell table:number-columns-repeated="16264"/>
        </table:table-row>
        <table:table-row table:style-name="ro2">
          <table:table-cell office:value-type="date" office:date-value="2025-07-14T00:00:00" table:style-name="ce10">
            <text:p>2025/7/14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13001" table:style-name="ce7">
            <text:p>13,001<text:s/></text:p>
          </table:table-cell>
          <table:table-cell office:value-type="float" office:value="43682" table:style-name="ce7">
            <text:p>43,682<text:s/></text:p>
          </table:table-cell>
          <table:table-cell office:value-type="float" office:value="41547" table:style-name="ce7">
            <text:p>41,547<text:s/></text:p>
          </table:table-cell>
          <table:table-cell office:value-type="float" office:value="23268" table:style-name="ce7">
            <text:p>23,268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10400" table:style-name="ce7">
            <text:p>10,400<text:s/></text:p>
          </table:table-cell>
          <table:table-cell office:value-type="float" office:value="4246" table:style-name="ce7">
            <text:p>4,246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2601" table:style-name="ce7">
            <text:p>2,601<text:s/>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7666" table:style-name="ce7">
            <text:p>7,666<text:s/></text:p>
          </table:table-cell>
          <table:table-cell office:value-type="float" office:value="10691" table:style-name="ce7">
            <text:p>10,691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18342" table:style-name="ce7">
            <text:p>18,342<text:s/></text:p>
          </table:table-cell>
          <table:table-cell office:value-type="float" office:value="5046" table:style-name="ce7">
            <text:p>5,046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8368" table:style-name="ce7">
            <text:p>8,368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9060" table:style-name="ce7">
            <text:p>9,060<text:s/></text:p>
          </table:table-cell>
          <table:table-cell office:value-type="float" office:value="34287" table:style-name="ce7">
            <text:p>34,287<text:s/>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11501" table:style-name="ce7">
            <text:p>11,501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14522" table:style-name="ce7">
            <text:p>14,522<text:s/></text:p>
          </table:table-cell>
          <table:table-cell office:value-type="float" office:value="21111" table:style-name="ce7">
            <text:p>21,111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23984" table:style-name="ce7">
            <text:p>23,984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31779" table:style-name="ce7">
            <text:p>31,779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9655" table:style-name="ce7">
            <text:p>9,655<text:s/></text:p>
          </table:table-cell>
          <table:table-cell office:value-type="float" office:value="32028" table:style-name="ce7">
            <text:p>32,028<text:s/></text:p>
          </table:table-cell>
          <table:table-cell office:value-type="float" office:value="23784" table:style-name="ce7">
            <text:p>23,784<text:s/></text:p>
          </table:table-cell>
          <table:table-cell office:value-type="float" office:value="22533" table:style-name="ce7">
            <text:p>22,533<text:s/></text:p>
          </table:table-cell>
          <table:table-cell office:value-type="float" office:value="20040" table:style-name="ce7">
            <text:p>20,040<text:s/></text:p>
          </table:table-cell>
          <table:table-cell office:value-type="float" office:value="24747" table:style-name="ce7">
            <text:p>24,747<text:s/></text:p>
          </table:table-cell>
          <table:table-cell office:value-type="float" office:value="145755" table:style-name="ce7">
            <text:p>145,755<text:s/></text:p>
          </table:table-cell>
          <table:table-cell office:value-type="float" office:value="45661" table:style-name="ce7">
            <text:p>45,661<text:s/></text:p>
          </table:table-cell>
          <table:table-cell office:value-type="float" office:value="21787" table:style-name="ce7">
            <text:p>21,787<text:s/></text:p>
          </table:table-cell>
          <table:table-cell office:value-type="float" office:value="23034" table:style-name="ce7">
            <text:p>23,034<text:s/></text:p>
          </table:table-cell>
          <table:table-cell office:value-type="float" office:value="22926" table:style-name="ce7">
            <text:p>22,926<text:s/></text:p>
          </table:table-cell>
          <table:table-cell office:value-type="float" office:value="22701" table:style-name="ce7">
            <text:p>22,701<text:s/></text:p>
          </table:table-cell>
          <table:table-cell office:value-type="float" office:value="23504" table:style-name="ce7">
            <text:p>23,504<text:s/></text:p>
          </table:table-cell>
          <table:table-cell office:value-type="float" office:value="22117" table:style-name="ce7">
            <text:p>22,117<text:s/></text:p>
          </table:table-cell>
          <table:table-cell office:value-type="float" office:value="12640" table:style-name="ce7">
            <text:p>12,640<text:s/></text:p>
          </table:table-cell>
          <table:table-cell office:value-type="float" office:value="28228" table:style-name="ce7">
            <text:p>28,228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8907" table:style-name="ce7">
            <text:p>8,907<text:s/></text:p>
          </table:table-cell>
          <table:table-cell office:value-type="float" office:value="16033" table:style-name="ce7">
            <text:p>16,033<text:s/></text:p>
          </table:table-cell>
          <table:table-cell office:value-type="float" office:value="3907" table:style-name="ce7">
            <text:p>3,907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3272" table:style-name="ce7">
            <text:p>3,272<text:s/></text:p>
          </table:table-cell>
          <table:table-cell office:value-type="float" office:value="12134" table:style-name="ce7">
            <text:p>12,134<text:s/></text:p>
          </table:table-cell>
          <table:table-cell office:value-type="float" office:value="8946" table:style-name="ce7">
            <text:p>8,946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29679" table:style-name="ce7">
            <text:p>29,679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13466" table:style-name="ce7">
            <text:p>13,466<text:s/></text:p>
          </table:table-cell>
          <table:table-cell office:value-type="float" office:value="8894" table:style-name="ce7">
            <text:p>8,894<text:s/></text:p>
          </table:table-cell>
          <table:table-cell office:value-type="float" office:value="22231" table:style-name="ce7">
            <text:p>22,231<text:s/></text:p>
          </table:table-cell>
          <table:table-cell office:value-type="float" office:value="26299" table:style-name="ce7">
            <text:p>26,299<text:s/></text:p>
          </table:table-cell>
          <table:table-cell office:value-type="float" office:value="29131" table:style-name="ce7">
            <text:p>29,131<text:s/></text:p>
          </table:table-cell>
          <table:table-cell office:value-type="float" office:value="37943" table:style-name="ce7">
            <text:p>37,943<text:s/></text:p>
          </table:table-cell>
          <table:table-cell office:value-type="float" office:value="37917" table:style-name="ce7">
            <text:p>37,917<text:s/></text:p>
          </table:table-cell>
          <table:table-cell office:value-type="float" office:value="28165" table:style-name="ce7">
            <text:p>28,165<text:s/></text:p>
          </table:table-cell>
          <table:table-cell office:value-type="float" office:value="25531" table:style-name="ce7">
            <text:p>25,531<text:s/></text:p>
          </table:table-cell>
          <table:table-cell office:value-type="float" office:value="63838" table:style-name="ce7">
            <text:p>63,838<text:s/></text:p>
          </table:table-cell>
          <table:table-cell office:value-type="float" office:value="20760" table:style-name="ce7">
            <text:p>20,760<text:s/></text:p>
          </table:table-cell>
          <table:table-cell office:value-type="float" office:value="32923" table:style-name="ce7">
            <text:p>32,923<text:s/></text:p>
          </table:table-cell>
          <table:table-cell office:value-type="float" office:value="32187" table:style-name="ce7">
            <text:p>32,187<text:s/></text:p>
          </table:table-cell>
          <table:table-cell office:value-type="float" office:value="23296" table:style-name="ce7">
            <text:p>23,296<text:s/></text:p>
          </table:table-cell>
          <table:table-cell office:value-type="float" office:value="58315" table:style-name="ce7">
            <text:p>58,315<text:s/></text:p>
          </table:table-cell>
          <table:table-cell office:value-type="float" office:value="18740" table:style-name="ce7">
            <text:p>18,740<text:s/></text:p>
          </table:table-cell>
          <table:table-cell office:value-type="float" office:value="16508" table:style-name="ce7">
            <text:p>16,508<text:s/></text:p>
          </table:table-cell>
          <table:table-cell office:value-type="float" office:value="15194" table:style-name="ce7">
            <text:p>15,194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34166" table:style-name="ce7">
            <text:p>34,166<text:s/></text:p>
          </table:table-cell>
          <table:table-cell office:value-type="float" office:value="19248" table:style-name="ce7">
            <text:p>19,248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16628" table:style-name="ce7">
            <text:p>16,628<text:s/></text:p>
          </table:table-cell>
          <table:table-cell office:value-type="float" office:value="40301" table:style-name="ce7">
            <text:p>40,301<text:s/></text:p>
          </table:table-cell>
          <table:table-cell office:value-type="float" office:value="21450" table:style-name="ce7">
            <text:p>21,450<text:s/></text:p>
          </table:table-cell>
          <table:table-cell office:value-type="float" office:value="24471" table:style-name="ce7">
            <text:p>24,471<text:s/></text:p>
          </table:table-cell>
          <table:table-cell office:value-type="float" office:value="27578" table:style-name="ce7">
            <text:p>27,578<text:s/></text:p>
          </table:table-cell>
          <table:table-cell office:value-type="float" office:value="7198" table:style-name="ce7">
            <text:p>7,198<text:s/></text:p>
          </table:table-cell>
          <table:table-cell office:value-type="float" office:value="9895" table:style-name="ce7">
            <text:p>9,895<text:s/></text:p>
          </table:table-cell>
          <table:table-cell office:value-type="float" office:value="5183" table:style-name="ce7">
            <text:p>5,183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8754" table:style-name="ce7">
            <text:p>8,754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9786" table:style-name="ce7">
            <text:p>9,786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16755" table:style-name="ce7">
            <text:p>16,755<text:s/></text:p>
          </table:table-cell>
          <table:table-cell office:value-type="float" office:value="28220" table:style-name="ce7">
            <text:p>28,220<text:s/></text:p>
          </table:table-cell>
          <table:table-cell office:value-type="float" office:value="24082" table:style-name="ce7">
            <text:p>24,082<text:s/></text:p>
          </table:table-cell>
          <table:table-cell office:value-type="float" office:value="15435" table:style-name="ce7">
            <text:p>15,435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11697" table:style-name="ce7">
            <text:p>11,697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11930" table:style-name="ce7">
            <text:p>11,930<text:s/></text:p>
          </table:table-cell>
          <table:table-cell office:value-type="float" office:value="10487" table:style-name="ce7">
            <text:p>10,487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2081" table:style-name="ce7">
            <text:p>2,081<text:s/></text:p>
          </table:table-cell>
          <table:table-cell office:value-type="float" office:value="1222" table:style-name="ce7">
            <text:p>1,222<text:s/></text:p>
          </table:table-cell>
          <table:table-cell office:value-type="float" office:value="1613" table:style-name="ce7">
            <text:p>1,613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1190" table:style-name="ce7">
            <text:p>1,190<text:s/></text:p>
          </table:table-cell>
          <table:table-cell office:value-type="float" office:value="1755" table:style-name="ce7">
            <text:p>1,755<text:s/></text:p>
          </table:table-cell>
          <table:table-cell office:value-type="float" office:value="1150" table:style-name="ce7">
            <text:p>1,150<text:s/></text:p>
          </table:table-cell>
          <table:table-cell office:value-type="float" office:value="1944" table:style-name="ce7">
            <text:p>1,944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1750" table:style-name="ce7">
            <text:p>1,750<text:s/></text:p>
          </table:table-cell>
          <table:table-cell table:number-columns-repeated="16264"/>
        </table:table-row>
        <table:table-row table:style-name="ro2">
          <table:table-cell office:value-type="date" office:date-value="2025-07-15T00:00:00" table:style-name="ce10">
            <text:p>2025/7/15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14130" table:style-name="ce7">
            <text:p>14,130<text:s/></text:p>
          </table:table-cell>
          <table:table-cell office:value-type="float" office:value="45145" table:style-name="ce7">
            <text:p>45,145<text:s/></text:p>
          </table:table-cell>
          <table:table-cell office:value-type="float" office:value="44404" table:style-name="ce7">
            <text:p>44,404<text:s/></text:p>
          </table:table-cell>
          <table:table-cell office:value-type="float" office:value="24503" table:style-name="ce7">
            <text:p>24,503<text:s/></text:p>
          </table:table-cell>
          <table:table-cell office:value-type="float" office:value="14419" table:style-name="ce7">
            <text:p>14,419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3689" table:style-name="ce7">
            <text:p>3,689<text:s/></text:p>
          </table:table-cell>
          <table:table-cell office:value-type="float" office:value="10906" table:style-name="ce7">
            <text:p>10,906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5373" table:style-name="ce7">
            <text:p>5,373<text:s/></text:p>
          </table:table-cell>
          <table:table-cell office:value-type="float" office:value="7975" table:style-name="ce7">
            <text:p>7,975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19202" table:style-name="ce7">
            <text:p>19,202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8557" table:style-name="ce7">
            <text:p>8,557<text:s/></text:p>
          </table:table-cell>
          <table:table-cell office:value-type="float" office:value="8363" table:style-name="ce7">
            <text:p>8,363<text:s/></text:p>
          </table:table-cell>
          <table:table-cell office:value-type="float" office:value="9326" table:style-name="ce7">
            <text:p>9,326<text:s/></text:p>
          </table:table-cell>
          <table:table-cell office:value-type="float" office:value="35506" table:style-name="ce7">
            <text:p>35,506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2641" table:style-name="ce7">
            <text:p>12,641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22114" table:style-name="ce7">
            <text:p>22,114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25919" table:style-name="ce7">
            <text:p>25,919<text:s/></text:p>
          </table:table-cell>
          <table:table-cell office:value-type="float" office:value="15850" table:style-name="ce7">
            <text:p>15,850<text:s/></text:p>
          </table:table-cell>
          <table:table-cell office:value-type="float" office:value="33506" table:style-name="ce7">
            <text:p>33,506<text:s/></text:p>
          </table:table-cell>
          <table:table-cell office:value-type="float" office:value="26555" table:style-name="ce7">
            <text:p>26,555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33457" table:style-name="ce7">
            <text:p>33,457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23636" table:style-name="ce7">
            <text:p>23,636<text:s/></text:p>
          </table:table-cell>
          <table:table-cell office:value-type="float" office:value="20567" table:style-name="ce7">
            <text:p>20,567<text:s/></text:p>
          </table:table-cell>
          <table:table-cell office:value-type="float" office:value="24976" table:style-name="ce7">
            <text:p>24,976<text:s/></text:p>
          </table:table-cell>
          <table:table-cell office:value-type="float" office:value="143834" table:style-name="ce7">
            <text:p>143,834<text:s/></text:p>
          </table:table-cell>
          <table:table-cell office:value-type="float" office:value="47833" table:style-name="ce7">
            <text:p>47,833<text:s/></text:p>
          </table:table-cell>
          <table:table-cell office:value-type="float" office:value="22345" table:style-name="ce7">
            <text:p>22,345<text:s/></text:p>
          </table:table-cell>
          <table:table-cell office:value-type="float" office:value="23751" table:style-name="ce7">
            <text:p>23,751<text:s/></text:p>
          </table:table-cell>
          <table:table-cell office:value-type="float" office:value="25114" table:style-name="ce7">
            <text:p>25,114<text:s/></text:p>
          </table:table-cell>
          <table:table-cell office:value-type="float" office:value="24315" table:style-name="ce7">
            <text:p>24,315<text:s/></text:p>
          </table:table-cell>
          <table:table-cell office:value-type="float" office:value="24681" table:style-name="ce7">
            <text:p>24,681<text:s/></text:p>
          </table:table-cell>
          <table:table-cell office:value-type="float" office:value="22636" table:style-name="ce7">
            <text:p>22,636<text:s/></text:p>
          </table:table-cell>
          <table:table-cell office:value-type="float" office:value="12545" table:style-name="ce7">
            <text:p>12,545<text:s/></text:p>
          </table:table-cell>
          <table:table-cell office:value-type="float" office:value="28758" table:style-name="ce7">
            <text:p>28,758<text:s/></text:p>
          </table:table-cell>
          <table:table-cell office:value-type="float" office:value="7131" table:style-name="ce7">
            <text:p>7,131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16618" table:style-name="ce7">
            <text:p>16,618<text:s/>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4012" table:style-name="ce7">
            <text:p>4,012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9238" table:style-name="ce7">
            <text:p>9,238<text:s/></text:p>
          </table:table-cell>
          <table:table-cell office:value-type="float" office:value="13887" table:style-name="ce7">
            <text:p>13,887<text:s/></text:p>
          </table:table-cell>
          <table:table-cell office:value-type="float" office:value="30041" table:style-name="ce7">
            <text:p>30,041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13760" table:style-name="ce7">
            <text:p>13,760<text:s/></text:p>
          </table:table-cell>
          <table:table-cell office:value-type="float" office:value="9063" table:style-name="ce7">
            <text:p>9,063<text:s/></text:p>
          </table:table-cell>
          <table:table-cell office:value-type="float" office:value="22835" table:style-name="ce7">
            <text:p>22,835<text:s/></text:p>
          </table:table-cell>
          <table:table-cell office:value-type="float" office:value="27745" table:style-name="ce7">
            <text:p>27,745<text:s/></text:p>
          </table:table-cell>
          <table:table-cell office:value-type="float" office:value="30381" table:style-name="ce7">
            <text:p>30,381<text:s/></text:p>
          </table:table-cell>
          <table:table-cell office:value-type="float" office:value="39253" table:style-name="ce7">
            <text:p>39,253<text:s/></text:p>
          </table:table-cell>
          <table:table-cell office:value-type="float" office:value="39384" table:style-name="ce7">
            <text:p>39,384<text:s/></text:p>
          </table:table-cell>
          <table:table-cell office:value-type="float" office:value="29288" table:style-name="ce7">
            <text:p>29,288<text:s/></text:p>
          </table:table-cell>
          <table:table-cell office:value-type="float" office:value="26161" table:style-name="ce7">
            <text:p>26,161<text:s/></text:p>
          </table:table-cell>
          <table:table-cell office:value-type="float" office:value="63983" table:style-name="ce7">
            <text:p>63,983<text:s/></text:p>
          </table:table-cell>
          <table:table-cell office:value-type="float" office:value="22118" table:style-name="ce7">
            <text:p>22,118<text:s/></text:p>
          </table:table-cell>
          <table:table-cell office:value-type="float" office:value="33712" table:style-name="ce7">
            <text:p>33,712<text:s/></text:p>
          </table:table-cell>
          <table:table-cell office:value-type="float" office:value="34462" table:style-name="ce7">
            <text:p>34,462<text:s/></text:p>
          </table:table-cell>
          <table:table-cell office:value-type="float" office:value="24518" table:style-name="ce7">
            <text:p>24,518<text:s/></text:p>
          </table:table-cell>
          <table:table-cell office:value-type="float" office:value="59159" table:style-name="ce7">
            <text:p>59,159<text:s/></text:p>
          </table:table-cell>
          <table:table-cell office:value-type="float" office:value="19882" table:style-name="ce7">
            <text:p>19,882<text:s/></text:p>
          </table:table-cell>
          <table:table-cell office:value-type="float" office:value="17098" table:style-name="ce7">
            <text:p>17,098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24041" table:style-name="ce7">
            <text:p>24,041<text:s/></text:p>
          </table:table-cell>
          <table:table-cell office:value-type="float" office:value="14570" table:style-name="ce7">
            <text:p>14,570<text:s/></text:p>
          </table:table-cell>
          <table:table-cell office:value-type="float" office:value="31553" table:style-name="ce7">
            <text:p>31,553<text:s/></text:p>
          </table:table-cell>
          <table:table-cell office:value-type="float" office:value="20023" table:style-name="ce7">
            <text:p>20,023<text:s/></text:p>
          </table:table-cell>
          <table:table-cell office:value-type="float" office:value="9246" table:style-name="ce7">
            <text:p>9,246<text:s/></text:p>
          </table:table-cell>
          <table:table-cell office:value-type="float" office:value="17291" table:style-name="ce7">
            <text:p>17,291<text:s/></text:p>
          </table:table-cell>
          <table:table-cell office:value-type="float" office:value="41972" table:style-name="ce7">
            <text:p>41,972<text:s/></text:p>
          </table:table-cell>
          <table:table-cell office:value-type="float" office:value="22648" table:style-name="ce7">
            <text:p>22,648<text:s/></text:p>
          </table:table-cell>
          <table:table-cell office:value-type="float" office:value="25365" table:style-name="ce7">
            <text:p>25,365<text:s/></text:p>
          </table:table-cell>
          <table:table-cell office:value-type="float" office:value="28261" table:style-name="ce7">
            <text:p>28,261<text:s/></text:p>
          </table:table-cell>
          <table:table-cell office:value-type="float" office:value="7370" table:style-name="ce7">
            <text:p>7,370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5449" table:style-name="ce7">
            <text:p>5,449<text:s/></text:p>
          </table:table-cell>
          <table:table-cell office:value-type="float" office:value="5572" table:style-name="ce7">
            <text:p>5,572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17393" table:style-name="ce7">
            <text:p>17,393<text:s/></text:p>
          </table:table-cell>
          <table:table-cell office:value-type="float" office:value="29425" table:style-name="ce7">
            <text:p>29,425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15932" table:style-name="ce7">
            <text:p>15,932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13252" table:style-name="ce7">
            <text:p>13,252<text:s/></text:p>
          </table:table-cell>
          <table:table-cell office:value-type="float" office:value="11990" table:style-name="ce7">
            <text:p>11,990<text:s/></text:p>
          </table:table-cell>
          <table:table-cell office:value-type="float" office:value="11187" table:style-name="ce7">
            <text:p>11,187<text:s/></text:p>
          </table:table-cell>
          <table:table-cell office:value-type="float" office:value="9374" table:style-name="ce7">
            <text:p>9,374<text:s/></text:p>
          </table:table-cell>
          <table:table-cell office:value-type="float" office:value="2060" table:style-name="ce7">
            <text:p>2,060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1702" table:style-name="ce7">
            <text:p>1,702<text:s/></text:p>
          </table:table-cell>
          <table:table-cell office:value-type="float" office:value="2334" table:style-name="ce7">
            <text:p>2,334<text:s/></text:p>
          </table:table-cell>
          <table:table-cell office:value-type="float" office:value="1249" table:style-name="ce7">
            <text:p>1,249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1195" table:style-name="ce7">
            <text:p>1,195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530" table:style-name="ce7">
            <text:p>530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1883" table:style-name="ce7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5-07-16T00:00:00" table:style-name="ce10">
            <text:p>2025/7/16</text:p>
          </table:table-cell>
          <table:table-cell office:value-type="float" office:value="5213" table:style-name="ce7">
            <text:p>5,213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45465" table:style-name="ce7">
            <text:p>45,465<text:s/></text:p>
          </table:table-cell>
          <table:table-cell office:value-type="float" office:value="44545" table:style-name="ce7">
            <text:p>44,545<text:s/></text:p>
          </table:table-cell>
          <table:table-cell office:value-type="float" office:value="24443" table:style-name="ce7">
            <text:p>24,443<text:s/></text:p>
          </table:table-cell>
          <table:table-cell office:value-type="float" office:value="15942" table:style-name="ce7">
            <text:p>15,942<text:s/></text:p>
          </table:table-cell>
          <table:table-cell office:value-type="float" office:value="10964" table:style-name="ce7">
            <text:p>10,964<text:s/></text:p>
          </table:table-cell>
          <table:table-cell office:value-type="float" office:value="4371" table:style-name="ce7">
            <text:p>4,371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11175" table:style-name="ce7">
            <text:p>11,175<text:s/></text:p>
          </table:table-cell>
          <table:table-cell office:value-type="float" office:value="2734" table:style-name="ce7">
            <text:p>2,734<text:s/></text:p>
          </table:table-cell>
          <table:table-cell office:value-type="float" office:value="3789" table:style-name="ce7">
            <text:p>3,789<text:s/></text:p>
          </table:table-cell>
          <table:table-cell office:value-type="float" office:value="5056" table:style-name="ce7">
            <text:p>5,056<text:s/></text:p>
          </table:table-cell>
          <table:table-cell office:value-type="float" office:value="7765" table:style-name="ce7">
            <text:p>7,765<text:s/></text:p>
          </table:table-cell>
          <table:table-cell office:value-type="float" office:value="10794" table:style-name="ce7">
            <text:p>10,794<text:s/></text:p>
          </table:table-cell>
          <table:table-cell office:value-type="float" office:value="15483" table:style-name="ce7">
            <text:p>15,483<text:s/></text:p>
          </table:table-cell>
          <table:table-cell office:value-type="float" office:value="19202" table:style-name="ce7">
            <text:p>19,202<text:s/>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8459" table:style-name="ce7">
            <text:p>8,459<text:s/></text:p>
          </table:table-cell>
          <table:table-cell office:value-type="float" office:value="8111" table:style-name="ce7">
            <text:p>8,111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36820" table:style-name="ce7">
            <text:p>36,820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1826" table:style-name="ce7">
            <text:p>11,826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21808" table:style-name="ce7">
            <text:p>21,808<text:s/></text:p>
          </table:table-cell>
          <table:table-cell office:value-type="float" office:value="14971" table:style-name="ce7">
            <text:p>14,971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25103" table:style-name="ce7">
            <text:p>25,103<text:s/></text:p>
          </table:table-cell>
          <table:table-cell office:value-type="float" office:value="15262" table:style-name="ce7">
            <text:p>15,262<text:s/></text:p>
          </table:table-cell>
          <table:table-cell office:value-type="float" office:value="33372" table:style-name="ce7">
            <text:p>33,372<text:s/></text:p>
          </table:table-cell>
          <table:table-cell office:value-type="float" office:value="26106" table:style-name="ce7">
            <text:p>26,106<text:s/></text:p>
          </table:table-cell>
          <table:table-cell office:value-type="float" office:value="9772" table:style-name="ce7">
            <text:p>9,772<text:s/></text:p>
          </table:table-cell>
          <table:table-cell office:value-type="float" office:value="33493" table:style-name="ce7">
            <text:p>33,493<text:s/></text:p>
          </table:table-cell>
          <table:table-cell office:value-type="float" office:value="24391" table:style-name="ce7">
            <text:p>24,391<text:s/></text:p>
          </table:table-cell>
          <table:table-cell office:value-type="float" office:value="23510" table:style-name="ce7">
            <text:p>23,510<text:s/></text:p>
          </table:table-cell>
          <table:table-cell office:value-type="float" office:value="20281" table:style-name="ce7">
            <text:p>20,281<text:s/></text:p>
          </table:table-cell>
          <table:table-cell office:value-type="float" office:value="25023" table:style-name="ce7">
            <text:p>25,023<text:s/></text:p>
          </table:table-cell>
          <table:table-cell office:value-type="float" office:value="144790" table:style-name="ce7">
            <text:p>144,790<text:s/></text:p>
          </table:table-cell>
          <table:table-cell office:value-type="float" office:value="47798" table:style-name="ce7">
            <text:p>47,798<text:s/></text:p>
          </table:table-cell>
          <table:table-cell office:value-type="float" office:value="22003" table:style-name="ce7">
            <text:p>22,003<text:s/></text:p>
          </table:table-cell>
          <table:table-cell office:value-type="float" office:value="23653" table:style-name="ce7">
            <text:p>23,653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24300" table:style-name="ce7">
            <text:p>24,300<text:s/></text:p>
          </table:table-cell>
          <table:table-cell office:value-type="float" office:value="22539" table:style-name="ce7">
            <text:p>22,539<text:s/></text:p>
          </table:table-cell>
          <table:table-cell office:value-type="float" office:value="12531" table:style-name="ce7">
            <text:p>12,531<text:s/></text:p>
          </table:table-cell>
          <table:table-cell office:value-type="float" office:value="28327" table:style-name="ce7">
            <text:p>28,327<text:s/></text:p>
          </table:table-cell>
          <table:table-cell office:value-type="float" office:value="7131" table:style-name="ce7">
            <text:p>7,131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16599" table:style-name="ce7">
            <text:p>16,599<text:s/></text:p>
          </table:table-cell>
          <table:table-cell office:value-type="float" office:value="4043" table:style-name="ce7">
            <text:p>4,043<text:s/></text:p>
          </table:table-cell>
          <table:table-cell office:value-type="float" office:value="3892" table:style-name="ce7">
            <text:p>3,892<text:s/></text:p>
          </table:table-cell>
          <table:table-cell office:value-type="float" office:value="3290" table:style-name="ce7">
            <text:p>3,290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13684" table:style-name="ce7">
            <text:p>13,684<text:s/></text:p>
          </table:table-cell>
          <table:table-cell office:value-type="float" office:value="29371" table:style-name="ce7">
            <text:p>29,371<text:s/></text:p>
          </table:table-cell>
          <table:table-cell office:value-type="float" office:value="10745" table:style-name="ce7">
            <text:p>10,745<text:s/></text:p>
          </table:table-cell>
          <table:table-cell office:value-type="float" office:value="13829" table:style-name="ce7">
            <text:p>13,829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22615" table:style-name="ce7">
            <text:p>22,615<text:s/></text:p>
          </table:table-cell>
          <table:table-cell office:value-type="float" office:value="27090" table:style-name="ce7">
            <text:p>27,090<text:s/></text:p>
          </table:table-cell>
          <table:table-cell office:value-type="float" office:value="30156" table:style-name="ce7">
            <text:p>30,156<text:s/></text:p>
          </table:table-cell>
          <table:table-cell office:value-type="float" office:value="39002" table:style-name="ce7">
            <text:p>39,002<text:s/></text:p>
          </table:table-cell>
          <table:table-cell office:value-type="float" office:value="39431" table:style-name="ce7">
            <text:p>39,431<text:s/></text:p>
          </table:table-cell>
          <table:table-cell office:value-type="float" office:value="28747" table:style-name="ce7">
            <text:p>28,747<text:s/></text:p>
          </table:table-cell>
          <table:table-cell office:value-type="float" office:value="25743" table:style-name="ce7">
            <text:p>25,743<text:s/></text:p>
          </table:table-cell>
          <table:table-cell office:value-type="float" office:value="61283" table:style-name="ce7">
            <text:p>61,283<text:s/></text:p>
          </table:table-cell>
          <table:table-cell office:value-type="float" office:value="22033" table:style-name="ce7">
            <text:p>22,033<text:s/></text:p>
          </table:table-cell>
          <table:table-cell office:value-type="float" office:value="33313" table:style-name="ce7">
            <text:p>33,313<text:s/></text:p>
          </table:table-cell>
          <table:table-cell office:value-type="float" office:value="33795" table:style-name="ce7">
            <text:p>33,795<text:s/></text:p>
          </table:table-cell>
          <table:table-cell office:value-type="float" office:value="24922" table:style-name="ce7">
            <text:p>24,922<text:s/></text:p>
          </table:table-cell>
          <table:table-cell office:value-type="float" office:value="59745" table:style-name="ce7">
            <text:p>59,745<text:s/></text:p>
          </table:table-cell>
          <table:table-cell office:value-type="float" office:value="19336" table:style-name="ce7">
            <text:p>19,336<text:s/></text:p>
          </table:table-cell>
          <table:table-cell office:value-type="float" office:value="16591" table:style-name="ce7">
            <text:p>16,591<text:s/></text:p>
          </table:table-cell>
          <table:table-cell office:value-type="float" office:value="15387" table:style-name="ce7">
            <text:p>15,387<text:s/></text:p>
          </table:table-cell>
          <table:table-cell office:value-type="float" office:value="24640" table:style-name="ce7">
            <text:p>24,640<text:s/></text:p>
          </table:table-cell>
          <table:table-cell office:value-type="float" office:value="14273" table:style-name="ce7">
            <text:p>14,273<text:s/></text:p>
          </table:table-cell>
          <table:table-cell office:value-type="float" office:value="31656" table:style-name="ce7">
            <text:p>31,656<text:s/></text:p>
          </table:table-cell>
          <table:table-cell office:value-type="float" office:value="19889" table:style-name="ce7">
            <text:p>19,889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7142" table:style-name="ce7">
            <text:p>17,142<text:s/></text:p>
          </table:table-cell>
          <table:table-cell office:value-type="float" office:value="41452" table:style-name="ce7">
            <text:p>41,452<text:s/></text:p>
          </table:table-cell>
          <table:table-cell office:value-type="float" office:value="23202" table:style-name="ce7">
            <text:p>23,202<text:s/></text:p>
          </table:table-cell>
          <table:table-cell office:value-type="float" office:value="25166" table:style-name="ce7">
            <text:p>25,166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7081" table:style-name="ce7">
            <text:p>7,081<text:s/></text:p>
          </table:table-cell>
          <table:table-cell office:value-type="float" office:value="11611" table:style-name="ce7">
            <text:p>11,611<text:s/></text:p>
          </table:table-cell>
          <table:table-cell office:value-type="float" office:value="5370" table:style-name="ce7">
            <text:p>5,370<text:s/></text:p>
          </table:table-cell>
          <table:table-cell office:value-type="float" office:value="5535" table:style-name="ce7">
            <text:p>5,535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10289" table:style-name="ce7">
            <text:p>10,289<text:s/></text:p>
          </table:table-cell>
          <table:table-cell office:value-type="float" office:value="10049" table:style-name="ce7">
            <text:p>10,049<text:s/></text:p>
          </table:table-cell>
          <table:table-cell office:value-type="float" office:value="12838" table:style-name="ce7">
            <text:p>12,838<text:s/></text:p>
          </table:table-cell>
          <table:table-cell office:value-type="float" office:value="17298" table:style-name="ce7">
            <text:p>17,298<text:s/></text:p>
          </table:table-cell>
          <table:table-cell office:value-type="float" office:value="29382" table:style-name="ce7">
            <text:p>29,382<text:s/></text:p>
          </table:table-cell>
          <table:table-cell office:value-type="float" office:value="25567" table:style-name="ce7">
            <text:p>25,567<text:s/></text:p>
          </table:table-cell>
          <table:table-cell office:value-type="float" office:value="15838" table:style-name="ce7">
            <text:p>15,838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12075" table:style-name="ce7">
            <text:p>12,075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1952" table:style-name="ce7">
            <text:p>11,952<text:s/></text:p>
          </table:table-cell>
          <table:table-cell office:value-type="float" office:value="10900" table:style-name="ce7">
            <text:p>10,900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1946" table:style-name="ce7">
            <text:p>1,946<text:s/></text:p>
          </table:table-cell>
          <table:table-cell office:value-type="float" office:value="1318" table:style-name="ce7">
            <text:p>1,318<text:s/></text:p>
          </table:table-cell>
          <table:table-cell office:value-type="float" office:value="1750" table:style-name="ce7">
            <text:p>1,750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1201" table:style-name="ce7">
            <text:p>1,201<text:s/></text:p>
          </table:table-cell>
          <table:table-cell office:value-type="float" office:value="1788" table:style-name="ce7">
            <text:p>1,788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2055" table:style-name="ce7">
            <text:p>2,055<text:s/></text:p>
          </table:table-cell>
          <table:table-cell office:value-type="float" office:value="491" table:style-name="ce7">
            <text:p>491<text:s/></text:p>
          </table:table-cell>
          <table:table-cell office:value-type="float" office:value="1948" table:style-name="ce7">
            <text:p>1,948<text:s/></text:p>
          </table:table-cell>
          <table:table-cell office:value-type="float" office:value="1905" table:style-name="ce7">
            <text:p>1,905<text:s/></text:p>
          </table:table-cell>
          <table:table-cell table:number-columns-repeated="16264"/>
        </table:table-row>
        <table:table-row table:style-name="ro2">
          <table:table-cell office:value-type="date" office:date-value="2025-07-17T00:00:00" table:style-name="ce10">
            <text:p>2025/7/17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45178" table:style-name="ce7">
            <text:p>45,178<text:s/></text:p>
          </table:table-cell>
          <table:table-cell office:value-type="float" office:value="44567" table:style-name="ce7">
            <text:p>44,567<text:s/></text:p>
          </table:table-cell>
          <table:table-cell office:value-type="float" office:value="23972" table:style-name="ce7">
            <text:p>23,972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4323" table:style-name="ce7">
            <text:p>4,323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10792" table:style-name="ce7">
            <text:p>10,792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5119" table:style-name="ce7">
            <text:p>5,119<text:s/></text:p>
          </table:table-cell>
          <table:table-cell office:value-type="float" office:value="8147" table:style-name="ce7">
            <text:p>8,147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18458" table:style-name="ce7">
            <text:p>18,458<text:s/></text:p>
          </table:table-cell>
          <table:table-cell office:value-type="float" office:value="5364" table:style-name="ce7">
            <text:p>5,364<text:s/></text:p>
          </table:table-cell>
          <table:table-cell office:value-type="float" office:value="10483" table:style-name="ce7">
            <text:p>10,483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8120" table:style-name="ce7">
            <text:p>8,120<text:s/></text:p>
          </table:table-cell>
          <table:table-cell office:value-type="float" office:value="9365" table:style-name="ce7">
            <text:p>9,365<text:s/></text:p>
          </table:table-cell>
          <table:table-cell office:value-type="float" office:value="37832" table:style-name="ce7">
            <text:p>37,832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11637" table:style-name="ce7">
            <text:p>11,637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14680" table:style-name="ce7">
            <text:p>14,680<text:s/></text:p>
          </table:table-cell>
          <table:table-cell office:value-type="float" office:value="21531" table:style-name="ce7">
            <text:p>21,531<text:s/></text:p>
          </table:table-cell>
          <table:table-cell office:value-type="float" office:value="14384" table:style-name="ce7">
            <text:p>14,384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15825" table:style-name="ce7">
            <text:p>15,825<text:s/></text:p>
          </table:table-cell>
          <table:table-cell office:value-type="float" office:value="33037" table:style-name="ce7">
            <text:p>33,037<text:s/></text:p>
          </table:table-cell>
          <table:table-cell office:value-type="float" office:value="26089" table:style-name="ce7">
            <text:p>26,089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33012" table:style-name="ce7">
            <text:p>33,012<text:s/></text:p>
          </table:table-cell>
          <table:table-cell office:value-type="float" office:value="24310" table:style-name="ce7">
            <text:p>24,310<text:s/></text:p>
          </table:table-cell>
          <table:table-cell office:value-type="float" office:value="23240" table:style-name="ce7">
            <text:p>23,240<text:s/></text:p>
          </table:table-cell>
          <table:table-cell office:value-type="float" office:value="20233" table:style-name="ce7">
            <text:p>20,233<text:s/></text:p>
          </table:table-cell>
          <table:table-cell office:value-type="float" office:value="24221" table:style-name="ce7">
            <text:p>24,221<text:s/></text:p>
          </table:table-cell>
          <table:table-cell office:value-type="float" office:value="143784" table:style-name="ce7">
            <text:p>143,784<text:s/></text:p>
          </table:table-cell>
          <table:table-cell office:value-type="float" office:value="48483" table:style-name="ce7">
            <text:p>48,483<text:s/></text:p>
          </table:table-cell>
          <table:table-cell office:value-type="float" office:value="21942" table:style-name="ce7">
            <text:p>21,942<text:s/></text:p>
          </table:table-cell>
          <table:table-cell office:value-type="float" office:value="23655" table:style-name="ce7">
            <text:p>23,655<text:s/></text:p>
          </table:table-cell>
          <table:table-cell office:value-type="float" office:value="23706" table:style-name="ce7">
            <text:p>23,706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21764" table:style-name="ce7">
            <text:p>21,764<text:s/></text:p>
          </table:table-cell>
          <table:table-cell office:value-type="float" office:value="12549" table:style-name="ce7">
            <text:p>12,549<text:s/></text:p>
          </table:table-cell>
          <table:table-cell office:value-type="float" office:value="27895" table:style-name="ce7">
            <text:p>27,895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16054" table:style-name="ce7">
            <text:p>16,054<text:s/>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8882" table:style-name="ce7">
            <text:p>8,882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28659" table:style-name="ce7">
            <text:p>28,659<text:s/></text:p>
          </table:table-cell>
          <table:table-cell office:value-type="float" office:value="10578" table:style-name="ce7">
            <text:p>10,578<text:s/></text:p>
          </table:table-cell>
          <table:table-cell office:value-type="float" office:value="13509" table:style-name="ce7">
            <text:p>13,509<text:s/></text:p>
          </table:table-cell>
          <table:table-cell office:value-type="float" office:value="8932" table:style-name="ce7">
            <text:p>8,932<text:s/></text:p>
          </table:table-cell>
          <table:table-cell office:value-type="float" office:value="22713" table:style-name="ce7">
            <text:p>22,713<text:s/></text:p>
          </table:table-cell>
          <table:table-cell office:value-type="float" office:value="26641" table:style-name="ce7">
            <text:p>26,641<text:s/></text:p>
          </table:table-cell>
          <table:table-cell office:value-type="float" office:value="29375" table:style-name="ce7">
            <text:p>29,375<text:s/></text:p>
          </table:table-cell>
          <table:table-cell office:value-type="float" office:value="38714" table:style-name="ce7">
            <text:p>38,714<text:s/></text:p>
          </table:table-cell>
          <table:table-cell office:value-type="float" office:value="38652" table:style-name="ce7">
            <text:p>38,652<text:s/></text:p>
          </table:table-cell>
          <table:table-cell office:value-type="float" office:value="29079" table:style-name="ce7">
            <text:p>29,079<text:s/></text:p>
          </table:table-cell>
          <table:table-cell office:value-type="float" office:value="25682" table:style-name="ce7">
            <text:p>25,682<text:s/></text:p>
          </table:table-cell>
          <table:table-cell office:value-type="float" office:value="61664" table:style-name="ce7">
            <text:p>61,664<text:s/></text:p>
          </table:table-cell>
          <table:table-cell office:value-type="float" office:value="21697" table:style-name="ce7">
            <text:p>21,697<text:s/></text:p>
          </table:table-cell>
          <table:table-cell office:value-type="float" office:value="33462" table:style-name="ce7">
            <text:p>33,462<text:s/></text:p>
          </table:table-cell>
          <table:table-cell office:value-type="float" office:value="34533" table:style-name="ce7">
            <text:p>34,533<text:s/></text:p>
          </table:table-cell>
          <table:table-cell office:value-type="float" office:value="25334" table:style-name="ce7">
            <text:p>25,334<text:s/></text:p>
          </table:table-cell>
          <table:table-cell office:value-type="float" office:value="59788" table:style-name="ce7">
            <text:p>59,788<text:s/></text:p>
          </table:table-cell>
          <table:table-cell office:value-type="float" office:value="19467" table:style-name="ce7">
            <text:p>19,467<text:s/></text:p>
          </table:table-cell>
          <table:table-cell office:value-type="float" office:value="16618" table:style-name="ce7">
            <text:p>16,618<text:s/></text:p>
          </table:table-cell>
          <table:table-cell office:value-type="float" office:value="15532" table:style-name="ce7">
            <text:p>15,532<text:s/></text:p>
          </table:table-cell>
          <table:table-cell office:value-type="float" office:value="24303" table:style-name="ce7">
            <text:p>24,303<text:s/></text:p>
          </table:table-cell>
          <table:table-cell office:value-type="float" office:value="14071" table:style-name="ce7">
            <text:p>14,071<text:s/></text:p>
          </table:table-cell>
          <table:table-cell office:value-type="float" office:value="32793" table:style-name="ce7">
            <text:p>32,793<text:s/></text:p>
          </table:table-cell>
          <table:table-cell office:value-type="float" office:value="19959" table:style-name="ce7">
            <text:p>19,959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17356" table:style-name="ce7">
            <text:p>17,356<text:s/></text:p>
          </table:table-cell>
          <table:table-cell office:value-type="float" office:value="40917" table:style-name="ce7">
            <text:p>40,917<text:s/></text:p>
          </table:table-cell>
          <table:table-cell office:value-type="float" office:value="22186" table:style-name="ce7">
            <text:p>22,186<text:s/></text:p>
          </table:table-cell>
          <table:table-cell office:value-type="float" office:value="24949" table:style-name="ce7">
            <text:p>24,949<text:s/></text:p>
          </table:table-cell>
          <table:table-cell office:value-type="float" office:value="27846" table:style-name="ce7">
            <text:p>27,846<text:s/></text:p>
          </table:table-cell>
          <table:table-cell office:value-type="float" office:value="7322" table:style-name="ce7">
            <text:p>7,322<text:s/></text:p>
          </table:table-cell>
          <table:table-cell office:value-type="float" office:value="12153" table:style-name="ce7">
            <text:p>12,153<text:s/></text:p>
          </table:table-cell>
          <table:table-cell office:value-type="float" office:value="5345" table:style-name="ce7">
            <text:p>5,345<text:s/></text:p>
          </table:table-cell>
          <table:table-cell office:value-type="float" office:value="5487" table:style-name="ce7">
            <text:p>5,487<text:s/></text:p>
          </table:table-cell>
          <table:table-cell office:value-type="float" office:value="8765" table:style-name="ce7">
            <text:p>8,765<text:s/></text:p>
          </table:table-cell>
          <table:table-cell office:value-type="float" office:value="10383" table:style-name="ce7">
            <text:p>10,383<text:s/></text:p>
          </table:table-cell>
          <table:table-cell office:value-type="float" office:value="9977" table:style-name="ce7">
            <text:p>9,977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17570" table:style-name="ce7">
            <text:p>17,570<text:s/></text:p>
          </table:table-cell>
          <table:table-cell office:value-type="float" office:value="29804" table:style-name="ce7">
            <text:p>29,804<text:s/></text:p>
          </table:table-cell>
          <table:table-cell office:value-type="float" office:value="25486" table:style-name="ce7">
            <text:p>25,486<text:s/></text:p>
          </table:table-cell>
          <table:table-cell office:value-type="float" office:value="15702" table:style-name="ce7">
            <text:p>15,702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13279" table:style-name="ce7">
            <text:p>13,279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2068" table:style-name="ce7">
            <text:p>2,068<text:s/></text:p>
          </table:table-cell>
          <table:table-cell office:value-type="float" office:value="1273" table:style-name="ce7">
            <text:p>1,273<text:s/></text:p>
          </table:table-cell>
          <table:table-cell office:value-type="float" office:value="1767" table:style-name="ce7">
            <text:p>1,767<text:s/></text:p>
          </table:table-cell>
          <table:table-cell office:value-type="float" office:value="2380" table:style-name="ce7">
            <text:p>2,380<text:s/></text:p>
          </table:table-cell>
          <table:table-cell office:value-type="float" office:value="1148" table:style-name="ce7">
            <text:p>1,148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1160" table:style-name="ce7">
            <text:p>1,160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514" table:style-name="ce7">
            <text:p>514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1775" table:style-name="ce7">
            <text:p>1,775<text:s/></text:p>
          </table:table-cell>
          <table:table-cell table:number-columns-repeated="16264"/>
        </table:table-row>
        <table:table-row table:style-name="ro2">
          <table:table-cell office:value-type="date" office:date-value="2025-07-18T00:00:00" table:style-name="ce10">
            <text:p>2025/7/18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14446" table:style-name="ce7">
            <text:p>14,446<text:s/></text:p>
          </table:table-cell>
          <table:table-cell office:value-type="float" office:value="46881" table:style-name="ce7">
            <text:p>46,881<text:s/></text:p>
          </table:table-cell>
          <table:table-cell office:value-type="float" office:value="51618" table:style-name="ce7">
            <text:p>51,618<text:s/></text:p>
          </table:table-cell>
          <table:table-cell office:value-type="float" office:value="25080" table:style-name="ce7">
            <text:p>25,080<text:s/></text:p>
          </table:table-cell>
          <table:table-cell office:value-type="float" office:value="14856" table:style-name="ce7">
            <text:p>14,856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11312" table:style-name="ce7">
            <text:p>11,312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3970" table:style-name="ce7">
            <text:p>3,970<text:s/></text:p>
          </table:table-cell>
          <table:table-cell office:value-type="float" office:value="5422" table:style-name="ce7">
            <text:p>5,422<text:s/></text:p>
          </table:table-cell>
          <table:table-cell office:value-type="float" office:value="8742" table:style-name="ce7">
            <text:p>8,742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19048" table:style-name="ce7">
            <text:p>19,048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10866" table:style-name="ce7">
            <text:p>10,866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41069" table:style-name="ce7">
            <text:p>41,069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3304" table:style-name="ce7">
            <text:p>13,304<text:s/></text:p>
          </table:table-cell>
          <table:table-cell office:value-type="float" office:value="15914" table:style-name="ce7">
            <text:p>15,914<text:s/></text:p>
          </table:table-cell>
          <table:table-cell office:value-type="float" office:value="23147" table:style-name="ce7">
            <text:p>23,147<text:s/></text:p>
          </table:table-cell>
          <table:table-cell office:value-type="float" office:value="15342" table:style-name="ce7">
            <text:p>15,342<text:s/></text:p>
          </table:table-cell>
          <table:table-cell office:value-type="float" office:value="11067" table:style-name="ce7">
            <text:p>11,067<text:s/></text:p>
          </table:table-cell>
          <table:table-cell office:value-type="float" office:value="28893" table:style-name="ce7">
            <text:p>28,893<text:s/></text:p>
          </table:table-cell>
          <table:table-cell office:value-type="float" office:value="16989" table:style-name="ce7">
            <text:p>16,989<text:s/></text:p>
          </table:table-cell>
          <table:table-cell office:value-type="float" office:value="34789" table:style-name="ce7">
            <text:p>34,789<text:s/></text:p>
          </table:table-cell>
          <table:table-cell office:value-type="float" office:value="29302" table:style-name="ce7">
            <text:p>29,302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35523" table:style-name="ce7">
            <text:p>35,523<text:s/></text:p>
          </table:table-cell>
          <table:table-cell office:value-type="float" office:value="25861" table:style-name="ce7">
            <text:p>25,861<text:s/></text:p>
          </table:table-cell>
          <table:table-cell office:value-type="float" office:value="24637" table:style-name="ce7">
            <text:p>24,637<text:s/></text:p>
          </table:table-cell>
          <table:table-cell office:value-type="float" office:value="21448" table:style-name="ce7">
            <text:p>21,448<text:s/></text:p>
          </table:table-cell>
          <table:table-cell office:value-type="float" office:value="24544" table:style-name="ce7">
            <text:p>24,544<text:s/></text:p>
          </table:table-cell>
          <table:table-cell office:value-type="float" office:value="168836" table:style-name="ce7">
            <text:p>168,836<text:s/></text:p>
          </table:table-cell>
          <table:table-cell office:value-type="float" office:value="56788" table:style-name="ce7">
            <text:p>56,788<text:s/></text:p>
          </table:table-cell>
          <table:table-cell office:value-type="float" office:value="23813" table:style-name="ce7">
            <text:p>23,813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26589" table:style-name="ce7">
            <text:p>26,589<text:s/></text:p>
          </table:table-cell>
          <table:table-cell office:value-type="float" office:value="26750" table:style-name="ce7">
            <text:p>26,750<text:s/></text:p>
          </table:table-cell>
          <table:table-cell office:value-type="float" office:value="23889" table:style-name="ce7">
            <text:p>23,889<text:s/></text:p>
          </table:table-cell>
          <table:table-cell office:value-type="float" office:value="12791" table:style-name="ce7">
            <text:p>12,791<text:s/></text:p>
          </table:table-cell>
          <table:table-cell office:value-type="float" office:value="30122" table:style-name="ce7">
            <text:p>30,122<text:s/></text:p>
          </table:table-cell>
          <table:table-cell office:value-type="float" office:value="7755" table:style-name="ce7">
            <text:p>7,755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17783" table:style-name="ce7">
            <text:p>17,783<text:s/></text:p>
          </table:table-cell>
          <table:table-cell office:value-type="float" office:value="4771" table:style-name="ce7">
            <text:p>4,771<text:s/>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11300" table:style-name="ce7">
            <text:p>11,300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4367" table:style-name="ce7">
            <text:p>14,367<text:s/></text:p>
          </table:table-cell>
          <table:table-cell office:value-type="float" office:value="31710" table:style-name="ce7">
            <text:p>31,710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15022" table:style-name="ce7">
            <text:p>15,022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23596" table:style-name="ce7">
            <text:p>23,596<text:s/></text:p>
          </table:table-cell>
          <table:table-cell office:value-type="float" office:value="27439" table:style-name="ce7">
            <text:p>27,439<text:s/></text:p>
          </table:table-cell>
          <table:table-cell office:value-type="float" office:value="32109" table:style-name="ce7">
            <text:p>32,109<text:s/></text:p>
          </table:table-cell>
          <table:table-cell office:value-type="float" office:value="43634" table:style-name="ce7">
            <text:p>43,634<text:s/></text:p>
          </table:table-cell>
          <table:table-cell office:value-type="float" office:value="41594" table:style-name="ce7">
            <text:p>41,594<text:s/></text:p>
          </table:table-cell>
          <table:table-cell office:value-type="float" office:value="30425" table:style-name="ce7">
            <text:p>30,425<text:s/></text:p>
          </table:table-cell>
          <table:table-cell office:value-type="float" office:value="28719" table:style-name="ce7">
            <text:p>28,719<text:s/></text:p>
          </table:table-cell>
          <table:table-cell office:value-type="float" office:value="71893" table:style-name="ce7">
            <text:p>71,893<text:s/></text:p>
          </table:table-cell>
          <table:table-cell office:value-type="float" office:value="22828" table:style-name="ce7">
            <text:p>22,828<text:s/></text:p>
          </table:table-cell>
          <table:table-cell office:value-type="float" office:value="37059" table:style-name="ce7">
            <text:p>37,059<text:s/></text:p>
          </table:table-cell>
          <table:table-cell office:value-type="float" office:value="38566" table:style-name="ce7">
            <text:p>38,566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68416" table:style-name="ce7">
            <text:p>68,416<text:s/></text:p>
          </table:table-cell>
          <table:table-cell office:value-type="float" office:value="21332" table:style-name="ce7">
            <text:p>21,332<text:s/></text:p>
          </table:table-cell>
          <table:table-cell office:value-type="float" office:value="18041" table:style-name="ce7">
            <text:p>18,041<text:s/></text:p>
          </table:table-cell>
          <table:table-cell office:value-type="float" office:value="16404" table:style-name="ce7">
            <text:p>16,404<text:s/></text:p>
          </table:table-cell>
          <table:table-cell office:value-type="float" office:value="26673" table:style-name="ce7">
            <text:p>26,673<text:s/></text:p>
          </table:table-cell>
          <table:table-cell office:value-type="float" office:value="15023" table:style-name="ce7">
            <text:p>15,023<text:s/></text:p>
          </table:table-cell>
          <table:table-cell office:value-type="float" office:value="41864" table:style-name="ce7">
            <text:p>41,864<text:s/></text:p>
          </table:table-cell>
          <table:table-cell office:value-type="float" office:value="21972" table:style-name="ce7">
            <text:p>21,972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18426" table:style-name="ce7">
            <text:p>18,426<text:s/></text:p>
          </table:table-cell>
          <table:table-cell office:value-type="float" office:value="43670" table:style-name="ce7">
            <text:p>43,670<text:s/></text:p>
          </table:table-cell>
          <table:table-cell office:value-type="float" office:value="26072" table:style-name="ce7">
            <text:p>26,072<text:s/></text:p>
          </table:table-cell>
          <table:table-cell office:value-type="float" office:value="25555" table:style-name="ce7">
            <text:p>25,555<text:s/></text:p>
          </table:table-cell>
          <table:table-cell office:value-type="float" office:value="30174" table:style-name="ce7">
            <text:p>30,174<text:s/></text:p>
          </table:table-cell>
          <table:table-cell office:value-type="float" office:value="7089" table:style-name="ce7">
            <text:p>7,089<text:s/></text:p>
          </table:table-cell>
          <table:table-cell office:value-type="float" office:value="10970" table:style-name="ce7">
            <text:p>10,970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5635" table:style-name="ce7">
            <text:p>5,635<text:s/></text:p>
          </table:table-cell>
          <table:table-cell office:value-type="float" office:value="9222" table:style-name="ce7">
            <text:p>9,222<text:s/></text:p>
          </table:table-cell>
          <table:table-cell office:value-type="float" office:value="10796" table:style-name="ce7">
            <text:p>10,796<text:s/></text:p>
          </table:table-cell>
          <table:table-cell office:value-type="float" office:value="10838" table:style-name="ce7">
            <text:p>10,838<text:s/></text:p>
          </table:table-cell>
          <table:table-cell office:value-type="float" office:value="14627" table:style-name="ce7">
            <text:p>14,627<text:s/></text:p>
          </table:table-cell>
          <table:table-cell office:value-type="float" office:value="18326" table:style-name="ce7">
            <text:p>18,326<text:s/></text:p>
          </table:table-cell>
          <table:table-cell office:value-type="float" office:value="38257" table:style-name="ce7">
            <text:p>38,257<text:s/></text:p>
          </table:table-cell>
          <table:table-cell office:value-type="float" office:value="28158" table:style-name="ce7">
            <text:p>28,158<text:s/></text:p>
          </table:table-cell>
          <table:table-cell office:value-type="float" office:value="16424" table:style-name="ce7">
            <text:p>16,424<text:s/></text:p>
          </table:table-cell>
          <table:table-cell office:value-type="float" office:value="12634" table:style-name="ce7">
            <text:p>12,634<text:s/></text:p>
          </table:table-cell>
          <table:table-cell office:value-type="float" office:value="12781" table:style-name="ce7">
            <text:p>12,781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11121" table:style-name="ce7">
            <text:p>11,121<text:s/></text:p>
          </table:table-cell>
          <table:table-cell office:value-type="float" office:value="9824" table:style-name="ce7">
            <text:p>9,824<text:s/></text:p>
          </table:table-cell>
          <table:table-cell office:value-type="float" office:value="2170" table:style-name="ce7">
            <text:p>2,170<text:s/></text:p>
          </table:table-cell>
          <table:table-cell office:value-type="float" office:value="1517" table:style-name="ce7">
            <text:p>1,517<text:s/></text:p>
          </table:table-cell>
          <table:table-cell office:value-type="float" office:value="1866" table:style-name="ce7">
            <text:p>1,866<text:s/></text:p>
          </table:table-cell>
          <table:table-cell office:value-type="float" office:value="2411" table:style-name="ce7">
            <text:p>2,411<text:s/></text:p>
          </table:table-cell>
          <table:table-cell office:value-type="float" office:value="1299" table:style-name="ce7">
            <text:p>1,299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1180" table:style-name="ce7">
            <text:p>1,180<text:s/></text:p>
          </table:table-cell>
          <table:table-cell office:value-type="float" office:value="2280" table:style-name="ce7">
            <text:p>2,280<text:s/></text:p>
          </table:table-cell>
          <table:table-cell office:value-type="float" office:value="569" table:style-name="ce7">
            <text:p>569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1916" table:style-name="ce7">
            <text:p>1,916<text:s/></text:p>
          </table:table-cell>
          <table:table-cell table:number-columns-repeated="16264"/>
        </table:table-row>
        <table:table-row table:style-name="ro2">
          <table:table-cell office:value-type="date" office:date-value="2025-07-19T00:00:00" table:style-name="ce10">
            <text:p>2025/7/19</text:p>
          </table:table-cell>
          <table:table-cell office:value-type="float" office:value="4407" table:style-name="ce7">
            <text:p>4,407<text:s/></text:p>
          </table:table-cell>
          <table:table-cell office:value-type="float" office:value="8996" table:style-name="ce7">
            <text:p>8,996<text:s/></text:p>
          </table:table-cell>
          <table:table-cell office:value-type="float" office:value="26405" table:style-name="ce7">
            <text:p>26,405<text:s/></text:p>
          </table:table-cell>
          <table:table-cell office:value-type="float" office:value="47177" table:style-name="ce7">
            <text:p>47,177<text:s/></text:p>
          </table:table-cell>
          <table:table-cell office:value-type="float" office:value="17134" table:style-name="ce7">
            <text:p>17,134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7644" table:style-name="ce7">
            <text:p>7,644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2515" table:style-name="ce7">
            <text:p>2,515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1677" table:style-name="ce7">
            <text:p>1,677<text:s/></text:p>
          </table:table-cell>
          <table:table-cell office:value-type="float" office:value="2784" table:style-name="ce7">
            <text:p>2,784<text:s/></text:p>
          </table:table-cell>
          <table:table-cell office:value-type="float" office:value="6590" table:style-name="ce7">
            <text:p>6,590<text:s/></text:p>
          </table:table-cell>
          <table:table-cell office:value-type="float" office:value="5884" table:style-name="ce7">
            <text:p>5,884<text:s/></text:p>
          </table:table-cell>
          <table:table-cell office:value-type="float" office:value="9698" table:style-name="ce7">
            <text:p>9,698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3964" table:style-name="ce7">
            <text:p>3,964<text:s/></text:p>
          </table:table-cell>
          <table:table-cell office:value-type="float" office:value="8834" table:style-name="ce7">
            <text:p>8,834<text:s/></text:p>
          </table:table-cell>
          <table:table-cell office:value-type="float" office:value="2944" table:style-name="ce7">
            <text:p>2,944<text:s/></text:p>
          </table:table-cell>
          <table:table-cell office:value-type="float" office:value="6047" table:style-name="ce7">
            <text:p>6,047<text:s/></text:p>
          </table:table-cell>
          <table:table-cell office:value-type="float" office:value="6348" table:style-name="ce7">
            <text:p>6,348<text:s/></text:p>
          </table:table-cell>
          <table:table-cell office:value-type="float" office:value="6313" table:style-name="ce7">
            <text:p>6,313<text:s/></text:p>
          </table:table-cell>
          <table:table-cell office:value-type="float" office:value="30155" table:style-name="ce7">
            <text:p>30,155<text:s/></text:p>
          </table:table-cell>
          <table:table-cell office:value-type="float" office:value="2984" table:style-name="ce7">
            <text:p>2,984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14959" table:style-name="ce7">
            <text:p>14,959<text:s/></text:p>
          </table:table-cell>
          <table:table-cell office:value-type="float" office:value="12118" table:style-name="ce7">
            <text:p>12,118<text:s/></text:p>
          </table:table-cell>
          <table:table-cell office:value-type="float" office:value="8557" table:style-name="ce7">
            <text:p>8,557<text:s/></text:p>
          </table:table-cell>
          <table:table-cell office:value-type="float" office:value="21075" table:style-name="ce7">
            <text:p>21,075<text:s/></text:p>
          </table:table-cell>
          <table:table-cell office:value-type="float" office:value="13143" table:style-name="ce7">
            <text:p>13,143<text:s/></text:p>
          </table:table-cell>
          <table:table-cell office:value-type="float" office:value="25087" table:style-name="ce7">
            <text:p>25,087<text:s/></text:p>
          </table:table-cell>
          <table:table-cell office:value-type="float" office:value="21925" table:style-name="ce7">
            <text:p>21,925<text:s/></text:p>
          </table:table-cell>
          <table:table-cell office:value-type="float" office:value="4427" table:style-name="ce7">
            <text:p>4,427<text:s/></text:p>
          </table:table-cell>
          <table:table-cell office:value-type="float" office:value="27437" table:style-name="ce7">
            <text:p>27,437<text:s/></text:p>
          </table:table-cell>
          <table:table-cell office:value-type="float" office:value="19038" table:style-name="ce7">
            <text:p>19,038<text:s/></text:p>
          </table:table-cell>
          <table:table-cell office:value-type="float" office:value="17281" table:style-name="ce7">
            <text:p>17,281<text:s/></text:p>
          </table:table-cell>
          <table:table-cell office:value-type="float" office:value="15832" table:style-name="ce7">
            <text:p>15,832<text:s/></text:p>
          </table:table-cell>
          <table:table-cell office:value-type="float" office:value="12081" table:style-name="ce7">
            <text:p>12,081<text:s/></text:p>
          </table:table-cell>
          <table:table-cell office:value-type="float" office:value="168155" table:style-name="ce7">
            <text:p>168,155<text:s/></text:p>
          </table:table-cell>
          <table:table-cell office:value-type="float" office:value="55641" table:style-name="ce7">
            <text:p>55,641<text:s/></text:p>
          </table:table-cell>
          <table:table-cell office:value-type="float" office:value="18284" table:style-name="ce7">
            <text:p>18,284<text:s/></text:p>
          </table:table-cell>
          <table:table-cell office:value-type="float" office:value="18612" table:style-name="ce7">
            <text:p>18,612<text:s/></text:p>
          </table:table-cell>
          <table:table-cell office:value-type="float" office:value="30591" table:style-name="ce7">
            <text:p>30,591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3970" table:style-name="ce7">
            <text:p>23,970<text:s/></text:p>
          </table:table-cell>
          <table:table-cell office:value-type="float" office:value="18553" table:style-name="ce7">
            <text:p>18,553<text:s/></text:p>
          </table:table-cell>
          <table:table-cell office:value-type="float" office:value="8868" table:style-name="ce7">
            <text:p>8,868<text:s/></text:p>
          </table:table-cell>
          <table:table-cell office:value-type="float" office:value="19095" table:style-name="ce7">
            <text:p>19,095<text:s/></text:p>
          </table:table-cell>
          <table:table-cell office:value-type="float" office:value="6109" table:style-name="ce7">
            <text:p>6,109<text:s/></text:p>
          </table:table-cell>
          <table:table-cell office:value-type="float" office:value="5976" table:style-name="ce7">
            <text:p>5,976<text:s/></text:p>
          </table:table-cell>
          <table:table-cell office:value-type="float" office:value="13729" table:style-name="ce7">
            <text:p>13,729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3169" table:style-name="ce7">
            <text:p>3,169<text:s/></text:p>
          </table:table-cell>
          <table:table-cell office:value-type="float" office:value="1713" table:style-name="ce7">
            <text:p>1,713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26565" table:style-name="ce7">
            <text:p>26,565<text:s/></text:p>
          </table:table-cell>
          <table:table-cell office:value-type="float" office:value="6255" table:style-name="ce7">
            <text:p>6,255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6470" table:style-name="ce7">
            <text:p>6,470<text:s/></text:p>
          </table:table-cell>
          <table:table-cell office:value-type="float" office:value="17510" table:style-name="ce7">
            <text:p>17,510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27586" table:style-name="ce7">
            <text:p>27,586<text:s/></text:p>
          </table:table-cell>
          <table:table-cell office:value-type="float" office:value="39046" table:style-name="ce7">
            <text:p>39,046<text:s/></text:p>
          </table:table-cell>
          <table:table-cell office:value-type="float" office:value="31331" table:style-name="ce7">
            <text:p>31,331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6129" table:style-name="ce7">
            <text:p>26,129<text:s/></text:p>
          </table:table-cell>
          <table:table-cell office:value-type="float" office:value="72687" table:style-name="ce7">
            <text:p>72,687<text:s/></text:p>
          </table:table-cell>
          <table:table-cell office:value-type="float" office:value="17265" table:style-name="ce7">
            <text:p>17,265<text:s/></text:p>
          </table:table-cell>
          <table:table-cell office:value-type="float" office:value="36507" table:style-name="ce7">
            <text:p>36,507<text:s/></text:p>
          </table:table-cell>
          <table:table-cell office:value-type="float" office:value="31109" table:style-name="ce7">
            <text:p>31,109<text:s/></text:p>
          </table:table-cell>
          <table:table-cell office:value-type="float" office:value="41388" table:style-name="ce7">
            <text:p>41,388<text:s/></text:p>
          </table:table-cell>
          <table:table-cell office:value-type="float" office:value="57148" table:style-name="ce7">
            <text:p>57,148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9917" table:style-name="ce7">
            <text:p>9,917<text:s/></text:p>
          </table:table-cell>
          <table:table-cell office:value-type="float" office:value="21390" table:style-name="ce7">
            <text:p>21,390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38031" table:style-name="ce7">
            <text:p>38,031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21490" table:style-name="ce7">
            <text:p>21,490<text:s/></text:p>
          </table:table-cell>
          <table:table-cell office:value-type="float" office:value="17503" table:style-name="ce7">
            <text:p>17,503<text:s/></text:p>
          </table:table-cell>
          <table:table-cell office:value-type="float" office:value="14447" table:style-name="ce7">
            <text:p>14,447<text:s/></text:p>
          </table:table-cell>
          <table:table-cell office:value-type="float" office:value="18045" table:style-name="ce7">
            <text:p>18,045<text:s/></text:p>
          </table:table-cell>
          <table:table-cell office:value-type="float" office:value="5193" table:style-name="ce7">
            <text:p>5,193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3840" table:style-name="ce7">
            <text:p>3,840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8158" table:style-name="ce7">
            <text:p>8,158<text:s/></text:p>
          </table:table-cell>
          <table:table-cell office:value-type="float" office:value="9402" table:style-name="ce7">
            <text:p>9,402<text:s/></text:p>
          </table:table-cell>
          <table:table-cell office:value-type="float" office:value="11889" table:style-name="ce7">
            <text:p>11,889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18758" table:style-name="ce7">
            <text:p>18,758<text:s/></text:p>
          </table:table-cell>
          <table:table-cell office:value-type="float" office:value="23157" table:style-name="ce7">
            <text:p>23,157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8888" table:style-name="ce7">
            <text:p>8,888<text:s/></text:p>
          </table:table-cell>
          <table:table-cell office:value-type="float" office:value="9972" table:style-name="ce7">
            <text:p>9,972<text:s/></text:p>
          </table:table-cell>
          <table:table-cell office:value-type="float" office:value="10115" table:style-name="ce7">
            <text:p>10,115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7579" table:style-name="ce7">
            <text:p>7,579<text:s/></text:p>
          </table:table-cell>
          <table:table-cell office:value-type="float" office:value="7334" table:style-name="ce7">
            <text:p>7,334<text:s/></text:p>
          </table:table-cell>
          <table:table-cell office:value-type="float" office:value="1507" table:style-name="ce7">
            <text:p>1,507<text:s/></text:p>
          </table:table-cell>
          <table:table-cell office:value-type="float" office:value="1247" table:style-name="ce7">
            <text:p>1,247<text:s/></text:p>
          </table:table-cell>
          <table:table-cell office:value-type="float" office:value="1437" table:style-name="ce7">
            <text:p>1,437<text:s/></text:p>
          </table:table-cell>
          <table:table-cell office:value-type="float" office:value="2083" table:style-name="ce7">
            <text:p>2,083<text:s/></text:p>
          </table:table-cell>
          <table:table-cell office:value-type="float" office:value="440" table:style-name="ce7">
            <text:p>440<text:s/></text:p>
          </table:table-cell>
          <table:table-cell office:value-type="float" office:value="641" table:style-name="ce7">
            <text:p>641<text:s/></text:p>
          </table:table-cell>
          <table:table-cell office:value-type="float" office:value="949" table:style-name="ce7">
            <text:p>949<text:s/></text:p>
          </table:table-cell>
          <table:table-cell office:value-type="float" office:value="2239" table:style-name="ce7">
            <text:p>2,239<text:s/></text:p>
          </table:table-cell>
          <table:table-cell office:value-type="float" office:value="498" table:style-name="ce7">
            <text:p>498<text:s/></text:p>
          </table:table-cell>
          <table:table-cell office:value-type="float" office:value="1539" table:style-name="ce7">
            <text:p>1,539<text:s/></text:p>
          </table:table-cell>
          <table:table-cell office:value-type="float" office:value="1391" table:style-name="ce7">
            <text:p>1,391<text:s/></text:p>
          </table:table-cell>
          <table:table-cell table:number-columns-repeated="16264"/>
        </table:table-row>
        <table:table-row table:style-name="ro2">
          <table:table-cell office:value-type="date" office:date-value="2025-07-20T00:00:00" table:style-name="ce10">
            <text:p>2025/7/20</text:p>
          </table:table-cell>
          <table:table-cell office:value-type="float" office:value="4893" table:style-name="ce7">
            <text:p>4,893<text:s/></text:p>
          </table:table-cell>
          <table:table-cell office:value-type="float" office:value="7169" table:style-name="ce7">
            <text:p>7,169<text:s/></text:p>
          </table:table-cell>
          <table:table-cell office:value-type="float" office:value="21495" table:style-name="ce7">
            <text:p>21,495<text:s/></text:p>
          </table:table-cell>
          <table:table-cell office:value-type="float" office:value="38252" table:style-name="ce7">
            <text:p>38,252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6111" table:style-name="ce7">
            <text:p>6,111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2141" table:style-name="ce7">
            <text:p>2,141<text:s/></text:p>
          </table:table-cell>
          <table:table-cell office:value-type="float" office:value="5164" table:style-name="ce7">
            <text:p>5,164<text:s/></text:p>
          </table:table-cell>
          <table:table-cell office:value-type="float" office:value="1603" table:style-name="ce7">
            <text:p>1,603<text:s/></text:p>
          </table:table-cell>
          <table:table-cell office:value-type="float" office:value="2582" table:style-name="ce7">
            <text:p>2,582<text:s/></text:p>
          </table:table-cell>
          <table:table-cell office:value-type="float" office:value="5311" table:style-name="ce7">
            <text:p>5,311<text:s/>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3932" table:style-name="ce7">
            <text:p>3,932<text:s/></text:p>
          </table:table-cell>
          <table:table-cell office:value-type="float" office:value="5799" table:style-name="ce7">
            <text:p>5,799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7519" table:style-name="ce7">
            <text:p>7,519<text:s/></text:p>
          </table:table-cell>
          <table:table-cell office:value-type="float" office:value="2698" table:style-name="ce7">
            <text:p>2,698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5371" table:style-name="ce7">
            <text:p>5,371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24758" table:style-name="ce7">
            <text:p>24,758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7852" table:style-name="ce7">
            <text:p>7,852<text:s/></text:p>
          </table:table-cell>
          <table:table-cell office:value-type="float" office:value="10537" table:style-name="ce7">
            <text:p>10,537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11718" table:style-name="ce7">
            <text:p>11,718<text:s/></text:p>
          </table:table-cell>
          <table:table-cell office:value-type="float" office:value="7707" table:style-name="ce7">
            <text:p>7,707<text:s/></text:p>
          </table:table-cell>
          <table:table-cell office:value-type="float" office:value="20562" table:style-name="ce7">
            <text:p>20,562<text:s/></text:p>
          </table:table-cell>
          <table:table-cell office:value-type="float" office:value="11759" table:style-name="ce7">
            <text:p>11,759<text:s/></text:p>
          </table:table-cell>
          <table:table-cell office:value-type="float" office:value="19562" table:style-name="ce7">
            <text:p>19,562<text:s/></text:p>
          </table:table-cell>
          <table:table-cell office:value-type="float" office:value="19031" table:style-name="ce7">
            <text:p>19,031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15787" table:style-name="ce7">
            <text:p>15,787<text:s/></text:p>
          </table:table-cell>
          <table:table-cell office:value-type="float" office:value="14859" table:style-name="ce7">
            <text:p>14,859<text:s/></text:p>
          </table:table-cell>
          <table:table-cell office:value-type="float" office:value="13655" table:style-name="ce7">
            <text:p>13,655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161746" table:style-name="ce7">
            <text:p>161,746<text:s/></text:p>
          </table:table-cell>
          <table:table-cell office:value-type="float" office:value="48535" table:style-name="ce7">
            <text:p>48,535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16989" table:style-name="ce7">
            <text:p>16,989<text:s/></text:p>
          </table:table-cell>
          <table:table-cell office:value-type="float" office:value="27127" table:style-name="ce7">
            <text:p>27,127<text:s/></text:p>
          </table:table-cell>
          <table:table-cell office:value-type="float" office:value="22230" table:style-name="ce7">
            <text:p>22,230<text:s/></text:p>
          </table:table-cell>
          <table:table-cell office:value-type="float" office:value="20577" table:style-name="ce7">
            <text:p>20,577<text:s/></text:p>
          </table:table-cell>
          <table:table-cell office:value-type="float" office:value="16090" table:style-name="ce7">
            <text:p>16,090<text:s/></text:p>
          </table:table-cell>
          <table:table-cell office:value-type="float" office:value="7191" table:style-name="ce7">
            <text:p>7,191<text:s/></text:p>
          </table:table-cell>
          <table:table-cell office:value-type="float" office:value="15619" table:style-name="ce7">
            <text:p>15,619<text:s/></text:p>
          </table:table-cell>
          <table:table-cell office:value-type="float" office:value="5255" table:style-name="ce7">
            <text:p>5,255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12643" table:style-name="ce7">
            <text:p>12,643<text:s/></text:p>
          </table:table-cell>
          <table:table-cell office:value-type="float" office:value="4547" table:style-name="ce7">
            <text:p>4,547<text:s/></text:p>
          </table:table-cell>
          <table:table-cell office:value-type="float" office:value="2652" table:style-name="ce7">
            <text:p>2,652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6457" table:style-name="ce7">
            <text:p>6,457<text:s/></text:p>
          </table:table-cell>
          <table:table-cell office:value-type="float" office:value="6324" table:style-name="ce7">
            <text:p>6,324<text:s/></text:p>
          </table:table-cell>
          <table:table-cell office:value-type="float" office:value="8916" table:style-name="ce7">
            <text:p>8,916<text:s/></text:p>
          </table:table-cell>
          <table:table-cell office:value-type="float" office:value="27998" table:style-name="ce7">
            <text:p>27,998<text:s/></text:p>
          </table:table-cell>
          <table:table-cell office:value-type="float" office:value="5723" table:style-name="ce7">
            <text:p>5,723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5770" table:style-name="ce7">
            <text:p>5,770<text:s/></text:p>
          </table:table-cell>
          <table:table-cell office:value-type="float" office:value="14896" table:style-name="ce7">
            <text:p>14,896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23258" table:style-name="ce7">
            <text:p>23,258<text:s/></text:p>
          </table:table-cell>
          <table:table-cell office:value-type="float" office:value="35402" table:style-name="ce7">
            <text:p>35,402<text:s/></text:p>
          </table:table-cell>
          <table:table-cell office:value-type="float" office:value="26024" table:style-name="ce7">
            <text:p>26,024<text:s/></text:p>
          </table:table-cell>
          <table:table-cell office:value-type="float" office:value="19513" table:style-name="ce7">
            <text:p>19,513<text:s/></text:p>
          </table:table-cell>
          <table:table-cell office:value-type="float" office:value="24344" table:style-name="ce7">
            <text:p>24,344<text:s/></text:p>
          </table:table-cell>
          <table:table-cell office:value-type="float" office:value="66769" table:style-name="ce7">
            <text:p>66,769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30760" table:style-name="ce7">
            <text:p>30,760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38632" table:style-name="ce7">
            <text:p>38,632<text:s/></text:p>
          </table:table-cell>
          <table:table-cell office:value-type="float" office:value="50915" table:style-name="ce7">
            <text:p>50,915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11753" table:style-name="ce7">
            <text:p>11,753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20212" table:style-name="ce7">
            <text:p>20,212<text:s/></text:p>
          </table:table-cell>
          <table:table-cell office:value-type="float" office:value="8647" table:style-name="ce7">
            <text:p>8,647<text:s/></text:p>
          </table:table-cell>
          <table:table-cell office:value-type="float" office:value="36188" table:style-name="ce7">
            <text:p>36,188<text:s/></text:p>
          </table:table-cell>
          <table:table-cell office:value-type="float" office:value="10785" table:style-name="ce7">
            <text:p>10,785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16706" table:style-name="ce7">
            <text:p>16,706<text:s/></text:p>
          </table:table-cell>
          <table:table-cell office:value-type="float" office:value="15050" table:style-name="ce7">
            <text:p>15,050<text:s/></text:p>
          </table:table-cell>
          <table:table-cell office:value-type="float" office:value="11477" table:style-name="ce7">
            <text:p>11,477<text:s/></text:p>
          </table:table-cell>
          <table:table-cell office:value-type="float" office:value="16620" table:style-name="ce7">
            <text:p>16,620<text:s/></text:p>
          </table:table-cell>
          <table:table-cell office:value-type="float" office:value="4194" table:style-name="ce7">
            <text:p>4,194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3081" table:style-name="ce7">
            <text:p>3,081<text:s/></text:p>
          </table:table-cell>
          <table:table-cell office:value-type="float" office:value="2030" table:style-name="ce7">
            <text:p>2,030<text:s/></text:p>
          </table:table-cell>
          <table:table-cell office:value-type="float" office:value="6274" table:style-name="ce7">
            <text:p>6,274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8305" table:style-name="ce7">
            <text:p>8,305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5583" table:style-name="ce7">
            <text:p>15,583<text:s/></text:p>
          </table:table-cell>
          <table:table-cell office:value-type="float" office:value="20074" table:style-name="ce7">
            <text:p>20,074<text:s/></text:p>
          </table:table-cell>
          <table:table-cell office:value-type="float" office:value="9669" table:style-name="ce7">
            <text:p>9,669<text:s/></text:p>
          </table:table-cell>
          <table:table-cell office:value-type="float" office:value="7580" table:style-name="ce7">
            <text:p>7,580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8588" table:style-name="ce7">
            <text:p>8,588<text:s/></text:p>
          </table:table-cell>
          <table:table-cell office:value-type="float" office:value="6321" table:style-name="ce7">
            <text:p>6,321<text:s/></text:p>
          </table:table-cell>
          <table:table-cell office:value-type="float" office:value="5983" table:style-name="ce7">
            <text:p>5,983<text:s/></text:p>
          </table:table-cell>
          <table:table-cell office:value-type="float" office:value="1311" table:style-name="ce7">
            <text:p>1,311<text:s/></text:p>
          </table:table-cell>
          <table:table-cell office:value-type="float" office:value="956" table:style-name="ce7">
            <text:p>956<text:s/></text:p>
          </table:table-cell>
          <table:table-cell office:value-type="float" office:value="1261" table:style-name="ce7">
            <text:p>1,261<text:s/></text:p>
          </table:table-cell>
          <table:table-cell office:value-type="float" office:value="1674" table:style-name="ce7">
            <text:p>1,674<text:s/></text:p>
          </table:table-cell>
          <table:table-cell office:value-type="float" office:value="387" table:style-name="ce7">
            <text:p>387<text:s/></text:p>
          </table:table-cell>
          <table:table-cell office:value-type="float" office:value="529" table:style-name="ce7">
            <text:p>529<text:s/></text:p>
          </table:table-cell>
          <table:table-cell office:value-type="float" office:value="740" table:style-name="ce7">
            <text:p>740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432" table:style-name="ce7">
            <text:p>432<text:s/></text:p>
          </table:table-cell>
          <table:table-cell office:value-type="float" office:value="1269" table:style-name="ce7">
            <text:p>1,269<text:s/></text:p>
          </table:table-cell>
          <table:table-cell office:value-type="float" office:value="987" table:style-name="ce7">
            <text:p>987<text:s/></text:p>
          </table:table-cell>
          <table:table-cell table:number-columns-repeated="16264"/>
        </table:table-row>
        <table:table-row table:style-name="ro2">
          <table:table-cell office:value-type="date" office:date-value="2025-07-21T00:00:00" table:style-name="ce10">
            <text:p>2025/7/21</text:p>
          </table:table-cell>
          <table:table-cell office:value-type="float" office:value="5502" table:style-name="ce7">
            <text:p>5,502<text:s/></text:p>
          </table:table-cell>
          <table:table-cell office:value-type="float" office:value="13443" table:style-name="ce7">
            <text:p>13,443<text:s/></text:p>
          </table:table-cell>
          <table:table-cell office:value-type="float" office:value="44420" table:style-name="ce7">
            <text:p>44,420<text:s/></text:p>
          </table:table-cell>
          <table:table-cell office:value-type="float" office:value="42120" table:style-name="ce7">
            <text:p>42,120<text:s/></text:p>
          </table:table-cell>
          <table:table-cell office:value-type="float" office:value="23573" table:style-name="ce7">
            <text:p>23,573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10750" table:style-name="ce7">
            <text:p>10,750<text:s/></text:p>
          </table:table-cell>
          <table:table-cell office:value-type="float" office:value="4447" table:style-name="ce7">
            <text:p>4,447<text:s/></text:p>
          </table:table-cell>
          <table:table-cell office:value-type="float" office:value="3645" table:style-name="ce7">
            <text:p>3,645<text:s/></text:p>
          </table:table-cell>
          <table:table-cell office:value-type="float" office:value="10855" table:style-name="ce7">
            <text:p>10,855<text:s/></text:p>
          </table:table-cell>
          <table:table-cell office:value-type="float" office:value="2507" table:style-name="ce7">
            <text:p>2,507<text:s/>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3988" table:style-name="ce7">
            <text:p>3,988<text:s/></text:p>
          </table:table-cell>
          <table:table-cell office:value-type="float" office:value="8043" table:style-name="ce7">
            <text:p>8,043<text:s/></text:p>
          </table:table-cell>
          <table:table-cell office:value-type="float" office:value="10524" table:style-name="ce7">
            <text:p>10,524<text:s/></text:p>
          </table:table-cell>
          <table:table-cell office:value-type="float" office:value="15497" table:style-name="ce7">
            <text:p>15,497<text:s/></text:p>
          </table:table-cell>
          <table:table-cell office:value-type="float" office:value="18218" table:style-name="ce7">
            <text:p>18,218<text:s/></text:p>
          </table:table-cell>
          <table:table-cell office:value-type="float" office:value="5446" table:style-name="ce7">
            <text:p>5,446<text:s/></text:p>
          </table:table-cell>
          <table:table-cell office:value-type="float" office:value="10173" table:style-name="ce7">
            <text:p>10,173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8273" table:style-name="ce7">
            <text:p>8,273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33511" table:style-name="ce7">
            <text:p>33,511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11229" table:style-name="ce7">
            <text:p>11,229<text:s/></text:p>
          </table:table-cell>
          <table:table-cell office:value-type="float" office:value="12007" table:style-name="ce7">
            <text:p>12,007<text:s/></text:p>
          </table:table-cell>
          <table:table-cell office:value-type="float" office:value="14728" table:style-name="ce7">
            <text:p>14,728<text:s/></text:p>
          </table:table-cell>
          <table:table-cell office:value-type="float" office:value="20897" table:style-name="ce7">
            <text:p>20,897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9910" table:style-name="ce7">
            <text:p>9,910<text:s/></text:p>
          </table:table-cell>
          <table:table-cell office:value-type="float" office:value="23521" table:style-name="ce7">
            <text:p>23,521<text:s/></text:p>
          </table:table-cell>
          <table:table-cell office:value-type="float" office:value="14989" table:style-name="ce7">
            <text:p>14,989<text:s/></text:p>
          </table:table-cell>
          <table:table-cell office:value-type="float" office:value="31781" table:style-name="ce7">
            <text:p>31,781<text:s/></text:p>
          </table:table-cell>
          <table:table-cell office:value-type="float" office:value="24185" table:style-name="ce7">
            <text:p>24,185<text:s/></text:p>
          </table:table-cell>
          <table:table-cell office:value-type="float" office:value="9849" table:style-name="ce7">
            <text:p>9,849<text:s/></text:p>
          </table:table-cell>
          <table:table-cell office:value-type="float" office:value="32197" table:style-name="ce7">
            <text:p>32,197<text:s/></text:p>
          </table:table-cell>
          <table:table-cell office:value-type="float" office:value="23752" table:style-name="ce7">
            <text:p>23,752<text:s/></text:p>
          </table:table-cell>
          <table:table-cell office:value-type="float" office:value="23058" table:style-name="ce7">
            <text:p>23,058<text:s/></text:p>
          </table:table-cell>
          <table:table-cell office:value-type="float" office:value="19624" table:style-name="ce7">
            <text:p>19,624<text:s/></text:p>
          </table:table-cell>
          <table:table-cell office:value-type="float" office:value="24455" table:style-name="ce7">
            <text:p>24,455<text:s/></text:p>
          </table:table-cell>
          <table:table-cell office:value-type="float" office:value="144976" table:style-name="ce7">
            <text:p>144,976<text:s/></text:p>
          </table:table-cell>
          <table:table-cell office:value-type="float" office:value="45645" table:style-name="ce7">
            <text:p>45,645<text:s/></text:p>
          </table:table-cell>
          <table:table-cell office:value-type="float" office:value="21881" table:style-name="ce7">
            <text:p>21,881<text:s/></text:p>
          </table:table-cell>
          <table:table-cell office:value-type="float" office:value="23813" table:style-name="ce7">
            <text:p>23,813<text:s/></text:p>
          </table:table-cell>
          <table:table-cell office:value-type="float" office:value="21931" table:style-name="ce7">
            <text:p>21,931<text:s/></text:p>
          </table:table-cell>
          <table:table-cell office:value-type="float" office:value="21606" table:style-name="ce7">
            <text:p>21,606<text:s/></text:p>
          </table:table-cell>
          <table:table-cell office:value-type="float" office:value="23390" table:style-name="ce7">
            <text:p>23,390<text:s/></text:p>
          </table:table-cell>
          <table:table-cell office:value-type="float" office:value="21346" table:style-name="ce7">
            <text:p>21,346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28256" table:style-name="ce7">
            <text:p>28,256<text:s/></text:p>
          </table:table-cell>
          <table:table-cell office:value-type="float" office:value="7043" table:style-name="ce7">
            <text:p>7,043<text:s/></text:p>
          </table:table-cell>
          <table:table-cell office:value-type="float" office:value="9028" table:style-name="ce7">
            <text:p>9,028<text:s/></text:p>
          </table:table-cell>
          <table:table-cell office:value-type="float" office:value="15015" table:style-name="ce7">
            <text:p>15,015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3185" table:style-name="ce7">
            <text:p>3,185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12950" table:style-name="ce7">
            <text:p>12,950<text:s/></text:p>
          </table:table-cell>
          <table:table-cell office:value-type="float" office:value="27554" table:style-name="ce7">
            <text:p>27,554<text:s/></text:p>
          </table:table-cell>
          <table:table-cell office:value-type="float" office:value="10281" table:style-name="ce7">
            <text:p>10,281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8821" table:style-name="ce7">
            <text:p>8,821<text:s/></text:p>
          </table:table-cell>
          <table:table-cell office:value-type="float" office:value="21865" table:style-name="ce7">
            <text:p>21,865<text:s/></text:p>
          </table:table-cell>
          <table:table-cell office:value-type="float" office:value="26016" table:style-name="ce7">
            <text:p>26,016<text:s/></text:p>
          </table:table-cell>
          <table:table-cell office:value-type="float" office:value="28599" table:style-name="ce7">
            <text:p>28,599<text:s/></text:p>
          </table:table-cell>
          <table:table-cell office:value-type="float" office:value="38011" table:style-name="ce7">
            <text:p>38,011<text:s/></text:p>
          </table:table-cell>
          <table:table-cell office:value-type="float" office:value="37742" table:style-name="ce7">
            <text:p>37,742<text:s/></text:p>
          </table:table-cell>
          <table:table-cell office:value-type="float" office:value="27934" table:style-name="ce7">
            <text:p>27,934<text:s/></text:p>
          </table:table-cell>
          <table:table-cell office:value-type="float" office:value="25678" table:style-name="ce7">
            <text:p>25,678<text:s/></text:p>
          </table:table-cell>
          <table:table-cell office:value-type="float" office:value="61751" table:style-name="ce7">
            <text:p>61,751<text:s/></text:p>
          </table:table-cell>
          <table:table-cell office:value-type="float" office:value="21116" table:style-name="ce7">
            <text:p>21,116<text:s/></text:p>
          </table:table-cell>
          <table:table-cell office:value-type="float" office:value="34059" table:style-name="ce7">
            <text:p>34,059<text:s/></text:p>
          </table:table-cell>
          <table:table-cell office:value-type="float" office:value="32810" table:style-name="ce7">
            <text:p>32,810<text:s/></text:p>
          </table:table-cell>
          <table:table-cell office:value-type="float" office:value="23570" table:style-name="ce7">
            <text:p>23,570<text:s/></text:p>
          </table:table-cell>
          <table:table-cell office:value-type="float" office:value="59181" table:style-name="ce7">
            <text:p>59,181<text:s/></text:p>
          </table:table-cell>
          <table:table-cell office:value-type="float" office:value="19178" table:style-name="ce7">
            <text:p>19,178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15218" table:style-name="ce7">
            <text:p>15,218<text:s/></text:p>
          </table:table-cell>
          <table:table-cell office:value-type="float" office:value="23358" table:style-name="ce7">
            <text:p>23,358<text:s/></text:p>
          </table:table-cell>
          <table:table-cell office:value-type="float" office:value="13713" table:style-name="ce7">
            <text:p>13,713<text:s/></text:p>
          </table:table-cell>
          <table:table-cell office:value-type="float" office:value="37296" table:style-name="ce7">
            <text:p>37,296<text:s/></text:p>
          </table:table-cell>
          <table:table-cell office:value-type="float" office:value="19541" table:style-name="ce7">
            <text:p>19,541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16607" table:style-name="ce7">
            <text:p>16,607<text:s/></text:p>
          </table:table-cell>
          <table:table-cell office:value-type="float" office:value="41596" table:style-name="ce7">
            <text:p>41,596<text:s/></text:p>
          </table:table-cell>
          <table:table-cell office:value-type="float" office:value="21437" table:style-name="ce7">
            <text:p>21,437<text:s/></text:p>
          </table:table-cell>
          <table:table-cell office:value-type="float" office:value="24907" table:style-name="ce7">
            <text:p>24,907<text:s/></text:p>
          </table:table-cell>
          <table:table-cell office:value-type="float" office:value="26828" table:style-name="ce7">
            <text:p>26,828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5518" table:style-name="ce7">
            <text:p>5,518<text:s/></text:p>
          </table:table-cell>
          <table:table-cell office:value-type="float" office:value="8745" table:style-name="ce7">
            <text:p>8,745<text:s/></text:p>
          </table:table-cell>
          <table:table-cell office:value-type="float" office:value="10279" table:style-name="ce7">
            <text:p>10,279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12792" table:style-name="ce7">
            <text:p>12,792<text:s/></text:p>
          </table:table-cell>
          <table:table-cell office:value-type="float" office:value="17175" table:style-name="ce7">
            <text:p>17,175<text:s/></text:p>
          </table:table-cell>
          <table:table-cell office:value-type="float" office:value="28676" table:style-name="ce7">
            <text:p>28,676<text:s/></text:p>
          </table:table-cell>
          <table:table-cell office:value-type="float" office:value="25064" table:style-name="ce7">
            <text:p>25,064<text:s/></text:p>
          </table:table-cell>
          <table:table-cell office:value-type="float" office:value="15313" table:style-name="ce7">
            <text:p>15,313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11775" table:style-name="ce7">
            <text:p>11,775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2165" table:style-name="ce7">
            <text:p>2,165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1777" table:style-name="ce7">
            <text:p>1,777<text:s/></text:p>
          </table:table-cell>
          <table:table-cell office:value-type="float" office:value="2414" table:style-name="ce7">
            <text:p>2,414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1811" table:style-name="ce7">
            <text:p>1,811<text:s/></text:p>
          </table:table-cell>
          <table:table-cell office:value-type="float" office:value="1209" table:style-name="ce7">
            <text:p>1,209<text:s/></text:p>
          </table:table-cell>
          <table:table-cell office:value-type="float" office:value="1895" table:style-name="ce7">
            <text:p>1,895<text:s/></text:p>
          </table:table-cell>
          <table:table-cell office:value-type="float" office:value="472" table:style-name="ce7">
            <text:p>472<text:s/></text:p>
          </table:table-cell>
          <table:table-cell office:value-type="float" office:value="2068" table:style-name="ce7">
            <text:p>2,068<text:s/></text:p>
          </table:table-cell>
          <table:table-cell office:value-type="float" office:value="1796" table:style-name="ce7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5-07-22T00:00:00" table:style-name="ce10">
            <text:p>2025/7/22</text:p>
          </table:table-cell>
          <table:table-cell office:value-type="float" office:value="5402" table:style-name="ce7">
            <text:p>5,402<text:s/></text:p>
          </table:table-cell>
          <table:table-cell office:value-type="float" office:value="13918" table:style-name="ce7">
            <text:p>13,918<text:s/></text:p>
          </table:table-cell>
          <table:table-cell office:value-type="float" office:value="46101" table:style-name="ce7">
            <text:p>46,101<text:s/></text:p>
          </table:table-cell>
          <table:table-cell office:value-type="float" office:value="45450" table:style-name="ce7">
            <text:p>45,450<text:s/></text:p>
          </table:table-cell>
          <table:table-cell office:value-type="float" office:value="24934" table:style-name="ce7">
            <text:p>24,934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11169" table:style-name="ce7">
            <text:p>11,169<text:s/></text:p>
          </table:table-cell>
          <table:table-cell office:value-type="float" office:value="4271" table:style-name="ce7">
            <text:p>4,271<text:s/></text:p>
          </table:table-cell>
          <table:table-cell office:value-type="float" office:value="3787" table:style-name="ce7">
            <text:p>3,787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2797" table:style-name="ce7">
            <text:p>2,797<text:s/></text:p>
          </table:table-cell>
          <table:table-cell office:value-type="float" office:value="3768" table:style-name="ce7">
            <text:p>3,768<text:s/></text:p>
          </table:table-cell>
          <table:table-cell office:value-type="float" office:value="5784" table:style-name="ce7">
            <text:p>5,784<text:s/></text:p>
          </table:table-cell>
          <table:table-cell office:value-type="float" office:value="8478" table:style-name="ce7">
            <text:p>8,478<text:s/></text:p>
          </table:table-cell>
          <table:table-cell office:value-type="float" office:value="11453" table:style-name="ce7">
            <text:p>11,453<text:s/></text:p>
          </table:table-cell>
          <table:table-cell office:value-type="float" office:value="15823" table:style-name="ce7">
            <text:p>15,823<text:s/></text:p>
          </table:table-cell>
          <table:table-cell office:value-type="float" office:value="19119" table:style-name="ce7">
            <text:p>19,119<text:s/></text:p>
          </table:table-cell>
          <table:table-cell office:value-type="float" office:value="5800" table:style-name="ce7">
            <text:p>5,800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3597" table:style-name="ce7">
            <text:p>3,597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8713" table:style-name="ce7">
            <text:p>8,713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35311" table:style-name="ce7">
            <text:p>35,311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12271" table:style-name="ce7">
            <text:p>12,271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15285" table:style-name="ce7">
            <text:p>15,285<text:s/></text:p>
          </table:table-cell>
          <table:table-cell office:value-type="float" office:value="21608" table:style-name="ce7">
            <text:p>21,608<text:s/></text:p>
          </table:table-cell>
          <table:table-cell office:value-type="float" office:value="14635" table:style-name="ce7">
            <text:p>14,635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25186" table:style-name="ce7">
            <text:p>25,186<text:s/></text:p>
          </table:table-cell>
          <table:table-cell office:value-type="float" office:value="15718" table:style-name="ce7">
            <text:p>15,718<text:s/></text:p>
          </table:table-cell>
          <table:table-cell office:value-type="float" office:value="33123" table:style-name="ce7">
            <text:p>33,123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10380" table:style-name="ce7">
            <text:p>10,380<text:s/></text:p>
          </table:table-cell>
          <table:table-cell office:value-type="float" office:value="33293" table:style-name="ce7">
            <text:p>33,293<text:s/></text:p>
          </table:table-cell>
          <table:table-cell office:value-type="float" office:value="24694" table:style-name="ce7">
            <text:p>24,694<text:s/></text:p>
          </table:table-cell>
          <table:table-cell office:value-type="float" office:value="23683" table:style-name="ce7">
            <text:p>23,683<text:s/></text:p>
          </table:table-cell>
          <table:table-cell office:value-type="float" office:value="20447" table:style-name="ce7">
            <text:p>20,447<text:s/></text:p>
          </table:table-cell>
          <table:table-cell office:value-type="float" office:value="25488" table:style-name="ce7">
            <text:p>25,488<text:s/></text:p>
          </table:table-cell>
          <table:table-cell office:value-type="float" office:value="142933" table:style-name="ce7">
            <text:p>142,933<text:s/></text:p>
          </table:table-cell>
          <table:table-cell office:value-type="float" office:value="48814" table:style-name="ce7">
            <text:p>48,814<text:s/></text:p>
          </table:table-cell>
          <table:table-cell office:value-type="float" office:value="22896" table:style-name="ce7">
            <text:p>22,896<text:s/></text:p>
          </table:table-cell>
          <table:table-cell office:value-type="float" office:value="24611" table:style-name="ce7">
            <text:p>24,611<text:s/></text:p>
          </table:table-cell>
          <table:table-cell office:value-type="float" office:value="25885" table:style-name="ce7">
            <text:p>25,885<text:s/></text:p>
          </table:table-cell>
          <table:table-cell office:value-type="float" office:value="24363" table:style-name="ce7">
            <text:p>24,363<text:s/></text:p>
          </table:table-cell>
          <table:table-cell office:value-type="float" office:value="25304" table:style-name="ce7">
            <text:p>25,304<text:s/></text:p>
          </table:table-cell>
          <table:table-cell office:value-type="float" office:value="22841" table:style-name="ce7">
            <text:p>22,841<text:s/></text:p>
          </table:table-cell>
          <table:table-cell office:value-type="float" office:value="12983" table:style-name="ce7">
            <text:p>12,983<text:s/></text:p>
          </table:table-cell>
          <table:table-cell office:value-type="float" office:value="28724" table:style-name="ce7">
            <text:p>28,724<text:s/></text:p>
          </table:table-cell>
          <table:table-cell office:value-type="float" office:value="7281" table:style-name="ce7">
            <text:p>7,281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7005" table:style-name="ce7">
            <text:p>17,005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12606" table:style-name="ce7">
            <text:p>12,606<text:s/></text:p>
          </table:table-cell>
          <table:table-cell office:value-type="float" office:value="9244" table:style-name="ce7">
            <text:p>9,244<text:s/></text:p>
          </table:table-cell>
          <table:table-cell office:value-type="float" office:value="13978" table:style-name="ce7">
            <text:p>13,978<text:s/></text:p>
          </table:table-cell>
          <table:table-cell office:value-type="float" office:value="31442" table:style-name="ce7">
            <text:p>31,442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13935" table:style-name="ce7">
            <text:p>13,935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22920" table:style-name="ce7">
            <text:p>22,920<text:s/></text:p>
          </table:table-cell>
          <table:table-cell office:value-type="float" office:value="27195" table:style-name="ce7">
            <text:p>27,195<text:s/></text:p>
          </table:table-cell>
          <table:table-cell office:value-type="float" office:value="29968" table:style-name="ce7">
            <text:p>29,968<text:s/></text:p>
          </table:table-cell>
          <table:table-cell office:value-type="float" office:value="38385" table:style-name="ce7">
            <text:p>38,385<text:s/></text:p>
          </table:table-cell>
          <table:table-cell office:value-type="float" office:value="39081" table:style-name="ce7">
            <text:p>39,081<text:s/></text:p>
          </table:table-cell>
          <table:table-cell office:value-type="float" office:value="29222" table:style-name="ce7">
            <text:p>29,222<text:s/></text:p>
          </table:table-cell>
          <table:table-cell office:value-type="float" office:value="27117" table:style-name="ce7">
            <text:p>27,117<text:s/></text:p>
          </table:table-cell>
          <table:table-cell office:value-type="float" office:value="62877" table:style-name="ce7">
            <text:p>62,877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34748" table:style-name="ce7">
            <text:p>34,748<text:s/></text:p>
          </table:table-cell>
          <table:table-cell office:value-type="float" office:value="34174" table:style-name="ce7">
            <text:p>34,174<text:s/></text:p>
          </table:table-cell>
          <table:table-cell office:value-type="float" office:value="28472" table:style-name="ce7">
            <text:p>28,472<text:s/></text:p>
          </table:table-cell>
          <table:table-cell office:value-type="float" office:value="60080" table:style-name="ce7">
            <text:p>60,080<text:s/></text:p>
          </table:table-cell>
          <table:table-cell office:value-type="float" office:value="20395" table:style-name="ce7">
            <text:p>20,395<text:s/></text:p>
          </table:table-cell>
          <table:table-cell office:value-type="float" office:value="16766" table:style-name="ce7">
            <text:p>16,766<text:s/></text:p>
          </table:table-cell>
          <table:table-cell office:value-type="float" office:value="15729" table:style-name="ce7">
            <text:p>15,729<text:s/></text:p>
          </table:table-cell>
          <table:table-cell office:value-type="float" office:value="24170" table:style-name="ce7">
            <text:p>24,170<text:s/></text:p>
          </table:table-cell>
          <table:table-cell office:value-type="float" office:value="14564" table:style-name="ce7">
            <text:p>14,564<text:s/></text:p>
          </table:table-cell>
          <table:table-cell office:value-type="float" office:value="33636" table:style-name="ce7">
            <text:p>33,636<text:s/></text:p>
          </table:table-cell>
          <table:table-cell office:value-type="float" office:value="20077" table:style-name="ce7">
            <text:p>20,077<text:s/></text:p>
          </table:table-cell>
          <table:table-cell office:value-type="float" office:value="9085" table:style-name="ce7">
            <text:p>9,085<text:s/></text:p>
          </table:table-cell>
          <table:table-cell office:value-type="float" office:value="17473" table:style-name="ce7">
            <text:p>17,473<text:s/></text:p>
          </table:table-cell>
          <table:table-cell office:value-type="float" office:value="42615" table:style-name="ce7">
            <text:p>42,615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25704" table:style-name="ce7">
            <text:p>25,704<text:s/></text:p>
          </table:table-cell>
          <table:table-cell office:value-type="float" office:value="28426" table:style-name="ce7">
            <text:p>28,426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5625" table:style-name="ce7">
            <text:p>5,625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13290" table:style-name="ce7">
            <text:p>13,290<text:s/></text:p>
          </table:table-cell>
          <table:table-cell office:value-type="float" office:value="17327" table:style-name="ce7">
            <text:p>17,327<text:s/></text:p>
          </table:table-cell>
          <table:table-cell office:value-type="float" office:value="28867" table:style-name="ce7">
            <text:p>28,867<text:s/></text:p>
          </table:table-cell>
          <table:table-cell office:value-type="float" office:value="25593" table:style-name="ce7">
            <text:p>25,593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11885" table:style-name="ce7">
            <text:p>11,885<text:s/></text:p>
          </table:table-cell>
          <table:table-cell office:value-type="float" office:value="12114" table:style-name="ce7">
            <text:p>12,114<text:s/></text:p>
          </table:table-cell>
          <table:table-cell office:value-type="float" office:value="13151" table:style-name="ce7">
            <text:p>13,151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0929" table:style-name="ce7">
            <text:p>10,929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1320" table:style-name="ce7">
            <text:p>1,320<text:s/></text:p>
          </table:table-cell>
          <table:table-cell office:value-type="float" office:value="1823" table:style-name="ce7">
            <text:p>1,823<text:s/></text:p>
          </table:table-cell>
          <table:table-cell office:value-type="float" office:value="2386" table:style-name="ce7">
            <text:p>2,386<text:s/></text:p>
          </table:table-cell>
          <table:table-cell office:value-type="float" office:value="1214" table:style-name="ce7">
            <text:p>1,214<text:s/></text:p>
          </table:table-cell>
          <table:table-cell office:value-type="float" office:value="1771" table:style-name="ce7">
            <text:p>1,771<text:s/></text:p>
          </table:table-cell>
          <table:table-cell office:value-type="float" office:value="1120" table:style-name="ce7">
            <text:p>1,120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504" table:style-name="ce7">
            <text:p>504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1883" table:style-name="ce7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5-07-23T00:00:00" table:style-name="ce10">
            <text:p>2025/7/23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46558" table:style-name="ce7">
            <text:p>46,558<text:s/></text:p>
          </table:table-cell>
          <table:table-cell office:value-type="float" office:value="46380" table:style-name="ce7">
            <text:p>46,380<text:s/></text:p>
          </table:table-cell>
          <table:table-cell office:value-type="float" office:value="24885" table:style-name="ce7">
            <text:p>24,885<text:s/></text:p>
          </table:table-cell>
          <table:table-cell office:value-type="float" office:value="14599" table:style-name="ce7">
            <text:p>14,599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4468" table:style-name="ce7">
            <text:p>4,468<text:s/></text:p>
          </table:table-cell>
          <table:table-cell office:value-type="float" office:value="3808" table:style-name="ce7">
            <text:p>3,808<text:s/></text:p>
          </table:table-cell>
          <table:table-cell office:value-type="float" office:value="11237" table:style-name="ce7">
            <text:p>11,237<text:s/></text:p>
          </table:table-cell>
          <table:table-cell office:value-type="float" office:value="2792" table:style-name="ce7">
            <text:p>2,792<text:s/></text:p>
          </table:table-cell>
          <table:table-cell office:value-type="float" office:value="3908" table:style-name="ce7">
            <text:p>3,908<text:s/></text:p>
          </table:table-cell>
          <table:table-cell office:value-type="float" office:value="5856" table:style-name="ce7">
            <text:p>5,856<text:s/></text:p>
          </table:table-cell>
          <table:table-cell office:value-type="float" office:value="8381" table:style-name="ce7">
            <text:p>8,381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15799" table:style-name="ce7">
            <text:p>15,799<text:s/></text:p>
          </table:table-cell>
          <table:table-cell office:value-type="float" office:value="19232" table:style-name="ce7">
            <text:p>19,232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3625" table:style-name="ce7">
            <text:p>3,625<text:s/></text:p>
          </table:table-cell>
          <table:table-cell office:value-type="float" office:value="8592" table:style-name="ce7">
            <text:p>8,592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37265" table:style-name="ce7">
            <text:p>37,265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12681" table:style-name="ce7">
            <text:p>12,681<text:s/></text:p>
          </table:table-cell>
          <table:table-cell office:value-type="float" office:value="15277" table:style-name="ce7">
            <text:p>15,277<text:s/></text:p>
          </table:table-cell>
          <table:table-cell office:value-type="float" office:value="22380" table:style-name="ce7">
            <text:p>22,380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25949" table:style-name="ce7">
            <text:p>25,949<text:s/></text:p>
          </table:table-cell>
          <table:table-cell office:value-type="float" office:value="16041" table:style-name="ce7">
            <text:p>16,041<text:s/></text:p>
          </table:table-cell>
          <table:table-cell office:value-type="float" office:value="33984" table:style-name="ce7">
            <text:p>33,984<text:s/></text:p>
          </table:table-cell>
          <table:table-cell office:value-type="float" office:value="27124" table:style-name="ce7">
            <text:p>27,124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33721" table:style-name="ce7">
            <text:p>33,721<text:s/></text:p>
          </table:table-cell>
          <table:table-cell office:value-type="float" office:value="24761" table:style-name="ce7">
            <text:p>24,761<text:s/></text:p>
          </table:table-cell>
          <table:table-cell office:value-type="float" office:value="24011" table:style-name="ce7">
            <text:p>24,011<text:s/></text:p>
          </table:table-cell>
          <table:table-cell office:value-type="float" office:value="20577" table:style-name="ce7">
            <text:p>20,577<text:s/></text:p>
          </table:table-cell>
          <table:table-cell office:value-type="float" office:value="25722" table:style-name="ce7">
            <text:p>25,722<text:s/></text:p>
          </table:table-cell>
          <table:table-cell office:value-type="float" office:value="147470" table:style-name="ce7">
            <text:p>147,470<text:s/></text:p>
          </table:table-cell>
          <table:table-cell office:value-type="float" office:value="49820" table:style-name="ce7">
            <text:p>49,820<text:s/></text:p>
          </table:table-cell>
          <table:table-cell office:value-type="float" office:value="23055" table:style-name="ce7">
            <text:p>23,055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25544" table:style-name="ce7">
            <text:p>25,544<text:s/></text:p>
          </table:table-cell>
          <table:table-cell office:value-type="float" office:value="24438" table:style-name="ce7">
            <text:p>24,438<text:s/></text:p>
          </table:table-cell>
          <table:table-cell office:value-type="float" office:value="25949" table:style-name="ce7">
            <text:p>25,949<text:s/></text:p>
          </table:table-cell>
          <table:table-cell office:value-type="float" office:value="23110" table:style-name="ce7">
            <text:p>23,110<text:s/></text:p>
          </table:table-cell>
          <table:table-cell office:value-type="float" office:value="13021" table:style-name="ce7">
            <text:p>13,021<text:s/></text:p>
          </table:table-cell>
          <table:table-cell office:value-type="float" office:value="29211" table:style-name="ce7">
            <text:p>29,211<text:s/></text:p>
          </table:table-cell>
          <table:table-cell office:value-type="float" office:value="7538" table:style-name="ce7">
            <text:p>7,538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4989" table:style-name="ce7">
            <text:p>4,989<text:s/></text:p>
          </table:table-cell>
          <table:table-cell office:value-type="float" office:value="3992" table:style-name="ce7">
            <text:p>3,992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2559" table:style-name="ce7">
            <text:p>12,559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14246" table:style-name="ce7">
            <text:p>14,246<text:s/></text:p>
          </table:table-cell>
          <table:table-cell office:value-type="float" office:value="32020" table:style-name="ce7">
            <text:p>32,020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23189" table:style-name="ce7">
            <text:p>23,189<text:s/></text:p>
          </table:table-cell>
          <table:table-cell office:value-type="float" office:value="27596" table:style-name="ce7">
            <text:p>27,596<text:s/></text:p>
          </table:table-cell>
          <table:table-cell office:value-type="float" office:value="30680" table:style-name="ce7">
            <text:p>30,680<text:s/></text:p>
          </table:table-cell>
          <table:table-cell office:value-type="float" office:value="39288" table:style-name="ce7">
            <text:p>39,288<text:s/></text:p>
          </table:table-cell>
          <table:table-cell office:value-type="float" office:value="39827" table:style-name="ce7">
            <text:p>39,827<text:s/></text:p>
          </table:table-cell>
          <table:table-cell office:value-type="float" office:value="29561" table:style-name="ce7">
            <text:p>29,561<text:s/></text:p>
          </table:table-cell>
          <table:table-cell office:value-type="float" office:value="27135" table:style-name="ce7">
            <text:p>27,135<text:s/></text:p>
          </table:table-cell>
          <table:table-cell office:value-type="float" office:value="64050" table:style-name="ce7">
            <text:p>64,050<text:s/></text:p>
          </table:table-cell>
          <table:table-cell office:value-type="float" office:value="22268" table:style-name="ce7">
            <text:p>22,268<text:s/></text:p>
          </table:table-cell>
          <table:table-cell office:value-type="float" office:value="35043" table:style-name="ce7">
            <text:p>35,043<text:s/></text:p>
          </table:table-cell>
          <table:table-cell office:value-type="float" office:value="35019" table:style-name="ce7">
            <text:p>35,019<text:s/></text:p>
          </table:table-cell>
          <table:table-cell office:value-type="float" office:value="30401" table:style-name="ce7">
            <text:p>30,401<text:s/></text:p>
          </table:table-cell>
          <table:table-cell office:value-type="float" office:value="63114" table:style-name="ce7">
            <text:p>63,114<text:s/></text:p>
          </table:table-cell>
          <table:table-cell office:value-type="float" office:value="20554" table:style-name="ce7">
            <text:p>20,554<text:s/></text:p>
          </table:table-cell>
          <table:table-cell office:value-type="float" office:value="17091" table:style-name="ce7">
            <text:p>17,091<text:s/></text:p>
          </table:table-cell>
          <table:table-cell office:value-type="float" office:value="15967" table:style-name="ce7">
            <text:p>15,967<text:s/></text:p>
          </table:table-cell>
          <table:table-cell office:value-type="float" office:value="24506" table:style-name="ce7">
            <text:p>24,506<text:s/></text:p>
          </table:table-cell>
          <table:table-cell office:value-type="float" office:value="14931" table:style-name="ce7">
            <text:p>14,931<text:s/></text:p>
          </table:table-cell>
          <table:table-cell office:value-type="float" office:value="34330" table:style-name="ce7">
            <text:p>34,330<text:s/></text:p>
          </table:table-cell>
          <table:table-cell office:value-type="float" office:value="20529" table:style-name="ce7">
            <text:p>20,529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17627" table:style-name="ce7">
            <text:p>17,627<text:s/></text:p>
          </table:table-cell>
          <table:table-cell office:value-type="float" office:value="42247" table:style-name="ce7">
            <text:p>42,247<text:s/></text:p>
          </table:table-cell>
          <table:table-cell office:value-type="float" office:value="23567" table:style-name="ce7">
            <text:p>23,567<text:s/></text:p>
          </table:table-cell>
          <table:table-cell office:value-type="float" office:value="25630" table:style-name="ce7">
            <text:p>25,630<text:s/></text:p>
          </table:table-cell>
          <table:table-cell office:value-type="float" office:value="28441" table:style-name="ce7">
            <text:p>28,441<text:s/></text:p>
          </table:table-cell>
          <table:table-cell office:value-type="float" office:value="7441" table:style-name="ce7">
            <text:p>7,441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5776" table:style-name="ce7">
            <text:p>5,776<text:s/></text:p>
          </table:table-cell>
          <table:table-cell office:value-type="float" office:value="9272" table:style-name="ce7">
            <text:p>9,272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3484" table:style-name="ce7">
            <text:p>13,484<text:s/></text:p>
          </table:table-cell>
          <table:table-cell office:value-type="float" office:value="17524" table:style-name="ce7">
            <text:p>17,524<text:s/></text:p>
          </table:table-cell>
          <table:table-cell office:value-type="float" office:value="29667" table:style-name="ce7">
            <text:p>29,667<text:s/></text:p>
          </table:table-cell>
          <table:table-cell office:value-type="float" office:value="26425" table:style-name="ce7">
            <text:p>26,425<text:s/></text:p>
          </table:table-cell>
          <table:table-cell office:value-type="float" office:value="16039" table:style-name="ce7">
            <text:p>16,039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12346" table:style-name="ce7">
            <text:p>12,346<text:s/></text:p>
          </table:table-cell>
          <table:table-cell office:value-type="float" office:value="13466" table:style-name="ce7">
            <text:p>13,466<text:s/></text:p>
          </table:table-cell>
          <table:table-cell office:value-type="float" office:value="12295" table:style-name="ce7">
            <text:p>12,295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9538" table:style-name="ce7">
            <text:p>9,538<text:s/></text:p>
          </table:table-cell>
          <table:table-cell office:value-type="float" office:value="2144" table:style-name="ce7">
            <text:p>2,144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2394" table:style-name="ce7">
            <text:p>2,394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814" table:style-name="ce7">
            <text:p>1,814<text:s/></text:p>
          </table:table-cell>
          <table:table-cell office:value-type="float" office:value="1237" table:style-name="ce7">
            <text:p>1,237<text:s/></text:p>
          </table:table-cell>
          <table:table-cell office:value-type="float" office:value="1934" table:style-name="ce7">
            <text:p>1,934<text:s/></text:p>
          </table:table-cell>
          <table:table-cell office:value-type="float" office:value="506" table:style-name="ce7">
            <text:p>506<text:s/></text:p>
          </table:table-cell>
          <table:table-cell office:value-type="float" office:value="1968" table:style-name="ce7">
            <text:p>1,968<text:s/></text:p>
          </table:table-cell>
          <table:table-cell office:value-type="float" office:value="1784" table:style-name="ce7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5-07-24T00:00:00" table:style-name="ce10">
            <text:p>2025/7/24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14426" table:style-name="ce7">
            <text:p>14,426<text:s/></text:p>
          </table:table-cell>
          <table:table-cell office:value-type="float" office:value="47486" table:style-name="ce7">
            <text:p>47,486<text:s/></text:p>
          </table:table-cell>
          <table:table-cell office:value-type="float" office:value="46610" table:style-name="ce7">
            <text:p>46,610<text:s/></text:p>
          </table:table-cell>
          <table:table-cell office:value-type="float" office:value="25136" table:style-name="ce7">
            <text:p>25,136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11443" table:style-name="ce7">
            <text:p>11,443<text:s/></text:p>
          </table:table-cell>
          <table:table-cell office:value-type="float" office:value="4532" table:style-name="ce7">
            <text:p>4,532<text:s/></text:p>
          </table:table-cell>
          <table:table-cell office:value-type="float" office:value="3647" table:style-name="ce7">
            <text:p>3,647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2669" table:style-name="ce7">
            <text:p>2,669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5160" table:style-name="ce7">
            <text:p>5,160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11705" table:style-name="ce7">
            <text:p>11,705<text:s/></text:p>
          </table:table-cell>
          <table:table-cell office:value-type="float" office:value="15971" table:style-name="ce7">
            <text:p>15,971<text:s/></text:p>
          </table:table-cell>
          <table:table-cell office:value-type="float" office:value="18962" table:style-name="ce7">
            <text:p>18,962<text:s/></text:p>
          </table:table-cell>
          <table:table-cell office:value-type="float" office:value="5627" table:style-name="ce7">
            <text:p>5,627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8697" table:style-name="ce7">
            <text:p>8,697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9898" table:style-name="ce7">
            <text:p>9,898<text:s/></text:p>
          </table:table-cell>
          <table:table-cell office:value-type="float" office:value="44801" table:style-name="ce7">
            <text:p>44,801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11884" table:style-name="ce7">
            <text:p>11,884<text:s/></text:p>
          </table:table-cell>
          <table:table-cell office:value-type="float" office:value="12545" table:style-name="ce7">
            <text:p>12,545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22023" table:style-name="ce7">
            <text:p>22,023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10625" table:style-name="ce7">
            <text:p>10,625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16401" table:style-name="ce7">
            <text:p>16,401<text:s/></text:p>
          </table:table-cell>
          <table:table-cell office:value-type="float" office:value="33980" table:style-name="ce7">
            <text:p>33,980<text:s/></text:p>
          </table:table-cell>
          <table:table-cell office:value-type="float" office:value="30915" table:style-name="ce7">
            <text:p>30,915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33922" table:style-name="ce7">
            <text:p>33,922<text:s/></text:p>
          </table:table-cell>
          <table:table-cell office:value-type="float" office:value="25056" table:style-name="ce7">
            <text:p>25,056<text:s/></text:p>
          </table:table-cell>
          <table:table-cell office:value-type="float" office:value="24188" table:style-name="ce7">
            <text:p>24,188<text:s/></text:p>
          </table:table-cell>
          <table:table-cell office:value-type="float" office:value="20498" table:style-name="ce7">
            <text:p>20,498<text:s/></text:p>
          </table:table-cell>
          <table:table-cell office:value-type="float" office:value="33654" table:style-name="ce7">
            <text:p>33,654<text:s/></text:p>
          </table:table-cell>
          <table:table-cell office:value-type="float" office:value="156081" table:style-name="ce7">
            <text:p>156,081<text:s/></text:p>
          </table:table-cell>
          <table:table-cell office:value-type="float" office:value="50226" table:style-name="ce7">
            <text:p>50,226<text:s/></text:p>
          </table:table-cell>
          <table:table-cell office:value-type="float" office:value="22977" table:style-name="ce7">
            <text:p>22,977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23688" table:style-name="ce7">
            <text:p>23,688<text:s/></text:p>
          </table:table-cell>
          <table:table-cell office:value-type="float" office:value="25088" table:style-name="ce7">
            <text:p>25,088<text:s/></text:p>
          </table:table-cell>
          <table:table-cell office:value-type="float" office:value="22498" table:style-name="ce7">
            <text:p>22,498<text:s/></text:p>
          </table:table-cell>
          <table:table-cell office:value-type="float" office:value="12738" table:style-name="ce7">
            <text:p>12,738<text:s/></text:p>
          </table:table-cell>
          <table:table-cell office:value-type="float" office:value="28522" table:style-name="ce7">
            <text:p>28,522<text:s/></text:p>
          </table:table-cell>
          <table:table-cell office:value-type="float" office:value="7428" table:style-name="ce7">
            <text:p>7,428<text:s/></text:p>
          </table:table-cell>
          <table:table-cell office:value-type="float" office:value="9374" table:style-name="ce7">
            <text:p>9,374<text:s/></text:p>
          </table:table-cell>
          <table:table-cell office:value-type="float" office:value="16395" table:style-name="ce7">
            <text:p>16,395<text:s/></text:p>
          </table:table-cell>
          <table:table-cell office:value-type="float" office:value="5259" table:style-name="ce7">
            <text:p>5,259<text:s/></text:p>
          </table:table-cell>
          <table:table-cell office:value-type="float" office:value="3956" table:style-name="ce7">
            <text:p>3,956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1918" table:style-name="ce7">
            <text:p>11,918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13743" table:style-name="ce7">
            <text:p>13,743<text:s/></text:p>
          </table:table-cell>
          <table:table-cell office:value-type="float" office:value="28792" table:style-name="ce7">
            <text:p>28,792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13913" table:style-name="ce7">
            <text:p>13,913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23032" table:style-name="ce7">
            <text:p>23,032<text:s/></text:p>
          </table:table-cell>
          <table:table-cell office:value-type="float" office:value="27057" table:style-name="ce7">
            <text:p>27,057<text:s/></text:p>
          </table:table-cell>
          <table:table-cell office:value-type="float" office:value="30480" table:style-name="ce7">
            <text:p>30,480<text:s/></text:p>
          </table:table-cell>
          <table:table-cell office:value-type="float" office:value="39442" table:style-name="ce7">
            <text:p>39,442<text:s/></text:p>
          </table:table-cell>
          <table:table-cell office:value-type="float" office:value="39981" table:style-name="ce7">
            <text:p>39,981<text:s/></text:p>
          </table:table-cell>
          <table:table-cell office:value-type="float" office:value="29617" table:style-name="ce7">
            <text:p>29,617<text:s/></text:p>
          </table:table-cell>
          <table:table-cell office:value-type="float" office:value="26960" table:style-name="ce7">
            <text:p>26,960<text:s/></text:p>
          </table:table-cell>
          <table:table-cell office:value-type="float" office:value="65239" table:style-name="ce7">
            <text:p>65,239<text:s/></text:p>
          </table:table-cell>
          <table:table-cell office:value-type="float" office:value="22374" table:style-name="ce7">
            <text:p>22,374<text:s/></text:p>
          </table:table-cell>
          <table:table-cell office:value-type="float" office:value="35449" table:style-name="ce7">
            <text:p>35,449<text:s/></text:p>
          </table:table-cell>
          <table:table-cell office:value-type="float" office:value="35393" table:style-name="ce7">
            <text:p>35,393<text:s/></text:p>
          </table:table-cell>
          <table:table-cell office:value-type="float" office:value="26062" table:style-name="ce7">
            <text:p>26,062<text:s/></text:p>
          </table:table-cell>
          <table:table-cell office:value-type="float" office:value="64543" table:style-name="ce7">
            <text:p>64,543<text:s/></text:p>
          </table:table-cell>
          <table:table-cell office:value-type="float" office:value="21064" table:style-name="ce7">
            <text:p>21,064<text:s/></text:p>
          </table:table-cell>
          <table:table-cell office:value-type="float" office:value="17735" table:style-name="ce7">
            <text:p>17,735<text:s/></text:p>
          </table:table-cell>
          <table:table-cell office:value-type="float" office:value="16279" table:style-name="ce7">
            <text:p>16,279<text:s/></text:p>
          </table:table-cell>
          <table:table-cell office:value-type="float" office:value="27257" table:style-name="ce7">
            <text:p>27,257<text:s/></text:p>
          </table:table-cell>
          <table:table-cell office:value-type="float" office:value="15003" table:style-name="ce7">
            <text:p>15,003<text:s/></text:p>
          </table:table-cell>
          <table:table-cell office:value-type="float" office:value="49513" table:style-name="ce7">
            <text:p>49,513<text:s/></text:p>
          </table:table-cell>
          <table:table-cell office:value-type="float" office:value="20525" table:style-name="ce7">
            <text:p>20,525<text:s/></text:p>
          </table:table-cell>
          <table:table-cell office:value-type="float" office:value="8998" table:style-name="ce7">
            <text:p>8,998<text:s/></text:p>
          </table:table-cell>
          <table:table-cell office:value-type="float" office:value="17446" table:style-name="ce7">
            <text:p>17,446<text:s/></text:p>
          </table:table-cell>
          <table:table-cell office:value-type="float" office:value="43434" table:style-name="ce7">
            <text:p>43,434<text:s/></text:p>
          </table:table-cell>
          <table:table-cell office:value-type="float" office:value="22385" table:style-name="ce7">
            <text:p>22,385<text:s/></text:p>
          </table:table-cell>
          <table:table-cell office:value-type="float" office:value="26086" table:style-name="ce7">
            <text:p>26,086<text:s/></text:p>
          </table:table-cell>
          <table:table-cell office:value-type="float" office:value="27944" table:style-name="ce7">
            <text:p>27,944<text:s/></text:p>
          </table:table-cell>
          <table:table-cell office:value-type="float" office:value="7293" table:style-name="ce7">
            <text:p>7,293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5642" table:style-name="ce7">
            <text:p>5,642<text:s/>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8870" table:style-name="ce7">
            <text:p>8,870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13181" table:style-name="ce7">
            <text:p>13,181<text:s/></text:p>
          </table:table-cell>
          <table:table-cell office:value-type="float" office:value="18016" table:style-name="ce7">
            <text:p>18,016<text:s/></text:p>
          </table:table-cell>
          <table:table-cell office:value-type="float" office:value="29748" table:style-name="ce7">
            <text:p>29,748<text:s/></text:p>
          </table:table-cell>
          <table:table-cell office:value-type="float" office:value="26734" table:style-name="ce7">
            <text:p>26,734<text:s/></text:p>
          </table:table-cell>
          <table:table-cell office:value-type="float" office:value="15912" table:style-name="ce7">
            <text:p>15,912<text:s/></text:p>
          </table:table-cell>
          <table:table-cell office:value-type="float" office:value="12172" table:style-name="ce7">
            <text:p>12,172<text:s/></text:p>
          </table:table-cell>
          <table:table-cell office:value-type="float" office:value="12403" table:style-name="ce7">
            <text:p>12,403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10962" table:style-name="ce7">
            <text:p>10,962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2115" table:style-name="ce7">
            <text:p>2,115<text:s/></text:p>
          </table:table-cell>
          <table:table-cell office:value-type="float" office:value="1459" table:style-name="ce7">
            <text:p>1,459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2406" table:style-name="ce7">
            <text:p>2,406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836" table:style-name="ce7">
            <text:p>1,836<text:s/></text:p>
          </table:table-cell>
          <table:table-cell office:value-type="float" office:value="1240" table:style-name="ce7">
            <text:p>1,240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504" table:style-name="ce7">
            <text:p>504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1839" table:style-name="ce7">
            <text:p>1,839<text:s/></text:p>
          </table:table-cell>
          <table:table-cell table:number-columns-repeated="16264"/>
        </table:table-row>
        <table:table-row table:style-name="ro2">
          <table:table-cell office:value-type="date" office:date-value="2025-07-25T00:00:00" table:style-name="ce10">
            <text:p>2025/7/25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14908" table:style-name="ce7">
            <text:p>14,908<text:s/></text:p>
          </table:table-cell>
          <table:table-cell office:value-type="float" office:value="48370" table:style-name="ce7">
            <text:p>48,370<text:s/></text:p>
          </table:table-cell>
          <table:table-cell office:value-type="float" office:value="51410" table:style-name="ce7">
            <text:p>51,410<text:s/></text:p>
          </table:table-cell>
          <table:table-cell office:value-type="float" office:value="26702" table:style-name="ce7">
            <text:p>26,702<text:s/></text:p>
          </table:table-cell>
          <table:table-cell office:value-type="float" office:value="15442" table:style-name="ce7">
            <text:p>15,442<text:s/></text:p>
          </table:table-cell>
          <table:table-cell office:value-type="float" office:value="12031" table:style-name="ce7">
            <text:p>12,031<text:s/></text:p>
          </table:table-cell>
          <table:table-cell office:value-type="float" office:value="4736" table:style-name="ce7">
            <text:p>4,736<text:s/>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11396" table:style-name="ce7">
            <text:p>11,396<text:s/></text:p>
          </table:table-cell>
          <table:table-cell office:value-type="float" office:value="2748" table:style-name="ce7">
            <text:p>2,748<text:s/></text:p>
          </table:table-cell>
          <table:table-cell office:value-type="float" office:value="3655" table:style-name="ce7">
            <text:p>3,655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2270" table:style-name="ce7">
            <text:p>12,270<text:s/></text:p>
          </table:table-cell>
          <table:table-cell office:value-type="float" office:value="15982" table:style-name="ce7">
            <text:p>15,982<text:s/></text:p>
          </table:table-cell>
          <table:table-cell office:value-type="float" office:value="19016" table:style-name="ce7">
            <text:p>19,016<text:s/></text:p>
          </table:table-cell>
          <table:table-cell office:value-type="float" office:value="5948" table:style-name="ce7">
            <text:p>5,948<text:s/></text:p>
          </table:table-cell>
          <table:table-cell office:value-type="float" office:value="11030" table:style-name="ce7">
            <text:p>11,030<text:s/></text:p>
          </table:table-cell>
          <table:table-cell office:value-type="float" office:value="3437" table:style-name="ce7">
            <text:p>3,437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10045" table:style-name="ce7">
            <text:p>10,045<text:s/></text:p>
          </table:table-cell>
          <table:table-cell office:value-type="float" office:value="45839" table:style-name="ce7">
            <text:p>45,839<text:s/></text:p>
          </table:table-cell>
          <table:table-cell office:value-type="float" office:value="3582" table:style-name="ce7">
            <text:p>3,582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13269" table:style-name="ce7">
            <text:p>13,269<text:s/></text:p>
          </table:table-cell>
          <table:table-cell office:value-type="float" office:value="15976" table:style-name="ce7">
            <text:p>15,976<text:s/></text:p>
          </table:table-cell>
          <table:table-cell office:value-type="float" office:value="23056" table:style-name="ce7">
            <text:p>23,056<text:s/></text:p>
          </table:table-cell>
          <table:table-cell office:value-type="float" office:value="14976" table:style-name="ce7">
            <text:p>14,976<text:s/></text:p>
          </table:table-cell>
          <table:table-cell office:value-type="float" office:value="11023" table:style-name="ce7">
            <text:p>11,023<text:s/></text:p>
          </table:table-cell>
          <table:table-cell office:value-type="float" office:value="27009" table:style-name="ce7">
            <text:p>27,009<text:s/></text:p>
          </table:table-cell>
          <table:table-cell office:value-type="float" office:value="17588" table:style-name="ce7">
            <text:p>17,588<text:s/></text:p>
          </table:table-cell>
          <table:table-cell office:value-type="float" office:value="35162" table:style-name="ce7">
            <text:p>35,162<text:s/></text:p>
          </table:table-cell>
          <table:table-cell office:value-type="float" office:value="31209" table:style-name="ce7">
            <text:p>31,209<text:s/></text:p>
          </table:table-cell>
          <table:table-cell office:value-type="float" office:value="9880" table:style-name="ce7">
            <text:p>9,880<text:s/></text:p>
          </table:table-cell>
          <table:table-cell office:value-type="float" office:value="34917" table:style-name="ce7">
            <text:p>34,917<text:s/></text:p>
          </table:table-cell>
          <table:table-cell office:value-type="float" office:value="25780" table:style-name="ce7">
            <text:p>25,780<text:s/></text:p>
          </table:table-cell>
          <table:table-cell office:value-type="float" office:value="24636" table:style-name="ce7">
            <text:p>24,636<text:s/></text:p>
          </table:table-cell>
          <table:table-cell office:value-type="float" office:value="20895" table:style-name="ce7">
            <text:p>20,895<text:s/></text:p>
          </table:table-cell>
          <table:table-cell office:value-type="float" office:value="31245" table:style-name="ce7">
            <text:p>31,245<text:s/></text:p>
          </table:table-cell>
          <table:table-cell office:value-type="float" office:value="176378" table:style-name="ce7">
            <text:p>176,378<text:s/></text:p>
          </table:table-cell>
          <table:table-cell office:value-type="float" office:value="54609" table:style-name="ce7">
            <text:p>54,609<text:s/></text:p>
          </table:table-cell>
          <table:table-cell office:value-type="float" office:value="23329" table:style-name="ce7">
            <text:p>23,329<text:s/></text:p>
          </table:table-cell>
          <table:table-cell office:value-type="float" office:value="24988" table:style-name="ce7">
            <text:p>24,988<text:s/></text:p>
          </table:table-cell>
          <table:table-cell office:value-type="float" office:value="24527" table:style-name="ce7">
            <text:p>24,527<text:s/></text:p>
          </table:table-cell>
          <table:table-cell office:value-type="float" office:value="23378" table:style-name="ce7">
            <text:p>23,378<text:s/></text:p>
          </table:table-cell>
          <table:table-cell office:value-type="float" office:value="25335" table:style-name="ce7">
            <text:p>25,335<text:s/></text:p>
          </table:table-cell>
          <table:table-cell office:value-type="float" office:value="22966" table:style-name="ce7">
            <text:p>22,966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27915" table:style-name="ce7">
            <text:p>27,915<text:s/></text:p>
          </table:table-cell>
          <table:table-cell office:value-type="float" office:value="7584" table:style-name="ce7">
            <text:p>7,584<text:s/></text:p>
          </table:table-cell>
          <table:table-cell office:value-type="float" office:value="9120" table:style-name="ce7">
            <text:p>9,120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5133" table:style-name="ce7">
            <text:p>5,133<text:s/></text:p>
          </table:table-cell>
          <table:table-cell office:value-type="float" office:value="3840" table:style-name="ce7">
            <text:p>3,840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8604" table:style-name="ce7">
            <text:p>8,604<text:s/></text:p>
          </table:table-cell>
          <table:table-cell office:value-type="float" office:value="13513" table:style-name="ce7">
            <text:p>13,513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22907" table:style-name="ce7">
            <text:p>22,907<text:s/></text:p>
          </table:table-cell>
          <table:table-cell office:value-type="float" office:value="26607" table:style-name="ce7">
            <text:p>26,607<text:s/></text:p>
          </table:table-cell>
          <table:table-cell office:value-type="float" office:value="30953" table:style-name="ce7">
            <text:p>30,953<text:s/></text:p>
          </table:table-cell>
          <table:table-cell office:value-type="float" office:value="42907" table:style-name="ce7">
            <text:p>42,907<text:s/></text:p>
          </table:table-cell>
          <table:table-cell office:value-type="float" office:value="40814" table:style-name="ce7">
            <text:p>40,814<text:s/></text:p>
          </table:table-cell>
          <table:table-cell office:value-type="float" office:value="29965" table:style-name="ce7">
            <text:p>29,965<text:s/></text:p>
          </table:table-cell>
          <table:table-cell office:value-type="float" office:value="27481" table:style-name="ce7">
            <text:p>27,481<text:s/></text:p>
          </table:table-cell>
          <table:table-cell office:value-type="float" office:value="70622" table:style-name="ce7">
            <text:p>70,622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36137" table:style-name="ce7">
            <text:p>36,137<text:s/></text:p>
          </table:table-cell>
          <table:table-cell office:value-type="float" office:value="38455" table:style-name="ce7">
            <text:p>38,455<text:s/></text:p>
          </table:table-cell>
          <table:table-cell office:value-type="float" office:value="41441" table:style-name="ce7">
            <text:p>41,441<text:s/></text:p>
          </table:table-cell>
          <table:table-cell office:value-type="float" office:value="76505" table:style-name="ce7">
            <text:p>76,505<text:s/></text:p>
          </table:table-cell>
          <table:table-cell office:value-type="float" office:value="21730" table:style-name="ce7">
            <text:p>21,730<text:s/></text:p>
          </table:table-cell>
          <table:table-cell office:value-type="float" office:value="18012" table:style-name="ce7">
            <text:p>18,012<text:s/></text:p>
          </table:table-cell>
          <table:table-cell office:value-type="float" office:value="16070" table:style-name="ce7">
            <text:p>16,070<text:s/></text:p>
          </table:table-cell>
          <table:table-cell office:value-type="float" office:value="29586" table:style-name="ce7">
            <text:p>29,586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51124" table:style-name="ce7">
            <text:p>51,124<text:s/></text:p>
          </table:table-cell>
          <table:table-cell office:value-type="float" office:value="21565" table:style-name="ce7">
            <text:p>21,565<text:s/></text:p>
          </table:table-cell>
          <table:table-cell office:value-type="float" office:value="8859" table:style-name="ce7">
            <text:p>8,859<text:s/></text:p>
          </table:table-cell>
          <table:table-cell office:value-type="float" office:value="18248" table:style-name="ce7">
            <text:p>18,248<text:s/></text:p>
          </table:table-cell>
          <table:table-cell office:value-type="float" office:value="44260" table:style-name="ce7">
            <text:p>44,260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26629" table:style-name="ce7">
            <text:p>26,629<text:s/></text:p>
          </table:table-cell>
          <table:table-cell office:value-type="float" office:value="28471" table:style-name="ce7">
            <text:p>28,471<text:s/></text:p>
          </table:table-cell>
          <table:table-cell office:value-type="float" office:value="6976" table:style-name="ce7">
            <text:p>6,976<text:s/></text:p>
          </table:table-cell>
          <table:table-cell office:value-type="float" office:value="10023" table:style-name="ce7">
            <text:p>10,023<text:s/></text:p>
          </table:table-cell>
          <table:table-cell office:value-type="float" office:value="5608" table:style-name="ce7">
            <text:p>5,608<text:s/></text:p>
          </table:table-cell>
          <table:table-cell office:value-type="float" office:value="5776" table:style-name="ce7">
            <text:p>5,776<text:s/></text:p>
          </table:table-cell>
          <table:table-cell office:value-type="float" office:value="9021" table:style-name="ce7">
            <text:p>9,021<text:s/></text:p>
          </table:table-cell>
          <table:table-cell office:value-type="float" office:value="10992" table:style-name="ce7">
            <text:p>10,992<text:s/></text:p>
          </table:table-cell>
          <table:table-cell office:value-type="float" office:value="10869" table:style-name="ce7">
            <text:p>10,869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18823" table:style-name="ce7">
            <text:p>18,823<text:s/></text:p>
          </table:table-cell>
          <table:table-cell office:value-type="float" office:value="29951" table:style-name="ce7">
            <text:p>29,951<text:s/></text:p>
          </table:table-cell>
          <table:table-cell office:value-type="float" office:value="27582" table:style-name="ce7">
            <text:p>27,582<text:s/></text:p>
          </table:table-cell>
          <table:table-cell office:value-type="float" office:value="16116" table:style-name="ce7">
            <text:p>16,116<text:s/></text:p>
          </table:table-cell>
          <table:table-cell office:value-type="float" office:value="12087" table:style-name="ce7">
            <text:p>12,087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4137" table:style-name="ce7">
            <text:p>14,137<text:s/></text:p>
          </table:table-cell>
          <table:table-cell office:value-type="float" office:value="12906" table:style-name="ce7">
            <text:p>12,906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9351" table:style-name="ce7">
            <text:p>9,351<text:s/></text:p>
          </table:table-cell>
          <table:table-cell office:value-type="float" office:value="2154" table:style-name="ce7">
            <text:p>2,154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1984" table:style-name="ce7">
            <text:p>1,984<text:s/></text:p>
          </table:table-cell>
          <table:table-cell office:value-type="float" office:value="2638" table:style-name="ce7">
            <text:p>2,638<text:s/></text:p>
          </table:table-cell>
          <table:table-cell office:value-type="float" office:value="1388" table:style-name="ce7">
            <text:p>1,388<text:s/></text:p>
          </table:table-cell>
          <table:table-cell office:value-type="float" office:value="1845" table:style-name="ce7">
            <text:p>1,845<text:s/></text:p>
          </table:table-cell>
          <table:table-cell office:value-type="float" office:value="1284" table:style-name="ce7">
            <text:p>1,284<text:s/></text:p>
          </table:table-cell>
          <table:table-cell office:value-type="float" office:value="2142" table:style-name="ce7">
            <text:p>2,142<text:s/></text:p>
          </table:table-cell>
          <table:table-cell office:value-type="float" office:value="520" table:style-name="ce7">
            <text:p>520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1884" table:style-name="ce7">
            <text:p>1,884<text:s/></text:p>
          </table:table-cell>
          <table:table-cell table:number-columns-repeated="16264"/>
        </table:table-row>
        <table:table-row table:style-name="ro2">
          <table:table-cell office:value-type="date" office:date-value="2025-07-26T00:00:00" table:style-name="ce10">
            <text:p>2025/7/26</text:p>
          </table:table-cell>
          <table:table-cell office:value-type="float" office:value="4471" table:style-name="ce7">
            <text:p>4,471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26774" table:style-name="ce7">
            <text:p>26,774<text:s/></text:p>
          </table:table-cell>
          <table:table-cell office:value-type="float" office:value="48984" table:style-name="ce7">
            <text:p>48,984<text:s/></text:p>
          </table:table-cell>
          <table:table-cell office:value-type="float" office:value="17227" table:style-name="ce7">
            <text:p>17,227<text:s/></text:p>
          </table:table-cell>
          <table:table-cell office:value-type="float" office:value="10468" table:style-name="ce7">
            <text:p>10,468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4280" table:style-name="ce7">
            <text:p>4,280<text:s/></text:p>
          </table:table-cell>
          <table:table-cell office:value-type="float" office:value="2813" table:style-name="ce7">
            <text:p>2,813<text:s/></text:p>
          </table:table-cell>
          <table:table-cell office:value-type="float" office:value="8401" table:style-name="ce7">
            <text:p>8,401<text:s/></text:p>
          </table:table-cell>
          <table:table-cell office:value-type="float" office:value="2177" table:style-name="ce7">
            <text:p>2,177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10988" table:style-name="ce7">
            <text:p>10,988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10859" table:style-name="ce7">
            <text:p>10,859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7747" table:style-name="ce7">
            <text:p>7,747<text:s/></text:p>
          </table:table-cell>
          <table:table-cell office:value-type="float" office:value="4604" table:style-name="ce7">
            <text:p>4,604<text:s/></text:p>
          </table:table-cell>
          <table:table-cell office:value-type="float" office:value="9660" table:style-name="ce7">
            <text:p>9,660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6619" table:style-name="ce7">
            <text:p>6,619<text:s/></text:p>
          </table:table-cell>
          <table:table-cell office:value-type="float" office:value="7564" table:style-name="ce7">
            <text:p>7,564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35036" table:style-name="ce7">
            <text:p>35,036<text:s/></text:p>
          </table:table-cell>
          <table:table-cell office:value-type="float" office:value="3105" table:style-name="ce7">
            <text:p>3,105<text:s/></text:p>
          </table:table-cell>
          <table:table-cell office:value-type="float" office:value="10034" table:style-name="ce7">
            <text:p>10,034<text:s/></text:p>
          </table:table-cell>
          <table:table-cell office:value-type="float" office:value="9376" table:style-name="ce7">
            <text:p>9,376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5805" table:style-name="ce7">
            <text:p>15,805<text:s/></text:p>
          </table:table-cell>
          <table:table-cell office:value-type="float" office:value="13952" table:style-name="ce7">
            <text:p>13,952<text:s/></text:p>
          </table:table-cell>
          <table:table-cell office:value-type="float" office:value="9681" table:style-name="ce7">
            <text:p>9,681<text:s/></text:p>
          </table:table-cell>
          <table:table-cell office:value-type="float" office:value="23312" table:style-name="ce7">
            <text:p>23,312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26154" table:style-name="ce7">
            <text:p>26,154<text:s/></text:p>
          </table:table-cell>
          <table:table-cell office:value-type="float" office:value="21094" table:style-name="ce7">
            <text:p>21,094<text:s/></text:p>
          </table:table-cell>
          <table:table-cell office:value-type="float" office:value="4411" table:style-name="ce7">
            <text:p>4,411<text:s/></text:p>
          </table:table-cell>
          <table:table-cell office:value-type="float" office:value="29909" table:style-name="ce7">
            <text:p>29,909<text:s/></text:p>
          </table:table-cell>
          <table:table-cell office:value-type="float" office:value="20360" table:style-name="ce7">
            <text:p>20,360<text:s/></text:p>
          </table:table-cell>
          <table:table-cell office:value-type="float" office:value="18529" table:style-name="ce7">
            <text:p>18,529<text:s/></text:p>
          </table:table-cell>
          <table:table-cell office:value-type="float" office:value="17397" table:style-name="ce7">
            <text:p>17,397<text:s/></text:p>
          </table:table-cell>
          <table:table-cell office:value-type="float" office:value="10742" table:style-name="ce7">
            <text:p>10,742<text:s/></text:p>
          </table:table-cell>
          <table:table-cell office:value-type="float" office:value="172377" table:style-name="ce7">
            <text:p>172,377<text:s/></text:p>
          </table:table-cell>
          <table:table-cell office:value-type="float" office:value="57123" table:style-name="ce7">
            <text:p>57,123<text:s/></text:p>
          </table:table-cell>
          <table:table-cell office:value-type="float" office:value="18530" table:style-name="ce7">
            <text:p>18,530<text:s/></text:p>
          </table:table-cell>
          <table:table-cell office:value-type="float" office:value="18223" table:style-name="ce7">
            <text:p>18,223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25253" table:style-name="ce7">
            <text:p>25,253<text:s/></text:p>
          </table:table-cell>
          <table:table-cell office:value-type="float" office:value="23775" table:style-name="ce7">
            <text:p>23,775<text:s/></text:p>
          </table:table-cell>
          <table:table-cell office:value-type="float" office:value="18948" table:style-name="ce7">
            <text:p>18,948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19749" table:style-name="ce7">
            <text:p>19,749<text:s/></text:p>
          </table:table-cell>
          <table:table-cell office:value-type="float" office:value="6362" table:style-name="ce7">
            <text:p>6,362<text:s/></text:p>
          </table:table-cell>
          <table:table-cell office:value-type="float" office:value="6197" table:style-name="ce7">
            <text:p>6,197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867" table:style-name="ce7">
            <text:p>1,867<text:s/></text:p>
          </table:table-cell>
          <table:table-cell office:value-type="float" office:value="7653" table:style-name="ce7">
            <text:p>7,653<text:s/></text:p>
          </table:table-cell>
          <table:table-cell office:value-type="float" office:value="8294" table:style-name="ce7">
            <text:p>8,294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32439" table:style-name="ce7">
            <text:p>32,439<text:s/></text:p>
          </table:table-cell>
          <table:table-cell office:value-type="float" office:value="6479" table:style-name="ce7">
            <text:p>6,479<text:s/></text:p>
          </table:table-cell>
          <table:table-cell office:value-type="float" office:value="11768" table:style-name="ce7">
            <text:p>11,768<text:s/></text:p>
          </table:table-cell>
          <table:table-cell office:value-type="float" office:value="6883" table:style-name="ce7">
            <text:p>6,883<text:s/></text:p>
          </table:table-cell>
          <table:table-cell office:value-type="float" office:value="17967" table:style-name="ce7">
            <text:p>17,967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28731" table:style-name="ce7">
            <text:p>28,731<text:s/></text:p>
          </table:table-cell>
          <table:table-cell office:value-type="float" office:value="38697" table:style-name="ce7">
            <text:p>38,697<text:s/></text:p>
          </table:table-cell>
          <table:table-cell office:value-type="float" office:value="31976" table:style-name="ce7">
            <text:p>31,976<text:s/></text:p>
          </table:table-cell>
          <table:table-cell office:value-type="float" office:value="23826" table:style-name="ce7">
            <text:p>23,826<text:s/></text:p>
          </table:table-cell>
          <table:table-cell office:value-type="float" office:value="27444" table:style-name="ce7">
            <text:p>27,444<text:s/></text:p>
          </table:table-cell>
          <table:table-cell office:value-type="float" office:value="75452" table:style-name="ce7">
            <text:p>75,452<text:s/></text:p>
          </table:table-cell>
          <table:table-cell office:value-type="float" office:value="15285" table:style-name="ce7">
            <text:p>15,285<text:s/></text:p>
          </table:table-cell>
          <table:table-cell office:value-type="float" office:value="34458" table:style-name="ce7">
            <text:p>34,458<text:s/></text:p>
          </table:table-cell>
          <table:table-cell office:value-type="float" office:value="31899" table:style-name="ce7">
            <text:p>31,899<text:s/></text:p>
          </table:table-cell>
          <table:table-cell office:value-type="float" office:value="40306" table:style-name="ce7">
            <text:p>40,306<text:s/></text:p>
          </table:table-cell>
          <table:table-cell office:value-type="float" office:value="70039" table:style-name="ce7">
            <text:p>70,039<text:s/></text:p>
          </table:table-cell>
          <table:table-cell office:value-type="float" office:value="17474" table:style-name="ce7">
            <text:p>17,474<text:s/></text:p>
          </table:table-cell>
          <table:table-cell office:value-type="float" office:value="15415" table:style-name="ce7">
            <text:p>15,415<text:s/></text:p>
          </table:table-cell>
          <table:table-cell office:value-type="float" office:value="10907" table:style-name="ce7">
            <text:p>10,907<text:s/></text:p>
          </table:table-cell>
          <table:table-cell office:value-type="float" office:value="24115" table:style-name="ce7">
            <text:p>24,115<text:s/></text:p>
          </table:table-cell>
          <table:table-cell office:value-type="float" office:value="10569" table:style-name="ce7">
            <text:p>10,569<text:s/></text:p>
          </table:table-cell>
          <table:table-cell office:value-type="float" office:value="52557" table:style-name="ce7">
            <text:p>52,557<text:s/></text:p>
          </table:table-cell>
          <table:table-cell office:value-type="float" office:value="14883" table:style-name="ce7">
            <text:p>14,883<text:s/></text:p>
          </table:table-cell>
          <table:table-cell office:value-type="float" office:value="9982" table:style-name="ce7">
            <text:p>9,982<text:s/></text:p>
          </table:table-cell>
          <table:table-cell office:value-type="float" office:value="15558" table:style-name="ce7">
            <text:p>15,558<text:s/></text:p>
          </table:table-cell>
          <table:table-cell office:value-type="float" office:value="21926" table:style-name="ce7">
            <text:p>21,926<text:s/></text:p>
          </table:table-cell>
          <table:table-cell office:value-type="float" office:value="17800" table:style-name="ce7">
            <text:p>17,800<text:s/></text:p>
          </table:table-cell>
          <table:table-cell office:value-type="float" office:value="15207" table:style-name="ce7">
            <text:p>15,207<text:s/></text:p>
          </table:table-cell>
          <table:table-cell office:value-type="float" office:value="21013" table:style-name="ce7">
            <text:p>21,013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2570" table:style-name="ce7">
            <text:p>2,570<text:s/></text:p>
          </table:table-cell>
          <table:table-cell office:value-type="float" office:value="7502" table:style-name="ce7">
            <text:p>7,502<text:s/></text:p>
          </table:table-cell>
          <table:table-cell office:value-type="float" office:value="7753" table:style-name="ce7">
            <text:p>7,753<text:s/></text:p>
          </table:table-cell>
          <table:table-cell office:value-type="float" office:value="9785" table:style-name="ce7">
            <text:p>9,785<text:s/></text:p>
          </table:table-cell>
          <table:table-cell office:value-type="float" office:value="12486" table:style-name="ce7">
            <text:p>12,486<text:s/></text:p>
          </table:table-cell>
          <table:table-cell office:value-type="float" office:value="15218" table:style-name="ce7">
            <text:p>15,218<text:s/></text:p>
          </table:table-cell>
          <table:table-cell office:value-type="float" office:value="18960" table:style-name="ce7">
            <text:p>18,960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11900" table:style-name="ce7">
            <text:p>11,900<text:s/></text:p>
          </table:table-cell>
          <table:table-cell office:value-type="float" office:value="9378" table:style-name="ce7">
            <text:p>9,378<text:s/></text:p>
          </table:table-cell>
          <table:table-cell office:value-type="float" office:value="9928" table:style-name="ce7">
            <text:p>9,928<text:s/></text:p>
          </table:table-cell>
          <table:table-cell office:value-type="float" office:value="10346" table:style-name="ce7">
            <text:p>10,346<text:s/></text:p>
          </table:table-cell>
          <table:table-cell office:value-type="float" office:value="10240" table:style-name="ce7">
            <text:p>10,240<text:s/></text:p>
          </table:table-cell>
          <table:table-cell office:value-type="float" office:value="8056" table:style-name="ce7">
            <text:p>8,056<text:s/></text:p>
          </table:table-cell>
          <table:table-cell office:value-type="float" office:value="7275" table:style-name="ce7">
            <text:p>7,275<text:s/></text:p>
          </table:table-cell>
          <table:table-cell office:value-type="float" office:value="1609" table:style-name="ce7">
            <text:p>1,609<text:s/></text:p>
          </table:table-cell>
          <table:table-cell office:value-type="float" office:value="1183" table:style-name="ce7">
            <text:p>1,183<text:s/></text:p>
          </table:table-cell>
          <table:table-cell office:value-type="float" office:value="1563" table:style-name="ce7">
            <text:p>1,563<text:s/></text:p>
          </table:table-cell>
          <table:table-cell office:value-type="float" office:value="2048" table:style-name="ce7">
            <text:p>2,048<text:s/></text:p>
          </table:table-cell>
          <table:table-cell office:value-type="float" office:value="538" table:style-name="ce7">
            <text:p>538<text:s/></text:p>
          </table:table-cell>
          <table:table-cell office:value-type="float" office:value="652" table:style-name="ce7">
            <text:p>652<text:s/></text:p>
          </table:table-cell>
          <table:table-cell office:value-type="float" office:value="851" table:style-name="ce7">
            <text:p>851<text:s/></text:p>
          </table:table-cell>
          <table:table-cell office:value-type="float" office:value="1999" table:style-name="ce7">
            <text:p>1,999<text:s/></text:p>
          </table:table-cell>
          <table:table-cell office:value-type="float" office:value="510" table:style-name="ce7">
            <text:p>510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1201" table:style-name="ce7">
            <text:p>1,201<text:s/></text:p>
          </table:table-cell>
          <table:table-cell table:number-columns-repeated="16264"/>
        </table:table-row>
        <table:table-row table:style-name="ro2">
          <table:table-cell office:value-type="date" office:date-value="2025-07-27T00:00:00" table:style-name="ce10">
            <text:p>2025/7/27</text:p>
          </table:table-cell>
          <table:table-cell office:value-type="float" office:value="4483" table:style-name="ce7">
            <text:p>4,483<text:s/></text:p>
          </table:table-cell>
          <table:table-cell office:value-type="float" office:value="7686" table:style-name="ce7">
            <text:p>7,686<text:s/></text:p>
          </table:table-cell>
          <table:table-cell office:value-type="float" office:value="21428" table:style-name="ce7">
            <text:p>21,428<text:s/></text:p>
          </table:table-cell>
          <table:table-cell office:value-type="float" office:value="38414" table:style-name="ce7">
            <text:p>38,414<text:s/></text:p>
          </table:table-cell>
          <table:table-cell office:value-type="float" office:value="12691" table:style-name="ce7">
            <text:p>12,691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6159" table:style-name="ce7">
            <text:p>6,159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1609" table:style-name="ce7">
            <text:p>1,609<text:s/></text:p>
          </table:table-cell>
          <table:table-cell office:value-type="float" office:value="2541" table:style-name="ce7">
            <text:p>2,541<text:s/></text:p>
          </table:table-cell>
          <table:table-cell office:value-type="float" office:value="5702" table:style-name="ce7">
            <text:p>5,702<text:s/></text:p>
          </table:table-cell>
          <table:table-cell office:value-type="float" office:value="4843" table:style-name="ce7">
            <text:p>4,843<text:s/></text:p>
          </table:table-cell>
          <table:table-cell office:value-type="float" office:value="8736" table:style-name="ce7">
            <text:p>8,736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5480" table:style-name="ce7">
            <text:p>5,480<text:s/>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3061" table:style-name="ce7">
            <text:p>3,061<text:s/></text:p>
          </table:table-cell>
          <table:table-cell office:value-type="float" office:value="5125" table:style-name="ce7">
            <text:p>5,125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29137" table:style-name="ce7">
            <text:p>29,137<text:s/></text:p>
          </table:table-cell>
          <table:table-cell office:value-type="float" office:value="3159" table:style-name="ce7">
            <text:p>3,159<text:s/></text:p>
          </table:table-cell>
          <table:table-cell office:value-type="float" office:value="9555" table:style-name="ce7">
            <text:p>9,555<text:s/></text:p>
          </table:table-cell>
          <table:table-cell office:value-type="float" office:value="7865" table:style-name="ce7">
            <text:p>7,865<text:s/></text:p>
          </table:table-cell>
          <table:table-cell office:value-type="float" office:value="10480" table:style-name="ce7">
            <text:p>10,480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7587" table:style-name="ce7">
            <text:p>7,587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18396" table:style-name="ce7">
            <text:p>18,396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23414" table:style-name="ce7">
            <text:p>23,414<text:s/></text:p>
          </table:table-cell>
          <table:table-cell office:value-type="float" office:value="16245" table:style-name="ce7">
            <text:p>16,245<text:s/></text:p>
          </table:table-cell>
          <table:table-cell office:value-type="float" office:value="14863" table:style-name="ce7">
            <text:p>14,863<text:s/></text:p>
          </table:table-cell>
          <table:table-cell office:value-type="float" office:value="13973" table:style-name="ce7">
            <text:p>13,973<text:s/></text:p>
          </table:table-cell>
          <table:table-cell office:value-type="float" office:value="9120" table:style-name="ce7">
            <text:p>9,120<text:s/></text:p>
          </table:table-cell>
          <table:table-cell office:value-type="float" office:value="165715" table:style-name="ce7">
            <text:p>165,715<text:s/></text:p>
          </table:table-cell>
          <table:table-cell office:value-type="float" office:value="49548" table:style-name="ce7">
            <text:p>49,548<text:s/></text:p>
          </table:table-cell>
          <table:table-cell office:value-type="float" office:value="14130" table:style-name="ce7">
            <text:p>14,130<text:s/></text:p>
          </table:table-cell>
          <table:table-cell office:value-type="float" office:value="16344" table:style-name="ce7">
            <text:p>16,344<text:s/></text:p>
          </table:table-cell>
          <table:table-cell office:value-type="float" office:value="23083" table:style-name="ce7">
            <text:p>23,083<text:s/></text:p>
          </table:table-cell>
          <table:table-cell office:value-type="float" office:value="23256" table:style-name="ce7">
            <text:p>23,256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16346" table:style-name="ce7">
            <text:p>16,346<text:s/></text:p>
          </table:table-cell>
          <table:table-cell office:value-type="float" office:value="7180" table:style-name="ce7">
            <text:p>7,180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5476" table:style-name="ce7">
            <text:p>5,476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2711" table:style-name="ce7">
            <text:p>2,711<text:s/></text:p>
          </table:table-cell>
          <table:table-cell office:value-type="float" office:value="1675" table:style-name="ce7">
            <text:p>1,675<text:s/></text:p>
          </table:table-cell>
          <table:table-cell office:value-type="float" office:value="6522" table:style-name="ce7">
            <text:p>6,522<text:s/></text:p>
          </table:table-cell>
          <table:table-cell office:value-type="float" office:value="6278" table:style-name="ce7">
            <text:p>6,278<text:s/></text:p>
          </table:table-cell>
          <table:table-cell office:value-type="float" office:value="9270" table:style-name="ce7">
            <text:p>9,270<text:s/></text:p>
          </table:table-cell>
          <table:table-cell office:value-type="float" office:value="29935" table:style-name="ce7">
            <text:p>29,935<text:s/></text:p>
          </table:table-cell>
          <table:table-cell office:value-type="float" office:value="5706" table:style-name="ce7">
            <text:p>5,706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5764" table:style-name="ce7">
            <text:p>5,764<text:s/></text:p>
          </table:table-cell>
          <table:table-cell office:value-type="float" office:value="14980" table:style-name="ce7">
            <text:p>14,980<text:s/></text:p>
          </table:table-cell>
          <table:table-cell office:value-type="float" office:value="13559" table:style-name="ce7">
            <text:p>13,559<text:s/></text:p>
          </table:table-cell>
          <table:table-cell office:value-type="float" office:value="23753" table:style-name="ce7">
            <text:p>23,753<text:s/></text:p>
          </table:table-cell>
          <table:table-cell office:value-type="float" office:value="35504" table:style-name="ce7">
            <text:p>35,504<text:s/></text:p>
          </table:table-cell>
          <table:table-cell office:value-type="float" office:value="26040" table:style-name="ce7">
            <text:p>26,040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24400" table:style-name="ce7">
            <text:p>24,400<text:s/></text:p>
          </table:table-cell>
          <table:table-cell office:value-type="float" office:value="67537" table:style-name="ce7">
            <text:p>67,537<text:s/></text:p>
          </table:table-cell>
          <table:table-cell office:value-type="float" office:value="12824" table:style-name="ce7">
            <text:p>12,824<text:s/></text:p>
          </table:table-cell>
          <table:table-cell office:value-type="float" office:value="30023" table:style-name="ce7">
            <text:p>30,023<text:s/></text:p>
          </table:table-cell>
          <table:table-cell office:value-type="float" office:value="24278" table:style-name="ce7">
            <text:p>24,278<text:s/></text:p>
          </table:table-cell>
          <table:table-cell office:value-type="float" office:value="33522" table:style-name="ce7">
            <text:p>33,522<text:s/></text:p>
          </table:table-cell>
          <table:table-cell office:value-type="float" office:value="60493" table:style-name="ce7">
            <text:p>60,493<text:s/></text:p>
          </table:table-cell>
          <table:table-cell office:value-type="float" office:value="13576" table:style-name="ce7">
            <text:p>13,576<text:s/></text:p>
          </table:table-cell>
          <table:table-cell office:value-type="float" office:value="11827" table:style-name="ce7">
            <text:p>11,827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9017" table:style-name="ce7">
            <text:p>9,017<text:s/></text:p>
          </table:table-cell>
          <table:table-cell office:value-type="float" office:value="46910" table:style-name="ce7">
            <text:p>46,910<text:s/></text:p>
          </table:table-cell>
          <table:table-cell office:value-type="float" office:value="10568" table:style-name="ce7">
            <text:p>10,568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6714" table:style-name="ce7">
            <text:p>16,714<text:s/></text:p>
          </table:table-cell>
          <table:table-cell office:value-type="float" office:value="14762" table:style-name="ce7">
            <text:p>14,762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7087" table:style-name="ce7">
            <text:p>17,087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2088" table:style-name="ce7">
            <text:p>2,088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6224" table:style-name="ce7">
            <text:p>6,224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10658" table:style-name="ce7">
            <text:p>10,658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14818" table:style-name="ce7">
            <text:p>14,818<text:s/></text:p>
          </table:table-cell>
          <table:table-cell office:value-type="float" office:value="19965" table:style-name="ce7">
            <text:p>19,965<text:s/></text:p>
          </table:table-cell>
          <table:table-cell office:value-type="float" office:value="9407" table:style-name="ce7">
            <text:p>9,407<text:s/></text:p>
          </table:table-cell>
          <table:table-cell office:value-type="float" office:value="7620" table:style-name="ce7">
            <text:p>7,620<text:s/></text:p>
          </table:table-cell>
          <table:table-cell office:value-type="float" office:value="8431" table:style-name="ce7">
            <text:p>8,431<text:s/></text:p>
          </table:table-cell>
          <table:table-cell office:value-type="float" office:value="8744" table:style-name="ce7">
            <text:p>8,744<text:s/></text:p>
          </table:table-cell>
          <table:table-cell office:value-type="float" office:value="8701" table:style-name="ce7">
            <text:p>8,701<text:s/></text:p>
          </table:table-cell>
          <table:table-cell office:value-type="float" office:value="6636" table:style-name="ce7">
            <text:p>6,636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991" table:style-name="ce7">
            <text:p>991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1684" table:style-name="ce7">
            <text:p>1,684<text:s/></text:p>
          </table:table-cell>
          <table:table-cell office:value-type="float" office:value="376" table:style-name="ce7">
            <text:p>376<text:s/></text:p>
          </table:table-cell>
          <table:table-cell office:value-type="float" office:value="520" table:style-name="ce7">
            <text:p>520<text:s/></text:p>
          </table:table-cell>
          <table:table-cell office:value-type="float" office:value="607" table:style-name="ce7">
            <text:p>607<text:s/></text:p>
          </table:table-cell>
          <table:table-cell office:value-type="float" office:value="2023" table:style-name="ce7">
            <text:p>2,023<text:s/></text:p>
          </table:table-cell>
          <table:table-cell office:value-type="float" office:value="404" table:style-name="ce7">
            <text:p>404<text:s/></text:p>
          </table:table-cell>
          <table:table-cell office:value-type="float" office:value="1258" table:style-name="ce7">
            <text:p>1,258<text:s/></text:p>
          </table:table-cell>
          <table:table-cell office:value-type="float" office:value="1003" table:style-name="ce7">
            <text:p>1,003<text:s/></text:p>
          </table:table-cell>
          <table:table-cell table:number-columns-repeated="16264"/>
        </table:table-row>
        <table:table-row table:style-name="ro2">
          <table:table-cell office:value-type="date" office:date-value="2025-07-28T00:00:00" table:style-name="ce10">
            <text:p>2025/7/28</text:p>
          </table:table-cell>
          <table:table-cell office:value-type="float" office:value="5334" table:style-name="ce7">
            <text:p>5,334<text:s/></text:p>
          </table:table-cell>
          <table:table-cell office:value-type="float" office:value="13355" table:style-name="ce7">
            <text:p>13,355<text:s/></text:p>
          </table:table-cell>
          <table:table-cell office:value-type="float" office:value="44421" table:style-name="ce7">
            <text:p>44,421<text:s/></text:p>
          </table:table-cell>
          <table:table-cell office:value-type="float" office:value="42287" table:style-name="ce7">
            <text:p>42,287<text:s/></text:p>
          </table:table-cell>
          <table:table-cell office:value-type="float" office:value="23236" table:style-name="ce7">
            <text:p>23,236<text:s/></text:p>
          </table:table-cell>
          <table:table-cell office:value-type="float" office:value="13721" table:style-name="ce7">
            <text:p>13,721<text:s/></text:p>
          </table:table-cell>
          <table:table-cell office:value-type="float" office:value="10574" table:style-name="ce7">
            <text:p>10,574<text:s/></text:p>
          </table:table-cell>
          <table:table-cell office:value-type="float" office:value="4265" table:style-name="ce7">
            <text:p>4,265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0624" table:style-name="ce7">
            <text:p>10,624<text:s/></text:p>
          </table:table-cell>
          <table:table-cell office:value-type="float" office:value="2627" table:style-name="ce7">
            <text:p>2,627<text:s/></text:p>
          </table:table-cell>
          <table:table-cell office:value-type="float" office:value="3882" table:style-name="ce7">
            <text:p>3,882<text:s/></text:p>
          </table:table-cell>
          <table:table-cell office:value-type="float" office:value="4812" table:style-name="ce7">
            <text:p>4,812<text:s/></text:p>
          </table:table-cell>
          <table:table-cell office:value-type="float" office:value="7751" table:style-name="ce7">
            <text:p>7,751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14912" table:style-name="ce7">
            <text:p>14,912<text:s/></text:p>
          </table:table-cell>
          <table:table-cell office:value-type="float" office:value="18229" table:style-name="ce7">
            <text:p>18,229<text:s/></text:p>
          </table:table-cell>
          <table:table-cell office:value-type="float" office:value="5417" table:style-name="ce7">
            <text:p>5,417<text:s/></text:p>
          </table:table-cell>
          <table:table-cell office:value-type="float" office:value="9997" table:style-name="ce7">
            <text:p>9,997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8238" table:style-name="ce7">
            <text:p>8,238<text:s/></text:p>
          </table:table-cell>
          <table:table-cell office:value-type="float" office:value="8150" table:style-name="ce7">
            <text:p>8,150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34489" table:style-name="ce7">
            <text:p>34,489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11494" table:style-name="ce7">
            <text:p>11,494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21183" table:style-name="ce7">
            <text:p>21,183<text:s/></text:p>
          </table:table-cell>
          <table:table-cell office:value-type="float" office:value="14022" table:style-name="ce7">
            <text:p>14,022<text:s/></text:p>
          </table:table-cell>
          <table:table-cell office:value-type="float" office:value="9721" table:style-name="ce7">
            <text:p>9,721<text:s/></text:p>
          </table:table-cell>
          <table:table-cell office:value-type="float" office:value="23652" table:style-name="ce7">
            <text:p>23,652<text:s/></text:p>
          </table:table-cell>
          <table:table-cell office:value-type="float" office:value="14762" table:style-name="ce7">
            <text:p>14,762<text:s/></text:p>
          </table:table-cell>
          <table:table-cell office:value-type="float" office:value="31067" table:style-name="ce7">
            <text:p>31,067<text:s/></text:p>
          </table:table-cell>
          <table:table-cell office:value-type="float" office:value="24622" table:style-name="ce7">
            <text:p>24,622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31951" table:style-name="ce7">
            <text:p>31,951<text:s/></text:p>
          </table:table-cell>
          <table:table-cell office:value-type="float" office:value="23667" table:style-name="ce7">
            <text:p>23,667<text:s/></text:p>
          </table:table-cell>
          <table:table-cell office:value-type="float" office:value="22818" table:style-name="ce7">
            <text:p>22,818<text:s/></text:p>
          </table:table-cell>
          <table:table-cell office:value-type="float" office:value="19652" table:style-name="ce7">
            <text:p>19,652<text:s/></text:p>
          </table:table-cell>
          <table:table-cell office:value-type="float" office:value="24850" table:style-name="ce7">
            <text:p>24,850<text:s/></text:p>
          </table:table-cell>
          <table:table-cell office:value-type="float" office:value="149543" table:style-name="ce7">
            <text:p>149,543<text:s/></text:p>
          </table:table-cell>
          <table:table-cell office:value-type="float" office:value="47084" table:style-name="ce7">
            <text:p>47,084<text:s/></text:p>
          </table:table-cell>
          <table:table-cell office:value-type="float" office:value="22321" table:style-name="ce7">
            <text:p>22,321<text:s/></text:p>
          </table:table-cell>
          <table:table-cell office:value-type="float" office:value="23927" table:style-name="ce7">
            <text:p>23,927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22661" table:style-name="ce7">
            <text:p>22,661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21293" table:style-name="ce7">
            <text:p>21,293<text:s/></text:p>
          </table:table-cell>
          <table:table-cell office:value-type="float" office:value="12620" table:style-name="ce7">
            <text:p>12,620<text:s/></text:p>
          </table:table-cell>
          <table:table-cell office:value-type="float" office:value="28095" table:style-name="ce7">
            <text:p>28,095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8873" table:style-name="ce7">
            <text:p>8,873<text:s/></text:p>
          </table:table-cell>
          <table:table-cell office:value-type="float" office:value="16117" table:style-name="ce7">
            <text:p>16,117<text:s/></text:p>
          </table:table-cell>
          <table:table-cell office:value-type="float" office:value="4629" table:style-name="ce7">
            <text:p>4,629<text:s/></text:p>
          </table:table-cell>
          <table:table-cell office:value-type="float" office:value="3822" table:style-name="ce7">
            <text:p>3,822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29933" table:style-name="ce7">
            <text:p>29,933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21981" table:style-name="ce7">
            <text:p>21,981<text:s/></text:p>
          </table:table-cell>
          <table:table-cell office:value-type="float" office:value="26185" table:style-name="ce7">
            <text:p>26,185<text:s/></text:p>
          </table:table-cell>
          <table:table-cell office:value-type="float" office:value="28632" table:style-name="ce7">
            <text:p>28,632<text:s/></text:p>
          </table:table-cell>
          <table:table-cell office:value-type="float" office:value="37988" table:style-name="ce7">
            <text:p>37,988<text:s/></text:p>
          </table:table-cell>
          <table:table-cell office:value-type="float" office:value="37703" table:style-name="ce7">
            <text:p>37,703<text:s/></text:p>
          </table:table-cell>
          <table:table-cell office:value-type="float" office:value="27758" table:style-name="ce7">
            <text:p>27,758<text:s/></text:p>
          </table:table-cell>
          <table:table-cell office:value-type="float" office:value="26723" table:style-name="ce7">
            <text:p>26,723<text:s/></text:p>
          </table:table-cell>
          <table:table-cell office:value-type="float" office:value="63932" table:style-name="ce7">
            <text:p>63,932<text:s/></text:p>
          </table:table-cell>
          <table:table-cell office:value-type="float" office:value="20409" table:style-name="ce7">
            <text:p>20,409<text:s/></text:p>
          </table:table-cell>
          <table:table-cell office:value-type="float" office:value="34110" table:style-name="ce7">
            <text:p>34,110<text:s/></text:p>
          </table:table-cell>
          <table:table-cell office:value-type="float" office:value="33425" table:style-name="ce7">
            <text:p>33,425<text:s/></text:p>
          </table:table-cell>
          <table:table-cell office:value-type="float" office:value="23822" table:style-name="ce7">
            <text:p>23,822<text:s/></text:p>
          </table:table-cell>
          <table:table-cell office:value-type="float" office:value="66388" table:style-name="ce7">
            <text:p>66,388<text:s/></text:p>
          </table:table-cell>
          <table:table-cell office:value-type="float" office:value="18996" table:style-name="ce7">
            <text:p>18,996<text:s/></text:p>
          </table:table-cell>
          <table:table-cell office:value-type="float" office:value="16379" table:style-name="ce7">
            <text:p>16,379<text:s/></text:p>
          </table:table-cell>
          <table:table-cell office:value-type="float" office:value="15164" table:style-name="ce7">
            <text:p>15,164<text:s/></text:p>
          </table:table-cell>
          <table:table-cell office:value-type="float" office:value="23590" table:style-name="ce7">
            <text:p>23,590<text:s/></text:p>
          </table:table-cell>
          <table:table-cell office:value-type="float" office:value="14313" table:style-name="ce7">
            <text:p>14,313<text:s/></text:p>
          </table:table-cell>
          <table:table-cell office:value-type="float" office:value="44234" table:style-name="ce7">
            <text:p>44,234<text:s/></text:p>
          </table:table-cell>
          <table:table-cell office:value-type="float" office:value="19112" table:style-name="ce7">
            <text:p>19,112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16649" table:style-name="ce7">
            <text:p>16,649<text:s/></text:p>
          </table:table-cell>
          <table:table-cell office:value-type="float" office:value="40932" table:style-name="ce7">
            <text:p>40,932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24707" table:style-name="ce7">
            <text:p>24,707<text:s/></text:p>
          </table:table-cell>
          <table:table-cell office:value-type="float" office:value="27717" table:style-name="ce7">
            <text:p>27,717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9695" table:style-name="ce7">
            <text:p>9,695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5423" table:style-name="ce7">
            <text:p>5,423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10064" table:style-name="ce7">
            <text:p>10,064<text:s/></text:p>
          </table:table-cell>
          <table:table-cell office:value-type="float" office:value="9851" table:style-name="ce7">
            <text:p>9,851<text:s/></text:p>
          </table:table-cell>
          <table:table-cell office:value-type="float" office:value="12837" table:style-name="ce7">
            <text:p>12,837<text:s/></text:p>
          </table:table-cell>
          <table:table-cell office:value-type="float" office:value="16834" table:style-name="ce7">
            <text:p>16,834<text:s/></text:p>
          </table:table-cell>
          <table:table-cell office:value-type="float" office:value="27890" table:style-name="ce7">
            <text:p>27,890<text:s/></text:p>
          </table:table-cell>
          <table:table-cell office:value-type="float" office:value="24508" table:style-name="ce7">
            <text:p>24,508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1938" table:style-name="ce7">
            <text:p>11,938<text:s/></text:p>
          </table:table-cell>
          <table:table-cell office:value-type="float" office:value="13054" table:style-name="ce7">
            <text:p>13,054<text:s/></text:p>
          </table:table-cell>
          <table:table-cell office:value-type="float" office:value="11948" table:style-name="ce7">
            <text:p>11,948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1312" table:style-name="ce7">
            <text:p>1,312<text:s/></text:p>
          </table:table-cell>
          <table:table-cell office:value-type="float" office:value="1727" table:style-name="ce7">
            <text:p>1,727<text:s/></text:p>
          </table:table-cell>
          <table:table-cell office:value-type="float" office:value="2314" table:style-name="ce7">
            <text:p>2,314<text:s/></text:p>
          </table:table-cell>
          <table:table-cell office:value-type="float" office:value="1236" table:style-name="ce7">
            <text:p>1,236<text:s/></text:p>
          </table:table-cell>
          <table:table-cell office:value-type="float" office:value="1744" table:style-name="ce7">
            <text:p>1,744<text:s/></text:p>
          </table:table-cell>
          <table:table-cell office:value-type="float" office:value="1152" table:style-name="ce7">
            <text:p>1,152<text:s/></text:p>
          </table:table-cell>
          <table:table-cell office:value-type="float" office:value="1792" table:style-name="ce7">
            <text:p>1,792<text:s/></text:p>
          </table:table-cell>
          <table:table-cell office:value-type="float" office:value="477" table:style-name="ce7">
            <text:p>477<text:s/></text:p>
          </table:table-cell>
          <table:table-cell office:value-type="float" office:value="1929" table:style-name="ce7">
            <text:p>1,929<text:s/></text:p>
          </table:table-cell>
          <table:table-cell office:value-type="float" office:value="1756" table:style-name="ce7">
            <text:p>1,756<text:s/></text:p>
          </table:table-cell>
          <table:table-cell table:number-columns-repeated="16264"/>
        </table:table-row>
        <table:table-row table:style-name="ro2">
          <table:table-cell office:value-type="date" office:date-value="2025-07-29T00:00:00" table:style-name="ce10">
            <text:p>2025/7/29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45490" table:style-name="ce7">
            <text:p>45,490<text:s/></text:p>
          </table:table-cell>
          <table:table-cell office:value-type="float" office:value="44999" table:style-name="ce7">
            <text:p>44,999<text:s/></text:p>
          </table:table-cell>
          <table:table-cell office:value-type="float" office:value="24250" table:style-name="ce7">
            <text:p>24,250<text:s/></text:p>
          </table:table-cell>
          <table:table-cell office:value-type="float" office:value="13539" table:style-name="ce7">
            <text:p>13,539<text:s/></text:p>
          </table:table-cell>
          <table:table-cell office:value-type="float" office:value="10295" table:style-name="ce7">
            <text:p>10,295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3399" table:style-name="ce7">
            <text:p>3,399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2619" table:style-name="ce7">
            <text:p>2,619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5429" table:style-name="ce7">
            <text:p>5,429<text:s/></text:p>
          </table:table-cell>
          <table:table-cell office:value-type="float" office:value="7679" table:style-name="ce7">
            <text:p>7,679<text:s/></text:p>
          </table:table-cell>
          <table:table-cell office:value-type="float" office:value="11078" table:style-name="ce7">
            <text:p>11,078<text:s/></text:p>
          </table:table-cell>
          <table:table-cell office:value-type="float" office:value="15341" table:style-name="ce7">
            <text:p>15,341<text:s/></text:p>
          </table:table-cell>
          <table:table-cell office:value-type="float" office:value="18650" table:style-name="ce7">
            <text:p>18,650<text:s/></text:p>
          </table:table-cell>
          <table:table-cell office:value-type="float" office:value="5402" table:style-name="ce7">
            <text:p>5,402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3271" table:style-name="ce7">
            <text:p>3,271<text:s/></text:p>
          </table:table-cell>
          <table:table-cell office:value-type="float" office:value="8328" table:style-name="ce7">
            <text:p>8,328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9193" table:style-name="ce7">
            <text:p>9,193<text:s/></text:p>
          </table:table-cell>
          <table:table-cell office:value-type="float" office:value="36408" table:style-name="ce7">
            <text:p>36,408<text:s/>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14975" table:style-name="ce7">
            <text:p>14,975<text:s/></text:p>
          </table:table-cell>
          <table:table-cell office:value-type="float" office:value="22013" table:style-name="ce7">
            <text:p>22,013<text:s/></text:p>
          </table:table-cell>
          <table:table-cell office:value-type="float" office:value="14523" table:style-name="ce7">
            <text:p>14,523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25374" table:style-name="ce7">
            <text:p>25,374<text:s/></text:p>
          </table:table-cell>
          <table:table-cell office:value-type="float" office:value="15636" table:style-name="ce7">
            <text:p>15,636<text:s/></text:p>
          </table:table-cell>
          <table:table-cell office:value-type="float" office:value="33155" table:style-name="ce7">
            <text:p>33,155<text:s/></text:p>
          </table:table-cell>
          <table:table-cell office:value-type="float" office:value="26374" table:style-name="ce7">
            <text:p>26,374<text:s/></text:p>
          </table:table-cell>
          <table:table-cell office:value-type="float" office:value="10237" table:style-name="ce7">
            <text:p>10,237<text:s/></text:p>
          </table:table-cell>
          <table:table-cell office:value-type="float" office:value="33599" table:style-name="ce7">
            <text:p>33,599<text:s/></text:p>
          </table:table-cell>
          <table:table-cell office:value-type="float" office:value="24717" table:style-name="ce7">
            <text:p>24,717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20160" table:style-name="ce7">
            <text:p>20,160<text:s/></text:p>
          </table:table-cell>
          <table:table-cell office:value-type="float" office:value="25552" table:style-name="ce7">
            <text:p>25,552<text:s/></text:p>
          </table:table-cell>
          <table:table-cell office:value-type="float" office:value="139575" table:style-name="ce7">
            <text:p>139,575<text:s/></text:p>
          </table:table-cell>
          <table:table-cell office:value-type="float" office:value="48433" table:style-name="ce7">
            <text:p>48,433<text:s/></text:p>
          </table:table-cell>
          <table:table-cell office:value-type="float" office:value="22675" table:style-name="ce7">
            <text:p>22,675<text:s/></text:p>
          </table:table-cell>
          <table:table-cell office:value-type="float" office:value="24330" table:style-name="ce7">
            <text:p>24,330<text:s/></text:p>
          </table:table-cell>
          <table:table-cell office:value-type="float" office:value="24974" table:style-name="ce7">
            <text:p>24,974<text:s/></text:p>
          </table:table-cell>
          <table:table-cell office:value-type="float" office:value="24419" table:style-name="ce7">
            <text:p>24,419<text:s/></text:p>
          </table:table-cell>
          <table:table-cell office:value-type="float" office:value="25371" table:style-name="ce7">
            <text:p>25,371<text:s/></text:p>
          </table:table-cell>
          <table:table-cell office:value-type="float" office:value="22165" table:style-name="ce7">
            <text:p>22,165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28014" table:style-name="ce7">
            <text:p>28,014<text:s/></text:p>
          </table:table-cell>
          <table:table-cell office:value-type="float" office:value="7269" table:style-name="ce7">
            <text:p>7,269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16082" table:style-name="ce7">
            <text:p>16,082<text:s/></text:p>
          </table:table-cell>
          <table:table-cell office:value-type="float" office:value="5108" table:style-name="ce7">
            <text:p>5,108<text:s/></text:p>
          </table:table-cell>
          <table:table-cell office:value-type="float" office:value="4059" table:style-name="ce7">
            <text:p>4,059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8925" table:style-name="ce7">
            <text:p>8,925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29237" table:style-name="ce7">
            <text:p>29,237<text:s/></text:p>
          </table:table-cell>
          <table:table-cell office:value-type="float" office:value="10530" table:style-name="ce7">
            <text:p>10,530<text:s/></text:p>
          </table:table-cell>
          <table:table-cell office:value-type="float" office:value="13380" table:style-name="ce7">
            <text:p>13,380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22272" table:style-name="ce7">
            <text:p>22,272<text:s/></text:p>
          </table:table-cell>
          <table:table-cell office:value-type="float" office:value="26616" table:style-name="ce7">
            <text:p>26,616<text:s/></text:p>
          </table:table-cell>
          <table:table-cell office:value-type="float" office:value="29625" table:style-name="ce7">
            <text:p>29,625<text:s/></text:p>
          </table:table-cell>
          <table:table-cell office:value-type="float" office:value="38093" table:style-name="ce7">
            <text:p>38,093<text:s/></text:p>
          </table:table-cell>
          <table:table-cell office:value-type="float" office:value="38590" table:style-name="ce7">
            <text:p>38,590<text:s/></text:p>
          </table:table-cell>
          <table:table-cell office:value-type="float" office:value="28737" table:style-name="ce7">
            <text:p>28,737<text:s/></text:p>
          </table:table-cell>
          <table:table-cell office:value-type="float" office:value="27089" table:style-name="ce7">
            <text:p>27,089<text:s/></text:p>
          </table:table-cell>
          <table:table-cell office:value-type="float" office:value="63867" table:style-name="ce7">
            <text:p>63,867<text:s/></text:p>
          </table:table-cell>
          <table:table-cell office:value-type="float" office:value="21530" table:style-name="ce7">
            <text:p>21,530<text:s/></text:p>
          </table:table-cell>
          <table:table-cell office:value-type="float" office:value="34650" table:style-name="ce7">
            <text:p>34,650<text:s/></text:p>
          </table:table-cell>
          <table:table-cell office:value-type="float" office:value="34942" table:style-name="ce7">
            <text:p>34,942<text:s/></text:p>
          </table:table-cell>
          <table:table-cell office:value-type="float" office:value="29249" table:style-name="ce7">
            <text:p>29,249<text:s/></text:p>
          </table:table-cell>
          <table:table-cell office:value-type="float" office:value="65647" table:style-name="ce7">
            <text:p>65,647<text:s/></text:p>
          </table:table-cell>
          <table:table-cell office:value-type="float" office:value="20341" table:style-name="ce7">
            <text:p>20,341<text:s/></text:p>
          </table:table-cell>
          <table:table-cell office:value-type="float" office:value="16890" table:style-name="ce7">
            <text:p>16,890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23626" table:style-name="ce7">
            <text:p>23,626<text:s/></text:p>
          </table:table-cell>
          <table:table-cell office:value-type="float" office:value="14405" table:style-name="ce7">
            <text:p>14,405<text:s/></text:p>
          </table:table-cell>
          <table:table-cell office:value-type="float" office:value="33081" table:style-name="ce7">
            <text:p>33,081<text:s/></text:p>
          </table:table-cell>
          <table:table-cell office:value-type="float" office:value="20057" table:style-name="ce7">
            <text:p>20,057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17302" table:style-name="ce7">
            <text:p>17,302<text:s/></text:p>
          </table:table-cell>
          <table:table-cell office:value-type="float" office:value="42533" table:style-name="ce7">
            <text:p>42,533<text:s/></text:p>
          </table:table-cell>
          <table:table-cell office:value-type="float" office:value="22410" table:style-name="ce7">
            <text:p>22,410<text:s/></text:p>
          </table:table-cell>
          <table:table-cell office:value-type="float" office:value="25331" table:style-name="ce7">
            <text:p>25,331<text:s/></text:p>
          </table:table-cell>
          <table:table-cell office:value-type="float" office:value="27594" table:style-name="ce7">
            <text:p>27,594<text:s/></text:p>
          </table:table-cell>
          <table:table-cell office:value-type="float" office:value="7087" table:style-name="ce7">
            <text:p>7,087<text:s/></text:p>
          </table:table-cell>
          <table:table-cell office:value-type="float" office:value="9953" table:style-name="ce7">
            <text:p>9,953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5649" table:style-name="ce7">
            <text:p>5,649<text:s/></text:p>
          </table:table-cell>
          <table:table-cell office:value-type="float" office:value="8953" table:style-name="ce7">
            <text:p>8,953<text:s/></text:p>
          </table:table-cell>
          <table:table-cell office:value-type="float" office:value="10812" table:style-name="ce7">
            <text:p>10,812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13335" table:style-name="ce7">
            <text:p>13,335<text:s/></text:p>
          </table:table-cell>
          <table:table-cell office:value-type="float" office:value="17652" table:style-name="ce7">
            <text:p>17,652<text:s/></text:p>
          </table:table-cell>
          <table:table-cell office:value-type="float" office:value="28550" table:style-name="ce7">
            <text:p>28,550<text:s/></text:p>
          </table:table-cell>
          <table:table-cell office:value-type="float" office:value="25852" table:style-name="ce7">
            <text:p>25,852<text:s/></text:p>
          </table:table-cell>
          <table:table-cell office:value-type="float" office:value="15598" table:style-name="ce7">
            <text:p>15,598<text:s/></text:p>
          </table:table-cell>
          <table:table-cell office:value-type="float" office:value="11641" table:style-name="ce7">
            <text:p>11,641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10841" table:style-name="ce7">
            <text:p>10,841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2246" table:style-name="ce7">
            <text:p>2,246<text:s/></text:p>
          </table:table-cell>
          <table:table-cell office:value-type="float" office:value="1469" table:style-name="ce7">
            <text:p>1,469<text:s/></text:p>
          </table:table-cell>
          <table:table-cell office:value-type="float" office:value="1961" table:style-name="ce7">
            <text:p>1,961<text:s/></text:p>
          </table:table-cell>
          <table:table-cell office:value-type="float" office:value="2499" table:style-name="ce7">
            <text:p>2,499<text:s/></text:p>
          </table:table-cell>
          <table:table-cell office:value-type="float" office:value="1291" table:style-name="ce7">
            <text:p>1,291<text:s/></text:p>
          </table:table-cell>
          <table:table-cell office:value-type="float" office:value="1828" table:style-name="ce7">
            <text:p>1,828<text:s/></text:p>
          </table:table-cell>
          <table:table-cell office:value-type="float" office:value="1242" table:style-name="ce7">
            <text:p>1,242<text:s/></text:p>
          </table:table-cell>
          <table:table-cell office:value-type="float" office:value="1744" table:style-name="ce7">
            <text:p>1,744<text:s/></text:p>
          </table:table-cell>
          <table:table-cell office:value-type="float" office:value="529" table:style-name="ce7">
            <text:p>529<text:s/></text:p>
          </table:table-cell>
          <table:table-cell office:value-type="float" office:value="2160" table:style-name="ce7">
            <text:p>2,160<text:s/></text:p>
          </table:table-cell>
          <table:table-cell office:value-type="float" office:value="1870" table:style-name="ce7">
            <text:p>1,870<text:s/></text:p>
          </table:table-cell>
          <table:table-cell table:number-columns-repeated="16264"/>
        </table:table-row>
        <table:table-row table:style-name="ro2">
          <table:table-cell office:value-type="date" office:date-value="2025-07-30T00:00:00" table:style-name="ce10">
            <text:p>2025/7/30</text:p>
          </table:table-cell>
          <table:table-cell office:value-type="float" office:value="5450" table:style-name="ce7">
            <text:p>5,450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45936" table:style-name="ce7">
            <text:p>45,936<text:s/></text:p>
          </table:table-cell>
          <table:table-cell office:value-type="float" office:value="45721" table:style-name="ce7">
            <text:p>45,721<text:s/></text:p>
          </table:table-cell>
          <table:table-cell office:value-type="float" office:value="24520" table:style-name="ce7">
            <text:p>24,520<text:s/></text:p>
          </table:table-cell>
          <table:table-cell office:value-type="float" office:value="14464" table:style-name="ce7">
            <text:p>14,464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4517" table:style-name="ce7">
            <text:p>4,517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2745" table:style-name="ce7">
            <text:p>2,745<text:s/></text:p>
          </table:table-cell>
          <table:table-cell office:value-type="float" office:value="4134" table:style-name="ce7">
            <text:p>4,134<text:s/></text:p>
          </table:table-cell>
          <table:table-cell office:value-type="float" office:value="5928" table:style-name="ce7">
            <text:p>5,928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11301" table:style-name="ce7">
            <text:p>11,301<text:s/></text:p>
          </table:table-cell>
          <table:table-cell office:value-type="float" office:value="15574" table:style-name="ce7">
            <text:p>15,574<text:s/></text:p>
          </table:table-cell>
          <table:table-cell office:value-type="float" office:value="19065" table:style-name="ce7">
            <text:p>19,065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10507" table:style-name="ce7">
            <text:p>10,507<text:s/></text:p>
          </table:table-cell>
          <table:table-cell office:value-type="float" office:value="3509" table:style-name="ce7">
            <text:p>3,509<text:s/></text:p>
          </table:table-cell>
          <table:table-cell office:value-type="float" office:value="8417" table:style-name="ce7">
            <text:p>8,417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37164" table:style-name="ce7">
            <text:p>37,164<text:s/></text:p>
          </table:table-cell>
          <table:table-cell office:value-type="float" office:value="3213" table:style-name="ce7">
            <text:p>3,213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2912" table:style-name="ce7">
            <text:p>12,912<text:s/></text:p>
          </table:table-cell>
          <table:table-cell office:value-type="float" office:value="15305" table:style-name="ce7">
            <text:p>15,305<text:s/></text:p>
          </table:table-cell>
          <table:table-cell office:value-type="float" office:value="22088" table:style-name="ce7">
            <text:p>22,088<text:s/></text:p>
          </table:table-cell>
          <table:table-cell office:value-type="float" office:value="15028" table:style-name="ce7">
            <text:p>15,028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33260" table:style-name="ce7">
            <text:p>33,260<text:s/></text:p>
          </table:table-cell>
          <table:table-cell office:value-type="float" office:value="27198" table:style-name="ce7">
            <text:p>27,198<text:s/></text:p>
          </table:table-cell>
          <table:table-cell office:value-type="float" office:value="10674" table:style-name="ce7">
            <text:p>10,674<text:s/></text:p>
          </table:table-cell>
          <table:table-cell office:value-type="float" office:value="33635" table:style-name="ce7">
            <text:p>33,635<text:s/></text:p>
          </table:table-cell>
          <table:table-cell office:value-type="float" office:value="24957" table:style-name="ce7">
            <text:p>24,957<text:s/></text:p>
          </table:table-cell>
          <table:table-cell office:value-type="float" office:value="23980" table:style-name="ce7">
            <text:p>23,980<text:s/></text:p>
          </table:table-cell>
          <table:table-cell office:value-type="float" office:value="20550" table:style-name="ce7">
            <text:p>20,550<text:s/></text:p>
          </table:table-cell>
          <table:table-cell office:value-type="float" office:value="26279" table:style-name="ce7">
            <text:p>26,279<text:s/></text:p>
          </table:table-cell>
          <table:table-cell office:value-type="float" office:value="146454" table:style-name="ce7">
            <text:p>146,454<text:s/></text:p>
          </table:table-cell>
          <table:table-cell office:value-type="float" office:value="50411" table:style-name="ce7">
            <text:p>50,411<text:s/></text:p>
          </table:table-cell>
          <table:table-cell office:value-type="float" office:value="23059" table:style-name="ce7">
            <text:p>23,059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25338" table:style-name="ce7">
            <text:p>25,338<text:s/></text:p>
          </table:table-cell>
          <table:table-cell office:value-type="float" office:value="25126" table:style-name="ce7">
            <text:p>25,126<text:s/></text:p>
          </table:table-cell>
          <table:table-cell office:value-type="float" office:value="27326" table:style-name="ce7">
            <text:p>27,326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13267" table:style-name="ce7">
            <text:p>13,267<text:s/></text:p>
          </table:table-cell>
          <table:table-cell office:value-type="float" office:value="29424" table:style-name="ce7">
            <text:p>29,424<text:s/></text:p>
          </table:table-cell>
          <table:table-cell office:value-type="float" office:value="7505" table:style-name="ce7">
            <text:p>7,505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17754" table:style-name="ce7">
            <text:p>17,754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12516" table:style-name="ce7">
            <text:p>12,516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13860" table:style-name="ce7">
            <text:p>13,860<text:s/></text:p>
          </table:table-cell>
          <table:table-cell office:value-type="float" office:value="32311" table:style-name="ce7">
            <text:p>32,311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4332" table:style-name="ce7">
            <text:p>14,332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23103" table:style-name="ce7">
            <text:p>23,103<text:s/></text:p>
          </table:table-cell>
          <table:table-cell office:value-type="float" office:value="27463" table:style-name="ce7">
            <text:p>27,463<text:s/></text:p>
          </table:table-cell>
          <table:table-cell office:value-type="float" office:value="30453" table:style-name="ce7">
            <text:p>30,453<text:s/></text:p>
          </table:table-cell>
          <table:table-cell office:value-type="float" office:value="39495" table:style-name="ce7">
            <text:p>39,495<text:s/></text:p>
          </table:table-cell>
          <table:table-cell office:value-type="float" office:value="39709" table:style-name="ce7">
            <text:p>39,709<text:s/></text:p>
          </table:table-cell>
          <table:table-cell office:value-type="float" office:value="29797" table:style-name="ce7">
            <text:p>29,797<text:s/></text:p>
          </table:table-cell>
          <table:table-cell office:value-type="float" office:value="28047" table:style-name="ce7">
            <text:p>28,047<text:s/></text:p>
          </table:table-cell>
          <table:table-cell office:value-type="float" office:value="64725" table:style-name="ce7">
            <text:p>64,725<text:s/></text:p>
          </table:table-cell>
          <table:table-cell office:value-type="float" office:value="22403" table:style-name="ce7">
            <text:p>22,403<text:s/></text:p>
          </table:table-cell>
          <table:table-cell office:value-type="float" office:value="35983" table:style-name="ce7">
            <text:p>35,983<text:s/></text:p>
          </table:table-cell>
          <table:table-cell office:value-type="float" office:value="35462" table:style-name="ce7">
            <text:p>35,462<text:s/></text:p>
          </table:table-cell>
          <table:table-cell office:value-type="float" office:value="30585" table:style-name="ce7">
            <text:p>30,585<text:s/></text:p>
          </table:table-cell>
          <table:table-cell office:value-type="float" office:value="67939" table:style-name="ce7">
            <text:p>67,939<text:s/></text:p>
          </table:table-cell>
          <table:table-cell office:value-type="float" office:value="20411" table:style-name="ce7">
            <text:p>20,411<text:s/></text:p>
          </table:table-cell>
          <table:table-cell office:value-type="float" office:value="17314" table:style-name="ce7">
            <text:p>17,314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24444" table:style-name="ce7">
            <text:p>24,444<text:s/></text:p>
          </table:table-cell>
          <table:table-cell office:value-type="float" office:value="15147" table:style-name="ce7">
            <text:p>15,147<text:s/></text:p>
          </table:table-cell>
          <table:table-cell office:value-type="float" office:value="34248" table:style-name="ce7">
            <text:p>34,248<text:s/></text:p>
          </table:table-cell>
          <table:table-cell office:value-type="float" office:value="20277" table:style-name="ce7">
            <text:p>20,277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17791" table:style-name="ce7">
            <text:p>17,791<text:s/></text:p>
          </table:table-cell>
          <table:table-cell office:value-type="float" office:value="42241" table:style-name="ce7">
            <text:p>42,241<text:s/></text:p>
          </table:table-cell>
          <table:table-cell office:value-type="float" office:value="23294" table:style-name="ce7">
            <text:p>23,294<text:s/></text:p>
          </table:table-cell>
          <table:table-cell office:value-type="float" office:value="26080" table:style-name="ce7">
            <text:p>26,080<text:s/></text:p>
          </table:table-cell>
          <table:table-cell office:value-type="float" office:value="28432" table:style-name="ce7">
            <text:p>28,432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10514" table:style-name="ce7">
            <text:p>10,514<text:s/></text:p>
          </table:table-cell>
          <table:table-cell office:value-type="float" office:value="10322" table:style-name="ce7">
            <text:p>10,322<text:s/></text:p>
          </table:table-cell>
          <table:table-cell office:value-type="float" office:value="13269" table:style-name="ce7">
            <text:p>13,269<text:s/></text:p>
          </table:table-cell>
          <table:table-cell office:value-type="float" office:value="17567" table:style-name="ce7">
            <text:p>17,567<text:s/></text:p>
          </table:table-cell>
          <table:table-cell office:value-type="float" office:value="29157" table:style-name="ce7">
            <text:p>29,157<text:s/></text:p>
          </table:table-cell>
          <table:table-cell office:value-type="float" office:value="26310" table:style-name="ce7">
            <text:p>26,310<text:s/></text:p>
          </table:table-cell>
          <table:table-cell office:value-type="float" office:value="16082" table:style-name="ce7">
            <text:p>16,082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3370" table:style-name="ce7">
            <text:p>13,370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10877" table:style-name="ce7">
            <text:p>10,877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2023" table:style-name="ce7">
            <text:p>2,023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2360" table:style-name="ce7">
            <text:p>2,360<text:s/></text:p>
          </table:table-cell>
          <table:table-cell office:value-type="float" office:value="1278" table:style-name="ce7">
            <text:p>1,278<text:s/></text:p>
          </table:table-cell>
          <table:table-cell office:value-type="float" office:value="1757" table:style-name="ce7">
            <text:p>1,757<text:s/></text:p>
          </table:table-cell>
          <table:table-cell office:value-type="float" office:value="1226" table:style-name="ce7">
            <text:p>1,226<text:s/></text:p>
          </table:table-cell>
          <table:table-cell office:value-type="float" office:value="1843" table:style-name="ce7">
            <text:p>1,843<text:s/></text:p>
          </table:table-cell>
          <table:table-cell office:value-type="float" office:value="549" table:style-name="ce7">
            <text:p>549<text:s/></text:p>
          </table:table-cell>
          <table:table-cell office:value-type="float" office:value="1994" table:style-name="ce7">
            <text:p>1,994<text:s/></text:p>
          </table:table-cell>
          <table:table-cell office:value-type="float" office:value="1804" table:style-name="ce7">
            <text:p>1,804<text:s/></text:p>
          </table:table-cell>
          <table:table-cell table:number-columns-repeated="16264"/>
        </table:table-row>
        <table:table-row table:style-name="ro2">
          <table:table-cell office:value-type="date" office:date-value="2025-07-31T00:00:00" table:style-name="ce10">
            <text:p>2025/7/31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14128" table:style-name="ce7">
            <text:p>14,128<text:s/></text:p>
          </table:table-cell>
          <table:table-cell office:value-type="float" office:value="45998" table:style-name="ce7">
            <text:p>45,998<text:s/></text:p>
          </table:table-cell>
          <table:table-cell office:value-type="float" office:value="45603" table:style-name="ce7">
            <text:p>45,603<text:s/></text:p>
          </table:table-cell>
          <table:table-cell office:value-type="float" office:value="24294" table:style-name="ce7">
            <text:p>24,294<text:s/></text:p>
          </table:table-cell>
          <table:table-cell office:value-type="float" office:value="14143" table:style-name="ce7">
            <text:p>14,143<text:s/></text:p>
          </table:table-cell>
          <table:table-cell office:value-type="float" office:value="10989" table:style-name="ce7">
            <text:p>10,989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2740" table:style-name="ce7">
            <text:p>2,740<text:s/></text:p>
          </table:table-cell>
          <table:table-cell office:value-type="float" office:value="4071" table:style-name="ce7">
            <text:p>4,071<text:s/></text:p>
          </table:table-cell>
          <table:table-cell office:value-type="float" office:value="5669" table:style-name="ce7">
            <text:p>5,669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5414" table:style-name="ce7">
            <text:p>15,414<text:s/></text:p>
          </table:table-cell>
          <table:table-cell office:value-type="float" office:value="18671" table:style-name="ce7">
            <text:p>18,671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8569" table:style-name="ce7">
            <text:p>8,569<text:s/></text:p>
          </table:table-cell>
          <table:table-cell office:value-type="float" office:value="8680" table:style-name="ce7">
            <text:p>8,680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34726" table:style-name="ce7">
            <text:p>34,726<text:s/></text:p>
          </table:table-cell>
          <table:table-cell office:value-type="float" office:value="3201" table:style-name="ce7">
            <text:p>3,201<text:s/></text:p>
          </table:table-cell>
          <table:table-cell office:value-type="float" office:value="12167" table:style-name="ce7">
            <text:p>12,167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15057" table:style-name="ce7">
            <text:p>15,057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14931" table:style-name="ce7">
            <text:p>14,931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25547" table:style-name="ce7">
            <text:p>25,547<text:s/></text:p>
          </table:table-cell>
          <table:table-cell office:value-type="float" office:value="16133" table:style-name="ce7">
            <text:p>16,133<text:s/></text:p>
          </table:table-cell>
          <table:table-cell office:value-type="float" office:value="32874" table:style-name="ce7">
            <text:p>32,874<text:s/></text:p>
          </table:table-cell>
          <table:table-cell office:value-type="float" office:value="27177" table:style-name="ce7">
            <text:p>27,177<text:s/></text:p>
          </table:table-cell>
          <table:table-cell office:value-type="float" office:value="10324" table:style-name="ce7">
            <text:p>10,324<text:s/></text:p>
          </table:table-cell>
          <table:table-cell office:value-type="float" office:value="33483" table:style-name="ce7">
            <text:p>33,483<text:s/></text:p>
          </table:table-cell>
          <table:table-cell office:value-type="float" office:value="24697" table:style-name="ce7">
            <text:p>24,697<text:s/></text:p>
          </table:table-cell>
          <table:table-cell office:value-type="float" office:value="23722" table:style-name="ce7">
            <text:p>23,722<text:s/></text:p>
          </table:table-cell>
          <table:table-cell office:value-type="float" office:value="20497" table:style-name="ce7">
            <text:p>20,497<text:s/></text:p>
          </table:table-cell>
          <table:table-cell office:value-type="float" office:value="25319" table:style-name="ce7">
            <text:p>25,319<text:s/></text:p>
          </table:table-cell>
          <table:table-cell office:value-type="float" office:value="144540" table:style-name="ce7">
            <text:p>144,540<text:s/></text:p>
          </table:table-cell>
          <table:table-cell office:value-type="float" office:value="50411" table:style-name="ce7">
            <text:p>50,411<text:s/></text:p>
          </table:table-cell>
          <table:table-cell office:value-type="float" office:value="22763" table:style-name="ce7">
            <text:p>22,763<text:s/></text:p>
          </table:table-cell>
          <table:table-cell office:value-type="float" office:value="24606" table:style-name="ce7">
            <text:p>24,606<text:s/></text:p>
          </table:table-cell>
          <table:table-cell office:value-type="float" office:value="25056" table:style-name="ce7">
            <text:p>25,056<text:s/></text:p>
          </table:table-cell>
          <table:table-cell office:value-type="float" office:value="24925" table:style-name="ce7">
            <text:p>24,925<text:s/></text:p>
          </table:table-cell>
          <table:table-cell office:value-type="float" office:value="26466" table:style-name="ce7">
            <text:p>26,466<text:s/></text:p>
          </table:table-cell>
          <table:table-cell office:value-type="float" office:value="22607" table:style-name="ce7">
            <text:p>22,607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28867" table:style-name="ce7">
            <text:p>28,867<text:s/></text:p>
          </table:table-cell>
          <table:table-cell office:value-type="float" office:value="7387" table:style-name="ce7">
            <text:p>7,387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17326" table:style-name="ce7">
            <text:p>17,326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4078" table:style-name="ce7">
            <text:p>4,078<text:s/></text:p>
          </table:table-cell>
          <table:table-cell office:value-type="float" office:value="3292" table:style-name="ce7">
            <text:p>3,292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9191" table:style-name="ce7">
            <text:p>9,191<text:s/></text:p>
          </table:table-cell>
          <table:table-cell office:value-type="float" office:value="13830" table:style-name="ce7">
            <text:p>13,830<text:s/></text:p>
          </table:table-cell>
          <table:table-cell office:value-type="float" office:value="32092" table:style-name="ce7">
            <text:p>32,092<text:s/></text:p>
          </table:table-cell>
          <table:table-cell office:value-type="float" office:value="10639" table:style-name="ce7">
            <text:p>10,639<text:s/></text:p>
          </table:table-cell>
          <table:table-cell office:value-type="float" office:value="13858" table:style-name="ce7">
            <text:p>13,858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22589" table:style-name="ce7">
            <text:p>22,589<text:s/></text:p>
          </table:table-cell>
          <table:table-cell office:value-type="float" office:value="26621" table:style-name="ce7">
            <text:p>26,621<text:s/></text:p>
          </table:table-cell>
          <table:table-cell office:value-type="float" office:value="29821" table:style-name="ce7">
            <text:p>29,821<text:s/></text:p>
          </table:table-cell>
          <table:table-cell office:value-type="float" office:value="38459" table:style-name="ce7">
            <text:p>38,459<text:s/></text:p>
          </table:table-cell>
          <table:table-cell office:value-type="float" office:value="38788" table:style-name="ce7">
            <text:p>38,788<text:s/></text:p>
          </table:table-cell>
          <table:table-cell office:value-type="float" office:value="29074" table:style-name="ce7">
            <text:p>29,074<text:s/></text:p>
          </table:table-cell>
          <table:table-cell office:value-type="float" office:value="27514" table:style-name="ce7">
            <text:p>27,514<text:s/></text:p>
          </table:table-cell>
          <table:table-cell office:value-type="float" office:value="63199" table:style-name="ce7">
            <text:p>63,199<text:s/></text:p>
          </table:table-cell>
          <table:table-cell office:value-type="float" office:value="21938" table:style-name="ce7">
            <text:p>21,938<text:s/></text:p>
          </table:table-cell>
          <table:table-cell office:value-type="float" office:value="35696" table:style-name="ce7">
            <text:p>35,696<text:s/></text:p>
          </table:table-cell>
          <table:table-cell office:value-type="float" office:value="34905" table:style-name="ce7">
            <text:p>34,905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66548" table:style-name="ce7">
            <text:p>66,548<text:s/></text:p>
          </table:table-cell>
          <table:table-cell office:value-type="float" office:value="20365" table:style-name="ce7">
            <text:p>20,365<text:s/></text:p>
          </table:table-cell>
          <table:table-cell office:value-type="float" office:value="17019" table:style-name="ce7">
            <text:p>17,019<text:s/></text:p>
          </table:table-cell>
          <table:table-cell office:value-type="float" office:value="15890" table:style-name="ce7">
            <text:p>15,890<text:s/></text:p>
          </table:table-cell>
          <table:table-cell office:value-type="float" office:value="23797" table:style-name="ce7">
            <text:p>23,797<text:s/></text:p>
          </table:table-cell>
          <table:table-cell office:value-type="float" office:value="15059" table:style-name="ce7">
            <text:p>15,059<text:s/></text:p>
          </table:table-cell>
          <table:table-cell office:value-type="float" office:value="34906" table:style-name="ce7">
            <text:p>34,906<text:s/></text:p>
          </table:table-cell>
          <table:table-cell office:value-type="float" office:value="19903" table:style-name="ce7">
            <text:p>19,903<text:s/></text:p>
          </table:table-cell>
          <table:table-cell office:value-type="float" office:value="9130" table:style-name="ce7">
            <text:p>9,130<text:s/></text:p>
          </table:table-cell>
          <table:table-cell office:value-type="float" office:value="17113" table:style-name="ce7">
            <text:p>17,113<text:s/></text:p>
          </table:table-cell>
          <table:table-cell office:value-type="float" office:value="42556" table:style-name="ce7">
            <text:p>42,556<text:s/></text:p>
          </table:table-cell>
          <table:table-cell office:value-type="float" office:value="21952" table:style-name="ce7">
            <text:p>21,952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28469" table:style-name="ce7">
            <text:p>28,469<text:s/></text:p>
          </table:table-cell>
          <table:table-cell office:value-type="float" office:value="7272" table:style-name="ce7">
            <text:p>7,272<text:s/></text:p>
          </table:table-cell>
          <table:table-cell office:value-type="float" office:value="10445" table:style-name="ce7">
            <text:p>10,445<text:s/></text:p>
          </table:table-cell>
          <table:table-cell office:value-type="float" office:value="5447" table:style-name="ce7">
            <text:p>5,447<text:s/></text:p>
          </table:table-cell>
          <table:table-cell office:value-type="float" office:value="5655" table:style-name="ce7">
            <text:p>5,655<text:s/></text:p>
          </table:table-cell>
          <table:table-cell office:value-type="float" office:value="9039" table:style-name="ce7">
            <text:p>9,039<text:s/></text:p>
          </table:table-cell>
          <table:table-cell office:value-type="float" office:value="10242" table:style-name="ce7">
            <text:p>10,242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7635" table:style-name="ce7">
            <text:p>17,635<text:s/></text:p>
          </table:table-cell>
          <table:table-cell office:value-type="float" office:value="28673" table:style-name="ce7">
            <text:p>28,673<text:s/></text:p>
          </table:table-cell>
          <table:table-cell office:value-type="float" office:value="26173" table:style-name="ce7">
            <text:p>26,173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11924" table:style-name="ce7">
            <text:p>11,924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13265" table:style-name="ce7">
            <text:p>13,265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11030" table:style-name="ce7">
            <text:p>11,030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1308" table:style-name="ce7">
            <text:p>1,308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2293" table:style-name="ce7">
            <text:p>2,293<text:s/></text:p>
          </table:table-cell>
          <table:table-cell office:value-type="float" office:value="1215" table:style-name="ce7">
            <text:p>1,215<text:s/></text:p>
          </table:table-cell>
          <table:table-cell office:value-type="float" office:value="1780" table:style-name="ce7">
            <text:p>1,780<text:s/></text:p>
          </table:table-cell>
          <table:table-cell office:value-type="float" office:value="1152" table:style-name="ce7">
            <text:p>1,152<text:s/></text:p>
          </table:table-cell>
          <table:table-cell office:value-type="float" office:value="1801" table:style-name="ce7">
            <text:p>1,801<text:s/></text:p>
          </table:table-cell>
          <table:table-cell office:value-type="float" office:value="564" table:style-name="ce7">
            <text:p>564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1855" table:style-name="ce7">
            <text:p>1,85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5-08-10T06:32:48Z</meta:creation-date>
    <dc:date>2025-08-10T06:33:18Z</dc:date>
  </office:meta>
</office:document-meta>
</file>